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A0000000A55FED2B9C604A8DC.gif" manifest:media-type="image/gif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26.46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15.88mm" fo:break-before="auto" style:use-optimal-row-height="false"/>
    </style:style>
    <style:style style:name="ro10" style:family="table-row">
      <style:table-row-properties style:row-height="22.1mm" fo:break-before="auto" style:use-optimal-row-height="true"/>
    </style:style>
    <style:style style:name="ro11" style:family="table-row">
      <style:table-row-properties style:row-height="13.69mm" fo:break-before="auto" style:use-optimal-row-height="true"/>
    </style:style>
    <style:style style:name="ro12" style:family="table-row">
      <style:table-row-properties style:row-height="19.98mm" fo:break-before="auto" style:use-optimal-row-height="false"/>
    </style:style>
    <style:style style:name="ro13" style:family="table-row">
      <style:table-row-properties style:row-height="25.58mm" fo:break-before="auto" style:use-optimal-row-height="false"/>
    </style:style>
    <style:style style:name="ro14" style:family="table-row">
      <style:table-row-properties style:row-height="14.02mm" fo:break-before="auto" style:use-optimal-row-height="false"/>
    </style:style>
    <style:style style:name="ro15" style:family="table-row">
      <style:table-row-properties style:row-height="12.36mm" fo:break-before="auto" style:use-optimal-row-height="true"/>
    </style:style>
    <style:style style:name="ro16" style:family="table-row">
      <style:table-row-properties style:row-height="27.16mm" fo:break-before="auto" style:use-optimal-row-height="false"/>
    </style:style>
    <style:style style:name="ro17" style:family="table-row">
      <style:table-row-properties style:row-height="17.5mm" fo:break-before="auto" style:use-optimal-row-height="false"/>
    </style:style>
    <style:style style:name="ro18" style:family="table-row">
      <style:table-row-properties style:row-height="13.51mm" fo:break-before="auto" style:use-optimal-row-height="false"/>
    </style:style>
    <style:style style:name="ro19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53" style:family="table-cell" style:parent-style-name="Default">
      <style:table-cell-properties fo:background-color="#63bbee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1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0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08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00" style:family="table-cell" style:parent-style-name="Default">
      <style:table-cell-properties fo:background-color="#63bbee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1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9" style:family="table-cell" style:parent-style-name="Default" style:data-style-name="N10099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2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34" style:family="table-cell" style:parent-style-name="Default">
      <style:table-cell-properties style:cell-protect="protected" style:print-content="true"/>
    </style:style>
    <style:style style:name="ce23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1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56" style:family="table-cell" style:parent-style-name="Default" style:data-style-name="N0">
      <style:table-cell-properties fo:background-color="#ffff66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4" style:family="table-cell" style:parent-style-name="Default" style:data-style-name="N169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5" style:family="table-cell" style:parent-style-name="Default" style:data-style-name="N169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90" style:family="table-cell" style:parent-style-name="Default" style:data-style-name="N99">
      <style:table-cell-properties style:cell-protect="protected" style:print-content="true"/>
      <style:text-properties fo:font-weight="bold" style:font-weight-asian="bold" style:font-weight-complex="bold"/>
    </style:style>
    <style:style style:name="ce291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66" style:cell-protect="protected" style:print-content="true"/>
    </style:style>
    <style:style style:name="ce28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9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9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30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0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4" style:family="table-cell" style:parent-style-name="Default" style:data-style-name="N17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4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3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344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3" style:family="table-cell" style:parent-style-name="Default" style:data-style-name="N169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4" style:family="table-cell" style:parent-style-name="Default" style:data-style-name="N169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5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6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63" style:family="table-cell" style:parent-style-name="Default">
      <style:table-cell-properties style:cell-protect="protected" style:print-content="true" style:vertical-align="middle"/>
      <style:text-properties fo:font-size="28pt" style:font-size-asian="28pt" style:font-size-complex="28pt"/>
    </style:style>
    <style:style style:name="ce37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7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1"/>
      <style:map style:condition="is-true-formula(IF(#REF!=1))" style:apply-style-name="FAUX" style:base-cell-address="'Tableaux de signes et de variations'.B11"/>
    </style:style>
    <style:style style:name="ce37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7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8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392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0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46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457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4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45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61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470" style:family="table-cell" style:parent-style-name="Default" style:data-style-name="N169">
      <style:table-cell-properties style:cell-protect="protected" style:print-content="true" style:text-align-source="fix" style:repeat-content="false" fo:background-color="transparent" fo:border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4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47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49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4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47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49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01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8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5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543" style:family="table-cell" style:parent-style-name="Default" style:data-style-name="N169">
      <style:table-cell-properties style:cell-protect="protected" style:print-content="true" style:text-align-source="fix" style:repeat-content="false" fo:background-color="transparent" fo:border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5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568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normal" style:font-size-asian="28pt" style:font-weight-asian="normal" style:font-size-complex="28pt" style:font-weight-complex="normal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1'.C7"/>
      <style:map style:condition="is-true-formula(IF([.C6]=1))" style:apply-style-name="FAUX" style:base-cell-address="'(In)équation niveau 1'.C7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36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2'.C7"/>
      <style:map style:condition="is-true-formula(IF([.C6]=1))" style:apply-style-name="FAUX" style:base-cell-address="'(In)équation niveau 2'.C7"/>
    </style:style>
    <style:style style:name="ce50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2'.C7"/>
      <style:map style:condition="is-true-formula(IF([.C6]=1))" style:apply-style-name="FAUX" style:base-cell-address="'(In)équation niveau 2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(In)équation niveau 2'.C7"/>
      <style:map style:condition="is-true-formula(IF([.C6]=1))" style:apply-style-name="FAUX" style:base-cell-address="'(In)équation niveau 2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(In)équation niveau 2'.C7"/>
      <style:map style:condition="is-true-formula(IF([.C6]=1))" style:apply-style-name="FAUX" style:base-cell-address="'(In)équation niveau 2'.C7"/>
    </style:style>
    <style:style style:name="ce64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(In)équation niveau 2'.C15"/>
      <style:map style:condition="is-true-formula(IF([.C14]=1))" style:apply-style-name="FAUX" style:base-cell-address="'(In)équation niveau 2'.C15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(In)équation niveau 2'.C15"/>
      <style:map style:condition="is-true-formula(IF([.C14]=1))" style:apply-style-name="FAUX" style:base-cell-address="'(In)équation niveau 2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(In)équation niveau 2'.C15"/>
      <style:map style:condition="is-true-formula(IF([.C14]=1))" style:apply-style-name="FAUX" style:base-cell-address="'(In)équation niveau 2'.C15"/>
    </style:style>
    <style:style style:name="ce64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$20]=0))" style:apply-style-name="VRAI" style:base-cell-address="'(In)équation niveau 2'.C20"/>
      <style:map style:condition="is-true-formula(IF([.C20]=1))" style:apply-style-name="FAUX" style:base-cell-address="'(In)équation niveau 2'.C20"/>
    </style:style>
    <style:style style:name="ce4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(In)équation niveau 2'.C21"/>
      <style:map style:condition="is-true-formula(IF([.C20]=1))" style:apply-style-name="FAUX" style:base-cell-address="'(In)équation niveau 2'.C21"/>
    </style:style>
    <style:style style:name="ce47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1))" style:apply-style-name="FAUX" style:base-cell-address="'(In)équation niveau 2'.D7"/>
      <style:map style:condition="is-true-formula(IF([.D7]=0))" style:apply-style-name="VRAI" style:base-cell-address="'(In)équation niveau 2'.D7"/>
    </style:style>
    <style:style style:name="ce52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(In)équation niveau 2'.D8"/>
      <style:map style:condition="is-true-formula(IF([.D7]=1))" style:apply-style-name="FAUX" style:base-cell-address="'(In)équation niveau 2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(In)équation niveau 2'.D8"/>
      <style:map style:condition="is-true-formula(IF([.D7]=1))" style:apply-style-name="FAUX" style:base-cell-address="'(In)équation niveau 2'.D8"/>
    </style:style>
    <style:style style:name="ce65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(In)équation niveau 2'.C15"/>
      <style:map style:condition="is-true-formula(IF([.C14]=1))" style:apply-style-name="FAUX" style:base-cell-address="'(In)équation niveau 2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(In)équation niveau 2'.D17"/>
      <style:map style:condition="is-true-formula(IF([.D16]=1))" style:apply-style-name="FAUX" style:base-cell-address="'(In)équation niveau 2'.D17"/>
    </style:style>
    <style:style style:name="ce66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$20]=0))" style:apply-style-name="VRAI" style:base-cell-address="'(In)équation niveau 2'.C20"/>
      <style:map style:condition="is-true-formula(IF([.C20]=1))" style:apply-style-name="FAUX" style:base-cell-address="'(In)équation niveau 2'.C20"/>
    </style:style>
    <style:style style:name="ce4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(In)équation niveau 2'.D21"/>
      <style:map style:condition="is-true-formula(IF([.D$20]=1))" style:apply-style-name="FAUX" style:base-cell-address="'(In)équation niveau 2'.D21"/>
    </style:style>
    <style:style style:name="ce485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66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1))" style:apply-style-name="FAUX" style:base-cell-address="'(In)équation niveau 2'.E7"/>
      <style:map style:condition="is-true-formula(IF([.E7]=0))" style:apply-style-name="VRAI" style:base-cell-address="'(In)équation niveau 2'.E7"/>
    </style:style>
    <style:style style:name="ce556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(In)équation niveau 2'.E8"/>
      <style:map style:condition="is-true-formula(IF([.E7]=1))" style:apply-style-name="FAUX" style:base-cell-address="'(In)équation niveau 2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(In)équation niveau 2'.E8"/>
      <style:map style:condition="is-true-formula(IF([.E7]=1))" style:apply-style-name="FAUX" style:base-cell-address="'(In)équation niveau 2'.E8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(In)équation niveau 2'.E17"/>
      <style:map style:condition="is-true-formula(IF([.E16]=1))" style:apply-style-name="FAUX" style:base-cell-address="'(In)équation niveau 2'.E17"/>
    </style:style>
    <style:style style:name="ce4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(In)équation niveau 2'.E21"/>
      <style:map style:condition="is-true-formula(IF([.E$20]=1))" style:apply-style-name="FAUX" style:base-cell-address="'(In)équation niveau 2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7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1))" style:apply-style-name="FAUX" style:base-cell-address="'(In)équation niveau 2'.F7"/>
      <style:map style:condition="is-true-formula(IF([.F7]=0))" style:apply-style-name="VRAI" style:base-cell-address="'(In)équation niveau 2'.F7"/>
    </style:style>
    <style:style style:name="ce57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(In)équation niveau 2'.F8"/>
      <style:map style:condition="is-true-formula(IF([.F7]=1))" style:apply-style-name="FAUX" style:base-cell-address="'(In)équation niveau 2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(In)équation niveau 2'.F8"/>
      <style:map style:condition="is-true-formula(IF([.F7]=1))" style:apply-style-name="FAUX" style:base-cell-address="'(In)équation niveau 2'.F8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(In)équation niveau 2'.F17"/>
      <style:map style:condition="is-true-formula(IF([.F16]=1))" style:apply-style-name="FAUX" style:base-cell-address="'(In)équation niveau 2'.F17"/>
    </style:style>
    <style:style style:name="ce4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(In)équation niveau 2'.F21"/>
      <style:map style:condition="is-true-formula(IF([.F$20]=1))" style:apply-style-name="FAUX" style:base-cell-address="'(In)équation niveau 2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1))" style:apply-style-name="FAUX" style:base-cell-address="'(In)équation niveau 2'.G7"/>
      <style:map style:condition="is-true-formula(IF([.G7]=0))" style:apply-style-name="VRAI" style:base-cell-address="'(In)équation niveau 2'.G7"/>
    </style:style>
    <style:style style:name="ce58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(In)équation niveau 2'.G8"/>
      <style:map style:condition="is-true-formula(IF([.G7]=1))" style:apply-style-name="FAUX" style:base-cell-address="'(In)équation niveau 2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(In)équation niveau 2'.G8"/>
      <style:map style:condition="is-true-formula(IF([.G7]=1))" style:apply-style-name="FAUX" style:base-cell-address="'(In)équation niveau 2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(In)équation niveau 2'.G17"/>
      <style:map style:condition="is-true-formula(IF([.G16]=1))" style:apply-style-name="FAUX" style:base-cell-address="'(In)équation niveau 2'.G17"/>
    </style:style>
    <style:style style:name="ce5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(In)équation niveau 2'.G21"/>
      <style:map style:condition="is-true-formula(IF([.G$20]=1))" style:apply-style-name="FAUX" style:base-cell-address="'(In)équation niveau 2'.G21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(In)équation niveau 2'.H8"/>
      <style:map style:condition="is-true-formula(IF([.H7]=1))" style:apply-style-name="FAUX" style:base-cell-address="'(In)équation niveau 2'.H8"/>
    </style:style>
    <style:style style:name="ce72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H15]=1))" style:apply-style-name="FAUX" style:base-cell-address="'(In)équation niveau 2'.H15"/>
      <style:map style:condition="is-true-formula(IF([.H15]=0))" style:apply-style-name="VRAI" style:base-cell-address="'(In)équation niveau 2'.H15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(In)équation niveau 2'.C15"/>
      <style:map style:condition="is-true-formula(IF([.C14]=1))" style:apply-style-name="FAUX" style:base-cell-address="'(In)équation niveau 2'.C15"/>
    </style:style>
    <style:style style:name="ce5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(In)équation niveau 2'.H21"/>
      <style:map style:condition="is-true-formula(IF([.H$20]=1))" style:apply-style-name="FAUX" style:base-cell-address="'(In)équation niveau 2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(In)équation niveau 2'.I7"/>
      <style:map style:condition="is-true-formula(IF([.K7]=1))" style:apply-style-name="FAUX" style:base-cell-address="'(In)équation niveau 2'.I7"/>
    </style:style>
    <style:style style:name="ce67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normal" style:font-size-asian="28pt" style:font-weight-asian="normal" style:font-size-complex="28pt" style:font-weight-complex="normal"/>
    </style:style>
    <style:style style:name="ce73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I15]=1))" style:apply-style-name="FAUX" style:base-cell-address="'(In)équation niveau 2'.I15"/>
      <style:map style:condition="is-true-formula(IF([.I15]=0))" style:apply-style-name="VRAI" style:base-cell-address="'(In)équation niveau 2'.I15"/>
    </style:style>
    <style:style style:name="ce5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(In)équation niveau 2'.I21"/>
      <style:map style:condition="is-true-formula(IF([.I$20]=1))" style:apply-style-name="FAUX" style:base-cell-address="'(In)équation niveau 2'.I21"/>
    </style:style>
    <style:style style:name="ce7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J15]=1))" style:apply-style-name="FAUX" style:base-cell-address="'(In)équation niveau 2'.J15"/>
      <style:map style:condition="is-true-formula(IF([.J15]=0))" style:apply-style-name="VRAI" style:base-cell-address="'(In)équation niveau 2'.J15"/>
    </style:style>
    <style:style style:name="ce5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(In)équation niveau 2'.J21"/>
      <style:map style:condition="is-true-formula(IF([.J$20]=1))" style:apply-style-name="FAUX" style:base-cell-address="'(In)équation niveau 2'.J21"/>
    </style:style>
    <style:style style:name="ce73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K15]=1))" style:apply-style-name="FAUX" style:base-cell-address="'(In)équation niveau 2'.K15"/>
      <style:map style:condition="is-true-formula(IF([.K15]=0))" style:apply-style-name="VRAI" style:base-cell-address="'(In)équation niveau 2'.K15"/>
    </style:style>
    <style:style style:name="ce53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(In)équation niveau 2'.K21"/>
      <style:map style:condition="is-true-formula(IF([.K$20]=1))" style:apply-style-name="FAUX" style:base-cell-address="'(In)équation niveau 2'.K21"/>
    </style:style>
    <style:style style:name="ce74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L15]=1))" style:apply-style-name="FAUX" style:base-cell-address="'(In)équation niveau 2'.L15"/>
      <style:map style:condition="is-true-formula(IF([.L15]=0))" style:apply-style-name="VRAI" style:base-cell-address="'(In)équation niveau 2'.L15"/>
    </style:style>
    <style:style style:name="ce7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M15]=1))" style:apply-style-name="FAUX" style:base-cell-address="'(In)équation niveau 2'.M15"/>
      <style:map style:condition="is-true-formula(IF([.M15]=0))" style:apply-style-name="VRAI" style:base-cell-address="'(In)équation niveau 2'.M15"/>
    </style:style>
    <style:style style:name="ce54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(In)équation niveau 2'.C15"/>
      <style:map style:condition="is-true-formula(IF([.C14]=1))" style:apply-style-name="FAUX" style:base-cell-address="'(In)équation niveau 2'.C15"/>
    </style:style>
    <style:style style:name="ce7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$20]=0))" style:apply-style-name="VRAI" style:base-cell-address="'(In)équation niveau 2'.C20"/>
      <style:map style:condition="is-true-formula(IF([.C20]=1))" style:apply-style-name="FAUX" style:base-cell-address="'(In)équation niveau 2'.C20"/>
    </style:style>
    <style:style style:name="ce5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(In)équation niveau 2'.K21"/>
      <style:map style:condition="is-true-formula(IF([.K$20]=1))" style:apply-style-name="FAUX" style:base-cell-address="'(In)équation niveau 2'.K21"/>
    </style:style>
    <style:style style:name="ce723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1"/>
      <style:map style:condition="is-true-formula(IF(#REF!=1))" style:apply-style-name="FAUX" style:base-cell-address="'Fonction homographique'.B11"/>
    </style:style>
    <style:style style:name="ce72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35" style:family="table-cell" style:parent-style-name="Default">
      <style:table-cell-properties style:cell-protect="protected formula-hidden" style:print-content="true"/>
      <style:text-properties fo:color="#ce181e" fo:font-size="26pt" fo:font-weight="bold" style:font-size-asian="26pt" style:font-weight-asian="bold" style:font-size-complex="26pt" style:font-weight-complex="bold"/>
    </style:style>
    <style:style style:name="ce72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737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4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5" style:family="table-cell" style:parent-style-name="Default">
      <style:table-cell-properties style:cell-protect="hidden-and-protected" style:print-content="true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771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34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4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84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88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900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9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02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96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3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2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102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103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3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3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1039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049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62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66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8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28pt" style:font-size-complex="28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10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12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12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ce181e" style:font-weight-asian="bold" style:font-weight-complex="bold"/>
    </style:style>
    <style:style style:name="T9" style:family="text">
      <style:text-properties fo:color="#ce181e" style:font-name="Wingdings 3" style:font-weight-asian="bold" style:font-weight-complex="bold"/>
    </style:style>
    <style:style style:name="T10" style:family="text">
      <style:text-properties style:font-weight-asian="bold" style:font-weight-complex="bold" fo:color="#000000" style:font-name="Times New Roman"/>
    </style:style>
    <style:style style:name="T11" style:family="text">
      <style:text-properties style:font-weight-asian="bold" style:font-weight-complex="bold" style:font-name="Times New Roman" fo:color="#ce181e"/>
    </style:style>
    <style:style style:name="T12" style:family="text">
      <style:text-properties style:font-weight-asian="bold" style:font-weight-complex="bold" style:font-name="Times New Roman" fo:color="#000000"/>
    </style:style>
    <style:style style:name="T13" style:family="text">
      <style:text-properties style:font-weight-asian="bold" style:font-weight-complex="bold" fo:color="#ce181e" style:font-name="Wingdings 3"/>
    </style:style>
    <style:style style:name="T14" style:family="text">
      <style:text-properties style:text-underline-style="none" style:text-underline-color="font-color" fo:font-style="italic" style:font-style-asian="italic" style:font-style-complex="italic"/>
    </style:style>
    <style:style style:name="T15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6" style:family="text">
      <style:text-properties style:text-position="-33% 58%"/>
    </style:style>
    <style:style style:name="T17" style:family="text">
      <style:text-properties fo:color="#ce181e"/>
    </style:style>
    <style:style style:name="T18" style:family="text">
      <style:text-properties fo:color="#ce181e" style:font-name="Wingdings 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color="#ce181e" style:font-name="Symbol" fo:font-weight="bold" style:font-weight-asian="bold" style:font-weight-complex="bold"/>
    </style:style>
    <style:style style:name="T22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6" style:family="text">
      <style:text-properties fo:color="#000000" fo:font-weight="normal" fo:font-style="italic" style:font-weight-asian="normal" style:font-weight-complex="normal" style:font-style-asian="italic" style:font-style-complex="italic"/>
    </style:style>
    <style:style style:name="T27" style:family="text">
      <style:text-properties fo:color="#000000" fo:font-weight="normal" style:font-weight-asian="normal" style:font-weight-complex="normal" fo:font-style="italic" style:font-style-asian="italic" style:font-style-complex="italic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color="#0000ff"/>
    </style:style>
    <style:style style:name="T30" style:family="text">
      <style:text-properties fo:color="#ff0000" fo:font-style="italic" style:font-style-asian="italic" style:font-style-complex="italic"/>
    </style:style>
    <style:style style:name="T31" style:family="text">
      <style:text-properties fo:color="#ff0000"/>
    </style:style>
    <style:style style:name="T32" style:family="text">
      <style:text-properties fo:color="#0000ff" fo:font-weight="normal" fo:font-style="italic" style:font-weight-asian="normal" style:font-weight-complex="normal" style:font-style-asian="italic" style:font-style-complex="italic"/>
    </style:style>
    <style:style style:name="T33" style:family="text">
      <style:text-properties fo:color="#0000ff" fo:font-weight="normal" style:font-weight-asian="normal" style:font-weight-complex="normal"/>
    </style:style>
    <style:style style:name="T34" style:family="text">
      <style:text-properties fo:color="#0000ff" fo:font-weight="normal" style:font-weight-asian="normal" style:font-weight-complex="normal"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 style:text-position="-33% 58%"/>
    </style:style>
    <style:style style:name="T36" style:family="text">
      <style:text-properties fo:font-style="italic" style:text-position="-33% 58%" style:font-style-asian="italic" style:font-style-complex="italic"/>
    </style:style>
    <style:style style:name="T37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9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0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1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2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43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4" style:family="text">
      <style:text-properties fo:font-style="normal" style:text-position="-33% 58%" style:font-style-asian="normal" style:font-style-complex="normal"/>
    </style:style>
    <style:style style:name="T45" style:family="text">
      <style:text-properties fo:font-style="normal" style:font-style-asian="normal" style:font-style-complex="normal" style:text-position="-33% 58%"/>
    </style:style>
    <style:style style:name="T46" style:family="text">
      <style:text-properties fo:font-style="italic" style:text-position="0% 100%" style:font-style-asian="italic" style:font-style-complex="italic"/>
    </style:style>
    <style:style style:name="T4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8"/>
          <table:covered-table-cell table:number-columns-repeated="5" table:style-name="ce39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/>
          <table:table-cell table:style-name="ce28"/>
          <table:table-cell table:style-name="ce38"/>
          <table:table-cell table:style-name="ce39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3">
          <table:table-cell table:style-name="ce7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covered-table-cell table:style-name="ce7"/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4">
          <table:table-cell table:style-name="ce7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>
          <table:table-cell table:style-name="ce7"/>
          <table:table-cell table:style-name="ce27" office:value-type="string" calcext:value-type="string">
            <text:p>VERSION DE LIBREOFFICE STABLE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4">
          <table:table-cell table:style-name="ce7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4">
          <table:table-cell table:style-name="ce7"/>
          <table:table-cell table:style-name="ce27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4">
          <table:table-cell table:style-name="ce7"/>
          <table:table-cell table:style-name="ce29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5">
          <table:table-cell table:style-name="ce8" table:number-columns-repeated="8"/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1"/>
          <table:table-cell table:style-name="ce8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42mm" svg:height="7.77mm" svg:x="13.67mm" svg:y="2.52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8.95mm" svg:x="2.69mm" svg:y="1.7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2"/>
          <table:table-cell table:number-columns-repeated="1023"/>
        </table:table-row>
        <table:table-row table:style-name="ro5">
          <table:table-cell table:style-name="ce15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6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5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5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2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7" form:id="control7" form:label="Dérivée" form:input-required="false" form:linked-cell="Droite.A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8" form:id="control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Droite?language=Basic&amp;location=document" xlink:type="simple"/>
              </office:event-listeners>
            </form:button>
            <form:button form:name="Bouton 1" form:control-implementation="ooo:com.sun.star.form.component.CommandButton" xml:id="control9" form:id="control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44mm" svg:x="374.34mm" svg:y="230.84mm" draw:control="control5"/>
          <draw:control draw:z-index="1" draw:style-name="gr4" draw:text-style-name="P3" svg:width="45.05mm" svg:height="13.73mm" svg:x="428.95mm" svg:y="230.94mm" draw:control="control6"/>
          <draw:line draw:z-index="2" draw:style-name="gr5" draw:text-style-name="P2" svg:x1="186.83mm" svg:y1="208.47mm" svg:x2="186.83mm" svg:y2="220.14mm">
            <text:p/>
          </draw:line>
          <draw:frame draw:z-index="3" draw:style-name="gr6" draw:text-style-name="P1" svg:width="239.65mm" svg:height="155.37mm" svg:x="239.72mm" svg:y="0mm">
            <draw:object draw:notify-on-update-of-ranges="Données.G7:Données.G8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5" draw:text-style-name="P2" svg:x1="427.95mm" svg:y1="209.03mm" svg:x2="427.95mm" svg:y2="221.49mm">
            <text:p/>
          </draw:line>
          <draw:control draw:z-index="5" draw:style-name="gr4" draw:text-style-name="P3" svg:width="45.05mm" svg:height="14.46mm" svg:x="321.24mm" svg:y="230.85mm" draw:control="control7"/>
          <draw:control draw:z-index="6" draw:style-name="gr3" draw:text-style-name="P3" svg:width="45.28mm" svg:height="15mm" svg:x="3.66mm" svg:y="230.05mm" draw:control="control8"/>
          <draw:control draw:z-index="7" draw:style-name="gr3" draw:text-style-name="P3" svg:width="113mm" svg:height="15mm" svg:x="56.7mm" svg:y="230.31mm" draw:control="control9"/>
        </table:shapes>
        <table:table-column table:style-name="co2" table:default-cell-style-name="ce70"/>
        <table:table-column table:style-name="co3" table:default-cell-style-name="ce70"/>
        <table:table-column table:style-name="co4" table:number-columns-repeated="2" table:default-cell-style-name="ce70"/>
        <table:table-column table:style-name="co5" table:default-cell-style-name="ce70"/>
        <table:table-column table:style-name="co6" table:default-cell-style-name="ce70"/>
        <table:table-column table:style-name="co2" table:default-cell-style-name="ce70"/>
        <table:table-column table:style-name="co7" table:default-cell-style-name="ce70"/>
        <table:table-column table:style-name="co1" table:number-columns-repeated="1011" table:default-cell-style-name="ce70"/>
        <table:table-column table:style-name="co1" table:number-columns-repeated="5" table:default-cell-style-name="ce147"/>
        <table:table-row table:style-name="ro7">
          <table:table-cell table:style-name="ce4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81"/>
          <table:covered-table-cell table:style-name="ce107"/>
          <table:table-cell table:style-name="ce60" table:formula="of:=IF([.$A$32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8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8">
          <table:table-cell table:style-name="ce53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8">
          <table:table-cell table:style-name="ce36"/>
          <table:table-cell table:number-columns-repeated="1023"/>
        </table:table-row>
        <table:table-row table:style-name="ro9">
          <table:table-cell table:style-name="ce56" office:value-type="string" calcext:value-type="string" table:number-columns-spanned="1" table:number-rows-spanned="2">
            <text:p>Racine de l’équation<text:span text:style-name="T7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4">x</text:span><text:span text:style-name="T15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covered-table-cell table:style-name="ce56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2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3" office:value-type="string" calcext:value-type="string">
            <text:p>Réponse</text:p>
          </table:table-cell>
          <table:table-cell table:style-name="ce80" table:formula="of:=IF(AND([.$A$32];[.$A$33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8">
          <table:table-cell table:style-name="ce52" office:value-type="string" calcext:value-type="string" table:number-columns-spanned="5" table:number-rows-spanned="1">
            <text:p>Dans la cellule C15 : saisir <text:span text:style-name="T8">k</text:span> pour <text:span text:style-name="T9">k</text:span><text:span text:style-name="T10"> et </text:span><text:span text:style-name="T11">m</text:span><text:span text:style-name="T12"> pour </text:span><text:span text:style-name="T13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8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45" office:value-type="string" calcext:value-type="string">
            <text:p>x</text:p>
          </table:table-cell>
          <table:table-cell table:style-name="ce89"/>
          <table:table-cell table:style-name="ce116" table:number-columns-spanned="2" table:number-rows-spanned="1"/>
          <table:covered-table-cell table:style-name="ce116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2];[.$A$33]);[Données.B8];&quot;&quot;)">
            <text:p/>
          </table:table-cell>
          <table:table-cell table:style-name="ce173" table:formula="of:=IF(AND([.$A$32];[.$A$33]);[Données.C8];&quot;&quot;)" table:number-columns-spanned="2" table:number-rows-spanned="1">
            <text:p/>
          </table:table-cell>
          <table:covered-table-cell table:style-name="ce173" table:formula="of:=#REF!" office:value-type="string" office:string-value="" calcext:value-type="error">
            <text:p>#RÉF !</text:p>
          </table:covered-table-cell>
          <table:table-cell table:style-name="ce214" table:formula="of:=IF(AND([.$A$32];[.$A$33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62" table:formula="of:=IF([.$A$34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16"/>
          <table:covered-table-cell table:style-name="ce155"/>
          <table:table-cell/>
          <table:table-cell table:style-name="ce76" table:formula="of:=IF([.$A$34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2];[.$A$33];[.$A$34]);[Données.B9];&quot;&quot;)" table:number-columns-spanned="4" table:number-rows-spanned="1">
            <text:p/>
          </table:table-cell>
          <table:covered-table-cell table:number-columns-repeated="2" table:style-name="ce173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76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76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174" table:formula="of:=IF(AND([.$A$32];[.$A$33]);[$Données.B10];&quot;&quot;)">
            <text:p/>
          </table:table-cell>
          <table:table-cell table:style-name="ce181" table:formula="of:=IF(AND([.$A$32];[.$A$33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2];[.$A$33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2];[.$A$33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2];[.$A$33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76" office:value-type="string" calcext:value-type="string">
            <text:p>Signe de<text:span text:style-name="T7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16"/>
          <table:table-cell table:style-name="ce160"/>
          <table:table-cell/>
          <table:table-cell table:style-name="ce34" office:value-type="string" calcext:value-type="string">
            <text:p>Signe de <text:span text:style-name="T7">f (x)</text:span></text:p>
          </table:table-cell>
          <table:table-cell table:style-name="ce54" table:formula="of:=IF(AND([.$A$32];[.$A$33]);[Données.B12];&quot;&quot;)">
            <text:p/>
          </table:table-cell>
          <table:table-cell table:style-name="ce173" table:formula="of:=IF(AND([.$A$32];[.$A$33]);0;&quot;&quot;)" table:number-columns-spanned="2" table:number-rows-spanned="1">
            <text:p/>
          </table:table-cell>
          <table:covered-table-cell table:style-name="ce173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2];[.$A$33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 table:number-rows-repeated="2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65" office:value-type="string" calcext:value-type="string" table:number-columns-spanned="11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 table:number-rows-repeated="2">
          <table:table-cell table:style-name="ce72" table:number-columns-repeated="5"/>
          <table:table-cell table:number-columns-repeated="1019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2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0" form:id="control10" form:label="Résultats" form:input-required="false" form:linked-cell="Parabole.AA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input-required="false" form:linked-cell="Parabole.AB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2" form:id="control12" form:label="Dérivée" form:input-required="false" form:linked-cell="Parabole.AC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3" form:id="control1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4" form:id="control1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arabol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5.57mm" svg:x="301.56mm" svg:y="327.18mm" draw:control="control10"/>
          <draw:control draw:z-index="1" draw:style-name="gr4" draw:text-style-name="P3" svg:width="45.05mm" svg:height="15.21mm" svg:x="353.39mm" svg:y="327.58mm" draw:control="control11"/>
          <draw:line draw:z-index="2" draw:style-name="gr5" draw:text-style-name="P2" svg:x1="270.24mm" svg:y1="167.15mm" svg:x2="270.24mm" svg:y2="179.61mm">
            <text:p/>
          </draw:line>
          <draw:frame draw:z-index="3" draw:style-name="gr6" draw:text-style-name="P1" svg:width="281.87mm" svg:height="332.65mm" svg:x="398.55mm" svg:y="0mm">
            <draw:object draw:notify-on-update-of-ranges="Données.N5:Données.N25 Données.O5:Données.O25 Données.N5:Données.N5 Données.O5:Données.O5 Données.N25:Données.N25 Données.O25:Données.O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5" draw:text-style-name="P2" svg:x1="221.52mm" svg:y1="219.97mm" svg:x2="221.52mm" svg:y2="231.44mm">
            <text:p/>
          </draw:line>
          <draw:control draw:z-index="5" draw:style-name="gr4" draw:text-style-name="P3" svg:width="45.05mm" svg:height="14.63mm" svg:x="252.11mm" svg:y="328.36mm" draw:control="control12"/>
          <draw:line draw:z-index="6" draw:style-name="gr5" draw:text-style-name="P2" svg:x1="270.37mm" svg:y1="253.81mm" svg:x2="270.37mm" svg:y2="266.45mm">
            <text:p/>
          </draw:line>
          <draw:line draw:z-index="7" draw:style-name="gr5" draw:text-style-name="P2" svg:x1="314.52mm" svg:y1="220.3mm" svg:x2="314.52mm" svg:y2="231.77mm">
            <text:p/>
          </draw:line>
          <draw:line draw:z-index="8" draw:style-name="gr5" draw:text-style-name="P2" svg:x1="314.52mm" svg:y1="307.46mm" svg:x2="314.52mm" svg:y2="318.93mm">
            <text:p/>
          </draw:line>
          <draw:line draw:z-index="9" draw:style-name="gr5" draw:text-style-name="P2" svg:x1="221.48mm" svg:y1="307.54mm" svg:x2="221.48mm" svg:y2="319.3mm">
            <text:p/>
          </draw:line>
          <draw:control draw:z-index="10" draw:style-name="gr3" draw:text-style-name="P3" svg:width="114.96mm" svg:height="15mm" svg:x="54.66mm" svg:y="326.85mm" draw:control="control13"/>
          <draw:control draw:z-index="11" draw:style-name="gr3" draw:text-style-name="P3" svg:width="45.28mm" svg:height="15mm" svg:x="4.07mm" svg:y="326.7mm" draw:control="control14"/>
        </table:shapes>
        <table:table-column table:style-name="co8" table:default-cell-style-name="ce240"/>
        <table:table-column table:style-name="co9" table:default-cell-style-name="ce240"/>
        <table:table-column table:style-name="co10" table:number-columns-repeated="2" table:default-cell-style-name="ce240"/>
        <table:table-column table:style-name="co11" table:number-columns-repeated="2" table:default-cell-style-name="ce240"/>
        <table:table-column table:style-name="co10" table:default-cell-style-name="ce240"/>
        <table:table-column table:style-name="co9" table:default-cell-style-name="ce240"/>
        <table:table-column table:style-name="co12" table:default-cell-style-name="ce240"/>
        <table:table-column table:style-name="co13" table:default-cell-style-name="ce240"/>
        <table:table-column table:style-name="co14" table:number-columns-repeated="7" table:default-cell-style-name="ce240"/>
        <table:table-column table:style-name="co1" table:number-columns-repeated="1002" table:default-cell-style-name="ce240"/>
        <table:table-column table:style-name="co1" table:number-columns-repeated="5" table:default-cell-style-name="ce363"/>
        <table:table-row table:style-name="ro10">
          <table:table-cell table:style-name="ce207" office:value-type="string" calcext:value-type="string" table:number-columns-spanned="6" table:number-rows-spanned="1">
            <text:p>KELLER Stéphane</text:p>
            <text:p>Lycée agricole Louis Pasteur</text:p>
          </table:table-cell>
          <table:covered-table-cell table:style-name="ce234"/>
          <table:covered-table-cell table:style-name="ce288"/>
          <table:covered-table-cell table:number-columns-repeated="2" table:style-name="ce234"/>
          <table:covered-table-cell table:style-name="ce337"/>
          <table:table-cell table:style-name="ce343" table:formula="of:=IF([.$AA$26];[$Données.I43];&quot;&quot;)">
            <text:p/>
          </table:table-cell>
          <table:table-cell table:style-name="ce344" office:value-type="string" calcext:value-type="string">
            <text:p>/20</text:p>
          </table:table-cell>
          <table:table-cell table:number-columns-repeated="1016"/>
        </table:table-row>
        <table:table-row table:style-name="ro8">
          <table:table-cell table:style-name="ce208"/>
          <table:table-cell table:style-name="ce238"/>
          <table:table-cell/>
          <table:table-cell table:style-name="ce234" table:number-columns-repeated="2"/>
          <table:table-cell table:number-columns-repeated="1019"/>
        </table:table-row>
        <table:table-row table:style-name="ro8">
          <table:table-cell table:style-name="ce200" office:value-type="string" calcext:value-type="string" table:number-columns-spanned="5" table:number-rows-spanned="1">
            <text:p>Fonction définie sur [-10 ; 10]</text:p>
          </table:table-cell>
          <table:covered-table-cell table:style-name="ce238"/>
          <table:covered-table-cell table:number-columns-repeated="3" table:style-name="ce225"/>
          <table:table-cell table:number-columns-repeated="1019"/>
        </table:table-row>
        <table:table-row table:style-name="ro8">
          <table:table-cell table:style-name="ce213"/>
          <table:table-cell table:number-columns-repeated="1023"/>
        </table:table-row>
        <table:table-row table:style-name="ro11">
          <table:table-cell table:style-name="ce216" office:value-type="string" calcext:value-type="string" table:number-columns-spanned="1" table:number-rows-spanned="2">
            <text:p>Racines de l’équation<text:span text:style-name="T7"> f (x) </text:span>= 0</text:p>
          </table:table-cell>
          <table:table-cell table:style-name="ce212" office:value-type="string" calcext:value-type="string" table:number-columns-spanned="2" table:number-rows-spanned="1">
            <text:p><text:span text:style-name="T14">x</text:span><text:span text:style-name="T16">1</text:span></text:p>
          </table:table-cell>
          <table:covered-table-cell table:style-name="ce234"/>
          <table:table-cell table:style-name="ce308" office:value-type="string" calcext:value-type="string" table:number-columns-spanned="2" table:number-rows-spanned="1">
            <text:p><text:span text:style-name="T14">x</text:span><text:span text:style-name="T15">2</text:span></text:p>
          </table:table-cell>
          <table:covered-table-cell table:style-name="ce225"/>
          <table:table-cell table:number-columns-repeated="1019"/>
        </table:table-row>
        <table:table-row table:style-name="ro8">
          <table:covered-table-cell table:style-name="ce212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8">
          <table:table-cell table:style-name="ce219" office:value-type="string" calcext:value-type="string">
            <text:p>Vrai ou Faux</text:p>
          </table:table-cell>
          <table:table-cell table:style-name="ce251" table:formula="of:=IF(ISBLANK([.B6]);&quot;&quot;;IF([.$AA$26];IF([.B6]=[Données.D29];1;0);&quot;&quot;))" table:number-columns-spanned="2" table:number-rows-spanned="1">
            <text:p/>
          </table:table-cell>
          <table:covered-table-cell table:style-name="ce290"/>
          <table:table-cell table:style-name="ce251" table:formula="of:=IF(ISBLANK([.D6]);&quot;&quot;;IF([.$AA$26];IF([.D6]=[Données.E29];1;0);&quot;&quot;))" table:number-columns-spanned="2" table:number-rows-spanned="1">
            <text:p/>
          </table:table-cell>
          <table:covered-table-cell table:style-name="ce320"/>
          <table:table-cell table:number-columns-repeated="1019"/>
        </table:table-row>
        <table:table-row table:style-name="ro8">
          <table:table-cell table:style-name="ce219" office:value-type="string" calcext:value-type="string">
            <text:p>Réponse</text:p>
          </table:table-cell>
          <table:table-cell table:style-name="ce252" table:formula="of:=IF(AND([.$AA$26];[.$AB$26]);[Données.D29];&quot;&quot;)" table:number-columns-spanned="2" table:number-rows-spanned="1">
            <text:p/>
          </table:table-cell>
          <table:covered-table-cell table:style-name="ce291"/>
          <table:table-cell table:style-name="ce252" table:formula="of:=IF(AND([.$AA$26];[.$AB$26]);[Données.E29];&quot;&quot;)" table:number-columns-spanned="2" table:number-rows-spanned="1">
            <text:p/>
          </table:table-cell>
          <table:covered-table-cell table:style-name="ce321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229" office:value-type="string" calcext:value-type="string" table:number-columns-spanned="8" table:number-rows-spanned="1">
            <text:p>Dans les cellules C15 et F15 : saisir <text:span text:style-name="T8">k</text:span> pour <text:span text:style-name="T9">k</text:span><text:span text:style-name="T10"> et </text:span><text:span text:style-name="T11">m</text:span><text:span text:style-name="T12"> pour </text:span><text:span text:style-name="T13">m</text:span></text:p>
          </table:table-cell>
          <table:covered-table-cell table:style-name="ce256"/>
          <table:covered-table-cell table:style-name="ce293"/>
          <table:covered-table-cell table:style-name="ce256"/>
          <table:covered-table-cell table:number-columns-repeated="4" table:style-name="ce325"/>
          <table:table-cell table:number-columns-repeated="1016"/>
        </table:table-row>
        <table:table-row table:style-name="ro8">
          <table:table-cell table:style-name="ce229" office:value-type="string" calcext:value-type="string" table:number-columns-spanned="8" table:number-rows-spanned="1">
            <text:p>mais laisser la police Wingdings 3.</text:p>
          </table:table-cell>
          <table:covered-table-cell table:style-name="ce256"/>
          <table:covered-table-cell table:style-name="ce293"/>
          <table:covered-table-cell table:style-name="ce256"/>
          <table:covered-table-cell table:number-columns-repeated="4" table:style-name="ce325"/>
          <table:table-cell table:number-columns-repeated="1016"/>
        </table:table-row>
        <table:table-row table:style-name="ro8">
          <table:table-cell table:number-columns-repeated="8"/>
          <table:table-cell table:style-name="ce358" table:number-columns-repeated="12"/>
          <table:table-cell table:number-columns-repeated="1004"/>
        </table:table-row>
        <table:table-row table:style-name="ro8">
          <table:table-cell table:style-name="ce231" office:value-type="string" calcext:value-type="string">
            <text:p>x</text:p>
          </table:table-cell>
          <table:table-cell table:style-name="ce209"/>
          <table:table-cell table:style-name="ce280" table:number-columns-spanned="2" table:number-rows-spanned="1"/>
          <table:covered-table-cell table:style-name="ce280"/>
          <table:table-cell table:style-name="ce242"/>
          <table:table-cell table:style-name="ce280" table:number-columns-spanned="2" table:number-rows-spanned="1"/>
          <table:covered-table-cell table:style-name="ce282"/>
          <table:table-cell table:style-name="ce255"/>
          <table:table-cell table:style-name="ce358"/>
          <table:table-cell table:style-name="ce234" table:number-columns-repeated="8"/>
          <table:table-cell table:style-name="ce358" table:number-columns-repeated="3"/>
          <table:table-cell table:number-columns-repeated="1004"/>
        </table:table-row>
        <table:table-row table:style-name="ro8">
          <table:table-cell table:style-name="ce226" table:formula="of:=IF([.$AC$26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82"/>
          <table:covered-table-cell table:style-name="ce280"/>
          <table:table-cell table:style-name="ce227"/>
          <table:table-cell table:style-name="ce309" table:number-columns-spanned="3" table:number-rows-spanned="1"/>
          <table:covered-table-cell table:style-name="ce282"/>
          <table:covered-table-cell table:style-name="ce316"/>
          <table:table-cell table:style-name="ce358"/>
          <table:table-cell table:style-name="ce234" table:number-columns-repeated="8"/>
          <table:table-cell table:style-name="ce358" table:number-columns-repeated="3"/>
          <table:table-cell table:number-columns-repeated="1004"/>
        </table:table-row>
        <table:table-row table:style-name="ro12">
          <table:table-cell table:style-name="ce233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358"/>
          <table:table-cell table:style-name="ce234" table:number-columns-repeated="8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12">
          <table:covered-table-cell table:style-name="ce226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358"/>
          <table:table-cell table:style-name="ce234" table:number-columns-repeated="8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8">
          <table:table-cell table:style-name="ce226" office:value-type="string" calcext:value-type="string">
            <text:p>Signe de<text:span text:style-name="T7"> f (x)</text:span></text:p>
          </table:table-cell>
          <table:table-cell table:style-name="ce211"/>
          <table:table-cell table:style-name="ce282" table:number-columns-spanned="2" table:number-rows-spanned="1"/>
          <table:covered-table-cell table:style-name="ce280"/>
          <table:table-cell table:style-name="ce227"/>
          <table:table-cell table:style-name="ce280" table:number-columns-spanned="2" table:number-rows-spanned="1"/>
          <table:covered-table-cell table:style-name="ce282"/>
          <table:table-cell table:style-name="ce258"/>
          <table:table-cell table:style-name="ce358" table:number-columns-repeated="12"/>
          <table:table-cell table:number-columns-repeated="1004"/>
        </table:table-row>
        <table:table-row table:style-name="ro8">
          <table:table-cell table:style-name="ce234" table:number-columns-repeated="8"/>
          <table:table-cell table:number-columns-repeated="1016"/>
        </table:table-row>
        <table:table-row table:style-name="ro8">
          <table:table-cell table:style-name="ce231" office:value-type="string" calcext:value-type="string">
            <text:p>x</text:p>
          </table:table-cell>
          <table:table-cell table:style-name="ce281" table:formula="of:=IF(AND([.$AA$26];[.$AB$26]);[Données.B31];&quot;&quot;)">
            <text:p/>
          </table:table-cell>
          <table:table-cell table:style-name="ce297" table:formula="of:=IF(AND([.$AA$26];[.$AB$26]);[Données.C31];&quot;&quot;)" table:number-columns-spanned="2" table:number-rows-spanned="1">
            <text:p/>
          </table:table-cell>
          <table:covered-table-cell table:style-name="ce297"/>
          <table:table-cell table:style-name="ce334" table:formula="of:=IF(AND([.$AA$26];[.$AB$26]);[Données.E31];&quot;&quot;)">
            <text:p/>
          </table:table-cell>
          <table:table-cell table:style-name="ce297" table:formula="of:=IF(AND([.$AA$26];[.$AB$26]);[Données.F31];&quot;&quot;)" table:number-columns-spanned="2" table:number-rows-spanned="1">
            <text:p/>
          </table:table-cell>
          <table:covered-table-cell table:style-name="ce298"/>
          <table:table-cell table:style-name="ce351" table:formula="of:=IF(AND([.$AA$26];[.$AB$26]);[Données.H31];&quot;&quot;)">
            <text:p/>
          </table:table-cell>
          <table:table-cell table:number-columns-repeated="1016"/>
        </table:table-row>
        <table:table-row table:style-name="ro8">
          <table:table-cell table:style-name="ce226" table:formula="of:=IF([.$AC$26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83" table:formula="of:=IF(AND([.$AA$26];[.$AB$26];[.$AC$26]);[Données.B32];&quot;&quot;)" table:number-columns-spanned="3" table:number-rows-spanned="1">
            <text:p/>
          </table:table-cell>
          <table:covered-table-cell table:style-name="ce298"/>
          <table:covered-table-cell table:style-name="ce297"/>
          <table:table-cell table:style-name="ce297" table:formula="of:=IF(AND([.$AA$26];[.$AB$26];[.$AC$26]);[Données.E32];&quot;&quot;)">
            <text:p/>
          </table:table-cell>
          <table:table-cell table:style-name="ce341" table:formula="of:=IF(AND([.$AA$26];[.$AB$26];[.$AC$26]);[Données.F32];&quot;&quot;)" table:number-columns-spanned="3" table:number-rows-spanned="1">
            <text:p/>
          </table:table-cell>
          <table:covered-table-cell table:style-name="ce298"/>
          <table:covered-table-cell table:style-name="ce352"/>
          <table:table-cell table:number-columns-repeated="1016"/>
        </table:table-row>
        <table:table-row table:style-name="ro12">
          <table:table-cell table:style-name="ce233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284" table:formula="of:=IF(AND([.$AA$26];[.$AB$26]);[Données.B33];&quot;&quot;)">
            <text:p/>
          </table:table-cell>
          <table:table-cell table:style-name="ce305" table:formula="of:=IF(AND([.$AA$26];[.$AB$26]);IF([$Données.A29]&lt;0;&quot;k&quot;;&quot;&quot;);&quot;&quot;)" table:number-columns-spanned="2" table:number-rows-spanned="2">
            <text:p/>
          </table:table-cell>
          <table:covered-table-cell table:style-name="ce315"/>
          <table:table-cell table:style-name="ce335" table:formula="of:=IF(AND([.$AA$26];[.$AB$26]);[Données.E33];&quot;&quot;)">
            <text:p/>
          </table:table-cell>
          <table:table-cell table:style-name="ce305" table:formula="of:=IF(AND([.$AA$26];[.$AB$26]);IF([$Données.A29]&lt;0;&quot;&quot;;&quot;k&quot;);&quot;&quot;)" table:number-columns-spanned="2" table:number-rows-spanned="2">
            <text:p/>
          </table:table-cell>
          <table:covered-table-cell table:style-name="ce315"/>
          <table:table-cell table:style-name="ce353" table:formula="of:=IF(AND([.$AA$26];[.$AB$26]);[Données.H33];&quot;&quot;)">
            <text:p/>
          </table:table-cell>
          <table:table-cell table:number-columns-repeated="1016"/>
        </table:table-row>
        <table:table-row table:style-name="ro12">
          <table:covered-table-cell table:style-name="ce226"/>
          <table:table-cell table:style-name="ce285" table:formula="of:=IF(AND([.$AA$26];[.$AB$26]);[Données.B34];&quot;&quot;)">
            <text:p/>
          </table:table-cell>
          <table:covered-table-cell table:style-name="ce307"/>
          <table:covered-table-cell table:style-name="ce317"/>
          <table:table-cell table:style-name="ce336" table:formula="of:=IF(AND([.$AA$26];[.$AB$26]);[Données.E34];&quot;&quot;)">
            <text:p/>
          </table:table-cell>
          <table:covered-table-cell table:style-name="ce307"/>
          <table:covered-table-cell table:style-name="ce317"/>
          <table:table-cell table:style-name="ce354" table:formula="of:=IF(AND([.$AA$26];[.$AB$26]);[Données.H34];&quot;&quot;)">
            <text:p/>
          </table:table-cell>
          <table:table-cell table:number-columns-repeated="1016"/>
        </table:table-row>
        <table:table-row table:style-name="ro8">
          <table:table-cell table:style-name="ce226" office:value-type="string" calcext:value-type="string">
            <text:p>Signe de<text:span text:style-name="T7"> f (x)</text:span></text:p>
          </table:table-cell>
          <table:table-cell table:style-name="ce286" table:formula="of:=IF(AND([.$AA$26];[.$AB$26]);[Données.B35];&quot;&quot;)">
            <text:p/>
          </table:table-cell>
          <table:table-cell table:style-name="ce298" table:formula="of:=IF(AND([.$AA$26];[.$AB$26]);[Données.C35];&quot;&quot;)" table:number-columns-spanned="2" table:number-rows-spanned="1">
            <text:p/>
          </table:table-cell>
          <table:covered-table-cell table:style-name="ce297"/>
          <table:table-cell table:style-name="ce297" table:formula="of:=IF(AND([.$AA$26];[.$AB$26]);[Données.E35];&quot;&quot;)">
            <text:p/>
          </table:table-cell>
          <table:table-cell table:style-name="ce297" table:formula="of:=IF(AND([.$AA$26];[.$AB$26]);[Données.F35];&quot;&quot;)" table:number-columns-spanned="2" table:number-rows-spanned="1">
            <text:p/>
          </table:table-cell>
          <table:covered-table-cell table:style-name="ce298"/>
          <table:table-cell table:style-name="ce355" table:formula="of:=IF(AND([.$AA$26];[.$AB$26]);[Données.H35];&quot;&quot;)">
            <text:p/>
          </table:table-cell>
          <table:table-cell table:number-columns-repeated="1016"/>
        </table:table-row>
        <table:table-row table:style-name="ro8" table:number-rows-repeated="2">
          <table:table-cell table:style-name="ce234"/>
          <table:table-cell table:number-columns-repeated="4"/>
          <table:table-cell table:style-name="ce342"/>
          <table:table-cell table:number-columns-repeated="1018"/>
        </table:table-row>
        <table:table-row table:style-name="ro8">
          <table:table-cell table:style-name="ce239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6" table:style-name="ce225"/>
          <table:table-cell table:number-columns-repeated="18"/>
          <table:table-cell table:number-columns-repeated="3" table:style-name="ce361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2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5" form:id="control15" form:label="Résultats" form:input-required="false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input-required="false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7" form:id="control17" form:label="Dérivée" form:input-required="fals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8" form:id="control1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Tableaux_signes_variation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5.16mm" svg:x="245.77mm" svg:y="332.69mm" draw:control="control15"/>
          <draw:control draw:z-index="1" draw:style-name="gr4" draw:text-style-name="P3" svg:width="45.05mm" svg:height="15.15mm" svg:x="294.71mm" svg:y="332.89mm" draw:control="control16"/>
          <draw:frame draw:z-index="2" draw:style-name="gr6" draw:text-style-name="P1" svg:width="535.71mm" svg:height="357.21mm" svg:x="340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4" draw:text-style-name="P3" svg:width="45.05mm" svg:height="15.63mm" svg:x="196.97mm" svg:y="331.9mm" draw:control="control17"/>
          <draw:control draw:z-index="4" draw:style-name="gr3" draw:text-style-name="P3" svg:width="114.96mm" svg:height="15mm" svg:x="53.34mm" svg:y="332.39mm" draw:control="control18"/>
          <draw:control draw:z-index="5" draw:style-name="gr3" draw:text-style-name="P3" svg:width="45.28mm" svg:height="15mm" svg:x="2.85mm" svg:y="332.92mm" draw:control="control19"/>
        </table:shapes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number-columns-repeated="11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number-columns-repeated="10" table:default-cell-style-name="ce70"/>
        <table:table-column table:style-name="co1" table:number-columns-repeated="992" table:default-cell-style-name="ce70"/>
        <table:table-column table:style-name="co1" table:number-columns-repeated="4" table:default-cell-style-name="ce147"/>
        <table:table-row table:style-name="ro13">
          <table:table-cell table:style-name="ce372" office:value-type="string" calcext:value-type="string" table:number-columns-spanned="10" table:number-rows-spanned="1">
            <text:p>KELLER Stéphane</text:p>
            <text:p>Lycée agricole Louis Pasteur</text:p>
          </table:table-cell>
          <table:covered-table-cell table:style-name="ce372"/>
          <table:covered-table-cell table:style-name="ce72"/>
          <table:covered-table-cell/>
          <table:covered-table-cell table:style-name="ce72"/>
          <table:covered-table-cell table:style-name="ce400"/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4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53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36" table:number-columns-repeated="2"/>
          <table:table-cell table:number-columns-repeated="50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4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>
            <text:p/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>
            <text:p/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>
            <text:p/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28" table:number-columns-repeated="2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>
            <text:p/>
          </table:table-cell>
          <table:table-cell table:style-name="ce467" table:formula="of:=IF(AND([.$BA$2];[.$BA$3]);IF(ISBLANK([$Données.D88]);&quot;&quot;;[$Données.D88]);&quot;&quot;)">
            <text:p/>
          </table:table-cell>
          <table:table-cell table:style-name="ce467" table:formula="of:=IF(AND([.$BA$2];[.$BA$3]);IF(ISBLANK([$Données.E88]);&quot;&quot;;[$Données.E88]);&quot;&quot;)">
            <text:p/>
          </table:table-cell>
          <table:table-cell table:style-name="ce467" table:formula="of:=IF(AND([.$BA$2];[.$BA$3]);IF(ISBLANK([$Données.F88]);&quot;&quot;;[$Données.F88]);&quot;&quot;)">
            <text:p/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4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4">
          <table:table-cell table:style-name="ce52" office:value-type="string" calcext:value-type="string" table:number-columns-spanned="12" table:number-rows-spanned="1">
            <text:p>Dans les cellules C16, E16, G16, I16 et J16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72" table:number-columns-repeated="2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52" office:value-type="string" calcext:value-type="string" table:number-columns-spanned="12" table:number-rows-spanned="1">
            <text:p> saisir <text:span text:style-name="T17">k</text:span> pour <text:span text:style-name="T18">k</text:span> et <text:span text:style-name="T17">m</text:span> pour <text:span text:style-name="T18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28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72" table:number-columns-repeated="12"/>
          <table:table-cell table:style-name="ce148"/>
          <table:table-cell table:style-name="ce512"/>
          <table:table-cell table:style-name="ce72"/>
          <table:table-cell table:style-name="ce428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78"/>
          <table:table-cell table:style-name="ce104" table:number-columns-repeated="9"/>
          <table:table-cell table:style-name="ce409"/>
          <table:table-cell table:style-name="ce72" table:number-columns-repeated="3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375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378"/>
          <table:table-cell table:style-name="ce104" table:number-columns-repeated="9"/>
          <table:table-cell table:style-name="ce409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37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91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410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covered-table-cell table:style-name="ce434"/>
          <table:table-cell table:style-name="ce379"/>
          <table:covered-table-cell table:style-name="ce120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411"/>
          <table:table-cell table:style-name="ce137" table:number-columns-repeated="2"/>
          <table:table-cell table:style-name="ce72"/>
          <table:table-cell table:style-name="ce428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number-columns-repeated="12"/>
          <table:table-cell table:style-name="ce508" table:number-columns-repeated="2"/>
          <table:table-cell table:style-name="ce72"/>
          <table:table-cell table:style-name="ce428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81" table:formula="of:=IF(AND([.$BA$2];[.$BA$3]);IF(ISBLANK([$Données.P87]);&quot;&quot;;[$Données.P87]);&quot;&quot;)">
            <text:p/>
          </table:table-cell>
          <table:table-cell table:style-name="ce388" table:formula="of:=IF(AND([.$BA$2];[.$BA$3]);IF(ISBLANK([$Données.Q87]);&quot;&quot;;[$Données.Q87]);&quot;&quot;)">
            <text:p/>
          </table:table-cell>
          <table:table-cell table:style-name="ce388" table:formula="of:=IF(AND([.$BA$2];[.$BA$3]);IF(ISBLANK([$Données.R87]);&quot;&quot;;[$Données.R87]);&quot;&quot;)">
            <text:p/>
          </table:table-cell>
          <table:table-cell table:style-name="ce388" table:formula="of:=IF(AND([.$BA$2];[.$BA$3]);IF(ISBLANK([$Données.S87]);&quot;&quot;;[$Données.S87]);&quot;&quot;)">
            <text:p/>
          </table:table-cell>
          <table:table-cell table:style-name="ce388" table:formula="of:=IF(AND([.$BA$2];[.$BA$3]);IF(ISBLANK([$Données.T87]);&quot;&quot;;[$Données.T87]);&quot;&quot;)">
            <text:p/>
          </table:table-cell>
          <table:table-cell table:style-name="ce388" table:formula="of:=IF(AND([.$BA$2];[.$BA$3]);IF(ISBLANK([$Données.U87]);&quot;&quot;;[$Données.U87]);&quot;&quot;)">
            <text:p/>
          </table:table-cell>
          <table:table-cell table:style-name="ce388" table:formula="of:=IF(AND([.$BA$2];[.$BA$3]);IF(ISBLANK([$Données.V87]);&quot;&quot;;[$Données.V87]);&quot;&quot;)">
            <text:p/>
          </table:table-cell>
          <table:table-cell table:style-name="ce388" table:formula="of:=IF(AND([.$BA$2];[.$BA$3]);IF(ISBLANK([$Données.W87]);&quot;&quot;;[$Données.W87]);&quot;&quot;)">
            <text:p/>
          </table:table-cell>
          <table:table-cell table:style-name="ce388" table:formula="of:=IF(AND([.$BA$2];[.$BA$3]);IF(ISBLANK([$Données.X87]);&quot;&quot;;[$Données.X87]);&quot;&quot;)">
            <text:p/>
          </table:table-cell>
          <table:table-cell table:style-name="ce388" table:formula="of:=IF(AND([.$BA$2];[.$BA$3]);IF(ISBLANK([$Données.Y87]);&quot;&quot;;[$Données.Y87]);&quot;&quot;)">
            <text:p/>
          </table:table-cell>
          <table:table-cell table:style-name="ce413" table:formula="of:=IF(AND([.$BA$2];[.$BA$3]);IF(ISBLANK([$Données.Z87]);&quot;&quot;;[$Données.Z87]);&quot;&quot;)">
            <text:p/>
          </table:table-cell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375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381" table:formula="of:=IF(AND([.$BA$2];[.$BA$3];[.$BA$4]);IF(ISBLANK([$Données.P88]);&quot;&quot;;[$Données.P88]);&quot;&quot;)">
            <text:p/>
          </table:table-cell>
          <table:table-cell table:style-name="ce388" table:formula="of:=IF(AND([.$BA$2];[.$BA$3];[.$BA$4]);IF(ISBLANK([$Données.Q88]);&quot;&quot;;[$Données.Q88]);&quot;&quot;)">
            <text:p/>
          </table:table-cell>
          <table:table-cell table:style-name="ce388" table:formula="of:=IF(AND([.$BA$2];[.$BA$3];[.$BA$4]);IF(ISBLANK([$Données.R88]);&quot;&quot;;[$Données.R88]);&quot;&quot;)">
            <text:p/>
          </table:table-cell>
          <table:table-cell table:style-name="ce388" table:formula="of:=IF(AND([.$BA$2];[.$BA$3];[.$BA$4]);IF(ISBLANK([$Données.S88]);&quot;&quot;;[$Données.S88]);&quot;&quot;)">
            <text:p/>
          </table:table-cell>
          <table:table-cell table:style-name="ce388" table:formula="of:=IF(AND([.$BA$2];[.$BA$3];[.$BA$4]);IF(ISBLANK([$Données.T88]);&quot;&quot;;[$Données.T88]);&quot;&quot;)">
            <text:p/>
          </table:table-cell>
          <table:table-cell table:style-name="ce388" table:formula="of:=IF(AND([.$BA$2];[.$BA$3];[.$BA$4]);IF(ISBLANK([$Données.U88]);&quot;&quot;;[$Données.U88]);&quot;&quot;)">
            <text:p/>
          </table:table-cell>
          <table:table-cell table:style-name="ce388" table:formula="of:=IF(AND([.$BA$2];[.$BA$3];[.$BA$4]);IF(ISBLANK([$Données.V88]);&quot;&quot;;[$Données.V88]);&quot;&quot;)">
            <text:p/>
          </table:table-cell>
          <table:table-cell table:style-name="ce388" table:formula="of:=IF(AND([.$BA$2];[.$BA$3];[.$BA$4]);IF(ISBLANK([$Données.W88]);&quot;&quot;;[$Données.W88]);&quot;&quot;)">
            <text:p/>
          </table:table-cell>
          <table:table-cell table:style-name="ce388" table:formula="of:=IF(AND([.$BA$2];[.$BA$3];[.$BA$4]);IF(ISBLANK([$Données.X88]);&quot;&quot;;[$Données.X88]);&quot;&quot;)">
            <text:p/>
          </table:table-cell>
          <table:table-cell table:style-name="ce388" table:formula="of:=IF(AND([.$BA$2];[.$BA$3];[.$BA$4]);IF(ISBLANK([$Données.Y88]);&quot;&quot;;[$Données.Y88]);&quot;&quot;)">
            <text:p/>
          </table:table-cell>
          <table:table-cell table:style-name="ce413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37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389" table:formula="of:=IF(AND([.$BA$2];[.$BA$3]);IF(ISBLANK([$Données.Q89]);&quot;&quot;;[$Données.Q89]);&quot;&quot;)" table:number-columns-spanned="1" table:number-rows-spanned="2">
            <text:p/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389" table:formula="of:=IF(AND([.$BA$2];[.$BA$3]);IF(ISBLANK([$Données.S89]);&quot;&quot;;[$Données.S89]);&quot;&quot;)" table:number-columns-spanned="1" table:number-rows-spanned="2">
            <text:p/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389" table:formula="of:=IF(AND([.$BA$2];[.$BA$3]);IF(ISBLANK([$Données.U89]);&quot;&quot;;[$Données.U89]);&quot;&quot;)" table:number-columns-spanned="1" table:number-rows-spanned="2">
            <text:p/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389" table:formula="of:=IF(AND([.$BA$2];[.$BA$3]);IF(ISBLANK([$Données.W89]);&quot;&quot;;[$Données.W89]);&quot;&quot;)" table:number-columns-spanned="1" table:number-rows-spanned="2">
            <text:p/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389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414" table:formula="of:=IF(AND([.$BA$2];[.$BA$3]);IF(ISBLANK([$Données.Z89]);&quot;&quot;;[$Données.Z89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covered-table-cell table:style-name="ce434"/>
          <table:table-cell table:style-name="ce383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415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 table:number-rows-repeated="2">
          <table:table-cell table:style-name="ce72" table:number-columns-repeated="19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239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10" table:style-name="ce240"/>
          <table:table-cell table:style-name="ce72" table:number-columns-repeated="2"/>
          <table:table-cell table:number-columns-repeated="1010"/>
        </table:table-row>
        <table:table-row table:style-name="ro8">
          <table:table-cell table:style-name="ce72" table:number-columns-repeated="12"/>
          <table:table-cell table:style-name="ce240" table:number-columns-repeated="14"/>
          <table:table-cell table:number-columns-repeated="3" table:style-name="ce361" office:value-type="boolean" office:boolean-value="true" calcext:value-type="boolean">
            <text:p>VRAI</text:p>
          </table:table-cell>
          <table:table-cell table:style-name="ce240" table:number-columns-repeated="990"/>
          <table:table-cell table:style-name="ce363" table:number-columns-repeated="5"/>
        </table:table-row>
        <table:table-row table:style-name="ro14" table:number-rows-repeated="6">
          <table:table-cell table:style-name="ce72" table:number-columns-repeated="14"/>
          <table:table-cell table:number-columns-repeated="1010"/>
        </table:table-row>
        <table:table-row table:style-name="ro14">
          <table:table-cell table:number-columns-repeated="12"/>
          <table:table-cell table:style-name="ce72" table:number-columns-repeated="2"/>
          <table:table-cell table:number-columns-repeated="1010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D11:'Tableaux de signes et de variations'.D12 'Tableaux de signes et de variations'.B11:'Tableaux de signes et de variations'.B12">
            <calcext:condition calcext:apply-style-name="VRAI" calcext:value="formula-is(IF(#REF!=0))" calcext:base-cell-address="'Tableaux de signes et de variations'.B11"/>
            <calcext:condition calcext:apply-style-name="FAUX" calcext:value="formula-is(IF(#REF!=1))" calcext:base-cell-address="'Tableaux de signes et de variations'.B11"/>
          </calcext:conditional-format>
        </calcext:conditional-formats>
      </table:table>
      <table:table table:name="(In)équation niveau 1" table:style-name="ta2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20" form:id="control20" form:label="Résultats" form:input-required="false" form:linked-cell="'(In)équation niveau 1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1" form:id="control21" form:label="Réponses" form:input-required="false" form:linked-cell="'(In)équation niveau 1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In_equation_niveau_1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5.57mm" svg:x="301.56mm" svg:y="327.18mm" draw:control="control20"/>
          <draw:control draw:z-index="1" draw:style-name="gr4" draw:text-style-name="P3" svg:width="45.05mm" svg:height="15.21mm" svg:x="353.39mm" svg:y="327.58mm" draw:control="control21"/>
          <draw:frame draw:z-index="2" draw:style-name="gr6" draw:text-style-name="P1" svg:width="210.91mm" svg:height="145.96mm" svg:x="364.61mm" svg:y="3.55mm">
            <draw:object draw:notify-on-update-of-ranges="Données.AI50:Données.AI70 Données.AJ50:Données.AJ7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control draw:z-index="3" draw:style-name="gr3" draw:text-style-name="P3" svg:width="114.96mm" svg:height="15mm" svg:x="54.66mm" svg:y="326.85mm" draw:control="control22"/>
          <draw:control draw:z-index="4" draw:style-name="gr3" draw:text-style-name="P3" svg:width="45.28mm" svg:height="15mm" svg:x="4.07mm" svg:y="326.7mm" draw:control="control23"/>
        </table:shapes>
        <table:table-column table:style-name="co8" table:default-cell-style-name="ce240"/>
        <table:table-column table:style-name="co9" table:default-cell-style-name="ce240"/>
        <table:table-column table:style-name="co10" table:number-columns-repeated="11" table:default-cell-style-name="ce240"/>
        <table:table-column table:style-name="co14" table:number-columns-repeated="4" table:default-cell-style-name="ce240"/>
        <table:table-column table:style-name="co1" table:number-columns-repeated="1002" table:default-cell-style-name="ce240"/>
        <table:table-column table:style-name="co1" table:number-columns-repeated="5" table:default-cell-style-name="ce363"/>
        <table:table-row table:style-name="ro10">
          <table:table-cell table:style-name="ce207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234"/>
          <table:covered-table-cell table:style-name="ce288"/>
          <table:covered-table-cell table:number-columns-repeated="2" table:style-name="ce234"/>
          <table:table-cell table:style-name="ce343" table:formula="of:=IF([.$AA$1];[$Données.AG76];&quot;&quot;)">
            <text:p/>
          </table:table-cell>
          <table:table-cell table:style-name="ce344" office:value-type="string" calcext:value-type="string">
            <text:p>/20</text:p>
          </table:table-cell>
          <table:table-cell table:style-name="Default"/>
          <table:table-cell table:number-columns-repeated="18"/>
          <table:table-cell table:style-name="ce361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208"/>
          <table:table-cell table:style-name="ce238"/>
          <table:table-cell/>
          <table:table-cell table:style-name="ce234" table:number-columns-repeated="2"/>
          <table:table-cell table:number-columns-repeated="21"/>
          <table:table-cell table:style-name="ce361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200" office:value-type="string" calcext:value-type="string" table:number-columns-spanned="5" table:number-rows-spanned="1">
            <text:p>Fonction définie sur [-10 ; 10]</text:p>
          </table:table-cell>
          <table:covered-table-cell table:style-name="ce238"/>
          <table:covered-table-cell table:number-columns-repeated="3"/>
          <table:table-cell table:number-columns-repeated="1019"/>
        </table:table-row>
        <table:table-row table:style-name="ro8">
          <table:table-cell table:style-name="ce446"/>
          <table:table-cell table:style-name="ce36"/>
          <table:table-cell table:style-name="ce70" table:number-columns-repeated="5"/>
          <table:table-cell table:number-columns-repeated="1017"/>
        </table:table-row>
        <table:table-row table:style-name="ro8">
          <table:table-cell table:style-name="ce457" office:value-type="string" calcext:value-type="string" table:number-columns-spanned="7" table:number-rows-spanned="1">
            <text:p>Ensemble solution de l’équation <text:span text:style-name="T19">f </text:span>(<text:span text:style-name="T19">x</text:span>) = 0</text:p>
          </table:table-cell>
          <table:covered-table-cell table:style-name="ce446"/>
          <table:covered-table-cell table:style-name="ce36"/>
          <table:covered-table-cell table:style-name="ce446"/>
          <table:covered-table-cell table:style-name="ce458"/>
          <table:covered-table-cell table:number-columns-repeated="2" table:style-name="ce70"/>
          <table:table-cell table:number-columns-repeated="1017"/>
        </table:table-row>
        <table:table-row table:style-name="ro8">
          <table:table-cell table:style-name="ce446"/>
          <table:table-cell table:style-name="ce458" office:value-type="string" calcext:value-type="string">
            <text:p>S =</text:p>
          </table:table-cell>
          <table:table-cell table:style-name="ce241"/>
          <table:table-cell table:style-name="ce282" table:number-columns-repeated="3"/>
          <table:table-cell table:style-name="ce369"/>
          <table:table-cell table:number-columns-repeated="1017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46"/>
          <table:table-cell table:style-name="ce477" table:formula="of:=IF(ISBLANK([.C6]);&quot;&quot;;IF([.$AA$1];IF([.C6]=[$Données.V59];1;0);&quot;&quot;))">
            <text:p/>
          </table:table-cell>
          <table:table-cell table:style-name="ce570" table:formula="of:=IF(ISBLANK([.D6]);&quot;&quot;;IF([.$AA$1];IF([.D6]=[$Données.W59];1;0);&quot;&quot;))">
            <text:p/>
          </table:table-cell>
          <table:table-cell table:style-name="ce570" table:formula="of:=IF(ISBLANK([.E6]);&quot;&quot;;IF([.$AA$1];IF([.E6]=[$Données.X59];1;0);&quot;&quot;))">
            <text:p/>
          </table:table-cell>
          <table:table-cell table:style-name="ce570" table:formula="of:=IF(ISBLANK([.F6]);&quot;&quot;;IF([.$AA$1];IF([.F6]=[$Données.Y59];1;0);&quot;&quot;))">
            <text:p/>
          </table:table-cell>
          <table:table-cell table:style-name="ce589" table:formula="of:=IF(ISBLANK([.G6]);&quot;&quot;;IF([.$AA$1];IF([.G6]=[$Données.Z59];1;0);&quot;&quot;))">
            <text:p/>
          </table:table-cell>
          <table:table-cell table:number-columns-repeated="1017"/>
        </table:table-row>
        <table:table-row table:style-name="ro8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92" table:formula="of:=IF(AND([.$AA$1];[.$AA$2]);[$Données.V59];&quot;&quot;)">
            <text:p/>
          </table:table-cell>
          <table:table-cell table:style-name="ce509" table:formula="of:=IF(AND([.$AA$1];[.$AA$2]);[$Données.W59];&quot;&quot;)">
            <text:p/>
          </table:table-cell>
          <table:table-cell table:style-name="ce492" table:formula="of:=IF(AND([.$AA$1];[.$AA$2]);[$Données.X59];&quot;&quot;)">
            <text:p/>
          </table:table-cell>
          <table:table-cell table:style-name="ce509" table:formula="of:=IF(AND([.$AA$1];[.$AA$2]);[$Données.Y59];&quot;&quot;)">
            <text:p/>
          </table:table-cell>
          <table:table-cell table:style-name="ce594" table:formula="of:=IF(AND([.$AA$1];[.$AA$2]);[$Données.Z59];&quot;&quot;)">
            <text:p/>
          </table:table-cell>
          <table:table-cell table:number-columns-repeated="1017"/>
        </table:table-row>
        <table:table-row table:style-name="ro8">
          <table:table-cell table:style-name="ce57"/>
          <table:table-cell table:style-name="ce461"/>
          <table:table-cell table:style-name="ce476" table:number-columns-repeated="5"/>
          <table:table-cell table:number-columns-repeated="1017"/>
        </table:table-row>
        <table:table-row table:style-name="ro15">
          <table:table-cell table:style-name="ce294" office:value-type="string" calcext:value-type="string">
            <text:p>Saisir <text:span text:style-name="T20">ou</text:span> pour le symbole <text:span text:style-name="T21"></text:span> (union).</text:p>
          </table:table-cell>
          <table:table-cell table:style-name="ce461"/>
          <table:table-cell table:style-name="ce476" table:number-columns-repeated="5"/>
          <table:table-cell table:style-name="ce462"/>
          <table:table-cell table:number-columns-repeated="1016"/>
        </table:table-row>
        <table:table-row table:style-name="ro15">
          <table:table-cell table:style-name="ce331" office:value-type="string" calcext:value-type="string">
            <text:p><text:span text:style-name="T22">Saisir </text:span><text:span text:style-name="T23">et</text:span><text:span text:style-name="T24"> pour le symbole </text:span><text:span text:style-name="T25"></text:span><text:span text:style-name="T24"> (intersection).</text:span></text:p>
          </table:table-cell>
          <table:table-cell table:style-name="ce461"/>
          <table:table-cell table:style-name="ce476" table:number-columns-repeated="5"/>
          <table:table-cell table:style-name="ce462"/>
          <table:table-cell table:number-columns-repeated="1016"/>
        </table:table-row>
        <table:table-row table:style-name="ro8">
          <table:table-cell table:style-name="ce462" table:number-columns-repeated="8"/>
          <table:table-cell table:style-name="ce358" table:number-columns-repeated="12"/>
          <table:table-cell table:number-columns-repeated="1004"/>
        </table:table-row>
        <table:table-row table:style-name="ro8">
          <table:table-cell table:style-name="ce167" office:value-type="string" calcext:value-type="string" table:number-columns-spanned="7" table:number-rows-spanned="1">
            <text:p>Ensemble solution de l’inéquation <text:span text:style-name="T26">f </text:span><text:span text:style-name="T4">(</text:span><text:span text:style-name="T27">x</text:span><text:span text:style-name="T4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501"/>
          <table:table-cell table:style-name="ce380" table:formula="of:=[$Données.AE67]" office:value-type="string" office:string-value="&lt;" calcext:value-type="string">
            <text:p>&lt;</text:p>
          </table:table-cell>
          <table:table-cell table:style-name="ce568" office:value-type="float" office:value="0" calcext:value-type="float">
            <text:p>0</text:p>
          </table:table-cell>
          <table:table-cell table:style-name="ce292" table:number-columns-repeated="3"/>
          <table:table-cell table:style-name="ce319"/>
          <table:table-cell table:style-name="ce234" table:number-columns-repeated="4"/>
          <table:table-cell table:style-name="ce358" table:number-columns-repeated="3"/>
          <table:table-cell table:number-columns-repeated="1004"/>
        </table:table-row>
        <table:table-row table:style-name="ro8">
          <table:table-cell table:style-name="ce446"/>
          <table:table-cell table:style-name="ce458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style-name="ce234" table:number-columns-repeated="4"/>
          <table:table-cell table:style-name="ce358" table:number-columns-repeated="3"/>
          <table:table-cell table:number-columns-repeated="1004"/>
        </table:table-row>
        <table:table-row table:style-name="ro12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46"/>
          <table:table-cell table:style-name="ce477" table:formula="of:=IF(ISBLANK([.C14]);&quot;&quot;;IF([.$AA$1];IF([.C14]=[$Données.V68];1;0);&quot;&quot;))">
            <text:p/>
          </table:table-cell>
          <table:table-cell table:style-name="ce570" table:formula="of:=IF(ISBLANK([.D14]);&quot;&quot;;IF([.$AA$1];IF([.D14]=[$Données.W68];1;0);&quot;&quot;))">
            <text:p/>
          </table:table-cell>
          <table:table-cell table:style-name="ce570" table:formula="of:=IF(ISBLANK([.E14]);&quot;&quot;;IF([.$AA$1];IF([.E14]=[$Données.X68];1;0);&quot;&quot;))">
            <text:p/>
          </table:table-cell>
          <table:table-cell table:style-name="ce570" table:formula="of:=IF(ISBLANK([.F14]);&quot;&quot;;IF([.$AA$1];IF([.F14]=[$Données.Y68];1;0);&quot;&quot;))">
            <text:p/>
          </table:table-cell>
          <table:table-cell table:style-name="ce570" table:formula="of:=IF(ISBLANK([.G14]);&quot;&quot;;IF([.$AA$1];IF([.G14]=[$Données.Z68];1;0);&quot;&quot;))">
            <text:p/>
          </table:table-cell>
          <table:table-cell table:style-name="ce570" table:formula="of:=IF(ISBLANK([.H14]);&quot;&quot;;IF([.$AA$1];IF([.H14]=[$Données.AA68];1;0);&quot;&quot;))">
            <text:p/>
          </table:table-cell>
          <table:table-cell table:style-name="ce570" table:formula="of:=IF(ISBLANK([.I14]);&quot;&quot;;IF([.$AA$1];IF([.I14]=[$Données.AB68];1;0);&quot;&quot;))">
            <text:p/>
          </table:table-cell>
          <table:table-cell table:style-name="ce570" table:formula="of:=IF(ISBLANK([.J14]);&quot;&quot;;IF([.$AA$1];IF([.J14]=[$Données.AC68];1;0);&quot;&quot;))">
            <text:p/>
          </table:table-cell>
          <table:table-cell table:style-name="ce570" table:formula="of:=IF(ISBLANK([.K14]);&quot;&quot;;IF([.$AA$1];IF([.K14]=[$Données.AD68];1;0);&quot;&quot;))">
            <text:p/>
          </table:table-cell>
          <table:table-cell table:style-name="ce570" table:formula="of:=IF(ISBLANK([.L14]);&quot;&quot;;IF([.$AA$1];IF([.L14]=[$Données.AE68];1;0);&quot;&quot;))">
            <text:p/>
          </table:table-cell>
          <table:table-cell table:style-name="ce589" table:formula="of:=IF(ISBLANK([.M14]);&quot;&quot;;IF([.$AA$1];IF([.M14]=[$Données.AF68];1;0);&quot;&quot;))">
            <text:p/>
          </table:table-cell>
          <table:table-cell table:style-name="ce234" table:number-columns-repeated="4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12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509" table:formula="of:=IF(AND([.$AA$1];[.$AA$2]);[$Données.V69];&quot;&quot;)">
            <text:p/>
          </table:table-cell>
          <table:table-cell table:style-name="ce509" table:formula="of:=IF(AND([.$AA$1];[.$AA$2]);[$Données.W69];&quot;&quot;)">
            <text:p/>
          </table:table-cell>
          <table:table-cell table:style-name="ce509" table:formula="of:=IF(AND([.$AA$1];[.$AA$2]);[$Données.X69];&quot;&quot;)">
            <text:p/>
          </table:table-cell>
          <table:table-cell table:style-name="ce509" table:formula="of:=IF(AND([.$AA$1];[.$AA$2]);[$Données.Y69];&quot;&quot;)">
            <text:p/>
          </table:table-cell>
          <table:table-cell table:style-name="ce509" table:formula="of:=IF(AND([.$AA$1];[.$AA$2]);[$Données.Z69];&quot;&quot;)">
            <text:p/>
          </table:table-cell>
          <table:table-cell table:style-name="ce600" table:formula="of:=IF(AND([.$AA$1];[.$AA$2]);[$Données.AA69];&quot;&quot;)">
            <text:p/>
          </table:table-cell>
          <table:table-cell table:style-name="ce509" table:formula="of:=IF(AND([.$AA$1];[.$AA$2]);[$Données.AB69];&quot;&quot;)">
            <text:p/>
          </table:table-cell>
          <table:table-cell table:style-name="ce509" table:formula="of:=IF(AND([.$AA$1];[.$AA$2]);[$Données.AC69];&quot;&quot;)">
            <text:p/>
          </table:table-cell>
          <table:table-cell table:style-name="ce509" table:formula="of:=IF(AND([.$AA$1];[.$AA$2]);[$Données.AD69];&quot;&quot;)">
            <text:p/>
          </table:table-cell>
          <table:table-cell table:style-name="ce509" table:formula="of:=IF(AND([.$AA$1];[.$AA$2]);[$Données.AE69];&quot;&quot;)">
            <text:p/>
          </table:table-cell>
          <table:table-cell table:style-name="ce611" table:formula="of:=IF(AND([.$AA$1];[.$AA$2]);[$Données.AF69];&quot;&quot;)">
            <text:p/>
          </table:table-cell>
          <table:table-cell table:style-name="ce234" table:number-columns-repeated="4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8">
          <table:table-cell table:style-name="ce57" table:number-columns-spanned="2" table:number-rows-spanned="1"/>
          <table:covered-table-cell table:style-name="ce461"/>
          <table:table-cell table:style-name="ce478"/>
          <table:table-cell table:style-name="ce495" table:number-columns-repeated="4"/>
          <table:table-cell table:style-name="ce446" table:number-columns-repeated="6"/>
          <table:table-cell table:style-name="ce358" table:number-columns-repeated="7"/>
          <table:table-cell table:number-columns-repeated="1004"/>
        </table:table-row>
        <table:table-row table:style-name="ro8">
          <table:table-cell table:style-name="ce167" office:value-type="string" calcext:value-type="string" table:number-columns-spanned="7" table:number-rows-spanned="1">
            <text:p>Ensemble solution de l’inéquation<text:span text:style-name="T4"> </text:span><text:span text:style-name="T27">f </text:span><text:span text:style-name="T4">(</text:span><text:span text:style-name="T27">x</text:span><text:span text:style-name="T4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AE71]" office:value-type="string" office:string-value="&gt;" calcext:value-type="string">
            <text:p>&gt;</text:p>
          </table:table-cell>
          <table:table-cell table:style-name="ce568" office:value-type="float" office:value="0" calcext:value-type="float">
            <text:p>0</text:p>
          </table:table-cell>
          <table:table-cell table:style-name="ce292" table:number-columns-repeated="2"/>
          <table:table-cell table:style-name="ce501"/>
          <table:table-cell table:style-name="ce408"/>
          <table:table-cell table:number-columns-repeated="1011"/>
        </table:table-row>
        <table:table-row table:style-name="ro8">
          <table:table-cell table:style-name="ce446"/>
          <table:table-cell table:style-name="ce458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46"/>
          <table:table-cell table:style-name="ce477" table:formula="of:=IF(ISBLANK([.C19]);&quot;&quot;;IF([.$AA$1];IF([.C19]=[$Données.V72];1;0);&quot;&quot;))">
            <text:p/>
          </table:table-cell>
          <table:table-cell table:style-name="ce570" table:formula="of:=IF(ISBLANK([.D19]);&quot;&quot;;IF([.$AA$1];IF([.D19]=[$Données.W72];1;0);&quot;&quot;))">
            <text:p/>
          </table:table-cell>
          <table:table-cell table:style-name="ce570" table:formula="of:=IF(ISBLANK([.E19]);&quot;&quot;;IF([.$AA$1];IF([.E19]=[$Données.X72];1;0);&quot;&quot;))">
            <text:p/>
          </table:table-cell>
          <table:table-cell table:style-name="ce570" table:formula="of:=IF(ISBLANK([.F19]);&quot;&quot;;IF([.$AA$1];IF([.F19]=[$Données.Y72];1;0);&quot;&quot;))">
            <text:p/>
          </table:table-cell>
          <table:table-cell table:style-name="ce570" table:formula="of:=IF(ISBLANK([.G19]);&quot;&quot;;IF([.$AA$1];IF([.G19]=[$Données.Z72];1;0);&quot;&quot;))">
            <text:p/>
          </table:table-cell>
          <table:table-cell table:style-name="ce570" table:formula="of:=IF(ISBLANK([.H19]);&quot;&quot;;IF([.$AA$1];IF([.H19]=[$Données.AA72];1;0);&quot;&quot;))">
            <text:p/>
          </table:table-cell>
          <table:table-cell table:style-name="ce570" table:formula="of:=IF(ISBLANK([.I19]);&quot;&quot;;IF([.$AA$1];IF([.I19]=[$Données.AB72];1;0);&quot;&quot;))">
            <text:p/>
          </table:table-cell>
          <table:table-cell table:style-name="ce570" table:formula="of:=IF(ISBLANK([.J19]);&quot;&quot;;IF([.$AA$1];IF([.J19]=[$Données.AC72];1;0);&quot;&quot;))">
            <text:p/>
          </table:table-cell>
          <table:table-cell table:style-name="ce570" table:formula="of:=IF(ISBLANK([.K19]);&quot;&quot;;IF([.$AA$1];IF([.K19]=[$Données.AD72];1;0);&quot;&quot;))">
            <text:p/>
          </table:table-cell>
          <table:table-cell table:style-name="ce570" table:formula="of:=IF(ISBLANK([.L19]);&quot;&quot;;IF([.$AA$1];IF([.L19]=[$Données.AE72];1;0);&quot;&quot;))">
            <text:p/>
          </table:table-cell>
          <table:table-cell table:style-name="ce589" table:formula="of:=IF(ISBLANK([.M19]);&quot;&quot;;IF([.$AA$1];IF([.M19]=[$Données.AF72];1;0);&quot;&quot;))">
            <text:p/>
          </table:table-cell>
          <table:table-cell table:number-columns-repeated="1011"/>
        </table:table-row>
        <table:table-row table:style-name="ro12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509" table:formula="of:=IF(AND([.$AA$1];[.$AA$2]);[$Données.V73];&quot;&quot;)">
            <text:p/>
          </table:table-cell>
          <table:table-cell table:style-name="ce509" table:formula="of:=IF(AND([.$AA$1];[.$AA$2]);[$Données.W73];&quot;&quot;)">
            <text:p/>
          </table:table-cell>
          <table:table-cell table:style-name="ce509" table:formula="of:=IF(AND([.$AA$1];[.$AA$2]);[$Données.X73];&quot;&quot;)">
            <text:p/>
          </table:table-cell>
          <table:table-cell table:style-name="ce509" table:formula="of:=IF(AND([.$AA$1];[.$AA$2]);[$Données.Y73];&quot;&quot;)">
            <text:p/>
          </table:table-cell>
          <table:table-cell table:style-name="ce509" table:formula="of:=IF(AND([.$AA$1];[.$AA$2]);[$Données.Z73];&quot;&quot;)">
            <text:p/>
          </table:table-cell>
          <table:table-cell table:style-name="ce600" table:formula="of:=IF(AND([.$AA$1];[.$AA$2]);[$Données.AA73];&quot;&quot;)">
            <text:p/>
          </table:table-cell>
          <table:table-cell table:style-name="ce509" table:formula="of:=IF(AND([.$AA$1];[.$AA$2]);[$Données.AB73];&quot;&quot;)">
            <text:p/>
          </table:table-cell>
          <table:table-cell table:style-name="ce509" table:formula="of:=IF(AND([.$AA$1];[.$AA$2]);[$Données.AC73];&quot;&quot;)">
            <text:p/>
          </table:table-cell>
          <table:table-cell table:style-name="ce509" table:formula="of:=IF(AND([.$AA$1];[.$AA$2]);[$Données.AD73];&quot;&quot;)">
            <text:p/>
          </table:table-cell>
          <table:table-cell table:style-name="ce509" table:formula="of:=IF(AND([.$AA$1];[.$AA$2]);[$Données.AE73];&quot;&quot;)">
            <text:p/>
          </table:table-cell>
          <table:table-cell table:style-name="ce611" table:formula="of:=IF(AND([.$AA$1];[.$AA$2]);[$Données.AF73];&quot;&quot;)">
            <text:p/>
          </table:table-cell>
          <table:table-cell table:number-columns-repeated="1011"/>
        </table:table-row>
        <table:table-row table:style-name="ro12">
          <table:table-cell table:style-name="ce455"/>
          <table:table-cell table:style-name="ce470"/>
          <table:table-cell table:style-name="ce489"/>
          <table:table-cell table:style-name="ce455"/>
          <table:table-cell table:style-name="ce507"/>
          <table:table-cell table:style-name="ce489"/>
          <table:table-cell table:style-name="ce455"/>
          <table:table-cell table:style-name="ce543"/>
          <table:table-cell table:number-columns-repeated="1016"/>
        </table:table-row>
        <table:table-row table:style-name="ro8">
          <table:table-cell table:style-name="ce455"/>
          <table:table-cell table:style-name="ce473"/>
          <table:table-cell table:style-name="ce489" table:number-columns-spanned="2" table:number-rows-spanned="1"/>
          <table:covered-table-cell table:style-name="ce455"/>
          <table:table-cell table:style-name="ce455"/>
          <table:table-cell table:style-name="ce455" table:number-columns-spanned="2" table:number-rows-spanned="1"/>
          <table:covered-table-cell table:style-name="ce489"/>
          <table:table-cell table:style-name="ce560"/>
          <table:table-cell table:number-columns-repeated="1016"/>
        </table:table-row>
        <table:table-row table:style-name="ro8" table:number-rows-repeated="2">
          <table:table-cell table:style-name="ce234"/>
          <table:table-cell table:number-columns-repeated="4"/>
          <table:table-cell table:style-name="ce342"/>
          <table:table-cell table:number-columns-repeated="1018"/>
        </table:table-row>
        <table:table-row table:style-name="ro8">
          <table:table-cell table:style-name="ce239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6"/>
          <table:table-cell table:number-columns-repeated="18"/>
          <table:table-cell table:number-columns-repeated="3" table:style-name="ce361" office:value-type="boolean" office:boolean-value="true" calcext:value-type="boolean">
            <text:p>VRAI</text:p>
          </table:table-cell>
          <table:table-cell table:number-columns-repeated="995"/>
        </table:table-row>
        <table:table-row table:style-name="ro8" table:number-rows-repeated="5">
          <table:table-cell table:number-columns-repeated="1024"/>
        </table:table-row>
        <table:table-row table:style-name="ro8" table:number-rows-repeated="2">
          <table:table-cell/>
          <table:table-cell table:style-name="Default"/>
          <table:table-cell table:number-columns-repeated="1022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(In)équation niveau 1'.C7:'(In)équation niveau 1'.G11 '(In)équation niveau 1'.C16:'(In)équation niveau 1'.G17 '(In)équation niveau 1'.H16:'(In)équation niveau 1'.M16 '(In)équation niveau 1'.C16:'(In)équation niveau 1'.C17 '(In)équation niveau 1'.C15:'(In)équation niveau 1'.M15 '(In)équation niveau 1'.C20:'(In)équation niveau 1'.M21">
            <calcext:condition calcext:apply-style-name="VRAI" calcext:value="formula-is(IF([.C6]=0))" calcext:base-cell-address="'(In)équation niveau 1'.C7"/>
            <calcext:condition calcext:apply-style-name="FAUX" calcext:value="formula-is(IF([.C6]=1))" calcext:base-cell-address="'(In)équation niveau 1'.C7"/>
          </calcext:conditional-format>
          <calcext:conditional-format calcext:target-range-address="'(In)équation niveau 1'.C7:'(In)équation niveau 1'.G7 '(In)équation niveau 1'.C15:'(In)équation niveau 1'.M15 '(In)équation niveau 1'.C20:'(In)équation niveau 1'.M20">
            <calcext:condition calcext:apply-style-name="FAUX" calcext:value="formula-is(IF([.C7]=1))" calcext:base-cell-address="'(In)équation niveau 1'.C7"/>
            <calcext:condition calcext:apply-style-name="VRAI" calcext:value="formula-is(IF([.C7]=0))" calcext:base-cell-address="'(In)équation niveau 1'.C7"/>
          </calcext:conditional-format>
          <calcext:conditional-format calcext:target-range-address="'(In)équation niveau 1'.C9:'(In)équation niveau 1'.G11 '(In)équation niveau 1'.C17:'(In)équation niveau 1'.G17 '(In)équation niveau 1'.C8:'(In)équation niveau 1'.C11 '(In)équation niveau 1'.D8:'(In)équation niveau 1'.G8 '(In)équation niveau 1'.C16:'(In)équation niveau 1'.C17 '(In)équation niveau 1'.D16:'(In)équation niveau 1'.M16 '(In)équation niveau 1'.C21:'(In)équation niveau 1'.M21">
            <calcext:condition calcext:apply-style-name="FAUX" calcext:value="formula-is(IF([.C7]=1))" calcext:base-cell-address="'(In)équation niveau 1'.C8"/>
            <calcext:condition calcext:apply-style-name="VRAI" calcext:value="formula-is(IF([.C7]=0))" calcext:base-cell-address="'(In)équation niveau 1'.C8"/>
          </calcext:conditional-format>
        </calcext:conditional-formats>
      </table:table>
      <table:table table:name="(In)équation niveau 2" table:style-name="ta2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24" form:id="control24" form:label="Résultats" form:input-required="false" form:linked-cell="'(In)équation niveau 2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5" form:id="control25" form:label="Réponses" form:input-required="false" form:linked-cell="'(In)équation niveau 2'.B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7" form:id="control2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In_equation_niveau_2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95mm" svg:x="335.67mm" svg:y="327.97mm" draw:control="control24"/>
          <draw:control draw:z-index="1" draw:style-name="gr4" draw:text-style-name="P3" svg:width="45.05mm" svg:height="14.54mm" svg:x="386.03mm" svg:y="328.15mm" draw:control="control25"/>
          <draw:frame draw:z-index="2" draw:style-name="gr6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3" draw:style-name="gr3" draw:text-style-name="P3" svg:width="114.96mm" svg:height="15mm" svg:x="59.37mm" svg:y="327.43mm" draw:control="control26"/>
          <draw:control draw:z-index="4" draw:style-name="gr3" draw:text-style-name="P3" svg:width="45.28mm" svg:height="15mm" svg:x="6.98mm" svg:y="327.93mm" draw:control="control27"/>
        </table:shapes>
        <table:table-column table:style-name="co24" table:default-cell-style-name="ce446"/>
        <table:table-column table:style-name="co25" table:default-cell-style-name="ce70"/>
        <table:table-column table:style-name="co26" table:number-columns-repeated="11" table:default-cell-style-name="ce70"/>
        <table:table-column table:style-name="co1" table:number-columns-repeated="1007" table:default-cell-style-name="ce70"/>
        <table:table-column table:style-name="co1" table:number-columns-repeated="4" table:default-cell-style-name="ce446"/>
        <table:table-row table:style-name="ro16">
          <table:table-cell table:style-name="ce364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number-columns-repeated="2" table:style-name="ce444"/>
          <table:covered-table-cell table:style-name="ce472"/>
          <table:covered-table-cell table:style-name="ce485"/>
          <table:table-cell table:style-name="ce357" table:formula="of:=IF([.$B$32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8">
          <table:table-cell table:style-name="ce117"/>
          <table:table-cell table:style-name="ce126"/>
          <table:table-cell table:style-name="ce133"/>
          <table:table-cell table:style-name="ce148"/>
          <table:table-cell table:style-name="ce461" table:number-columns-repeated="2"/>
          <table:table-cell table:number-columns-repeated="1018"/>
        </table:table-row>
        <table:table-row table:style-name="ro8">
          <table:table-cell table:style-name="ce53" office:value-type="string" calcext:value-type="string" table:number-columns-spanned="5" table:number-rows-spanned="1">
            <text:p>Fonctions définies sur [-10 ; 10]</text:p>
          </table:table-cell>
          <table:covered-table-cell table:style-name="ce446"/>
          <table:covered-table-cell table:style-name="ce73"/>
          <table:covered-table-cell table:number-columns-repeated="2"/>
          <table:table-cell table:number-columns-repeated="1019"/>
        </table:table-row>
        <table:table-row table:style-name="ro8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8">
          <table:table-cell table:style-name="ce118" office:value-type="string" calcext:value-type="string" table:number-columns-spanned="7" table:number-rows-spanned="1">
            <text:p>Ensemble solution de l’équation <text:span text:style-name="T28">f </text:span><text:span text:style-name="T29">(</text:span><text:span text:style-name="T28">x</text:span><text:span text:style-name="T29">)</text:span> = <text:span text:style-name="T30">g</text:span><text:span text:style-name="T31">(</text:span><text:span text:style-name="T30">x</text:span><text:span text:style-name="T31">)</text:span></text:p>
          </table:table-cell>
          <table:covered-table-cell table:style-name="ce446"/>
          <table:covered-table-cell table:style-name="ce36"/>
          <table:covered-table-cell table:style-name="ce446"/>
          <table:covered-table-cell table:style-name="ce458"/>
          <table:covered-table-cell table:number-columns-repeated="2"/>
          <table:table-cell table:number-columns-repeated="1017"/>
        </table:table-row>
        <table:table-row table:style-name="ro17">
          <table:table-cell/>
          <table:table-cell table:style-name="ce458" office:value-type="string" calcext:value-type="string">
            <text:p>S =</text:p>
          </table:table-cell>
          <table:table-cell table:style-name="ce241"/>
          <table:table-cell table:style-name="ce282" table:number-columns-repeated="3"/>
          <table:table-cell table:style-name="ce369"/>
          <table:table-cell table:style-name="ce446"/>
          <table:table-cell table:style-name="ce36"/>
          <table:table-cell table:number-columns-repeated="1015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46"/>
          <table:table-cell table:style-name="ce637" table:formula="of:=IF(ISBLANK([.C6]);&quot;&quot;;IF([.$B$32];IF([.C6]=[Données.B59];1;0);&quot;&quot;))">
            <text:p/>
          </table:table-cell>
          <table:table-cell table:style-name="ce653" table:formula="of:=IF(ISBLANK([.D6]);&quot;&quot;;IF([.$B$32];IF([.D6]=[Données.C59];1;0);&quot;&quot;))">
            <text:p/>
          </table:table-cell>
          <table:table-cell table:style-name="ce664" table:formula="of:=IF(ISBLANK([.E6]);&quot;&quot;;IF([.$B$32];IF([.E6]=[Données.D59];1;0);&quot;&quot;))">
            <text:p/>
          </table:table-cell>
          <table:table-cell table:style-name="ce672" table:formula="of:=IF(ISBLANK([.F6]);&quot;&quot;;IF([.$B$32];IF([.F6]=[Données.E59];1;0);&quot;&quot;))">
            <text:p/>
          </table:table-cell>
          <table:table-cell table:style-name="ce702" table:formula="of:=IF(ISBLANK([.G6]);&quot;&quot;;IF([.$B$32];IF([.G6]=[Données.F59];1;0);&quot;&quot;))">
            <text:p/>
          </table:table-cell>
          <table:table-cell table:style-name="ce446"/>
          <table:table-cell table:style-name="ce206"/>
          <table:table-cell table:number-columns-repeated="1015"/>
        </table:table-row>
        <table:table-row table:style-name="ro17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500" table:formula="of:=IF(AND([.$B$32];[.$B$33]);[Données.B59];&quot;&quot;)">
            <text:p/>
          </table:table-cell>
          <table:table-cell table:style-name="ce522" table:formula="of:=IF(AND([.$B$32];[.$B$33]);[Données.C59];&quot;&quot;)">
            <text:p/>
          </table:table-cell>
          <table:table-cell table:style-name="ce556" table:formula="of:=IF(AND([.$B$32];[.$B$33]);[Données.D59];&quot;&quot;)">
            <text:p/>
          </table:table-cell>
          <table:table-cell table:style-name="ce573" table:formula="of:=IF(AND([.$B$32];[.$B$33]);[Données.E59];&quot;&quot;)">
            <text:p/>
          </table:table-cell>
          <table:table-cell table:style-name="ce582" table:formula="of:=IF(AND([.$B$32];[.$B$33]);[Données.F59];&quot;&quot;)">
            <text:p/>
          </table:table-cell>
          <table:table-cell table:style-name="ce446"/>
          <table:table-cell table:style-name="ce204"/>
          <table:table-cell table:number-columns-repeated="1015"/>
        </table:table-row>
        <table:table-row table:style-name="ro17">
          <table:table-cell table:style-name="ce57"/>
          <table:table-cell table:style-name="ce46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46"/>
          <table:table-cell table:style-name="ce204"/>
          <table:table-cell table:number-columns-repeated="1015"/>
        </table:table-row>
        <table:table-row table:style-name="ro17">
          <table:table-cell table:style-name="ce294" office:value-type="string" calcext:value-type="string">
            <text:p>Saisir <text:span text:style-name="T20">ou</text:span> pour le symbole <text:span text:style-name="T21"></text:span> (union).</text:p>
          </table:table-cell>
          <table:table-cell table:style-name="ce46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46"/>
          <table:table-cell table:style-name="ce204"/>
          <table:table-cell table:number-columns-repeated="1015"/>
        </table:table-row>
        <table:table-row table:style-name="ro17">
          <table:table-cell table:style-name="ce331" office:value-type="string" calcext:value-type="string">
            <text:p><text:span text:style-name="T22">Saisir </text:span><text:span text:style-name="T23">et</text:span><text:span text:style-name="T24"> pour le symbole </text:span><text:span text:style-name="T25"></text:span><text:span text:style-name="T24"> (intersection).</text:span></text:p>
          </table:table-cell>
          <table:table-cell table:style-name="ce461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46"/>
          <table:table-cell table:style-name="ce204"/>
          <table:table-cell table:number-columns-repeated="1015"/>
        </table:table-row>
        <table:table-row table:style-name="ro8">
          <table:table-cell table:style-name="ce57"/>
          <table:table-cell table:style-name="ce446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8">
          <table:table-cell table:style-name="ce167" office:value-type="string" calcext:value-type="string" table:number-columns-spanned="7" table:number-rows-spanned="1">
            <text:p>Ensemble solution de l’inéquation <text:span text:style-name="T32">f </text:span><text:span text:style-name="T33">(</text:span><text:span text:style-name="T34">x</text:span><text:span text:style-name="T33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501"/>
          <table:table-cell table:style-name="ce380" table:formula="of:=[$Données.K67]" office:value-type="string" office:string-value="≤" calcext:value-type="string">
            <text:p>≤</text:p>
          </table:table-cell>
          <table:table-cell table:style-name="ce677" office:value-type="string" calcext:value-type="string">
            <text:p><text:span text:style-name="T19">g</text:span>(<text:span text:style-name="T19">x</text:span>)</text:p>
          </table:table-cell>
          <table:table-cell table:style-name="ce306" table:number-columns-repeated="3"/>
          <table:table-cell table:style-name="ce319"/>
          <table:table-cell table:number-columns-repeated="1011"/>
        </table:table-row>
        <table:table-row table:style-name="ro17">
          <table:table-cell/>
          <table:table-cell table:style-name="ce458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46"/>
          <table:table-cell table:style-name="ce643" table:formula="of:=IF(ISBLANK([.C14]);&quot;&quot;;IF([.$B$32];IF([.C14]=[Données.B68];1;0);&quot;&quot;))">
            <text:p/>
          </table:table-cell>
          <table:table-cell table:style-name="ce658" table:formula="of:=IF(ISBLANK([.D14]);&quot;&quot;;IF([.$B$32];IF([.D14]=[Données.C68];1;0);&quot;&quot;))">
            <text:p/>
          </table:table-cell>
          <table:table-cell table:style-name="ce658" table:formula="of:=IF(ISBLANK([.E14]);&quot;&quot;;IF([.$B$32];IF([.E14]=[Données.D68];1;0);&quot;&quot;))">
            <text:p/>
          </table:table-cell>
          <table:table-cell table:style-name="ce658" table:formula="of:=IF(ISBLANK([.F14]);&quot;&quot;;IF([.$B$32];IF([.F14]=[Données.E68];1;0);&quot;&quot;))">
            <text:p/>
          </table:table-cell>
          <table:table-cell table:style-name="ce658" table:formula="of:=IF(ISBLANK([.G14]);&quot;&quot;;IF([.$B$32];IF([.G14]=[Données.F68];1;0);&quot;&quot;))">
            <text:p/>
          </table:table-cell>
          <table:table-cell table:style-name="ce724" table:formula="of:=IF(ISBLANK([.H14]);&quot;&quot;;IF([.$B$32];IF([.H14]=[Données.G68];1;0);&quot;&quot;))">
            <text:p/>
          </table:table-cell>
          <table:table-cell table:style-name="ce733" table:formula="of:=IF(ISBLANK([.I14]);&quot;&quot;;IF([.$B$32];IF([.I14]=[Données.H68];1;0);&quot;&quot;))">
            <text:p/>
          </table:table-cell>
          <table:table-cell table:style-name="ce736" table:formula="of:=IF(ISBLANK([.J14]);&quot;&quot;;IF([.$B$32];IF([.J14]=[Données.I68];1;0);&quot;&quot;))">
            <text:p/>
          </table:table-cell>
          <table:table-cell table:style-name="ce738" table:formula="of:=IF(ISBLANK([.K14]);&quot;&quot;;IF([.$B$32];IF([.K14]=[Données.J68];1;0);&quot;&quot;))">
            <text:p/>
          </table:table-cell>
          <table:table-cell table:style-name="ce744" table:formula="of:=IF(ISBLANK([.L14]);&quot;&quot;;IF([.$B$32];IF([.L14]=[Données.K68];1;0);&quot;&quot;))">
            <text:p/>
          </table:table-cell>
          <table:table-cell table:style-name="ce745" table:formula="of:=IF(ISBLANK([.M14]);&quot;&quot;;IF([.$B$32];IF([.M14]=[Données.L68];1;0);&quot;&quot;))">
            <text:p/>
          </table:table-cell>
          <table:table-cell table:number-columns-repeated="1011"/>
        </table:table-row>
        <table:table-row table:style-name="ro17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54" table:formula="of:=IF(AND([.$B$32];[.$B$33]);[Données.B69];&quot;&quot;)">
            <text:p/>
          </table:table-cell>
          <table:table-cell table:style-name="ce454" table:formula="of:=IF(AND([.$B$32];[.$B$33]);[Données.C69];&quot;&quot;)">
            <text:p/>
          </table:table-cell>
          <table:table-cell table:style-name="ce454" table:formula="of:=IF(AND([.$B$32];[.$B$33]);[Données.D69];&quot;&quot;)">
            <text:p/>
          </table:table-cell>
          <table:table-cell table:style-name="ce454" table:formula="of:=IF(AND([.$B$32];[.$B$33]);[Données.E69];&quot;&quot;)">
            <text:p/>
          </table:table-cell>
          <table:table-cell table:style-name="ce454" table:formula="of:=IF(AND([.$B$32];[.$B$33]);[Données.F69];&quot;&quot;)">
            <text:p/>
          </table:table-cell>
          <table:table-cell table:style-name="ce515" table:formula="of:=IF(AND([.$B$32];[.$B$33]);[Données.G69];&quot;&quot;)">
            <text:p/>
          </table:table-cell>
          <table:table-cell table:style-name="ce454" table:formula="of:=IF(AND([.$B$32];[.$B$33]);[Données.H69];&quot;&quot;)">
            <text:p/>
          </table:table-cell>
          <table:table-cell table:style-name="ce454" table:formula="of:=IF(AND([.$B$32];[.$B$33]);[Données.I69];&quot;&quot;)">
            <text:p/>
          </table:table-cell>
          <table:table-cell table:style-name="ce454" table:formula="of:=IF(AND([.$B$32];[.$B$33]);[Données.J69];&quot;&quot;)">
            <text:p/>
          </table:table-cell>
          <table:table-cell table:style-name="ce454" table:formula="of:=IF(AND([.$B$32];[.$B$33]);[Données.K69];&quot;&quot;)">
            <text:p/>
          </table:table-cell>
          <table:table-cell table:style-name="ce545" table:formula="of:=IF(AND([.$B$32];[.$B$33]);[Données.L69];&quot;&quot;)">
            <text:p/>
          </table:table-cell>
          <table:table-cell table:number-columns-repeated="1011"/>
        </table:table-row>
        <table:table-row table:style-name="ro8">
          <table:table-cell table:style-name="ce57" table:number-columns-spanned="2" table:number-rows-spanned="1"/>
          <table:covered-table-cell table:style-name="ce461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46" table:number-columns-repeated="6"/>
          <table:table-cell table:number-columns-repeated="1011"/>
        </table:table-row>
        <table:table-row table:style-name="ro18">
          <table:table-cell table:style-name="ce167" office:value-type="string" calcext:value-type="string" table:number-columns-spanned="7" table:number-rows-spanned="1">
            <text:p>Ensemble solution de l’inéquation <text:span text:style-name="T32">f </text:span><text:span text:style-name="T33">(</text:span><text:span text:style-name="T34">x</text:span><text:span text:style-name="T33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&gt;" calcext:value-type="string">
            <text:p>&gt;</text:p>
          </table:table-cell>
          <table:table-cell table:style-name="ce677" office:value-type="string" calcext:value-type="string">
            <text:p><text:span text:style-name="T19">g</text:span>(<text:span text:style-name="T19">x</text:span>)</text:p>
          </table:table-cell>
          <table:table-cell table:style-name="ce306" table:number-columns-repeated="2"/>
          <table:table-cell table:style-name="ce501"/>
          <table:table-cell table:style-name="ce408"/>
          <table:table-cell table:number-columns-repeated="1011"/>
        </table:table-row>
        <table:table-row table:style-name="ro17">
          <table:table-cell/>
          <table:table-cell table:style-name="ce458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46"/>
          <table:table-cell table:style-name="ce647" table:formula="of:=IF(ISBLANK([.C19]);&quot;&quot;;IF([.$B$32];IF([.C19]=[Données.B72];1;0);&quot;&quot;))">
            <text:p/>
          </table:table-cell>
          <table:table-cell table:style-name="ce660" table:formula="of:=IF(ISBLANK([.D19]);&quot;&quot;;IF([.$B$32];IF([.D19]=[Données.C72];1;0);&quot;&quot;))">
            <text:p/>
          </table:table-cell>
          <table:table-cell table:style-name="ce660" table:formula="of:=IF(ISBLANK([.E19]);&quot;&quot;;IF([.$B$32];IF([.E19]=[Données.D72];1;0);&quot;&quot;))">
            <text:p/>
          </table:table-cell>
          <table:table-cell table:style-name="ce660" table:formula="of:=IF(ISBLANK([.F19]);&quot;&quot;;IF([.$B$32];IF([.F19]=[Données.E72];1;0);&quot;&quot;))">
            <text:p/>
          </table:table-cell>
          <table:table-cell table:style-name="ce660" table:formula="of:=IF(ISBLANK([.G19]);&quot;&quot;;IF([.$B$32];IF([.G19]=[Données.F72];1;0);&quot;&quot;))">
            <text:p/>
          </table:table-cell>
          <table:table-cell table:style-name="ce660" table:formula="of:=IF(ISBLANK([.H19]);&quot;&quot;;IF([.$B$32];IF([.H19]=[Données.G72];1;0);&quot;&quot;))">
            <text:p/>
          </table:table-cell>
          <table:table-cell table:style-name="ce660" table:formula="of:=IF(ISBLANK([.I19]);&quot;&quot;;IF([.$B$32];IF([.I19]=[Données.H72];1;0);&quot;&quot;))">
            <text:p/>
          </table:table-cell>
          <table:table-cell table:style-name="ce660" table:formula="of:=IF(ISBLANK([.J19]);&quot;&quot;;IF([.$B$32];IF([.J19]=[Données.I72];1;0);&quot;&quot;))">
            <text:p/>
          </table:table-cell>
          <table:table-cell table:style-name="ce660" table:formula="of:=IF(ISBLANK([.K19]);&quot;&quot;;IF([.$B$32];IF([.K19]=[Données.J72];1;0);&quot;&quot;))">
            <text:p/>
          </table:table-cell>
          <table:table-cell table:style-name="ce660" table:formula="of:=IF(ISBLANK([.L19]);&quot;&quot;;IF([.$B$32];IF([.L19]=[Données.K72];1;0);&quot;&quot;))">
            <text:p/>
          </table:table-cell>
          <table:table-cell table:style-name="ce750" table:formula="of:=IF(ISBLANK([.M19]);&quot;&quot;;IF([.$B$32];IF([.M19]=[Données.L72];1;0);&quot;&quot;))">
            <text:p/>
          </table:table-cell>
          <table:table-cell table:number-columns-repeated="1011"/>
        </table:table-row>
        <table:table-row table:style-name="ro17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60" table:formula="of:=IF(AND([.$B$32];[.$B$33]);[Données.B73];&quot;&quot;)">
            <text:p/>
          </table:table-cell>
          <table:table-cell table:style-name="ce469" table:formula="of:=IF(AND([.$B$32];[.$B$33]);[Données.C73];&quot;&quot;)">
            <text:p/>
          </table:table-cell>
          <table:table-cell table:style-name="ce480" table:formula="of:=IF(AND([.$B$32];[.$B$33]);[Données.D73];&quot;&quot;)">
            <text:p/>
          </table:table-cell>
          <table:table-cell table:style-name="ce496" table:formula="of:=IF(AND([.$B$32];[.$B$33]);[Données.E73];&quot;&quot;)">
            <text:p/>
          </table:table-cell>
          <table:table-cell table:style-name="ce510" table:formula="of:=IF(AND([.$B$32];[.$B$33]);[Données.F73];&quot;&quot;)">
            <text:p/>
          </table:table-cell>
          <table:table-cell table:style-name="ce516" table:formula="of:=IF(AND([.$B$32];[.$B$33]);[Données.G73];&quot;&quot;)">
            <text:p/>
          </table:table-cell>
          <table:table-cell table:style-name="ce526" table:formula="of:=IF(AND([.$B$32];[.$B$33]);[Données.H73];&quot;&quot;)">
            <text:p/>
          </table:table-cell>
          <table:table-cell table:style-name="ce532" table:formula="of:=IF(AND([.$B$32];[.$B$33]);[Données.I73];&quot;&quot;)">
            <text:p/>
          </table:table-cell>
          <table:table-cell table:style-name="ce536" table:formula="of:=IF(AND([.$B$32];[.$B$33]);[Données.J73];&quot;&quot;)">
            <text:p/>
          </table:table-cell>
          <table:table-cell table:style-name="ce536" table:formula="of:=IF(AND([.$B$32];[.$B$33]);[Données.K73];&quot;&quot;)">
            <text:p/>
          </table:table-cell>
          <table:table-cell table:style-name="ce558" table:formula="of:=IF(AND([.$B$32];[.$B$33]);[Données.L73];&quot;&quot;)">
            <text:p/>
          </table:table-cell>
          <table:table-cell table:number-columns-repeated="101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65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8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(In)équation niveau 2'.I7:'(In)équation niveau 2'.I7">
            <calcext:condition calcext:apply-style-name="VRAI" calcext:value="formula-is(IF([.K7]=0))" calcext:base-cell-address="'(In)équation niveau 2'.I7"/>
            <calcext:condition calcext:apply-style-name="FAUX" calcext:value="formula-is(IF([.K7]=1))" calcext:base-cell-address="'(In)équation niveau 2'.I7"/>
          </calcext:conditional-format>
          <calcext:conditional-format calcext:target-range-address="'(In)équation niveau 2'.H12:'(In)équation niveau 2'.I12 '(In)équation niveau 2'.I8:'(In)équation niveau 2'.I11">
            <calcext:condition calcext:apply-style-name="VRAI" calcext:value="formula-is(IF([.H7]=0))" calcext:base-cell-address="'(In)équation niveau 2'.H8"/>
            <calcext:condition calcext:apply-style-name="FAUX" calcext:value="formula-is(IF([.H7]=1))" calcext:base-cell-address="'(In)équation niveau 2'.H8"/>
          </calcext:conditional-format>
          <calcext:conditional-format calcext:target-range-address="'(In)équation niveau 2'.C7:'(In)équation niveau 2'.C12 '(In)équation niveau 2'.E12:'(In)équation niveau 2'.G12">
            <calcext:condition calcext:apply-style-name="VRAI" calcext:value="formula-is(IF([.C6]=0))" calcext:base-cell-address="'(In)équation niveau 2'.C7"/>
            <calcext:condition calcext:apply-style-name="FAUX" calcext:value="formula-is(IF([.C6]=1))" calcext:base-cell-address="'(In)équation niveau 2'.C7"/>
          </calcext:conditional-format>
          <calcext:conditional-format calcext:target-range-address="'(In)équation niveau 2'.C8:'(In)équation niveau 2'.C11">
            <calcext:condition calcext:apply-style-name="VRAI" calcext:value="formula-is(IF([.C7]=0))" calcext:base-cell-address="'(In)équation niveau 2'.C8"/>
            <calcext:condition calcext:apply-style-name="FAUX" calcext:value="formula-is(IF([.C7]=1))" calcext:base-cell-address="'(In)équation niveau 2'.C8"/>
          </calcext:conditional-format>
          <calcext:conditional-format calcext:target-range-address="'(In)équation niveau 2'.C7:'(In)équation niveau 2'.C7">
            <calcext:condition calcext:apply-style-name="FAUX" calcext:value="formula-is(IF([.C7]=1))" calcext:base-cell-address="'(In)équation niveau 2'.C7"/>
            <calcext:condition calcext:apply-style-name="VRAI" calcext:value="formula-is(IF([.C7]=0))" calcext:base-cell-address="'(In)équation niveau 2'.C7"/>
          </calcext:conditional-format>
          <calcext:conditional-format calcext:target-range-address="'(In)équation niveau 2'.D7:'(In)équation niveau 2'.D7">
            <calcext:condition calcext:apply-style-name="FAUX" calcext:value="formula-is(IF([.D7]=1))" calcext:base-cell-address="'(In)équation niveau 2'.D7"/>
            <calcext:condition calcext:apply-style-name="VRAI" calcext:value="formula-is(IF([.D7]=0))" calcext:base-cell-address="'(In)équation niveau 2'.D7"/>
          </calcext:conditional-format>
          <calcext:conditional-format calcext:target-range-address="'(In)équation niveau 2'.E7:'(In)équation niveau 2'.E7">
            <calcext:condition calcext:apply-style-name="FAUX" calcext:value="formula-is(IF([.E7]=1))" calcext:base-cell-address="'(In)équation niveau 2'.E7"/>
            <calcext:condition calcext:apply-style-name="VRAI" calcext:value="formula-is(IF([.E7]=0))" calcext:base-cell-address="'(In)équation niveau 2'.E7"/>
          </calcext:conditional-format>
          <calcext:conditional-format calcext:target-range-address="'(In)équation niveau 2'.F7:'(In)équation niveau 2'.F7">
            <calcext:condition calcext:apply-style-name="FAUX" calcext:value="formula-is(IF([.F7]=1))" calcext:base-cell-address="'(In)équation niveau 2'.F7"/>
            <calcext:condition calcext:apply-style-name="VRAI" calcext:value="formula-is(IF([.F7]=0))" calcext:base-cell-address="'(In)équation niveau 2'.F7"/>
          </calcext:conditional-format>
          <calcext:conditional-format calcext:target-range-address="'(In)équation niveau 2'.G7:'(In)équation niveau 2'.G7">
            <calcext:condition calcext:apply-style-name="FAUX" calcext:value="formula-is(IF([.G7]=1))" calcext:base-cell-address="'(In)équation niveau 2'.G7"/>
            <calcext:condition calcext:apply-style-name="VRAI" calcext:value="formula-is(IF([.G7]=0))" calcext:base-cell-address="'(In)équation niveau 2'.G7"/>
          </calcext:conditional-format>
          <calcext:conditional-format calcext:target-range-address="'(In)équation niveau 2'.C8:'(In)équation niveau 2'.C11">
            <calcext:condition calcext:apply-style-name="FAUX" calcext:value="formula-is(IF([.C7]=1))" calcext:base-cell-address="'(In)équation niveau 2'.C8"/>
            <calcext:condition calcext:apply-style-name="VRAI" calcext:value="formula-is(IF([.C7]=0))" calcext:base-cell-address="'(In)équation niveau 2'.C8"/>
          </calcext:conditional-format>
          <calcext:conditional-format calcext:target-range-address="'(In)équation niveau 2'.D8:'(In)équation niveau 2'.D11">
            <calcext:condition calcext:apply-style-name="VRAI" calcext:value="formula-is(IF([.D7]=0))" calcext:base-cell-address="'(In)équation niveau 2'.D8"/>
            <calcext:condition calcext:apply-style-name="FAUX" calcext:value="formula-is(IF([.D7]=1))" calcext:base-cell-address="'(In)équation niveau 2'.D8"/>
          </calcext:conditional-format>
          <calcext:conditional-format calcext:target-range-address="'(In)équation niveau 2'.D8:'(In)équation niveau 2'.D11">
            <calcext:condition calcext:apply-style-name="FAUX" calcext:value="formula-is(IF([.D7]=1))" calcext:base-cell-address="'(In)équation niveau 2'.D8"/>
            <calcext:condition calcext:apply-style-name="VRAI" calcext:value="formula-is(IF([.D7]=0))" calcext:base-cell-address="'(In)équation niveau 2'.D8"/>
          </calcext:conditional-format>
          <calcext:conditional-format calcext:target-range-address="'(In)équation niveau 2'.E8:'(In)équation niveau 2'.E11">
            <calcext:condition calcext:apply-style-name="VRAI" calcext:value="formula-is(IF([.E7]=0))" calcext:base-cell-address="'(In)équation niveau 2'.E8"/>
            <calcext:condition calcext:apply-style-name="FAUX" calcext:value="formula-is(IF([.E7]=1))" calcext:base-cell-address="'(In)équation niveau 2'.E8"/>
          </calcext:conditional-format>
          <calcext:conditional-format calcext:target-range-address="'(In)équation niveau 2'.E8:'(In)équation niveau 2'.E11">
            <calcext:condition calcext:apply-style-name="FAUX" calcext:value="formula-is(IF([.E7]=1))" calcext:base-cell-address="'(In)équation niveau 2'.E8"/>
            <calcext:condition calcext:apply-style-name="VRAI" calcext:value="formula-is(IF([.E7]=0))" calcext:base-cell-address="'(In)équation niveau 2'.E8"/>
          </calcext:conditional-format>
          <calcext:conditional-format calcext:target-range-address="'(In)équation niveau 2'.F8:'(In)équation niveau 2'.F11">
            <calcext:condition calcext:apply-style-name="VRAI" calcext:value="formula-is(IF([.F7]=0))" calcext:base-cell-address="'(In)équation niveau 2'.F8"/>
            <calcext:condition calcext:apply-style-name="FAUX" calcext:value="formula-is(IF([.F7]=1))" calcext:base-cell-address="'(In)équation niveau 2'.F8"/>
          </calcext:conditional-format>
          <calcext:conditional-format calcext:target-range-address="'(In)équation niveau 2'.F8:'(In)équation niveau 2'.F11">
            <calcext:condition calcext:apply-style-name="FAUX" calcext:value="formula-is(IF([.F7]=1))" calcext:base-cell-address="'(In)équation niveau 2'.F8"/>
            <calcext:condition calcext:apply-style-name="VRAI" calcext:value="formula-is(IF([.F7]=0))" calcext:base-cell-address="'(In)équation niveau 2'.F8"/>
          </calcext:conditional-format>
          <calcext:conditional-format calcext:target-range-address="'(In)équation niveau 2'.G8:'(In)équation niveau 2'.G11">
            <calcext:condition calcext:apply-style-name="VRAI" calcext:value="formula-is(IF([.G7]=0))" calcext:base-cell-address="'(In)équation niveau 2'.G8"/>
            <calcext:condition calcext:apply-style-name="FAUX" calcext:value="formula-is(IF([.G7]=1))" calcext:base-cell-address="'(In)équation niveau 2'.G8"/>
          </calcext:conditional-format>
          <calcext:conditional-format calcext:target-range-address="'(In)équation niveau 2'.G8:'(In)équation niveau 2'.G11">
            <calcext:condition calcext:apply-style-name="FAUX" calcext:value="formula-is(IF([.G7]=1))" calcext:base-cell-address="'(In)équation niveau 2'.G8"/>
            <calcext:condition calcext:apply-style-name="VRAI" calcext:value="formula-is(IF([.G7]=0))" calcext:base-cell-address="'(In)équation niveau 2'.G8"/>
          </calcext:conditional-format>
          <calcext:conditional-format calcext:target-range-address="'(In)équation niveau 2'.C15:'(In)équation niveau 2'.C17 '(In)équation niveau 2'.D16:'(In)équation niveau 2'.M16 '(In)équation niveau 2'.D15:'(In)équation niveau 2'.G15">
            <calcext:condition calcext:apply-style-name="VRAI" calcext:value="formula-is(IF([.C14]=0))" calcext:base-cell-address="'(In)équation niveau 2'.C15"/>
            <calcext:condition calcext:apply-style-name="FAUX" calcext:value="formula-is(IF([.C14]=1))" calcext:base-cell-address="'(In)équation niveau 2'.C15"/>
          </calcext:conditional-format>
          <calcext:conditional-format calcext:target-range-address="'(In)équation niveau 2'.C15:'(In)équation niveau 2'.C17 '(In)équation niveau 2'.D16:'(In)équation niveau 2'.M16 '(In)équation niveau 2'.D15:'(In)équation niveau 2'.G15">
            <calcext:condition calcext:apply-style-name="VRAI" calcext:value="formula-is(IF([.C14]=0))" calcext:base-cell-address="'(In)équation niveau 2'.C15"/>
            <calcext:condition calcext:apply-style-name="FAUX" calcext:value="formula-is(IF([.C14]=1))" calcext:base-cell-address="'(In)équation niveau 2'.C15"/>
          </calcext:conditional-format>
          <calcext:conditional-format calcext:target-range-address="'(In)équation niveau 2'.C17:'(In)équation niveau 2'.C17">
            <calcext:condition calcext:apply-style-name="VRAI" calcext:value="formula-is(IF([.C16]=0))" calcext:base-cell-address="'(In)équation niveau 2'.C17"/>
            <calcext:condition calcext:apply-style-name="FAUX" calcext:value="formula-is(IF([.C16]=1))" calcext:base-cell-address="'(In)équation niveau 2'.C17"/>
          </calcext:conditional-format>
          <calcext:conditional-format calcext:target-range-address="'(In)équation niveau 2'.C17:'(In)équation niveau 2'.C17">
            <calcext:condition calcext:apply-style-name="FAUX" calcext:value="formula-is(IF([.C16]=1))" calcext:base-cell-address="'(In)équation niveau 2'.C17"/>
            <calcext:condition calcext:apply-style-name="VRAI" calcext:value="formula-is(IF([.C16]=0))" calcext:base-cell-address="'(In)équation niveau 2'.C17"/>
          </calcext:conditional-format>
          <calcext:conditional-format calcext:target-range-address="'(In)équation niveau 2'.D17:'(In)équation niveau 2'.D17">
            <calcext:condition calcext:apply-style-name="VRAI" calcext:value="formula-is(IF([.D16]=0))" calcext:base-cell-address="'(In)équation niveau 2'.D17"/>
            <calcext:condition calcext:apply-style-name="FAUX" calcext:value="formula-is(IF([.D16]=1))" calcext:base-cell-address="'(In)équation niveau 2'.D17"/>
          </calcext:conditional-format>
          <calcext:conditional-format calcext:target-range-address="'(In)équation niveau 2'.D17:'(In)équation niveau 2'.D17">
            <calcext:condition calcext:apply-style-name="FAUX" calcext:value="formula-is(IF([.D16]=1))" calcext:base-cell-address="'(In)équation niveau 2'.D17"/>
            <calcext:condition calcext:apply-style-name="VRAI" calcext:value="formula-is(IF([.D16]=0))" calcext:base-cell-address="'(In)équation niveau 2'.D17"/>
          </calcext:conditional-format>
          <calcext:conditional-format calcext:target-range-address="'(In)équation niveau 2'.E17:'(In)équation niveau 2'.E17">
            <calcext:condition calcext:apply-style-name="VRAI" calcext:value="formula-is(IF([.E16]=0))" calcext:base-cell-address="'(In)équation niveau 2'.E17"/>
            <calcext:condition calcext:apply-style-name="FAUX" calcext:value="formula-is(IF([.E16]=1))" calcext:base-cell-address="'(In)équation niveau 2'.E17"/>
          </calcext:conditional-format>
          <calcext:conditional-format calcext:target-range-address="'(In)équation niveau 2'.E17:'(In)équation niveau 2'.E17">
            <calcext:condition calcext:apply-style-name="FAUX" calcext:value="formula-is(IF([.E16]=1))" calcext:base-cell-address="'(In)équation niveau 2'.E17"/>
            <calcext:condition calcext:apply-style-name="VRAI" calcext:value="formula-is(IF([.E16]=0))" calcext:base-cell-address="'(In)équation niveau 2'.E17"/>
          </calcext:conditional-format>
          <calcext:conditional-format calcext:target-range-address="'(In)équation niveau 2'.F17:'(In)équation niveau 2'.F17">
            <calcext:condition calcext:apply-style-name="VRAI" calcext:value="formula-is(IF([.F16]=0))" calcext:base-cell-address="'(In)équation niveau 2'.F17"/>
            <calcext:condition calcext:apply-style-name="FAUX" calcext:value="formula-is(IF([.F16]=1))" calcext:base-cell-address="'(In)équation niveau 2'.F17"/>
          </calcext:conditional-format>
          <calcext:conditional-format calcext:target-range-address="'(In)équation niveau 2'.F17:'(In)équation niveau 2'.F17">
            <calcext:condition calcext:apply-style-name="FAUX" calcext:value="formula-is(IF([.F16]=1))" calcext:base-cell-address="'(In)équation niveau 2'.F17"/>
            <calcext:condition calcext:apply-style-name="VRAI" calcext:value="formula-is(IF([.F16]=0))" calcext:base-cell-address="'(In)équation niveau 2'.F17"/>
          </calcext:conditional-format>
          <calcext:conditional-format calcext:target-range-address="'(In)équation niveau 2'.G17:'(In)équation niveau 2'.G17">
            <calcext:condition calcext:apply-style-name="VRAI" calcext:value="formula-is(IF([.G16]=0))" calcext:base-cell-address="'(In)équation niveau 2'.G17"/>
            <calcext:condition calcext:apply-style-name="FAUX" calcext:value="formula-is(IF([.G16]=1))" calcext:base-cell-address="'(In)équation niveau 2'.G17"/>
          </calcext:conditional-format>
          <calcext:conditional-format calcext:target-range-address="'(In)équation niveau 2'.G17:'(In)équation niveau 2'.G17">
            <calcext:condition calcext:apply-style-name="FAUX" calcext:value="formula-is(IF([.G16]=1))" calcext:base-cell-address="'(In)équation niveau 2'.G17"/>
            <calcext:condition calcext:apply-style-name="VRAI" calcext:value="formula-is(IF([.G16]=0))" calcext:base-cell-address="'(In)équation niveau 2'.G17"/>
          </calcext:conditional-format>
          <calcext:conditional-format calcext:target-range-address="'(In)équation niveau 2'.C16:'(In)équation niveau 2'.M16 '(In)équation niveau 2'.C15:'(In)équation niveau 2'.C16 '(In)équation niveau 2'.D15:'(In)équation niveau 2'.G15">
            <calcext:condition calcext:apply-style-name="VRAI" calcext:value="formula-is(IF([.C14]=0))" calcext:base-cell-address="'(In)équation niveau 2'.C15"/>
            <calcext:condition calcext:apply-style-name="FAUX" calcext:value="formula-is(IF([.C14]=1))" calcext:base-cell-address="'(In)équation niveau 2'.C15"/>
          </calcext:conditional-format>
          <calcext:conditional-format calcext:target-range-address="'(In)équation niveau 2'.C16:'(In)équation niveau 2'.M16 '(In)équation niveau 2'.C15:'(In)équation niveau 2'.C16 '(In)équation niveau 2'.D15:'(In)équation niveau 2'.G15">
            <calcext:condition calcext:apply-style-name="VRAI" calcext:value="formula-is(IF([.C14]=0))" calcext:base-cell-address="'(In)équation niveau 2'.C15"/>
            <calcext:condition calcext:apply-style-name="FAUX" calcext:value="formula-is(IF([.C14]=1))" calcext:base-cell-address="'(In)équation niveau 2'.C15"/>
          </calcext:conditional-format>
          <calcext:conditional-format calcext:target-range-address="'(In)équation niveau 2'.C16:'(In)équation niveau 2'.M16">
            <calcext:condition calcext:apply-style-name="VRAI" calcext:value="formula-is(IF([.C15]=0))" calcext:base-cell-address="'(In)équation niveau 2'.C16"/>
            <calcext:condition calcext:apply-style-name="FAUX" calcext:value="formula-is(IF([.C15]=1))" calcext:base-cell-address="'(In)équation niveau 2'.C16"/>
          </calcext:conditional-format>
          <calcext:conditional-format calcext:target-range-address="'(In)équation niveau 2'.C15:'(In)équation niveau 2'.G15">
            <calcext:condition calcext:apply-style-name="FAUX" calcext:value="formula-is(IF([.C15]=1))" calcext:base-cell-address="'(In)équation niveau 2'.C15"/>
            <calcext:condition calcext:apply-style-name="VRAI" calcext:value="formula-is(IF([.C15]=0))" calcext:base-cell-address="'(In)équation niveau 2'.C15"/>
          </calcext:conditional-format>
          <calcext:conditional-format calcext:target-range-address="'(In)équation niveau 2'.C16:'(In)équation niveau 2'.M16">
            <calcext:condition calcext:apply-style-name="FAUX" calcext:value="formula-is(IF([.C15]=1))" calcext:base-cell-address="'(In)équation niveau 2'.C16"/>
            <calcext:condition calcext:apply-style-name="VRAI" calcext:value="formula-is(IF([.C15]=0))" calcext:base-cell-address="'(In)équation niveau 2'.C16"/>
          </calcext:conditional-format>
          <calcext:conditional-format calcext:target-range-address="'(In)équation niveau 2'.C20:'(In)équation niveau 2'.M20">
            <calcext:condition calcext:apply-style-name="VRAI" calcext:value="formula-is(IF([.C$20]=0))" calcext:base-cell-address="'(In)équation niveau 2'.C20"/>
            <calcext:condition calcext:apply-style-name="FAUX" calcext:value="formula-is(IF([.C20]=1))" calcext:base-cell-address="'(In)équation niveau 2'.C20"/>
          </calcext:conditional-format>
          <calcext:conditional-format calcext:target-range-address="'(In)équation niveau 2'.D21:'(In)équation niveau 2'.D21">
            <calcext:condition calcext:apply-style-name="VRAI" calcext:value="formula-is(IF([.D$20]=0))" calcext:base-cell-address="'(In)équation niveau 2'.D21"/>
            <calcext:condition calcext:apply-style-name="FAUX" calcext:value="formula-is(IF([.D$20]=1))" calcext:base-cell-address="'(In)équation niveau 2'.D21"/>
          </calcext:conditional-format>
          <calcext:conditional-format calcext:target-range-address="'(In)équation niveau 2'.E21:'(In)équation niveau 2'.E21">
            <calcext:condition calcext:apply-style-name="VRAI" calcext:value="formula-is(IF([.E$20]=0))" calcext:base-cell-address="'(In)équation niveau 2'.E21"/>
            <calcext:condition calcext:apply-style-name="FAUX" calcext:value="formula-is(IF([.E$20]=1))" calcext:base-cell-address="'(In)équation niveau 2'.E21"/>
          </calcext:conditional-format>
          <calcext:conditional-format calcext:target-range-address="'(In)équation niveau 2'.F21:'(In)équation niveau 2'.F21">
            <calcext:condition calcext:apply-style-name="VRAI" calcext:value="formula-is(IF([.F$20]=0))" calcext:base-cell-address="'(In)équation niveau 2'.F21"/>
            <calcext:condition calcext:apply-style-name="FAUX" calcext:value="formula-is(IF([.F$20]=1))" calcext:base-cell-address="'(In)équation niveau 2'.F21"/>
          </calcext:conditional-format>
          <calcext:conditional-format calcext:target-range-address="'(In)équation niveau 2'.G21:'(In)équation niveau 2'.G21">
            <calcext:condition calcext:apply-style-name="VRAI" calcext:value="formula-is(IF([.G$20]=0))" calcext:base-cell-address="'(In)équation niveau 2'.G21"/>
            <calcext:condition calcext:apply-style-name="FAUX" calcext:value="formula-is(IF([.G$20]=1))" calcext:base-cell-address="'(In)équation niveau 2'.G21"/>
          </calcext:conditional-format>
          <calcext:conditional-format calcext:target-range-address="'(In)équation niveau 2'.H21:'(In)équation niveau 2'.H21">
            <calcext:condition calcext:apply-style-name="VRAI" calcext:value="formula-is(IF([.H$20]=0))" calcext:base-cell-address="'(In)équation niveau 2'.H21"/>
            <calcext:condition calcext:apply-style-name="FAUX" calcext:value="formula-is(IF([.H$20]=1))" calcext:base-cell-address="'(In)équation niveau 2'.H21"/>
          </calcext:conditional-format>
          <calcext:conditional-format calcext:target-range-address="'(In)équation niveau 2'.I21:'(In)équation niveau 2'.I21">
            <calcext:condition calcext:apply-style-name="VRAI" calcext:value="formula-is(IF([.I$20]=0))" calcext:base-cell-address="'(In)équation niveau 2'.I21"/>
            <calcext:condition calcext:apply-style-name="FAUX" calcext:value="formula-is(IF([.I$20]=1))" calcext:base-cell-address="'(In)équation niveau 2'.I21"/>
          </calcext:conditional-format>
          <calcext:conditional-format calcext:target-range-address="'(In)équation niveau 2'.J21:'(In)équation niveau 2'.J21">
            <calcext:condition calcext:apply-style-name="VRAI" calcext:value="formula-is(IF([.J$20]=0))" calcext:base-cell-address="'(In)équation niveau 2'.J21"/>
            <calcext:condition calcext:apply-style-name="FAUX" calcext:value="formula-is(IF([.J$20]=1))" calcext:base-cell-address="'(In)équation niveau 2'.J21"/>
          </calcext:conditional-format>
          <calcext:conditional-format calcext:target-range-address="'(In)équation niveau 2'.K21:'(In)équation niveau 2'.M21">
            <calcext:condition calcext:apply-style-name="VRAI" calcext:value="formula-is(IF([.K$20]=0))" calcext:base-cell-address="'(In)équation niveau 2'.K21"/>
            <calcext:condition calcext:apply-style-name="FAUX" calcext:value="formula-is(IF([.K$20]=1))" calcext:base-cell-address="'(In)équation niveau 2'.K21"/>
          </calcext:conditional-format>
          <calcext:conditional-format calcext:target-range-address="'(In)équation niveau 2'.H15:'(In)équation niveau 2'.H15">
            <calcext:condition calcext:apply-style-name="FAUX" calcext:value="formula-is(IF([.H15]=1))" calcext:base-cell-address="'(In)équation niveau 2'.H15"/>
            <calcext:condition calcext:apply-style-name="VRAI" calcext:value="formula-is(IF([.H15]=0))" calcext:base-cell-address="'(In)équation niveau 2'.H15"/>
          </calcext:conditional-format>
          <calcext:conditional-format calcext:target-range-address="'(In)équation niveau 2'.I15:'(In)équation niveau 2'.I15">
            <calcext:condition calcext:apply-style-name="FAUX" calcext:value="formula-is(IF([.I15]=1))" calcext:base-cell-address="'(In)équation niveau 2'.I15"/>
            <calcext:condition calcext:apply-style-name="VRAI" calcext:value="formula-is(IF([.I15]=0))" calcext:base-cell-address="'(In)équation niveau 2'.I15"/>
          </calcext:conditional-format>
          <calcext:conditional-format calcext:target-range-address="'(In)équation niveau 2'.J15:'(In)équation niveau 2'.J15">
            <calcext:condition calcext:apply-style-name="FAUX" calcext:value="formula-is(IF([.J15]=1))" calcext:base-cell-address="'(In)équation niveau 2'.J15"/>
            <calcext:condition calcext:apply-style-name="VRAI" calcext:value="formula-is(IF([.J15]=0))" calcext:base-cell-address="'(In)équation niveau 2'.J15"/>
          </calcext:conditional-format>
          <calcext:conditional-format calcext:target-range-address="'(In)équation niveau 2'.K15:'(In)équation niveau 2'.K15">
            <calcext:condition calcext:apply-style-name="FAUX" calcext:value="formula-is(IF([.K15]=1))" calcext:base-cell-address="'(In)équation niveau 2'.K15"/>
            <calcext:condition calcext:apply-style-name="VRAI" calcext:value="formula-is(IF([.K15]=0))" calcext:base-cell-address="'(In)équation niveau 2'.K15"/>
          </calcext:conditional-format>
          <calcext:conditional-format calcext:target-range-address="'(In)équation niveau 2'.L15:'(In)équation niveau 2'.L15">
            <calcext:condition calcext:apply-style-name="FAUX" calcext:value="formula-is(IF([.L15]=1))" calcext:base-cell-address="'(In)équation niveau 2'.L15"/>
            <calcext:condition calcext:apply-style-name="VRAI" calcext:value="formula-is(IF([.L15]=0))" calcext:base-cell-address="'(In)équation niveau 2'.L15"/>
          </calcext:conditional-format>
          <calcext:conditional-format calcext:target-range-address="'(In)équation niveau 2'.M15:'(In)équation niveau 2'.M15">
            <calcext:condition calcext:apply-style-name="FAUX" calcext:value="formula-is(IF([.M15]=1))" calcext:base-cell-address="'(In)équation niveau 2'.M15"/>
            <calcext:condition calcext:apply-style-name="VRAI" calcext:value="formula-is(IF([.M15]=0))" calcext:base-cell-address="'(In)équation niveau 2'.M15"/>
          </calcext:conditional-format>
          <calcext:conditional-format calcext:target-range-address="'(In)équation niveau 2'.C21:'(In)équation niveau 2'.C21">
            <calcext:condition calcext:apply-style-name="VRAI" calcext:value="formula-is(IF([.C20]=0))" calcext:base-cell-address="'(In)équation niveau 2'.C21"/>
            <calcext:condition calcext:apply-style-name="FAUX" calcext:value="formula-is(IF([.C20]=1))" calcext:base-cell-address="'(In)équation niveau 2'.C21"/>
          </calcext:conditional-format>
        </calcext:conditional-formats>
      </table:table>
      <table:table table:name="Fonction homographique" table:style-name="ta3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28" form:id="control28" form:label="Résultats" form:input-required="false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9" form:id="control29" form:label="Réponses" form:input-required="false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30" form:id="control30" form:label="Dérivée" form:input-required="fals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1" form:id="control3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32" form:id="control3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Fonction_homographi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2mm" svg:x="243.63mm" svg:y="333.36mm" draw:control="control28"/>
          <draw:control draw:z-index="1" draw:style-name="gr4" draw:text-style-name="P3" svg:width="45.05mm" svg:height="13.37mm" svg:x="295.02mm" svg:y="333.83mm" draw:control="control29"/>
          <draw:control draw:z-index="2" draw:style-name="gr4" draw:text-style-name="P3" svg:width="45.05mm" svg:height="14.07mm" svg:x="193.26mm" svg:y="333.77mm" draw:control="control30"/>
          <draw:frame draw:z-index="3" draw:style-name="gr6" draw:text-style-name="P1" svg:width="663.89mm" svg:height="346.63mm" svg:x="340.54mm" svg:y="0.8mm">
            <draw:object draw:notify-on-update-of-ranges="Données.K208:Données.L208 Aide.A1:Aide.A1 Données.M208:Données.N208 Données.B235:Données.B435 Aide.A1:Aide.A1 Données.C235:Données.C435 Données.G208:Données.H208 Aide.A1:Aide.A1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ontrol draw:z-index="4" draw:style-name="gr3" draw:text-style-name="P3" svg:width="114.96mm" svg:height="15mm" svg:x="57.18mm" svg:y="332.53mm" draw:control="control31"/>
          <draw:control draw:z-index="5" draw:style-name="gr3" draw:text-style-name="P3" svg:width="45.28mm" svg:height="15mm" svg:x="5.27mm" svg:y="332.12mm" draw:control="control32"/>
        </table:shapes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number-columns-repeated="11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number-columns-repeated="10" table:default-cell-style-name="ce70"/>
        <table:table-column table:style-name="co1" table:number-columns-repeated="992" table:default-cell-style-name="ce70"/>
        <table:table-column table:style-name="co1" table:number-columns-repeated="4" table:default-cell-style-name="ce147"/>
        <table:table-row table:style-name="ro13">
          <table:table-cell table:style-name="ce372" office:value-type="string" calcext:value-type="string" table:number-columns-spanned="10" table:number-rows-spanned="1">
            <text:p>KELLER Stéphane</text:p>
            <text:p>Lycée agricole Louis Pasteur</text:p>
          </table:table-cell>
          <table:covered-table-cell table:style-name="ce372"/>
          <table:covered-table-cell table:style-name="ce72"/>
          <table:covered-table-cell/>
          <table:covered-table-cell table:style-name="ce72"/>
          <table:covered-table-cell table:style-name="ce400"/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4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53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/>
          <table:table-cell table:style-name="ce435" office:value-type="string" calcext:value-type="string">
            <text:p>EN COURS DE CONSTRUCTION</text:p>
          </table:table-cell>
          <table:table-cell table:number-columns-repeated="45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16"/>
          <table:table-cell table:style-name="ce99" table:number-columns-repeated="3"/>
          <table:table-cell table:style-name="ce116"/>
          <table:table-cell table:style-name="ce99"/>
          <table:table-cell table:style-name="ce116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86"/>
          <table:table-cell table:style-name="ce99" table:number-columns-repeated="4"/>
          <table:table-cell table:style-name="ce116"/>
          <table:table-cell table:style-name="ce99"/>
          <table:table-cell table:style-name="ce116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4">
          <table:table-cell table:style-name="ce57" table:number-columns-repeated="2"/>
          <table:table-cell table:style-name="ce726" table:number-columns-repeated="4"/>
          <table:table-cell table:style-name="ce72" table:number-columns-repeated="4"/>
          <table:table-cell table:style-name="ce729"/>
          <table:table-cell/>
          <table:table-cell table:style-name="ce148" table:number-columns-repeated="2"/>
          <table:table-cell table:number-columns-repeated="1010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4" calcext:value-type="float">
            <text:p>4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8" calcext:value-type="float">
            <text:p>8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28" table:number-columns-repeated="2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4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4">
          <table:table-cell table:style-name="ce52" office:value-type="string" calcext:value-type="string" table:number-columns-spanned="12" table:number-rows-spanned="1">
            <text:p>Dans les cellules C16, E16, G16, I16 et J16 :</text:p>
          </table:table-cell>
          <table:covered-table-cell table:style-name="ce723"/>
          <table:covered-table-cell table:style-name="ce102"/>
          <table:covered-table-cell table:style-name="ce723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28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52" office:value-type="string" calcext:value-type="string" table:number-columns-spanned="12" table:number-rows-spanned="1">
            <text:p> saisir <text:span text:style-name="T17">k</text:span> pour <text:span text:style-name="T18">k</text:span> et <text:span text:style-name="T17">m</text:span> pour <text:span text:style-name="T18">m</text:span>, mais laisser la police Wingdings 3.</text:p>
          </table:table-cell>
          <table:covered-table-cell table:style-name="ce723"/>
          <table:covered-table-cell table:style-name="ce102"/>
          <table:covered-table-cell table:style-name="ce723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428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78"/>
          <table:table-cell table:style-name="ce116" table:number-columns-repeated="9"/>
          <table:table-cell table:style-name="ce409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375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378"/>
          <table:table-cell table:style-name="ce116" table:number-columns-repeated="9"/>
          <table:table-cell table:style-name="ce409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37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91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410"/>
          <table:table-cell table:style-name="ce137" table:number-columns-repeated="2"/>
          <table:table-cell table:style-name="ce72"/>
          <table:table-cell table:style-name="ce428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covered-table-cell table:style-name="ce434"/>
          <table:table-cell table:style-name="ce379"/>
          <table:covered-table-cell table:style-name="ce120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411"/>
          <table:table-cell table:style-name="ce508" table:number-columns-repeated="2"/>
          <table:table-cell table:style-name="ce72"/>
          <table:table-cell table:style-name="ce428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81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388" table:formula="of:=IF(AND([.$BA$2];[.$BA$3]);IF(ISBLANK([$Données.Q87]);&quot;&quot;;[$Données.Q87]);&quot;&quot;)">
            <text:p/>
          </table:table-cell>
          <table:table-cell table:style-name="ce388" table:formula="of:=IF(AND([.$BA$2];[.$BA$3]);IF(ISBLANK([$Données.R87]);&quot;&quot;;[$Données.R87]);&quot;&quot;)" office:value-type="float" office:value="-4" calcext:value-type="float">
            <text:p>-4</text:p>
          </table:table-cell>
          <table:table-cell table:style-name="ce388" table:formula="of:=IF(AND([.$BA$2];[.$BA$3]);IF(ISBLANK([$Données.S87]);&quot;&quot;;[$Données.S87]);&quot;&quot;)">
            <text:p/>
          </table:table-cell>
          <table:table-cell table:style-name="ce388" table:formula="of:=IF(AND([.$BA$2];[.$BA$3]);IF(ISBLANK([$Données.T87]);&quot;&quot;;[$Données.T87]);&quot;&quot;)" office:value-type="float" office:value="0" calcext:value-type="float">
            <text:p>0</text:p>
          </table:table-cell>
          <table:table-cell table:style-name="ce388" table:formula="of:=IF(AND([.$BA$2];[.$BA$3]);IF(ISBLANK([$Données.U87]);&quot;&quot;;[$Données.U87]);&quot;&quot;)">
            <text:p/>
          </table:table-cell>
          <table:table-cell table:style-name="ce388" table:formula="of:=IF(AND([.$BA$2];[.$BA$3]);IF(ISBLANK([$Données.V87]);&quot;&quot;;[$Données.V87]);&quot;&quot;)" office:value-type="float" office:value="4" calcext:value-type="float">
            <text:p>4</text:p>
          </table:table-cell>
          <table:table-cell table:style-name="ce388" table:formula="of:=IF(AND([.$BA$2];[.$BA$3]);IF(ISBLANK([$Données.W87]);&quot;&quot;;[$Données.W87]);&quot;&quot;)">
            <text:p/>
          </table:table-cell>
          <table:table-cell table:style-name="ce388" table:formula="of:=IF(AND([.$BA$2];[.$BA$3]);IF(ISBLANK([$Données.X87]);&quot;&quot;;[$Données.X87]);&quot;&quot;)" office:value-type="float" office:value="8" calcext:value-type="float">
            <text:p>8</text:p>
          </table:table-cell>
          <table:table-cell table:style-name="ce388" table:formula="of:=IF(AND([.$BA$2];[.$BA$3]);IF(ISBLANK([$Données.Y87]);&quot;&quot;;[$Données.Y87]);&quot;&quot;)">
            <text:p/>
          </table:table-cell>
          <table:table-cell table:style-name="ce413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375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381" table:formula="of:=IF(AND([.$BA$2];[.$BA$3];[.$BA$4]);IF(ISBLANK([$Données.P88]);&quot;&quot;;[$Données.P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388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388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388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388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Y88]);&quot;&quot;;[$Données.Y88]);&quot;&quot;)">
            <text:p/>
          </table:table-cell>
          <table:table-cell table:style-name="ce413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37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389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0" calcext:value-type="float">
            <text:p>0</text:p>
          </table:table-cell>
          <table:table-cell table:style-name="ce389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389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0" calcext:value-type="float">
            <text:p>0</text:p>
          </table:table-cell>
          <table:table-cell table:style-name="ce389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389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414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covered-table-cell table:style-name="ce434"/>
          <table:table-cell table:style-name="ce383" table:formula="of:=IF(AND([.$BA$2];[.$BA$3]);IF(ISBLANK([$Données.P90]);&quot;&quot;;[$Données.P90]);&quot;&quot;)" office:value-type="float" office:value="-6" calcext:value-type="float">
            <text:p>-6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6" calcext:value-type="float">
            <text:p>-6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9" calcext:value-type="float">
            <text:p>-9</text:p>
          </table:table-cell>
          <table:covered-table-cell table:style-name="ce483"/>
          <table:table-cell table:style-name="ce415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 table:number-rows-repeated="2">
          <table:table-cell table:style-name="ce72" table:number-columns-repeated="14"/>
          <table:table-cell table:number-columns-repeated="1010"/>
        </table:table-row>
        <table:table-row table:style-name="ro14">
          <table:table-cell table:style-name="ce239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10" table:style-name="ce240"/>
          <table:table-cell table:style-name="ce72" table:number-columns-repeated="2"/>
          <table:table-cell table:number-columns-repeated="1010"/>
        </table:table-row>
        <table:table-row table:style-name="ro14" table:number-rows-repeated="6">
          <table:table-cell table:style-name="ce72" table:number-columns-repeated="14"/>
          <table:table-cell table:number-columns-repeated="1010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D11:'Fonction homographique'.D12 'Fonction homographique'.B11:'Fonction homographique'.B12">
            <calcext:condition calcext:apply-style-name="VRAI" calcext:value="formula-is(IF(#REF!=0))" calcext:base-cell-address="'Fonction homographique'.B11"/>
            <calcext:condition calcext:apply-style-name="FAUX" calcext:value="formula-is(IF(#REF!=1))" calcext:base-cell-address="'Fonction homographique'.B11"/>
          </calcext:conditional-format>
        </calcext:conditional-formats>
      </table:table>
      <table:table table:name="Données" table:style-name="ta3" table:protected="true" table:protection-key="qNyQOpgKOShcwSZmgm4tr2r6NC8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6" draw:text-style-name="P1" svg:width="270.4mm" svg:height="142.96mm" svg:x="541.97mm" svg:y="542.8mm">
            <draw:object draw:notify-on-update-of-ranges="Données.D100:Données.T100 Aide.A1:Aide.A1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6" draw:text-style-name="P1" svg:width="270.4mm" svg:height="142.96mm" svg:x="199.29mm" svg:y="1015.58mm">
            <draw:object draw:notify-on-update-of-ranges="Données.K208:Données.L208 Aide.A1:Aide.A1 Données.M208:Données.N208 Données.B235:Données.B435 Aide.A1:Aide.A1 Données.C235:Données.C435 Données.G208:Données.H208 Aide.A1:Aide.A1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765"/>
        <table:table-row table:style-name="ro5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1031"/>
          <table:table-cell table:style-name="ce1035" table:number-columns-repeated="12"/>
          <table:table-cell table:style-name="ce742" table:number-columns-repeated="4"/>
          <table:table-cell table:number-columns-repeated="986"/>
        </table:table-row>
        <table:table-row table:style-name="ro5">
          <table:table-cell table:style-name="ce531"/>
          <table:table-cell table:style-name="ce590"/>
          <table:table-cell table:style-name="ce882"/>
          <table:table-cell table:style-name="ce685"/>
          <table:table-cell table:style-name="ce682" table:number-columns-repeated="17"/>
          <table:table-cell table:style-name="ce1031"/>
          <table:table-cell table:style-name="ce1035"/>
          <table:table-cell table:style-name="ce891" table:number-columns-repeated="2"/>
          <table:table-cell table:style-name="ce768" table:number-columns-repeated="3"/>
          <table:table-cell table:style-name="ce821" table:number-columns-repeated="5"/>
          <table:table-cell table:style-name="ce1035"/>
          <table:table-cell table:style-name="ce742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9">
          <table:table-cell table:style-name="ce737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742"/>
          <table:table-cell table:style-name="ce742"/>
          <table:table-cell table:style-name="Default" table:number-columns-repeated="4"/>
          <table:table-cell table:style-name="ce1013" office:value-type="string" calcext:value-type="string" table:number-columns-spanned="3" table:number-rows-spanned="1">
            <text:p>Graphique parabole <text:span text:style-name="T19">C</text:span><text:span text:style-name="T35">f</text:span></text:p>
          </table:table-cell>
          <table:covered-table-cell table:style-name="ce742"/>
          <table:covered-table-cell table:style-name="ce771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894"/>
          <table:table-cell table:style-name="ce903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19">
          <table:table-cell table:style-name="ce742" table:number-columns-repeated="9"/>
          <table:table-cell table:style-name="Default" table:number-columns-repeated="4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4">1</text:span></text:p>
          </table:table-cell>
          <table:table-cell table:style-name="ce534" office:value-type="string" calcext:value-type="string">
            <text:p>y<text:span text:style-name="T16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894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4">x</text:span><text:span text:style-name="T43">0</text:span></text:p>
          </table:table-cell>
          <table:table-cell table:style-name="ce791" office:value-type="string" calcext:value-type="string">
            <text:p>ALEA<text:span text:style-name="T19"> m</text:span></text:p>
          </table:table-cell>
          <table:table-cell table:style-name="ce742" table:number-columns-repeated="2"/>
          <table:table-cell table:style-name="ce1013" office:value-type="string" calcext:value-type="string" table:number-columns-spanned="2" table:number-rows-spanned="1">
            <text:p>Graphique droite 1</text:p>
          </table:table-cell>
          <table:covered-table-cell table:style-name="ce742"/>
          <table:table-cell table:style-name="ce742"/>
          <table:table-cell table:style-name="Default" table:number-columns-repeated="4"/>
          <table:table-cell table:style-name="ce535" office:value-type="float" office:value="-10" calcext:value-type="float">
            <text:p>-10</text:p>
          </table:table-cell>
          <table:table-cell table:style-name="ce756" table:formula="of:=[.$A$29]*[.N5]^2+[.$B$29]*[.N5]+[.$C$29]" office:value-type="float" office:value="-1.32544378698225" calcext:value-type="float">
            <text:p>-224/169 <text:s/></text:p>
          </table:table-cell>
          <table:table-cell table:style-name="ce535" table:formula="of:=[.$A$29]*[.N5]^2+[.$B$29]*[.N5]+[.$C$29]" office:value-type="float" office:value="-1.32544378698225" calcext:value-type="float">
            <text:p>-1,32544378698225</text:p>
          </table:table-cell>
          <table:table-cell table:style-name="ce629" table:formula="of:=[.O5]*[.R5]" office:value-type="float" office:value="-72800" calcext:value-type="float">
            <text:p>-72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5]);ABS([.R5]))" office:value-type="float" office:value="325" calcext:value-type="float">
            <text:p>325</text:p>
          </table:table-cell>
          <table:table-cell table:style-name="ce808" table:formula="of:=[.Q5]/[.S5]" office:value-type="float" office:value="-224" calcext:value-type="float">
            <text:p>-224</text:p>
          </table:table-cell>
          <table:table-cell table:style-name="ce808" table:formula="of:=[.R5]/[.S5]" office:value-type="float" office:value="169" calcext:value-type="float">
            <text:p>169</text:p>
          </table:table-cell>
          <table:table-cell table:style-name="ce862" table:formula="of:=[.T5]/[.U5]" office:value-type="float" office:value="-1.32544378698225" calcext:value-type="float">
            <text:p>-224/169 <text:s text:c="3"/></text:p>
          </table:table-cell>
          <table:table-cell table:style-name="ce869" table:formula="of:=IF([.T5]=0;&quot;0&quot;;(IF([.T5]=[.U5];&quot;1&quot;;(IF([.T5]=-[.U5];&quot;-1&quot;;IF([.U5]=1;TEXT([.T5];10);[.V5]))))))" office:value-type="float" office:value="-1.32544378698225" calcext:value-type="float">
            <text:p>-224/169 <text:s text:c="2"/></text:p>
          </table:table-cell>
          <table:table-cell table:style-name="ce535" table:formula="of:=IF([.T5]=0;&quot;0&quot;;(IF([.T5]=[.U5];&quot;1&quot;;(IF([.T5]=-[.U5];&quot;-1&quot;;IF([.U5]=1;[.T5];CONCATENATE([.T5];&quot;/&quot;;[.U5])))))))" office:value-type="string" office:string-value="-224/169" calcext:value-type="string">
            <text:p>-224/169</text:p>
          </table:table-cell>
          <table:table-cell table:style-name="ce894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535" table:formula="of:=IF([.D6]=1;-1;1)" office:value-type="float" office:value="-1" calcext:value-type="float">
            <text:p>-1</text:p>
          </table:table-cell>
          <table:table-cell table:style-name="ce535" office:value-type="float" office:value="-6" calcext:value-type="float">
            <text:p>-6</text:p>
          </table:table-cell>
          <table:table-cell table:style-name="ce648" table:formula="of:=-[.B6]/[.A6]" office:value-type="float" office:value="-6" calcext:value-type="float">
            <text:p>-6</text:p>
          </table:table-cell>
          <table:table-cell table:style-name="ce629" office:value-type="float" office:value="1" calcext:value-type="float">
            <text:p>1</text:p>
          </table:table-cell>
          <table:table-cell table:style-name="ce742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742"/>
          <table:table-cell table:style-name="Default" table:number-columns-repeated="4"/>
          <table:table-cell table:style-name="ce535" office:value-type="float" office:value="-9" calcext:value-type="float">
            <text:p>-9</text:p>
          </table:table-cell>
          <table:table-cell table:style-name="ce756" table:formula="of:=[.$A$29]*[.N6]^2+[.$B$29]*[.N6]+[.$C$29]" office:value-type="float" office:value="0" calcext:value-type="float">
            <text:p>0/1 <text:s text:c="3"/></text:p>
          </table:table-cell>
          <table:table-cell table:style-name="ce535" table:formula="of:=[.$A$29]*[.N6]^2+[.$B$29]*[.N6]+[.$C$29]" office:value-type="float" office:value="0" calcext:value-type="float">
            <text:p>0</text:p>
          </table:table-cell>
          <table:table-cell table:style-name="ce629" table:formula="of:=[.O6]*[.R6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6]);ABS([.R6]))" office:value-type="float" office:value="54925" calcext:value-type="float">
            <text:p>54925</text:p>
          </table:table-cell>
          <table:table-cell table:style-name="ce808" table:formula="of:=[.Q6]/[.S6]" office:value-type="float" office:value="0" calcext:value-type="float">
            <text:p>0</text:p>
          </table:table-cell>
          <table:table-cell table:style-name="ce808" table:formula="of:=[.R6]/[.S6]" office:value-type="float" office:value="1" calcext:value-type="float">
            <text:p>1</text:p>
          </table:table-cell>
          <table:table-cell table:style-name="ce862" table:formula="of:=[.T6]/[.U6]" office:value-type="float" office:value="0" calcext:value-type="float">
            <text:p>0/1 <text:s text:c="5"/></text:p>
          </table:table-cell>
          <table:table-cell table:style-name="ce869" table:formula="of:=IF([.T6]=0;&quot;0&quot;;(IF([.T6]=[.U6];&quot;1&quot;;(IF([.T6]=-[.U6];&quot;-1&quot;;IF([.U6]=1;TEXT([.T6];10);[.V6]))))))" office:value-type="string" office:string-value="0" calcext:value-type="string">
            <text:p>0</text:p>
          </table:table-cell>
          <table:table-cell table:style-name="ce535" table:formula="of:=IF([.T6]=0;&quot;0&quot;;(IF([.T6]=[.U6];&quot;1&quot;;(IF([.T6]=-[.U6];&quot;-1&quot;;IF([.U6]=1;[.T6];CONCATENATE([.T6];&quot;/&quot;;[.U6])))))))" office:value-type="string" office:string-value="0" calcext:value-type="string">
            <text:p>0</text:p>
          </table:table-cell>
          <table:table-cell table:style-name="ce894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531"/>
          <table:table-cell table:style-name="ce590"/>
          <table:table-cell table:style-name="ce882"/>
          <table:table-cell table:style-name="ce685"/>
          <table:table-cell table:style-name="ce742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4" calcext:value-type="float">
            <text:p>4</text:p>
          </table:table-cell>
          <table:table-cell table:style-name="ce742"/>
          <table:table-cell table:style-name="Default" table:number-columns-repeated="4"/>
          <table:table-cell table:style-name="ce535" office:value-type="float" office:value="-8" calcext:value-type="float">
            <text:p>-8</text:p>
          </table:table-cell>
          <table:table-cell table:style-name="ce756" table:formula="of:=[.$A$29]*[.N7]^2+[.$B$29]*[.N7]+[.$C$29]" office:value-type="float" office:value="1.13609467455621" calcext:value-type="float">
            <text:p>192/169 <text:s/></text:p>
          </table:table-cell>
          <table:table-cell table:style-name="ce535" table:formula="of:=[.$A$29]*[.N7]^2+[.$B$29]*[.N7]+[.$C$29]" office:value-type="float" office:value="1.13609467455621" calcext:value-type="float">
            <text:p>1,13609467455621</text:p>
          </table:table-cell>
          <table:table-cell table:style-name="ce629" table:formula="of:=[.O7]*[.R7]" office:value-type="float" office:value="62400" calcext:value-type="float">
            <text:p>62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7]);ABS([.R7]))" office:value-type="float" office:value="325" calcext:value-type="float">
            <text:p>325</text:p>
          </table:table-cell>
          <table:table-cell table:style-name="ce808" table:formula="of:=[.Q7]/[.S7]" office:value-type="float" office:value="192" calcext:value-type="float">
            <text:p>192</text:p>
          </table:table-cell>
          <table:table-cell table:style-name="ce808" table:formula="of:=[.R7]/[.S7]" office:value-type="float" office:value="169" calcext:value-type="float">
            <text:p>169</text:p>
          </table:table-cell>
          <table:table-cell table:style-name="ce862" table:formula="of:=[.T7]/[.U7]" office:value-type="float" office:value="1.13609467455621" calcext:value-type="float">
            <text:p>192/169 <text:s text:c="3"/></text:p>
          </table:table-cell>
          <table:table-cell table:style-name="ce869" table:formula="of:=IF([.T7]=0;&quot;0&quot;;(IF([.T7]=[.U7];&quot;1&quot;;(IF([.T7]=-[.U7];&quot;-1&quot;;IF([.U7]=1;TEXT([.T7];10);[.V7]))))))" office:value-type="float" office:value="1.13609467455621" calcext:value-type="float">
            <text:p>192/169 <text:s text:c="2"/></text:p>
          </table:table-cell>
          <table:table-cell table:style-name="ce535" table:formula="of:=IF([.T7]=0;&quot;0&quot;;(IF([.T7]=[.U7];&quot;1&quot;;(IF([.T7]=-[.U7];&quot;-1&quot;;IF([.U7]=1;[.T7];CONCATENATE([.T7];&quot;/&quot;;[.U7])))))))" office:value-type="string" office:string-value="192/169" calcext:value-type="string">
            <text:p>192/169</text:p>
          </table:table-cell>
          <table:table-cell table:style-name="ce894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842" table:formula="of:=[.C6]" office:value-type="float" office:value="-6" calcext:value-type="float" table:number-columns-spanned="2" table:number-rows-spanned="1">
            <text:p>-6</text:p>
          </table:table-cell>
          <table:covered-table-cell table:style-name="ce847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-16" calcext:value-type="float">
            <text:p>-16</text:p>
          </table:table-cell>
          <table:table-cell table:style-name="ce742"/>
          <table:table-cell table:style-name="Default" table:number-columns-repeated="4"/>
          <table:table-cell table:style-name="ce535" office:value-type="float" office:value="-7" calcext:value-type="float">
            <text:p>-7</text:p>
          </table:table-cell>
          <table:table-cell table:style-name="ce756" table:formula="of:=[.$A$29]*[.N8]^2+[.$B$29]*[.N8]+[.$C$29]" office:value-type="float" office:value="2.08284023668639" calcext:value-type="float">
            <text:p>352/169 <text:s/></text:p>
          </table:table-cell>
          <table:table-cell table:style-name="ce535" table:formula="of:=[.$A$29]*[.N8]^2+[.$B$29]*[.N8]+[.$C$29]" office:value-type="float" office:value="2.08284023668639" calcext:value-type="float">
            <text:p>2,08284023668639</text:p>
          </table:table-cell>
          <table:table-cell table:style-name="ce629" table:formula="of:=[.O8]*[.R8]" office:value-type="float" office:value="114400" calcext:value-type="float">
            <text:p>114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8]);ABS([.R8]))" office:value-type="float" office:value="325" calcext:value-type="float">
            <text:p>325</text:p>
          </table:table-cell>
          <table:table-cell table:style-name="ce808" table:formula="of:=[.Q8]/[.S8]" office:value-type="float" office:value="352" calcext:value-type="float">
            <text:p>352</text:p>
          </table:table-cell>
          <table:table-cell table:style-name="ce808" table:formula="of:=[.R8]/[.S8]" office:value-type="float" office:value="169" calcext:value-type="float">
            <text:p>169</text:p>
          </table:table-cell>
          <table:table-cell table:style-name="ce862" table:formula="of:=[.T8]/[.U8]" office:value-type="float" office:value="2.08284023668639" calcext:value-type="float">
            <text:p>352/169 <text:s text:c="3"/></text:p>
          </table:table-cell>
          <table:table-cell table:style-name="ce869" table:formula="of:=IF([.T8]=0;&quot;0&quot;;(IF([.T8]=[.U8];&quot;1&quot;;(IF([.T8]=-[.U8];&quot;-1&quot;;IF([.U8]=1;TEXT([.T8];10);[.V8]))))))" office:value-type="float" office:value="2.08284023668639" calcext:value-type="float">
            <text:p>352/169 <text:s text:c="2"/></text:p>
          </table:table-cell>
          <table:table-cell table:style-name="ce535" table:formula="of:=IF([.T8]=0;&quot;0&quot;;(IF([.T8]=[.U8];&quot;1&quot;;(IF([.T8]=-[.U8];&quot;-1&quot;;IF([.U8]=1;[.T8];CONCATENATE([.T8];&quot;/&quot;;[.U8])))))))" office:value-type="string" office:string-value="352/169" calcext:value-type="string">
            <text:p>352/169</text:p>
          </table:table-cell>
          <table:table-cell table:style-name="ce895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-" calcext:value-type="string" table:number-columns-spanned="4" table:number-rows-spanned="1">
            <text:p>-</text:p>
          </table:table-cell>
          <table:covered-table-cell table:number-columns-repeated="2" table:style-name="ce847"/>
          <table:covered-table-cell table:style-name="ce965"/>
          <table:table-cell table:style-name="ce682" table:number-columns-repeated="2"/>
          <table:table-cell table:style-name="ce742" table:number-columns-repeated="2"/>
          <table:table-cell table:style-name="Default" table:number-columns-repeated="4"/>
          <table:table-cell table:style-name="ce535" office:value-type="float" office:value="-6" calcext:value-type="float">
            <text:p>-6</text:p>
          </table:table-cell>
          <table:table-cell table:style-name="ce756" table:formula="of:=[.$A$29]*[.N9]^2+[.$B$29]*[.N9]+[.$C$29]" office:value-type="float" office:value="2.84023668639053" calcext:value-type="float">
            <text:p>480/169 <text:s/></text:p>
          </table:table-cell>
          <table:table-cell table:style-name="ce535" table:formula="of:=[.$A$29]*[.N9]^2+[.$B$29]*[.N9]+[.$C$29]" office:value-type="float" office:value="2.84023668639053" calcext:value-type="float">
            <text:p>2,84023668639053</text:p>
          </table:table-cell>
          <table:table-cell table:style-name="ce629" table:formula="of:=[.O9]*[.R9]" office:value-type="float" office:value="156000" calcext:value-type="float">
            <text:p>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9]);ABS([.R9]))" office:value-type="float" office:value="325" calcext:value-type="float">
            <text:p>325</text:p>
          </table:table-cell>
          <table:table-cell table:style-name="ce808" table:formula="of:=[.Q9]/[.S9]" office:value-type="float" office:value="480" calcext:value-type="float">
            <text:p>480</text:p>
          </table:table-cell>
          <table:table-cell table:style-name="ce808" table:formula="of:=[.R9]/[.S9]" office:value-type="float" office:value="169" calcext:value-type="float">
            <text:p>169</text:p>
          </table:table-cell>
          <table:table-cell table:style-name="ce862" table:formula="of:=[.T9]/[.U9]" office:value-type="float" office:value="2.84023668639053" calcext:value-type="float">
            <text:p>480/169 <text:s text:c="3"/></text:p>
          </table:table-cell>
          <table:table-cell table:style-name="ce869" table:formula="of:=IF([.T9]=0;&quot;0&quot;;(IF([.T9]=[.U9];&quot;1&quot;;(IF([.T9]=-[.U9];&quot;-1&quot;;IF([.U9]=1;TEXT([.T9];10);[.V9]))))))" office:value-type="float" office:value="2.84023668639053" calcext:value-type="float">
            <text:p>480/169 <text:s text:c="2"/></text:p>
          </table:table-cell>
          <table:table-cell table:style-name="ce535" table:formula="of:=IF([.T9]=0;&quot;0&quot;;(IF([.T9]=[.U9];&quot;1&quot;;(IF([.T9]=-[.U9];&quot;-1&quot;;IF([.U9]=1;[.T9];CONCATENATE([.T9];&quot;/&quot;;[.U9])))))))" office:value-type="string" office:string-value="480/169" calcext:value-type="string">
            <text:p>480/169</text:p>
          </table:table-cell>
          <table:table-cell table:style-name="ce895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538" office:value-type="string" calcext:value-type="string" table:number-columns-spanned="1" table:number-rows-spanned="2">
            <text:p>Variations de</text:p>
            <text:p>la fonction <text:span text:style-name="T19">f</text:span></text:p>
          </table:table-cell>
          <table:table-cell table:style-name="ce593" table:formula="of:=IF([.A6]&gt;0;&quot;&quot;;[.H7])" office:value-type="float" office:value="4" calcext:value-type="float">
            <text:p>4</text:p>
          </table:table-cell>
          <table:table-cell table:style-name="ce649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734"/>
          <table:table-cell table:style-name="ce705" table:formula="of:=IF([.A6]&gt;0;[.H8];&quot;&quot;)">
            <text:p/>
          </table:table-cell>
          <table:table-cell table:style-name="ce682" table:number-columns-repeated="2"/>
          <table:table-cell table:style-name="ce742" table:number-columns-repeated="2"/>
          <table:table-cell table:style-name="Default" table:number-columns-repeated="4"/>
          <table:table-cell table:style-name="ce535" office:value-type="float" office:value="-5" calcext:value-type="float">
            <text:p>-5</text:p>
          </table:table-cell>
          <table:table-cell table:style-name="ce756" table:formula="of:=[.$A$29]*[.N10]^2+[.$B$29]*[.N10]+[.$C$29]" office:value-type="float" office:value="3.40828402366864" calcext:value-type="float">
            <text:p>576/169 <text:s/></text:p>
          </table:table-cell>
          <table:table-cell table:style-name="ce535" table:formula="of:=[.$A$29]*[.N10]^2+[.$B$29]*[.N10]+[.$C$29]" office:value-type="float" office:value="3.40828402366864" calcext:value-type="float">
            <text:p>3,40828402366864</text:p>
          </table:table-cell>
          <table:table-cell table:style-name="ce629" table:formula="of:=[.O10]*[.R10]" office:value-type="float" office:value="187200" calcext:value-type="float">
            <text:p>1872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0]);ABS([.R10]))" office:value-type="float" office:value="325" calcext:value-type="float">
            <text:p>325</text:p>
          </table:table-cell>
          <table:table-cell table:style-name="ce808" table:formula="of:=[.Q10]/[.S10]" office:value-type="float" office:value="576" calcext:value-type="float">
            <text:p>576</text:p>
          </table:table-cell>
          <table:table-cell table:style-name="ce808" table:formula="of:=[.R10]/[.S10]" office:value-type="float" office:value="169" calcext:value-type="float">
            <text:p>169</text:p>
          </table:table-cell>
          <table:table-cell table:style-name="ce862" table:formula="of:=[.T10]/[.U10]" office:value-type="float" office:value="3.40828402366864" calcext:value-type="float">
            <text:p>576/169 <text:s text:c="3"/></text:p>
          </table:table-cell>
          <table:table-cell table:style-name="ce869" table:formula="of:=IF([.T10]=0;&quot;0&quot;;(IF([.T10]=[.U10];&quot;1&quot;;(IF([.T10]=-[.U10];&quot;-1&quot;;IF([.U10]=1;TEXT([.T10];10);[.V10]))))))" office:value-type="float" office:value="3.40828402366864" calcext:value-type="float">
            <text:p>576/169 <text:s text:c="2"/></text:p>
          </table:table-cell>
          <table:table-cell table:style-name="ce535" table:formula="of:=IF([.T10]=0;&quot;0&quot;;(IF([.T10]=[.U10];&quot;1&quot;;(IF([.T10]=-[.U10];&quot;-1&quot;;IF([.U10]=1;[.T10];CONCATENATE([.T10];&quot;/&quot;;[.U10])))))))" office:value-type="string" office:string-value="576/169" calcext:value-type="string">
            <text:p>576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covered-table-cell table:style-name="ce539"/>
          <table:table-cell table:style-name="ce595" table:formula="of:=IF([.A6]&gt;0;[.H7];&quot;&quot;)">
            <text:p/>
          </table:table-cell>
          <table:covered-table-cell table:number-columns-repeated="2" table:style-name="ce886"/>
          <table:table-cell table:style-name="ce707" table:formula="of:=IF([.A6]&gt;0;&quot;&quot;;[.H8])" office:value-type="float" office:value="-16" calcext:value-type="float">
            <text:p>-16</text:p>
          </table:table-cell>
          <table:table-cell table:style-name="ce682" table:number-columns-repeated="2"/>
          <table:table-cell table:style-name="ce742" table:number-columns-repeated="2"/>
          <table:table-cell table:style-name="Default" table:number-columns-repeated="4"/>
          <table:table-cell table:style-name="ce535" office:value-type="float" office:value="-4" calcext:value-type="float">
            <text:p>-4</text:p>
          </table:table-cell>
          <table:table-cell table:style-name="ce756" table:formula="of:=[.$A$29]*[.N11]^2+[.$B$29]*[.N11]+[.$C$29]" office:value-type="float" office:value="3.78698224852071" calcext:value-type="float">
            <text:p>640/169 <text:s/></text:p>
          </table:table-cell>
          <table:table-cell table:style-name="ce535" table:formula="of:=[.$A$29]*[.N11]^2+[.$B$29]*[.N11]+[.$C$29]" office:value-type="float" office:value="3.78698224852071" calcext:value-type="float">
            <text:p>3,78698224852071</text:p>
          </table:table-cell>
          <table:table-cell table:style-name="ce629" table:formula="of:=[.O11]*[.R11]" office:value-type="float" office:value="208000" calcext:value-type="float">
            <text:p>20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1]);ABS([.R11]))" office:value-type="float" office:value="325" calcext:value-type="float">
            <text:p>325</text:p>
          </table:table-cell>
          <table:table-cell table:style-name="ce808" table:formula="of:=[.Q11]/[.S11]" office:value-type="float" office:value="640" calcext:value-type="float">
            <text:p>640</text:p>
          </table:table-cell>
          <table:table-cell table:style-name="ce808" table:formula="of:=[.R11]/[.S11]" office:value-type="float" office:value="169" calcext:value-type="float">
            <text:p>169</text:p>
          </table:table-cell>
          <table:table-cell table:style-name="ce862" table:formula="of:=[.T11]/[.U11]" office:value-type="float" office:value="3.78698224852071" calcext:value-type="float">
            <text:p>640/169 <text:s text:c="3"/></text:p>
          </table:table-cell>
          <table:table-cell table:style-name="ce869" table:formula="of:=IF([.T11]=0;&quot;0&quot;;(IF([.T11]=[.U11];&quot;1&quot;;(IF([.T11]=-[.U11];&quot;-1&quot;;IF([.U11]=1;TEXT([.T11];10);[.V11]))))))" office:value-type="float" office:value="3.78698224852071" calcext:value-type="float">
            <text:p>640/169 <text:s text:c="2"/></text:p>
          </table:table-cell>
          <table:table-cell table:style-name="ce535" table:formula="of:=IF([.T11]=0;&quot;0&quot;;(IF([.T11]=[.U11];&quot;1&quot;;(IF([.T11]=-[.U11];&quot;-1&quot;;IF([.U11]=1;[.T11];CONCATENATE([.T11];&quot;/&quot;;[.U11])))))))" office:value-type="string" office:string-value="640/169" calcext:value-type="string">
            <text:p>640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540" office:value-type="string" calcext:value-type="string">
            <text:p>Signe de <text:span text:style-name="T19">f </text:span>(<text:span text:style-name="T19">x</text:span>)</text:p>
          </table:table-cell>
          <table:table-cell table:style-name="ce596" table:formula="of:=IF([.H7]&gt;0;&quot;+&quot;;&quot;-&quot;)" office:value-type="string" office:string-value="+" calcext:value-type="string">
            <text:p>+</text:p>
          </table:table-cell>
          <table:table-cell table:style-name="ce847" office:value-type="float" office:value="0" calcext:value-type="float" table:number-columns-spanned="2" table:number-rows-spanned="1">
            <text:p>0</text:p>
          </table:table-cell>
          <table:covered-table-cell table:style-name="ce847" table:formula="of:=IF([.$C$44];#REF!;&quot;&quot;)">
            <text:p/>
          </table:covered-table-cell>
          <table:table-cell table:style-name="ce965" table:formula="of:=IF([.H8]&gt;0;&quot;+&quot;;&quot;-&quot;)" office:value-type="string" office:string-value="-" calcext:value-type="string">
            <text:p>-</text:p>
          </table:table-cell>
          <table:table-cell table:style-name="ce682" table:number-columns-repeated="2"/>
          <table:table-cell table:style-name="ce742" table:number-columns-repeated="2"/>
          <table:table-cell table:style-name="Default" table:number-columns-repeated="4"/>
          <table:table-cell table:style-name="ce535" office:value-type="float" office:value="-3" calcext:value-type="float">
            <text:p>-3</text:p>
          </table:table-cell>
          <table:table-cell table:style-name="ce756" table:formula="of:=[.$A$29]*[.N12]^2+[.$B$29]*[.N12]+[.$C$29]" office:value-type="float" office:value="3.97633136094675" calcext:value-type="float">
            <text:p>672/169 <text:s/></text:p>
          </table:table-cell>
          <table:table-cell table:style-name="ce535" table:formula="of:=[.$A$29]*[.N12]^2+[.$B$29]*[.N12]+[.$C$29]" office:value-type="float" office:value="3.97633136094675" calcext:value-type="float">
            <text:p>3,97633136094675</text:p>
          </table:table-cell>
          <table:table-cell table:style-name="ce629" table:formula="of:=[.O12]*[.R12]" office:value-type="float" office:value="218400" calcext:value-type="float">
            <text:p>218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2]);ABS([.R12]))" office:value-type="float" office:value="325" calcext:value-type="float">
            <text:p>325</text:p>
          </table:table-cell>
          <table:table-cell table:style-name="ce808" table:formula="of:=[.Q12]/[.S12]" office:value-type="float" office:value="672" calcext:value-type="float">
            <text:p>672</text:p>
          </table:table-cell>
          <table:table-cell table:style-name="ce808" table:formula="of:=[.R12]/[.S12]" office:value-type="float" office:value="169" calcext:value-type="float">
            <text:p>169</text:p>
          </table:table-cell>
          <table:table-cell table:style-name="ce862" table:formula="of:=[.T12]/[.U12]" office:value-type="float" office:value="3.97633136094675" calcext:value-type="float">
            <text:p>672/169 <text:s text:c="3"/></text:p>
          </table:table-cell>
          <table:table-cell table:style-name="ce869" table:formula="of:=IF([.T12]=0;&quot;0&quot;;(IF([.T12]=[.U12];&quot;1&quot;;(IF([.T12]=-[.U12];&quot;-1&quot;;IF([.U12]=1;TEXT([.T12];10);[.V12]))))))" office:value-type="float" office:value="3.97633136094675" calcext:value-type="float">
            <text:p>672/169 <text:s text:c="2"/></text:p>
          </table:table-cell>
          <table:table-cell table:style-name="ce535" table:formula="of:=IF([.T12]=0;&quot;0&quot;;(IF([.T12]=[.U12];&quot;1&quot;;(IF([.T12]=-[.U12];&quot;-1&quot;;IF([.U12]=1;[.T12];CONCATENATE([.T12];&quot;/&quot;;[.U12])))))))" office:value-type="string" office:string-value="672/169" calcext:value-type="string">
            <text:p>672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765" table:number-columns-repeated="7"/>
          <table:table-cell table:style-name="ce742" table:number-columns-repeated="2"/>
          <table:table-cell table:style-name="Default" table:number-columns-repeated="4"/>
          <table:table-cell table:style-name="ce535" office:value-type="float" office:value="-2" calcext:value-type="float">
            <text:p>-2</text:p>
          </table:table-cell>
          <table:table-cell table:style-name="ce756" table:formula="of:=[.$A$29]*[.N13]^2+[.$B$29]*[.N13]+[.$C$29]" office:value-type="float" office:value="3.97633136094675" calcext:value-type="float">
            <text:p>672/169 <text:s/></text:p>
          </table:table-cell>
          <table:table-cell table:style-name="ce535" table:formula="of:=[.$A$29]*[.N13]^2+[.$B$29]*[.N13]+[.$C$29]" office:value-type="float" office:value="3.97633136094675" calcext:value-type="float">
            <text:p>3,97633136094675</text:p>
          </table:table-cell>
          <table:table-cell table:style-name="ce629" table:formula="of:=[.O13]*[.R13]" office:value-type="float" office:value="218400" calcext:value-type="float">
            <text:p>218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3]);ABS([.R13]))" office:value-type="float" office:value="325" calcext:value-type="float">
            <text:p>325</text:p>
          </table:table-cell>
          <table:table-cell table:style-name="ce808" table:formula="of:=[.Q13]/[.S13]" office:value-type="float" office:value="672" calcext:value-type="float">
            <text:p>672</text:p>
          </table:table-cell>
          <table:table-cell table:style-name="ce808" table:formula="of:=[.R13]/[.S13]" office:value-type="float" office:value="169" calcext:value-type="float">
            <text:p>169</text:p>
          </table:table-cell>
          <table:table-cell table:style-name="ce862" table:formula="of:=[.T13]/[.U13]" office:value-type="float" office:value="3.97633136094675" calcext:value-type="float">
            <text:p>672/169 <text:s text:c="3"/></text:p>
          </table:table-cell>
          <table:table-cell table:style-name="ce869" table:formula="of:=IF([.T13]=0;&quot;0&quot;;(IF([.T13]=[.U13];&quot;1&quot;;(IF([.T13]=-[.U13];&quot;-1&quot;;IF([.U13]=1;TEXT([.T13];10);[.V13]))))))" office:value-type="float" office:value="3.97633136094675" calcext:value-type="float">
            <text:p>672/169 <text:s text:c="2"/></text:p>
          </table:table-cell>
          <table:table-cell table:style-name="ce535" table:formula="of:=IF([.T13]=0;&quot;0&quot;;(IF([.T13]=[.U13];&quot;1&quot;;(IF([.T13]=-[.U13];&quot;-1&quot;;IF([.U13]=1;[.T13];CONCATENATE([.T13];&quot;/&quot;;[.U13])))))))" office:value-type="string" office:string-value="672/169" calcext:value-type="string">
            <text:p>672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765" table:number-columns-repeated="7"/>
          <table:table-cell table:style-name="ce742" table:number-columns-repeated="2"/>
          <table:table-cell table:style-name="Default" table:number-columns-repeated="4"/>
          <table:table-cell table:style-name="ce535" office:value-type="float" office:value="-1" calcext:value-type="float">
            <text:p>-1</text:p>
          </table:table-cell>
          <table:table-cell table:style-name="ce756" table:formula="of:=[.$A$29]*[.N14]^2+[.$B$29]*[.N14]+[.$C$29]" office:value-type="float" office:value="3.78698224852071" calcext:value-type="float">
            <text:p>640/169 <text:s/></text:p>
          </table:table-cell>
          <table:table-cell table:style-name="ce535" table:formula="of:=[.$A$29]*[.N14]^2+[.$B$29]*[.N14]+[.$C$29]" office:value-type="float" office:value="3.78698224852071" calcext:value-type="float">
            <text:p>3,78698224852071</text:p>
          </table:table-cell>
          <table:table-cell table:style-name="ce629" table:formula="of:=[.O14]*[.R14]" office:value-type="float" office:value="208000" calcext:value-type="float">
            <text:p>20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4]);ABS([.R14]))" office:value-type="float" office:value="325" calcext:value-type="float">
            <text:p>325</text:p>
          </table:table-cell>
          <table:table-cell table:style-name="ce808" table:formula="of:=[.Q14]/[.S14]" office:value-type="float" office:value="640" calcext:value-type="float">
            <text:p>640</text:p>
          </table:table-cell>
          <table:table-cell table:style-name="ce808" table:formula="of:=[.R14]/[.S14]" office:value-type="float" office:value="169" calcext:value-type="float">
            <text:p>169</text:p>
          </table:table-cell>
          <table:table-cell table:style-name="ce862" table:formula="of:=[.T14]/[.U14]" office:value-type="float" office:value="3.78698224852071" calcext:value-type="float">
            <text:p>640/169 <text:s text:c="3"/></text:p>
          </table:table-cell>
          <table:table-cell table:style-name="ce869" table:formula="of:=IF([.T14]=0;&quot;0&quot;;(IF([.T14]=[.U14];&quot;1&quot;;(IF([.T14]=-[.U14];&quot;-1&quot;;IF([.U14]=1;TEXT([.T14];10);[.V14]))))))" office:value-type="float" office:value="3.78698224852071" calcext:value-type="float">
            <text:p>640/169 <text:s text:c="2"/></text:p>
          </table:table-cell>
          <table:table-cell table:style-name="ce535" table:formula="of:=IF([.T14]=0;&quot;0&quot;;(IF([.T14]=[.U14];&quot;1&quot;;(IF([.T14]=-[.U14];&quot;-1&quot;;IF([.U14]=1;[.T14];CONCATENATE([.T14];&quot;/&quot;;[.U14])))))))" office:value-type="string" office:string-value="640/169" calcext:value-type="string">
            <text:p>640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766" office:value-type="string" calcext:value-type="string" table:number-columns-spanned="6" table:number-rows-spanned="1">
            <text:p>Tableau points droite</text:p>
          </table:table-cell>
          <table:covered-table-cell table:style-name="ce742"/>
          <table:covered-table-cell table:style-name="ce655"/>
          <table:covered-table-cell table:number-columns-repeated="3"/>
          <table:table-cell/>
          <table:table-cell table:style-name="ce742" table:number-columns-repeated="2"/>
          <table:table-cell table:style-name="Default" table:number-columns-repeated="4"/>
          <table:table-cell table:style-name="ce535" office:value-type="float" office:value="0" calcext:value-type="float">
            <text:p>0</text:p>
          </table:table-cell>
          <table:table-cell table:style-name="ce756" table:formula="of:=[.$A$29]*[.N15]^2+[.$B$29]*[.N15]+[.$C$29]" office:value-type="float" office:value="3.40828402366864" calcext:value-type="float">
            <text:p>576/169 <text:s/></text:p>
          </table:table-cell>
          <table:table-cell table:style-name="ce535" table:formula="of:=[.$A$29]*[.N15]^2+[.$B$29]*[.N15]+[.$C$29]" office:value-type="float" office:value="3.40828402366864" calcext:value-type="float">
            <text:p>3,40828402366864</text:p>
          </table:table-cell>
          <table:table-cell table:style-name="ce629" table:formula="of:=[.O15]*[.R15]" office:value-type="float" office:value="187200" calcext:value-type="float">
            <text:p>1872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5]);ABS([.R15]))" office:value-type="float" office:value="325" calcext:value-type="float">
            <text:p>325</text:p>
          </table:table-cell>
          <table:table-cell table:style-name="ce808" table:formula="of:=[.Q15]/[.S15]" office:value-type="float" office:value="576" calcext:value-type="float">
            <text:p>576</text:p>
          </table:table-cell>
          <table:table-cell table:style-name="ce808" table:formula="of:=[.R15]/[.S15]" office:value-type="float" office:value="169" calcext:value-type="float">
            <text:p>169</text:p>
          </table:table-cell>
          <table:table-cell table:style-name="ce862" table:formula="of:=[.T15]/[.U15]" office:value-type="float" office:value="3.40828402366864" calcext:value-type="float">
            <text:p>576/169 <text:s text:c="3"/></text:p>
          </table:table-cell>
          <table:table-cell table:style-name="ce869" table:formula="of:=IF([.T15]=0;&quot;0&quot;;(IF([.T15]=[.U15];&quot;1&quot;;(IF([.T15]=-[.U15];&quot;-1&quot;;IF([.U15]=1;TEXT([.T15];10);[.V15]))))))" office:value-type="float" office:value="3.40828402366864" calcext:value-type="float">
            <text:p>576/169 <text:s text:c="2"/></text:p>
          </table:table-cell>
          <table:table-cell table:style-name="ce535" table:formula="of:=IF([.T15]=0;&quot;0&quot;;(IF([.T15]=[.U15];&quot;1&quot;;(IF([.T15]=-[.U15];&quot;-1&quot;;IF([.U15]=1;[.T15];CONCATENATE([.T15];&quot;/&quot;;[.U15])))))))" office:value-type="string" office:string-value="576/169" calcext:value-type="string">
            <text:p>576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742"/>
          <table:table-cell table:style-name="Default" table:number-columns-repeated="4"/>
          <table:table-cell table:style-name="ce535" office:value-type="float" office:value="1" calcext:value-type="float">
            <text:p>1</text:p>
          </table:table-cell>
          <table:table-cell table:style-name="ce756" table:formula="of:=[.$A$29]*[.N16]^2+[.$B$29]*[.N16]+[.$C$29]" office:value-type="float" office:value="2.84023668639053" calcext:value-type="float">
            <text:p>480/169 <text:s/></text:p>
          </table:table-cell>
          <table:table-cell table:style-name="ce535" table:formula="of:=[.$A$29]*[.N16]^2+[.$B$29]*[.N16]+[.$C$29]" office:value-type="float" office:value="2.84023668639053" calcext:value-type="float">
            <text:p>2,84023668639053</text:p>
          </table:table-cell>
          <table:table-cell table:style-name="ce629" table:formula="of:=[.O16]*[.R16]" office:value-type="float" office:value="156000" calcext:value-type="float">
            <text:p>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6]);ABS([.R16]))" office:value-type="float" office:value="325" calcext:value-type="float">
            <text:p>325</text:p>
          </table:table-cell>
          <table:table-cell table:style-name="ce808" table:formula="of:=[.Q16]/[.S16]" office:value-type="float" office:value="480" calcext:value-type="float">
            <text:p>480</text:p>
          </table:table-cell>
          <table:table-cell table:style-name="ce808" table:formula="of:=[.R16]/[.S16]" office:value-type="float" office:value="169" calcext:value-type="float">
            <text:p>169</text:p>
          </table:table-cell>
          <table:table-cell table:style-name="ce862" table:formula="of:=[.T16]/[.U16]" office:value-type="float" office:value="2.84023668639053" calcext:value-type="float">
            <text:p>480/169 <text:s text:c="3"/></text:p>
          </table:table-cell>
          <table:table-cell table:style-name="ce869" table:formula="of:=IF([.T16]=0;&quot;0&quot;;(IF([.T16]=[.U16];&quot;1&quot;;(IF([.T16]=-[.U16];&quot;-1&quot;;IF([.U16]=1;TEXT([.T16];10);[.V16]))))))" office:value-type="float" office:value="2.84023668639053" calcext:value-type="float">
            <text:p>480/169 <text:s text:c="2"/></text:p>
          </table:table-cell>
          <table:table-cell table:style-name="ce535" table:formula="of:=IF([.T16]=0;&quot;0&quot;;(IF([.T16]=[.U16];&quot;1&quot;;(IF([.T16]=-[.U16];&quot;-1&quot;;IF([.U16]=1;[.T16];CONCATENATE([.T16];&quot;/&quot;;[.U16])))))))" office:value-type="string" office:string-value="480/169" calcext:value-type="string">
            <text:p>480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765"/>
          <table:table-cell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834" table:formula="of:=IF(ISBLANK([Droite.B14]);0;IF([$Droite.A34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841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742" table:number-columns-repeated="2"/>
          <table:table-cell table:style-name="Default" table:number-columns-repeated="4"/>
          <table:table-cell table:style-name="ce535" office:value-type="float" office:value="2" calcext:value-type="float">
            <text:p>2</text:p>
          </table:table-cell>
          <table:table-cell table:style-name="ce756" table:formula="of:=[.$A$29]*[.N17]^2+[.$B$29]*[.N17]+[.$C$29]" office:value-type="float" office:value="2.08284023668639" calcext:value-type="float">
            <text:p>352/169 <text:s/></text:p>
          </table:table-cell>
          <table:table-cell table:style-name="ce535" table:formula="of:=[.$A$29]*[.N17]^2+[.$B$29]*[.N17]+[.$C$29]" office:value-type="float" office:value="2.08284023668639" calcext:value-type="float">
            <text:p>2,08284023668639</text:p>
          </table:table-cell>
          <table:table-cell table:style-name="ce629" table:formula="of:=[.O17]*[.R17]" office:value-type="float" office:value="114400" calcext:value-type="float">
            <text:p>114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7]);ABS([.R17]))" office:value-type="float" office:value="325" calcext:value-type="float">
            <text:p>325</text:p>
          </table:table-cell>
          <table:table-cell table:style-name="ce808" table:formula="of:=[.Q17]/[.S17]" office:value-type="float" office:value="352" calcext:value-type="float">
            <text:p>352</text:p>
          </table:table-cell>
          <table:table-cell table:style-name="ce808" table:formula="of:=[.R17]/[.S17]" office:value-type="float" office:value="169" calcext:value-type="float">
            <text:p>169</text:p>
          </table:table-cell>
          <table:table-cell table:style-name="ce862" table:formula="of:=[.T17]/[.U17]" office:value-type="float" office:value="2.08284023668639" calcext:value-type="float">
            <text:p>352/169 <text:s text:c="3"/></text:p>
          </table:table-cell>
          <table:table-cell table:style-name="ce869" table:formula="of:=IF([.T17]=0;&quot;0&quot;;(IF([.T17]=[.U17];&quot;1&quot;;(IF([.T17]=-[.U17];&quot;-1&quot;;IF([.U17]=1;TEXT([.T17];10);[.V17]))))))" office:value-type="float" office:value="2.08284023668639" calcext:value-type="float">
            <text:p>352/169 <text:s text:c="2"/></text:p>
          </table:table-cell>
          <table:table-cell table:style-name="ce535" table:formula="of:=IF([.T17]=0;&quot;0&quot;;(IF([.T17]=[.U17];&quot;1&quot;;(IF([.T17]=-[.U17];&quot;-1&quot;;IF([.U17]=1;[.T17];CONCATENATE([.T17];&quot;/&quot;;[.U17])))))))" office:value-type="string" office:string-value="352/169" calcext:value-type="string">
            <text:p>352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5">
          <table:table-cell table:style-name="ce767" office:value-type="string" calcext:value-type="string" table:number-columns-spanned="1" table:number-rows-spanned="2">
            <text:p>Variations de</text:p>
            <text:p>la fonction <text:span text:style-name="T19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841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742" table:number-columns-repeated="2"/>
          <table:table-cell table:style-name="Default" table:number-columns-repeated="4"/>
          <table:table-cell table:style-name="ce535" office:value-type="float" office:value="3" calcext:value-type="float">
            <text:p>3</text:p>
          </table:table-cell>
          <table:table-cell table:style-name="ce756" table:formula="of:=[.$A$29]*[.N18]^2+[.$B$29]*[.N18]+[.$C$29]" office:value-type="float" office:value="1.13609467455621" calcext:value-type="float">
            <text:p>192/169 <text:s/></text:p>
          </table:table-cell>
          <table:table-cell table:style-name="ce535" table:formula="of:=[.$A$29]*[.N18]^2+[.$B$29]*[.N18]+[.$C$29]" office:value-type="float" office:value="1.13609467455621" calcext:value-type="float">
            <text:p>1,13609467455621</text:p>
          </table:table-cell>
          <table:table-cell table:style-name="ce629" table:formula="of:=[.O18]*[.R18]" office:value-type="float" office:value="62400" calcext:value-type="float">
            <text:p>62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8]);ABS([.R18]))" office:value-type="float" office:value="325" calcext:value-type="float">
            <text:p>325</text:p>
          </table:table-cell>
          <table:table-cell table:style-name="ce808" table:formula="of:=[.Q18]/[.S18]" office:value-type="float" office:value="192" calcext:value-type="float">
            <text:p>192</text:p>
          </table:table-cell>
          <table:table-cell table:style-name="ce808" table:formula="of:=[.R18]/[.S18]" office:value-type="float" office:value="169" calcext:value-type="float">
            <text:p>169</text:p>
          </table:table-cell>
          <table:table-cell table:style-name="ce862" table:formula="of:=[.T18]/[.U18]" office:value-type="float" office:value="1.13609467455621" calcext:value-type="float">
            <text:p>192/169 <text:s text:c="3"/></text:p>
          </table:table-cell>
          <table:table-cell table:style-name="ce869" table:formula="of:=IF([.T18]=0;&quot;0&quot;;(IF([.T18]=[.U18];&quot;1&quot;;(IF([.T18]=-[.U18];&quot;-1&quot;;IF([.U18]=1;TEXT([.T18];10);[.V18]))))))" office:value-type="float" office:value="1.13609467455621" calcext:value-type="float">
            <text:p>192/169 <text:s text:c="2"/></text:p>
          </table:table-cell>
          <table:table-cell table:style-name="ce535" table:formula="of:=IF([.T18]=0;&quot;0&quot;;(IF([.T18]=[.U18];&quot;1&quot;;(IF([.T18]=-[.U18];&quot;-1&quot;;IF([.U18]=1;[.T18];CONCATENATE([.T18];&quot;/&quot;;[.U18])))))))" office:value-type="string" office:string-value="192/169" calcext:value-type="string">
            <text:p>192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5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900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4]=1;1;0)+10" office:value-type="float" office:value="10" calcext:value-type="float">
            <text:p>10</text:p>
          </table:table-cell>
          <table:table-cell/>
          <table:table-cell table:style-name="ce765"/>
          <table:table-cell table:style-name="ce742"/>
          <table:table-cell table:style-name="Default" table:number-columns-repeated="4"/>
          <table:table-cell table:style-name="ce535" office:value-type="float" office:value="4" calcext:value-type="float">
            <text:p>4</text:p>
          </table:table-cell>
          <table:table-cell table:style-name="ce756" table:formula="of:=[.$A$29]*[.N19]^2+[.$B$29]*[.N19]+[.$C$29]" office:value-type="float" office:value="0" calcext:value-type="float">
            <text:p>0/1 <text:s text:c="3"/></text:p>
          </table:table-cell>
          <table:table-cell table:style-name="ce535" table:formula="of:=[.$A$29]*[.N19]^2+[.$B$29]*[.N19]+[.$C$29]" office:value-type="float" office:value="0" calcext:value-type="float">
            <text:p>0</text:p>
          </table:table-cell>
          <table:table-cell table:style-name="ce629" table:formula="of:=[.O19]*[.R19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19]);ABS([.R19]))" office:value-type="float" office:value="54925" calcext:value-type="float">
            <text:p>54925</text:p>
          </table:table-cell>
          <table:table-cell table:style-name="ce808" table:formula="of:=[.Q19]/[.S19]" office:value-type="float" office:value="0" calcext:value-type="float">
            <text:p>0</text:p>
          </table:table-cell>
          <table:table-cell table:style-name="ce808" table:formula="of:=[.R19]/[.S19]" office:value-type="float" office:value="1" calcext:value-type="float">
            <text:p>1</text:p>
          </table:table-cell>
          <table:table-cell table:style-name="ce862" table:formula="of:=[.T19]/[.U19]" office:value-type="float" office:value="0" calcext:value-type="float">
            <text:p>0/1 <text:s text:c="5"/></text:p>
          </table:table-cell>
          <table:table-cell table:style-name="ce869" table:formula="of:=IF([.T19]=0;&quot;0&quot;;(IF([.T19]=[.U19];&quot;1&quot;;(IF([.T19]=-[.U19];&quot;-1&quot;;IF([.U19]=1;TEXT([.T19];10);[.V19]))))))" office:value-type="string" office:string-value="0" calcext:value-type="string">
            <text:p>0</text:p>
          </table:table-cell>
          <table:table-cell table:style-name="ce535" table:formula="of:=IF([.T19]=0;&quot;0&quot;;(IF([.T19]=[.U19];&quot;1&quot;;(IF([.T19]=-[.U19];&quot;-1&quot;;IF([.U19]=1;[.T19];CONCATENATE([.T19];&quot;/&quot;;[.U19])))))))" office:value-type="string" office:string-value="0" calcext:value-type="string">
            <text:p>0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5">
          <table:table-cell table:style-name="ce537" office:value-type="string" calcext:value-type="string">
            <text:p>Signe de <text:span text:style-name="T19">f </text:span>(<text:span text:style-name="T19">x</text:span>)</text:p>
          </table:table-cell>
          <table:table-cell table:style-name="ce834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841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742"/>
          <table:table-cell table:style-name="ce765" table:number-columns-repeated="2"/>
          <table:table-cell table:style-name="ce742"/>
          <table:table-cell table:style-name="Default" table:number-columns-repeated="4"/>
          <table:table-cell table:style-name="ce535" office:value-type="float" office:value="5" calcext:value-type="float">
            <text:p>5</text:p>
          </table:table-cell>
          <table:table-cell table:style-name="ce756" table:formula="of:=[.$A$29]*[.N20]^2+[.$B$29]*[.N20]+[.$C$29]" office:value-type="float" office:value="-1.32544378698225" calcext:value-type="float">
            <text:p>-224/169 <text:s/></text:p>
          </table:table-cell>
          <table:table-cell table:style-name="ce535" table:formula="of:=[.$A$29]*[.N20]^2+[.$B$29]*[.N20]+[.$C$29]" office:value-type="float" office:value="-1.32544378698225" calcext:value-type="float">
            <text:p>-1,32544378698225</text:p>
          </table:table-cell>
          <table:table-cell table:style-name="ce629" table:formula="of:=[.O20]*[.R20]" office:value-type="float" office:value="-72799.9999999999" calcext:value-type="float">
            <text:p>-72799,9999999999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20]);ABS([.R20]))" office:value-type="float" office:value="1" calcext:value-type="float">
            <text:p>1</text:p>
          </table:table-cell>
          <table:table-cell table:style-name="ce808" table:formula="of:=[.Q20]/[.S20]" office:value-type="float" office:value="-72799.9999999999" calcext:value-type="float">
            <text:p>-72799,9999999999</text:p>
          </table:table-cell>
          <table:table-cell table:style-name="ce808" table:formula="of:=[.R20]/[.S20]" office:value-type="float" office:value="54925" calcext:value-type="float">
            <text:p>54925</text:p>
          </table:table-cell>
          <table:table-cell table:style-name="ce862" table:formula="of:=[.T20]/[.U20]" office:value-type="float" office:value="-1.32544378698225" calcext:value-type="float">
            <text:p>-224/169 <text:s text:c="3"/></text:p>
          </table:table-cell>
          <table:table-cell table:style-name="ce869" table:formula="of:=IF([.T20]=0;&quot;0&quot;;(IF([.T20]=[.U20];&quot;1&quot;;(IF([.T20]=-[.U20];&quot;-1&quot;;IF([.U20]=1;TEXT([.T20];10);[.V20]))))))" office:value-type="float" office:value="-1.32544378698225" calcext:value-type="float">
            <text:p>-224/169 <text:s text:c="2"/></text:p>
          </table:table-cell>
          <table:table-cell table:style-name="ce535" table:formula="of:=IF([.T20]=0;&quot;0&quot;;(IF([.T20]=[.U20];&quot;1&quot;;(IF([.T20]=-[.U20];&quot;-1&quot;;IF([.U20]=1;[.T20];CONCATENATE([.T20];&quot;/&quot;;[.U20])))))))" office:value-type="string" office:string-value="-72799,9999999999/54925" calcext:value-type="string">
            <text:p>-72799,9999999999/54925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5">
          <table:table-cell table:style-name="ce765" table:number-columns-repeated="8"/>
          <table:table-cell table:style-name="ce742"/>
          <table:table-cell table:style-name="Default" table:number-columns-repeated="4"/>
          <table:table-cell table:style-name="ce535" office:value-type="float" office:value="6" calcext:value-type="float">
            <text:p>6</text:p>
          </table:table-cell>
          <table:table-cell table:style-name="ce756" table:formula="of:=[.$A$29]*[.N21]^2+[.$B$29]*[.N21]+[.$C$29]" office:value-type="float" office:value="-2.84023668639053" calcext:value-type="float">
            <text:p>-480/169 <text:s/></text:p>
          </table:table-cell>
          <table:table-cell table:style-name="ce535" table:formula="of:=[.$A$29]*[.N21]^2+[.$B$29]*[.N21]+[.$C$29]" office:value-type="float" office:value="-2.84023668639053" calcext:value-type="float">
            <text:p>-2,84023668639053</text:p>
          </table:table-cell>
          <table:table-cell table:style-name="ce629" table:formula="of:=[.O21]*[.R21]" office:value-type="float" office:value="-156000" calcext:value-type="float">
            <text:p>-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21]);ABS([.R21]))" office:value-type="float" office:value="325" calcext:value-type="float">
            <text:p>325</text:p>
          </table:table-cell>
          <table:table-cell table:style-name="ce808" table:formula="of:=[.Q21]/[.S21]" office:value-type="float" office:value="-480" calcext:value-type="float">
            <text:p>-480</text:p>
          </table:table-cell>
          <table:table-cell table:style-name="ce808" table:formula="of:=[.R21]/[.S21]" office:value-type="float" office:value="169" calcext:value-type="float">
            <text:p>169</text:p>
          </table:table-cell>
          <table:table-cell table:style-name="ce862" table:formula="of:=[.T21]/[.U21]" office:value-type="float" office:value="-2.84023668639053" calcext:value-type="float">
            <text:p>-480/169 <text:s text:c="3"/></text:p>
          </table:table-cell>
          <table:table-cell table:style-name="ce869" table:formula="of:=IF([.T21]=0;&quot;0&quot;;(IF([.T21]=[.U21];&quot;1&quot;;(IF([.T21]=-[.U21];&quot;-1&quot;;IF([.U21]=1;TEXT([.T21];10);[.V21]))))))" office:value-type="float" office:value="-2.84023668639053" calcext:value-type="float">
            <text:p>-480/169 <text:s text:c="2"/></text:p>
          </table:table-cell>
          <table:table-cell table:style-name="ce535" table:formula="of:=IF([.T21]=0;&quot;0&quot;;(IF([.T21]=[.U21];&quot;1&quot;;(IF([.T21]=-[.U21];&quot;-1&quot;;IF([.U21]=1;[.T21];CONCATENATE([.T21];&quot;/&quot;;[.U21])))))))" office:value-type="string" office:string-value="-480/169" calcext:value-type="string">
            <text:p>-480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5">
          <table:table-cell table:style-name="ce737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771"/>
          <table:table-cell table:style-name="ce742"/>
          <table:table-cell table:style-name="Default" table:number-columns-repeated="4"/>
          <table:table-cell table:style-name="ce535" office:value-type="float" office:value="7" calcext:value-type="float">
            <text:p>7</text:p>
          </table:table-cell>
          <table:table-cell table:style-name="ce756" table:formula="of:=[.$A$29]*[.N22]^2+[.$B$29]*[.N22]+[.$C$29]" office:value-type="float" office:value="-4.54437869822485" calcext:value-type="float">
            <text:p>-768/169 <text:s/></text:p>
          </table:table-cell>
          <table:table-cell table:style-name="ce535" table:formula="of:=[.$A$29]*[.N22]^2+[.$B$29]*[.N22]+[.$C$29]" office:value-type="float" office:value="-4.54437869822485" calcext:value-type="float">
            <text:p>-4,54437869822485</text:p>
          </table:table-cell>
          <table:table-cell table:style-name="ce629" table:formula="of:=[.O22]*[.R22]" office:value-type="float" office:value="-249600" calcext:value-type="float">
            <text:p>-2496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22]);ABS([.R22]))" office:value-type="float" office:value="325" calcext:value-type="float">
            <text:p>325</text:p>
          </table:table-cell>
          <table:table-cell table:style-name="ce808" table:formula="of:=[.Q22]/[.S22]" office:value-type="float" office:value="-768" calcext:value-type="float">
            <text:p>-768</text:p>
          </table:table-cell>
          <table:table-cell table:style-name="ce808" table:formula="of:=[.R22]/[.S22]" office:value-type="float" office:value="169" calcext:value-type="float">
            <text:p>169</text:p>
          </table:table-cell>
          <table:table-cell table:style-name="ce862" table:formula="of:=[.T22]/[.U22]" office:value-type="float" office:value="-4.54437869822485" calcext:value-type="float">
            <text:p>-768/169 <text:s text:c="3"/></text:p>
          </table:table-cell>
          <table:table-cell table:style-name="ce869" table:formula="of:=IF([.T22]=0;&quot;0&quot;;(IF([.T22]=[.U22];&quot;1&quot;;(IF([.T22]=-[.U22];&quot;-1&quot;;IF([.U22]=1;TEXT([.T22];10);[.V22]))))))" office:value-type="float" office:value="-4.54437869822485" calcext:value-type="float">
            <text:p>-768/169 <text:s text:c="2"/></text:p>
          </table:table-cell>
          <table:table-cell table:style-name="ce535" table:formula="of:=IF([.T22]=0;&quot;0&quot;;(IF([.T22]=[.U22];&quot;1&quot;;(IF([.T22]=-[.U22];&quot;-1&quot;;IF([.U22]=1;[.T22];CONCATENATE([.T22];&quot;/&quot;;[.U22])))))))" office:value-type="string" office:string-value="-768/169" calcext:value-type="string">
            <text:p>-768/169</text:p>
          </table:table-cell>
          <table:table-cell table:style-name="ce896"/>
          <table:table-cell table:style-name="ce87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5">
          <table:table-cell table:style-name="ce771" table:number-columns-repeated="8"/>
          <table:table-cell table:style-name="ce742"/>
          <table:table-cell table:style-name="Default" table:number-columns-repeated="4"/>
          <table:table-cell table:style-name="ce535" office:value-type="float" office:value="8" calcext:value-type="float">
            <text:p>8</text:p>
          </table:table-cell>
          <table:table-cell table:style-name="ce756" table:formula="of:=[.$A$29]*[.N23]^2+[.$B$29]*[.N23]+[.$C$29]" office:value-type="float" office:value="-6.43786982248521" calcext:value-type="float">
            <text:p>-1088/169 <text:s/></text:p>
          </table:table-cell>
          <table:table-cell table:style-name="ce535" table:formula="of:=[.$A$29]*[.N23]^2+[.$B$29]*[.N23]+[.$C$29]" office:value-type="float" office:value="-6.43786982248521" calcext:value-type="float">
            <text:p>-6,43786982248521</text:p>
          </table:table-cell>
          <table:table-cell table:style-name="ce629" table:formula="of:=[.O23]*[.R23]" office:value-type="float" office:value="-353600" calcext:value-type="float">
            <text:p>-3536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23]);ABS([.R23]))" office:value-type="float" office:value="325" calcext:value-type="float">
            <text:p>325</text:p>
          </table:table-cell>
          <table:table-cell table:style-name="ce808" table:formula="of:=[.Q23]/[.S23]" office:value-type="float" office:value="-1088" calcext:value-type="float">
            <text:p>-1088</text:p>
          </table:table-cell>
          <table:table-cell table:style-name="ce808" table:formula="of:=[.R23]/[.S23]" office:value-type="float" office:value="169" calcext:value-type="float">
            <text:p>169</text:p>
          </table:table-cell>
          <table:table-cell table:style-name="ce862" table:formula="of:=[.T23]/[.U23]" office:value-type="float" office:value="-6.43786982248521" calcext:value-type="float">
            <text:p>-1088/169 <text:s text:c="3"/></text:p>
          </table:table-cell>
          <table:table-cell table:style-name="ce869" table:formula="of:=IF([.T23]=0;&quot;0&quot;;(IF([.T23]=[.U23];&quot;1&quot;;(IF([.T23]=-[.U23];&quot;-1&quot;;IF([.U23]=1;TEXT([.T23];10);[.V23]))))))" office:value-type="float" office:value="-6.43786982248521" calcext:value-type="float">
            <text:p>-1088/169 <text:s text:c="2"/></text:p>
          </table:table-cell>
          <table:table-cell table:style-name="ce535" table:formula="of:=IF([.T23]=0;&quot;0&quot;;(IF([.T23]=[.U23];&quot;1&quot;;(IF([.T23]=-[.U23];&quot;-1&quot;;IF([.U23]=1;[.T23];CONCATENATE([.T23];&quot;/&quot;;[.U23])))))))" office:value-type="string" office:string-value="-1088/169" calcext:value-type="string">
            <text:p>-1088/169</text:p>
          </table:table-cell>
          <table:table-cell table:style-name="ce896"/>
          <table:table-cell table:style-name="ce904"/>
          <table:table-cell table:style-name="ce915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19">
          <table:table-cell table:style-name="ce546" office:value-type="string" calcext:value-type="string" table:number-columns-spanned="6" table:number-rows-spanned="1">
            <text:p>Points de la parabole <text:span text:style-name="T19">C</text:span><text:span text:style-name="T35">f</text:span></text:p>
          </table:table-cell>
          <table:covered-table-cell table:number-columns-repeated="5" table:style-name="ce742"/>
          <table:table-cell table:style-name="ce791" office:value-type="string" calcext:value-type="string">
            <text:p>Dénom</text:p>
          </table:table-cell>
          <table:table-cell table:style-name="ce791" office:value-type="string" calcext:value-type="string">
            <text:p>longueur</text:p>
          </table:table-cell>
          <table:table-cell table:style-name="ce742"/>
          <table:table-cell table:style-name="Default" table:number-columns-repeated="4"/>
          <table:table-cell table:style-name="ce535" office:value-type="float" office:value="9" calcext:value-type="float">
            <text:p>9</text:p>
          </table:table-cell>
          <table:table-cell table:style-name="ce756" table:formula="of:=[.$A$29]*[.N24]^2+[.$B$29]*[.N24]+[.$C$29]" office:value-type="float" office:value="-8.5207100591716" calcext:value-type="float">
            <text:p>-1440/169 <text:s/></text:p>
          </table:table-cell>
          <table:table-cell table:style-name="ce535" table:formula="of:=[.$A$29]*[.N24]^2+[.$B$29]*[.N24]+[.$C$29]" office:value-type="float" office:value="-8.5207100591716" calcext:value-type="float">
            <text:p>-8,5207100591716</text:p>
          </table:table-cell>
          <table:table-cell table:style-name="ce629" table:formula="of:=[.O24]*[.R24]" office:value-type="float" office:value="-468000" calcext:value-type="float">
            <text:p>-468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24]);ABS([.R24]))" office:value-type="float" office:value="325" calcext:value-type="float">
            <text:p>325</text:p>
          </table:table-cell>
          <table:table-cell table:style-name="ce808" table:formula="of:=[.Q24]/[.S24]" office:value-type="float" office:value="-1440" calcext:value-type="float">
            <text:p>-1440</text:p>
          </table:table-cell>
          <table:table-cell table:style-name="ce808" table:formula="of:=[.R24]/[.S24]" office:value-type="float" office:value="169" calcext:value-type="float">
            <text:p>169</text:p>
          </table:table-cell>
          <table:table-cell table:style-name="ce862" table:formula="of:=[.T24]/[.U24]" office:value-type="float" office:value="-8.5207100591716" calcext:value-type="float">
            <text:p>-1440/169 <text:s text:c="3"/></text:p>
          </table:table-cell>
          <table:table-cell table:style-name="ce869" table:formula="of:=IF([.T24]=0;&quot;0&quot;;(IF([.T24]=[.U24];&quot;1&quot;;(IF([.T24]=-[.U24];&quot;-1&quot;;IF([.U24]=1;TEXT([.T24];10);[.V24]))))))" office:value-type="float" office:value="-8.5207100591716" calcext:value-type="float">
            <text:p>-1440/169 <text:s text:c="2"/></text:p>
          </table:table-cell>
          <table:table-cell table:style-name="ce535" table:formula="of:=IF([.T24]=0;&quot;0&quot;;(IF([.T24]=[.U24];&quot;1&quot;;(IF([.T24]=-[.U24];&quot;-1&quot;;IF([.U24]=1;[.T24];CONCATENATE([.T24];&quot;/&quot;;[.U24])))))))" office:value-type="string" office:string-value="-1440/169" calcext:value-type="string">
            <text:p>-1440/169</text:p>
          </table:table-cell>
          <table:table-cell table:style-name="ce892"/>
          <table:table-cell table:style-name="ce874"/>
          <table:table-cell table:style-name="ce821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19">
          <table:table-cell table:style-name="ce547" office:value-type="string" calcext:value-type="string">
            <text:p>x<text:span text:style-name="T16">A</text:span></text:p>
          </table:table-cell>
          <table:table-cell table:style-name="ce535" office:value-type="float" office:value="-9" calcext:value-type="float">
            <text:p>-9</text:p>
          </table:table-cell>
          <table:table-cell table:style-name="ce547" office:value-type="string" calcext:value-type="string">
            <text:p>x<text:span text:style-name="T16">B</text:span></text:p>
          </table:table-cell>
          <table:table-cell table:style-name="ce535" table:formula="of:=([.B25]+[.F25])/2" office:value-type="float" office:value="-2.5" calcext:value-type="float">
            <text:p>-2,5</text:p>
          </table:table-cell>
          <table:table-cell table:style-name="ce547" office:value-type="string" calcext:value-type="string">
            <text:p>x<text:span text:style-name="T16">C</text:span></text:p>
          </table:table-cell>
          <table:table-cell table:style-name="ce719" office:value-type="float" office:value="4" calcext:value-type="float">
            <text:p>4</text:p>
          </table:table-cell>
          <table:table-cell table:style-name="ce592" table:formula="of:=([.F25]-[.B25])*([.F25]-[.D25])*([.D25]-[.B25])" office:value-type="float" office:value="549.25" calcext:value-type="float">
            <text:p>549,25</text:p>
          </table:table-cell>
          <table:table-cell table:style-name="ce693" table:formula="of:=IF([.G25]-INT([.G25])=0;0;LEN([.G25])-SEARCH(&quot;,&quot;;[.G25]))" office:value-type="float" office:value="2" calcext:value-type="float">
            <text:p>2</text:p>
          </table:table-cell>
          <table:table-cell table:style-name="ce742"/>
          <table:table-cell table:style-name="Default" table:number-columns-repeated="4"/>
          <table:table-cell table:style-name="ce535" office:value-type="float" office:value="10" calcext:value-type="float">
            <text:p>10</text:p>
          </table:table-cell>
          <table:table-cell table:style-name="ce756" table:formula="of:=[.$A$29]*[.N25]^2+[.$B$29]*[.N25]+[.$C$29]" office:value-type="float" office:value="-10.792899408284" calcext:value-type="float">
            <text:p>-1824/169 <text:s/></text:p>
          </table:table-cell>
          <table:table-cell table:style-name="ce535" table:formula="of:=[.$A$29]*[.N25]^2+[.$B$29]*[.N25]+[.$C$29]" office:value-type="float" office:value="-10.792899408284" calcext:value-type="float">
            <text:p>-10,792899408284</text:p>
          </table:table-cell>
          <table:table-cell table:style-name="ce629" table:formula="of:=[.O25]*[.R25]" office:value-type="float" office:value="-592800" calcext:value-type="float">
            <text:p>-592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Q25]);ABS([.R25]))" office:value-type="float" office:value="325" calcext:value-type="float">
            <text:p>325</text:p>
          </table:table-cell>
          <table:table-cell table:style-name="ce808" table:formula="of:=[.Q25]/[.S25]" office:value-type="float" office:value="-1824" calcext:value-type="float">
            <text:p>-1824</text:p>
          </table:table-cell>
          <table:table-cell table:style-name="ce808" table:formula="of:=[.R25]/[.S25]" office:value-type="float" office:value="169" calcext:value-type="float">
            <text:p>169</text:p>
          </table:table-cell>
          <table:table-cell table:style-name="ce862" table:formula="of:=[.T25]/[.U25]" office:value-type="float" office:value="-10.792899408284" calcext:value-type="float">
            <text:p>-1824/169 <text:s text:c="3"/></text:p>
          </table:table-cell>
          <table:table-cell table:style-name="ce869" table:formula="of:=IF([.T25]=0;&quot;0&quot;;(IF([.T25]=[.U25];&quot;1&quot;;(IF([.T25]=-[.U25];&quot;-1&quot;;IF([.U25]=1;TEXT([.T25];10);[.V25]))))))" office:value-type="float" office:value="-10.792899408284" calcext:value-type="float">
            <text:p>-1824/169 <text:s text:c="2"/></text:p>
          </table:table-cell>
          <table:table-cell table:style-name="ce535" table:formula="of:=IF([.T25]=0;&quot;0&quot;;(IF([.T25]=[.U25];&quot;1&quot;;(IF([.T25]=-[.U25];&quot;-1&quot;;IF([.U25]=1;[.T25];CONCATENATE([.T25];&quot;/&quot;;[.U25])))))))" office:value-type="string" office:string-value="-1824/169" calcext:value-type="string">
            <text:p>-1824/169</text:p>
          </table:table-cell>
          <table:table-cell table:style-name="ce892"/>
          <table:table-cell table:style-name="ce821" table:number-columns-repeated="2"/>
          <table:table-cell table:style-name="ce874" table:number-columns-repeated="5"/>
          <table:table-cell table:style-name="ce1031" table:number-columns-repeated="2"/>
          <table:table-cell table:number-columns-repeated="988"/>
          <table:table-cell table:style-name="ce765"/>
          <table:table-cell/>
        </table:table-row>
        <table:table-row table:style-name="ro19">
          <table:table-cell table:style-name="ce547" office:value-type="string" calcext:value-type="string">
            <text:p>y<text:span text:style-name="T36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6">B</text:span></text:p>
          </table:table-cell>
          <table:table-cell table:style-name="ce535" table:formula="of:=[.H26]*IF([.I26]=1;-1;1)" office:value-type="float" office:value="4" calcext:value-type="float">
            <text:p>4</text:p>
          </table:table-cell>
          <table:table-cell table:style-name="ce547" office:value-type="string" calcext:value-type="string">
            <text:p>y<text:span text:style-name="T36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91" office:value-type="string" calcext:value-type="string">
            <text:p>ALEA<text:span text:style-name="T19"> </text:span><text:span text:style-name="T7">y</text:span><text:span text:style-name="T45">B</text:span></text:p>
          </table:table-cell>
          <table:table-cell table:style-name="ce693" office:value-type="float" office:value="4" calcext:value-type="float">
            <text:p>4</text:p>
          </table:table-cell>
          <table:table-cell table:style-name="ce693" office:value-type="float" office:value="2" calcext:value-type="float">
            <text:p>2</text:p>
          </table:table-cell>
          <table:table-cell table:style-name="ce742" table:number-columns-repeated="12"/>
          <table:table-cell table:style-name="ce1031"/>
          <table:table-cell table:style-name="ce1035" table:number-columns-repeated="11"/>
          <table:table-cell table:style-name="ce1031"/>
          <table:table-cell table:number-columns-repeated="990"/>
        </table:table-row>
        <table:table-row table:style-name="ro5">
          <table:table-cell table:style-name="ce771" table:number-columns-repeated="8"/>
          <table:table-cell/>
          <table:table-cell table:style-name="ce742" table:number-columns-repeated="12"/>
          <table:table-cell table:style-name="ce1031"/>
          <table:table-cell table:style-name="ce1035" table:number-columns-repeated="11"/>
          <table:table-cell table:style-name="ce1031"/>
          <table:table-cell table:number-columns-repeated="990"/>
        </table:table-row>
        <table:table-row table:style-name="ro19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19">x</text:span><text:span text:style-name="T16">1</text:span></text:p>
          </table:table-cell>
          <table:table-cell table:style-name="ce559" office:value-type="string" calcext:value-type="string">
            <text:p><text:span text:style-name="T19">x</text:span><text:span text:style-name="T16">2</text:span></text:p>
          </table:table-cell>
          <table:table-cell table:style-name="ce721" office:value-type="string" calcext:value-type="string">
            <text:p><text:span text:style-name="T19">x</text:span><text:span text:style-name="T16">max</text:span></text:p>
          </table:table-cell>
          <table:table-cell table:style-name="ce721" office:value-type="string" calcext:value-type="string">
            <text:p><text:span text:style-name="T19">y</text:span><text:span text:style-name="T16">max</text:span></text:p>
          </table:table-cell>
          <table:table-cell table:style-name="ce765"/>
          <table:table-cell/>
          <table:table-cell table:style-name="ce765" table:number-columns-repeated="2"/>
          <table:table-cell table:style-name="ce1031" table:number-columns-spanned="2" table:number-rows-spanned="1"/>
          <table:covered-table-cell table:style-name="ce1035"/>
          <table:table-cell table:number-columns-repeated="4"/>
          <table:table-cell table:style-name="ce864"/>
          <table:table-cell table:number-columns-repeated="3"/>
          <table:table-cell table:style-name="ce1031" table:number-columns-repeated="13"/>
          <table:table-cell table:number-columns-repeated="990"/>
        </table:table-row>
        <table:table-row table:style-name="ro5">
          <table:table-cell table:style-name="ce548" table:formula="of:=(([.F26]-[.B26])*([.D25]-[.B25])-([.D26]-[.B26])*([.F25]-[.B25]))/(([.F25]-[.B25])*([.F25]-[.D25])*([.D25]-[.B25]))" office:value-type="float" office:value="-0.0946745562130178" calcext:value-type="float">
            <text:p>-16/169</text:p>
          </table:table-cell>
          <table:table-cell table:style-name="ce548" table:formula="of:=([.D26]-[.B26])/([.D25]-[.B25])-[.A29]*([.B25]+[.D25])" office:value-type="float" office:value="-0.473372781065089" calcext:value-type="float">
            <text:p>-80/169</text:p>
          </table:table-cell>
          <table:table-cell table:style-name="ce548" table:formula="of:=[.B26]-[.A29]*[.B25]*[.B25]-[.B29]*[.B25]" office:value-type="float" office:value="3.40828402366864" calcext:value-type="float">
            <text:p>576/169</text:p>
          </table:table-cell>
          <table:table-cell table:style-name="ce535" table:formula="of:=[.B25]" office:value-type="float" office:value="-9" calcext:value-type="float">
            <text:p>-9</text:p>
          </table:table-cell>
          <table:table-cell table:style-name="ce535" table:formula="of:=[.F25]" office:value-type="float" office:value="4" calcext:value-type="float">
            <text:p>4</text:p>
          </table:table-cell>
          <table:table-cell table:style-name="ce725" table:formula="of:=-[.B29]/(2*[.A29])" office:value-type="float" office:value="-2.5" calcext:value-type="float">
            <text:p>-5/2 </text:p>
          </table:table-cell>
          <table:table-cell table:style-name="ce592" table:formula="of:=[.A29]*[.F29]*[.F29]+[.B29]*[.F29]+[.C29]" office:value-type="float" office:value="4" calcext:value-type="float">
            <text:p>4</text:p>
          </table:table-cell>
          <table:table-cell table:style-name="ce765"/>
          <table:table-cell table:style-name="ce742"/>
          <table:table-cell table:style-name="ce765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1031"/>
          <table:table-cell table:style-name="ce821" table:number-columns-spanned="2" table:number-rows-spanned="1"/>
          <table:covered-table-cell table:style-name="ce874"/>
          <table:table-cell table:style-name="ce874"/>
          <table:table-cell table:style-name="ce1031" table:number-columns-repeated="9"/>
          <table:table-cell table:number-columns-repeated="990"/>
        </table:table-row>
        <table:table-row table:style-name="ro5">
          <table:table-cell table:style-name="ce765" table:number-columns-repeated="8"/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21" table:number-columns-spanned="2" table:number-rows-spanned="1"/>
          <table:covered-table-cell table:style-name="ce1031"/>
          <table:table-cell table:style-name="ce874" table:number-columns-repeated="2"/>
          <table:table-cell table:style-name="ce887"/>
          <table:table-cell table:style-name="ce874" table:number-columns-repeated="4"/>
          <table:table-cell table:style-name="ce888"/>
          <table:table-cell table:style-name="ce1031" table:number-columns-repeated="2"/>
          <table:table-cell table:number-columns-repeated="990"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842" table:formula="of:=[.D29]" office:value-type="float" office:value="-9" calcext:value-type="float" table:number-columns-spanned="2" table:number-rows-spanned="1">
            <text:p>-9</text:p>
          </table:table-cell>
          <table:covered-table-cell table:style-name="ce847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-5/2" calcext:value-type="string">
            <text:p>-5/2</text:p>
          </table:table-cell>
          <table:table-cell table:style-name="ce842" table:formula="of:=[.E29]" office:value-type="float" office:value="4" calcext:value-type="float" table:number-columns-spanned="2" table:number-rows-spanned="1">
            <text:p>4</text:p>
          </table:table-cell>
          <table:covered-table-cell table:style-name="ce842"/>
          <table:table-cell table:style-name="ce701" office:value-type="float" office:value="10" calcext:value-type="float">
            <text:p>10</text:p>
          </table:table-cell>
          <table:table-cell table:style-name="ce742"/>
          <table:table-cell table:style-name="ce754"/>
          <table:table-cell table:style-name="ce765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74" table:number-columns-repeated="7"/>
          <table:table-cell table:style-name="ce887" table:number-columns-repeated="3"/>
          <table:table-cell table:style-name="ce1031" table:number-columns-repeated="2"/>
          <table:table-cell table:number-columns-repeated="990"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number-columns-repeated="2" table:style-name="ce847"/>
          <table:table-cell table:style-name="ce847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-" calcext:value-type="string" table:number-columns-spanned="3" table:number-rows-spanned="1">
            <text:p>-</text:p>
          </table:table-cell>
          <table:covered-table-cell table:style-name="ce847"/>
          <table:covered-table-cell table:style-name="ce1023"/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74" table:number-columns-repeated="2"/>
          <table:table-cell table:style-name="ce899" table:number-columns-spanned="9" table:number-rows-spanned="1"/>
          <table:covered-table-cell table:number-columns-repeated="8" table:style-name="ce1035"/>
          <table:table-cell table:style-name="ce1031"/>
          <table:table-cell table:number-columns-repeated="990"/>
        </table:table-row>
        <table:table-row table:style-name="ro5">
          <table:table-cell table:style-name="ce767" office:value-type="string" calcext:value-type="string" table:number-columns-spanned="1" table:number-rows-spanned="2">
            <text:p>Variations de</text:p>
            <text:p>la fonction <text:span text:style-name="T19">f</text:span></text:p>
          </table:table-cell>
          <table:table-cell table:style-name="ce601" table:formula="of:=IF([.A29]&gt;0;[.W5];&quot;&quot;)">
            <text:p/>
          </table:table-cell>
          <table:table-cell table:style-name="ce901" table:formula="of:=IF([.A29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687" table:formula="of:=IF([.A29]&gt;0;&quot;&quot;;[.G29])" office:value-type="float" office:value="4" calcext:value-type="float">
            <text:p>4</text:p>
          </table:table-cell>
          <table:table-cell table:style-name="ce901" table:formula="of:=IF([.A29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751" table:formula="of:=IF([.A29]&gt;0;[.W25];&quot;&quot;)">
            <text:p/>
          </table:table-cell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87"/>
          <table:table-cell table:style-name="ce874" table:number-columns-repeated="10"/>
          <table:table-cell table:style-name="ce1031"/>
          <table:table-cell table:number-columns-repeated="990"/>
        </table:table-row>
        <table:table-row table:style-name="ro5">
          <table:covered-table-cell table:style-name="ce549"/>
          <table:table-cell table:style-name="ce602" table:formula="of:=IF([.A29]&gt;0;&quot;&quot;;[.W5])" office:value-type="float" office:value="-1.32544378698225" calcext:value-type="float">
            <text:p>-224/169 <text:s text:c="2"/></text:p>
          </table:table-cell>
          <table:covered-table-cell table:number-columns-repeated="2" table:style-name="ce902"/>
          <table:table-cell table:style-name="ce651" table:formula="of:=IF([.A29]&gt;0;[.G29];&quot;&quot;)">
            <text:p/>
          </table:table-cell>
          <table:covered-table-cell table:number-columns-repeated="2" table:style-name="ce902"/>
          <table:table-cell table:style-name="ce753" table:formula="of:=IF([.A29]&gt;0;&quot;&quot;;[.W25])" office:value-type="float" office:value="-10.792899408284" calcext:value-type="float">
            <text:p>-1824/169 <text:s/></text:p>
          </table:table-cell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74" table:number-columns-repeated="11"/>
          <table:table-cell table:style-name="ce1031"/>
          <table:table-cell table:number-columns-repeated="990"/>
        </table:table-row>
        <table:table-row table:style-name="ro5">
          <table:table-cell table:style-name="ce537" office:value-type="string" calcext:value-type="string">
            <text:p>Signe de <text:span text:style-name="T19">f </text:span>(<text:span text:style-name="T19">x</text:span>)</text:p>
          </table:table-cell>
          <table:table-cell table:style-name="ce596" table:formula="of:=IF([.$A$29]*([.C31]-1)^2+[.$B$29]*([.C31]-1)+[.$C$29]&gt;0;&quot;+&quot;;&quot;-&quot;)" office:value-type="string" office:string-value="-" calcext:value-type="string">
            <text:p>-</text:p>
          </table:table-cell>
          <table:table-cell table:style-name="ce847" office:value-type="float" office:value="0" calcext:value-type="float" table:number-columns-spanned="2" table:number-rows-spanned="1">
            <text:p>0</text:p>
          </table:table-cell>
          <table:covered-table-cell table:style-name="ce847" table:formula="of:=IF([.$C$44];#REF!;&quot;&quot;)">
            <text:p/>
          </table:covered-table-cell>
          <table:table-cell table:style-name="ce847" table:formula="of:=IF([.$A$29]*(([.C31]+[.F31])/2)^2+[.$B$29]*(([.C31]+[.F31])/2)+[.$C$29]&gt;0;&quot;+&quot;;&quot;-&quot;)" office:value-type="string" office:string-value="+" calcext:value-type="string">
            <text:p>+</text:p>
          </table:table-cell>
          <table:table-cell table:style-name="ce847" office:value-type="float" office:value="0" calcext:value-type="float" table:number-columns-spanned="2" table:number-rows-spanned="1">
            <text:p>0</text:p>
          </table:table-cell>
          <table:covered-table-cell table:style-name="ce847" table:formula="of:=IF([.$C$44];#REF!;&quot;&quot;)">
            <text:p/>
          </table:covered-table-cell>
          <table:table-cell table:style-name="ce1023" table:formula="of:=IF([.$A$29]*([.F31]+1)^2+[.$B$29]*([.F31]+1)+[.$C$29]&gt;0;&quot;+&quot;;&quot;-&quot;)" office:value-type="string" office:string-value="-" calcext:value-type="string">
            <text:p>-</text:p>
          </table:table-cell>
          <table:table-cell table:style-name="ce742"/>
          <table:table-cell table:style-name="ce754"/>
          <table:table-cell table:style-name="ce765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74" table:number-columns-repeated="2"/>
          <table:table-cell table:style-name="ce1035" table:number-columns-repeated="2"/>
          <table:table-cell table:style-name="ce1031" table:number-columns-repeated="8"/>
          <table:table-cell table:number-columns-repeated="990"/>
        </table:table-row>
        <table:table-row table:style-name="ro5">
          <table:table-cell table:style-name="ce765" table:number-columns-repeated="8"/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74" table:number-columns-repeated="2"/>
          <table:table-cell table:style-name="ce1035" table:number-columns-repeated="2"/>
          <table:table-cell table:style-name="ce1031" table:number-columns-repeated="8"/>
          <table:table-cell table:number-columns-repeated="990"/>
        </table:table-row>
        <table:table-row table:style-name="ro5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771" table:number-columns-repeated="2"/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74" table:number-columns-repeated="2"/>
          <table:table-cell table:style-name="ce1035" table:number-columns-repeated="2"/>
          <table:table-cell table:style-name="ce1031" table:number-columns-repeated="8"/>
          <table:table-cell table:number-columns-repeated="990"/>
        </table:table-row>
        <table:table-row table:style-name="ro19">
          <table:table-cell table:style-name="ce534" office:value-type="string" calcext:value-type="string">
            <text:p><text:span text:style-name="T7">Num </text:span>x<text:span text:style-name="T16">S</text:span></text:p>
          </table:table-cell>
          <table:table-cell table:style-name="ce534" office:value-type="string" calcext:value-type="string">
            <text:p><text:span text:style-name="T7">Dénom </text:span>x<text:span text:style-name="T16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771" table:number-columns-repeated="2"/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/>
          <table:table-cell table:style-name="ce1031"/>
          <table:table-cell table:style-name="ce888"/>
          <table:table-cell table:style-name="ce874"/>
          <table:table-cell table:style-name="ce1031"/>
          <table:table-cell table:style-name="ce874"/>
          <table:table-cell table:style-name="ce1031" table:number-columns-repeated="8"/>
          <table:table-cell table:number-columns-repeated="990"/>
        </table:table-row>
        <table:table-row table:style-name="ro5">
          <table:table-cell table:style-name="ce535" table:formula="of:=([.F26]-[.B26])*([.D25]*[.D25]-[.B25]*[.B25])-([.D26]-[.B26])*([.F25]*[.F25]-[.B25]*[.B25])" office:value-type="float" office:value="260" calcext:value-type="float">
            <text:p>260</text:p>
          </table:table-cell>
          <table:table-cell table:style-name="ce535" table:formula="of:=2*(([.F26]-[.B26])*([.D25]-[.B25])-([.D26]-[.B26])*([.F25]-[.B25]))" office:value-type="float" office:value="-104" calcext:value-type="float">
            <text:p>-104</text:p>
          </table:table-cell>
          <table:table-cell table:style-name="ce535" table:formula="of:=GCD(ABS([.A39]);ABS([.B39]))" office:value-type="float" office:value="52" calcext:value-type="float">
            <text:p>52</text:p>
          </table:table-cell>
          <table:table-cell table:style-name="ce691" table:formula="of:=[.A39]/[.C39]*SIGN([.B39])" office:value-type="float" office:value="-5" calcext:value-type="float">
            <text:p>-5</text:p>
          </table:table-cell>
          <table:table-cell table:style-name="ce691" table:formula="of:=ABS([.B39]/[.C39])" office:value-type="float" office:value="2" calcext:value-type="float">
            <text:p>2</text:p>
          </table:table-cell>
          <table:table-cell table:style-name="ce691" table:formula="of:=CONCATENATE([.D39];IF([.E39]&lt;&gt;1;&quot;/&quot;;&quot;&quot;);IF([.E39]&lt;&gt;1;[.E39];&quot;&quot;))" office:value-type="string" office:string-value="-5/2" calcext:value-type="string">
            <text:p>-5/2</text:p>
          </table:table-cell>
          <table:table-cell table:style-name="ce771" table:number-columns-repeated="2"/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5">
          <table:table-cell table:style-name="ce552" table:number-columns-repeated="2"/>
          <table:table-cell table:style-name="ce771" table:number-columns-repeated="6"/>
          <table:table-cell table:style-name="ce742"/>
          <table:table-cell table:style-name="ce765" table:number-columns-repeated="2"/>
          <table:table-cell table:style-name="ce874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5">
          <table:table-cell table:style-name="ce766" office:value-type="string" calcext:value-type="string" table:number-columns-spanned="7" table:number-rows-spanned="1">
            <text:p>Tableau points parabole</text:p>
          </table:table-cell>
          <table:covered-table-cell table:style-name="ce742"/>
          <table:covered-table-cell table:style-name="ce655"/>
          <table:covered-table-cell table:number-columns-repeated="4"/>
          <table:table-cell table:style-name="ce771"/>
          <table:table-cell table:style-name="ce742"/>
          <table:table-cell table:style-name="ce765" table:number-columns-repeated="2"/>
          <table:table-cell table:style-name="ce874" table:number-columns-repeated="2"/>
          <table:table-cell table:number-columns-repeated="1011"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style-name="ce834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65" table:number-columns-repeated="2"/>
          <table:table-cell table:style-name="ce874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834" table:formula="of:=IF(ISBLANK([$Parabole.B14]);0;IF([$Parabole.AC26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6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6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765" table:number-columns-repeated="2"/>
          <table:table-cell table:style-name="ce874" table:number-columns-repeated="2"/>
          <table:table-cell table:number-columns-repeated="1011"/>
        </table:table-row>
        <table:table-row table:style-name="ro5">
          <table:table-cell table:style-name="ce767" office:value-type="string" calcext:value-type="string" table:number-columns-spanned="1" table:number-rows-spanned="2">
            <text:p>Variations de</text:p>
            <text:p>la fonction <text:span text:style-name="T19">f</text:span></text:p>
          </table:table-cell>
          <table:table-cell table:style-name="ce841" table:formula="of:=IF(ISBLANK([$Parabole.$B$15]);0;IF(AND(ISBLANK([$Parabole.$B$16]);OR([$Parabole.$B$15]=[.V5];[$Parabole.$B$15]=[.W5]));1;-0.5))" office:value-type="float" office:value="0" calcext:value-type="float">
            <text:p>0</text:p>
          </table:table-cell>
          <table:table-cell table:style-name="ce841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841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841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V25];[$Parabole.$H$15]=[.W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742"/>
          <table:table-cell table:style-name="ce765" table:number-columns-repeated="2"/>
          <table:table-cell table:style-name="ce874" table:number-columns-repeated="2"/>
          <table:table-cell table:number-columns-repeated="1011"/>
        </table:table-row>
        <table:table-row table:style-name="ro5">
          <table:covered-table-cell table:style-name="ce549"/>
          <table:table-cell table:style-name="ce841" table:formula="of:=IF(ISBLANK([$Parabole.$B$16]);0;IF(AND(ISBLANK([$Parabole.$B$15]);OR([$Parabole.$B$16]=[.V5];[$Parabole.$B$16]=[.W5]));1;-0.5))" office:value-type="float" office:value="0" calcext:value-type="float">
            <text:p>0</text:p>
          </table:table-cell>
          <table:covered-table-cell table:style-name="ce771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771"/>
          <table:table-cell table:style-name="ce693" table:formula="of:=IF(ISBLANK([$Parabole.$H$16]);0;IF(AND(ISBLANK([$Parabole.H15]);OR([$Parabole.$H$16]=[.V25];[$Parabole.$H$16]=[.W25]));1;-0.5))" office:value-type="float" office:value="0" calcext:value-type="float">
            <text:p>0</text:p>
          </table:table-cell>
          <table:table-cell table:style-name="ce771"/>
          <table:table-cell table:style-name="ce535" table:formula="of:=IF([$Parabole.AC26]=1;3;0)+17" office:value-type="float" office:value="17" calcext:value-type="float">
            <text:p>17</text:p>
          </table:table-cell>
          <table:table-cell/>
          <table:table-cell table:style-name="ce765" table:number-columns-repeated="2"/>
          <table:table-cell table:style-name="ce874" table:number-columns-repeated="2"/>
          <table:table-cell table:number-columns-repeated="1011"/>
        </table:table-row>
        <table:table-row table:style-name="ro5">
          <table:table-cell table:style-name="ce537" office:value-type="string" calcext:value-type="string">
            <text:p>Signe de <text:span text:style-name="T19">f </text:span>(<text:span text:style-name="T19">x</text:span>)</text:p>
          </table:table-cell>
          <table:table-cell table:style-name="ce834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841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765" table:number-columns-repeated="2"/>
          <table:table-cell/>
          <table:table-cell table:style-name="ce765" table:number-columns-repeated="2"/>
          <table:table-cell table:style-name="ce874" table:number-columns-repeated="2"/>
          <table:table-cell table:number-columns-repeated="1011"/>
        </table:table-row>
        <table:table-row table:style-name="ro5">
          <table:table-cell table:style-name="ce765" table:number-columns-repeated="8"/>
          <table:table-cell/>
          <table:table-cell table:style-name="ce765" table:number-columns-repeated="2"/>
          <table:table-cell table:style-name="ce874" table:number-columns-repeated="2"/>
          <table:table-cell table:number-columns-repeated="1011"/>
        </table:table-row>
        <table:table-row table:style-name="ro5">
          <table:table-cell table:style-name="ce737" office:value-type="string" calcext:value-type="string" table:number-columns-spanned="8" table:number-rows-spanned="1">
            <text:p>Données pour l’onglet (In)équation niveau 2</text:p>
          </table:table-cell>
          <table:covered-table-cell table:number-columns-repeated="7" table:style-name="ce771"/>
          <table:table-cell/>
          <table:table-cell table:style-name="ce765" table:number-columns-repeated="2"/>
          <table:table-cell table:style-name="ce874" table:number-columns-repeated="2"/>
          <table:table-cell/>
          <table:table-cell table:style-name="ce1013" office:value-type="string" calcext:value-type="string" table:number-columns-spanned="2" table:number-rows-spanned="1">
            <text:p>Graphique parabole 2</text:p>
          </table:table-cell>
          <table:covered-table-cell table:style-name="ce742"/>
          <table:table-cell/>
          <table:table-cell table:style-name="ce1013" office:value-type="string" calcext:value-type="string" table:number-columns-spanned="2" table:number-rows-spanned="1">
            <text:p>Graphique droite 2</text:p>
          </table:table-cell>
          <table:covered-table-cell table:style-name="ce742"/>
          <table:table-cell/>
          <table:table-cell table:style-name="ce737" office:value-type="string" calcext:value-type="string" table:number-columns-spanned="8" table:number-rows-spanned="1">
            <text:p>Données pour l’onglet (In)équation niveau 1</text:p>
          </table:table-cell>
          <table:covered-table-cell table:number-columns-repeated="7" table:style-name="ce771"/>
          <table:table-cell/>
          <table:table-cell table:style-name="ce765" table:number-columns-repeated="2"/>
          <table:table-cell table:style-name="ce874" table:number-columns-repeated="2"/>
          <table:table-cell/>
          <table:table-cell table:style-name="ce1013" office:value-type="string" calcext:value-type="string" table:number-columns-spanned="2" table:number-rows-spanned="1">
            <text:p>Graphique parabole 2</text:p>
          </table:table-cell>
          <table:covered-table-cell table:style-name="ce742"/>
          <table:table-cell/>
          <table:table-cell table:style-name="ce1031" table:number-columns-spanned="2" table:number-rows-spanned="1"/>
          <table:covered-table-cell table:style-name="ce1035"/>
          <table:table-cell table:number-columns-repeated="985"/>
        </table:table-row>
        <table:table-row table:style-name="ro5">
          <table:table-cell table:style-name="ce771" table:number-columns-repeated="8"/>
          <table:table-cell/>
          <table:table-cell table:style-name="ce765" table:number-columns-repeated="2"/>
          <table:table-cell table:style-name="ce874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771" table:number-columns-repeated="8"/>
          <table:table-cell/>
          <table:table-cell table:style-name="ce765" table:number-columns-repeated="2"/>
          <table:table-cell table:style-name="ce874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768" table:number-columns-repeated="2"/>
          <table:table-cell table:number-columns-repeated="985"/>
        </table:table-row>
        <table:table-row table:style-name="ro19">
          <table:table-cell table:style-name="ce546" office:value-type="string" calcext:value-type="string" table:number-columns-spanned="6" table:number-rows-spanned="1">
            <text:p>Points de la parabole <text:span text:style-name="T19">C</text:span><text:span text:style-name="T35">f</text:span></text:p>
          </table:table-cell>
          <table:covered-table-cell table:number-columns-repeated="5" table:style-name="ce742"/>
          <table:table-cell table:style-name="ce641" office:value-type="string" calcext:value-type="string">
            <text:p><text:span text:style-name="T19">x</text:span><text:span text:style-name="T35">moy</text:span></text:p>
          </table:table-cell>
          <table:table-cell table:style-name="ce641" office:value-type="string" calcext:value-type="string">
            <text:p><text:span text:style-name="T46">y</text:span><text:span text:style-name="T35">moy</text:span></text:p>
          </table:table-cell>
          <table:table-cell table:style-name="ce682"/>
          <table:table-cell table:style-name="ce765" table:number-columns-repeated="2"/>
          <table:table-cell table:style-name="ce874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1.0625" calcext:value-type="float">
            <text:p>-1,0625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-14" calcext:value-type="float">
            <text:p>-14</text:p>
          </table:table-cell>
          <table:table-cell/>
          <table:table-cell table:style-name="ce546" office:value-type="string" calcext:value-type="string" table:number-columns-spanned="6" table:number-rows-spanned="1">
            <text:p>Points de la parabole <text:span text:style-name="T19">C</text:span><text:span text:style-name="T35">f</text:span></text:p>
          </table:table-cell>
          <table:covered-table-cell table:number-columns-repeated="5" table:style-name="ce742"/>
          <table:table-cell table:style-name="ce791" office:value-type="string" calcext:value-type="string">
            <text:p>Dénom</text:p>
          </table:table-cell>
          <table:table-cell table:style-name="ce791" office:value-type="string" calcext:value-type="string">
            <text:p>longueur</text:p>
          </table:table-cell>
          <table:table-cell table:style-name="ce742"/>
          <table:table-cell table:style-name="ce765" table:number-columns-repeated="2"/>
          <table:table-cell table:style-name="ce874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U$55]*[.AI50]^2+[.$V$55]*[.AI50]+[.$W$55]" office:value-type="float" office:value="-13.3333333333333" calcext:value-type="float">
            <text:p>-13,3333333333333</text:p>
          </table:table-cell>
          <table:table-cell/>
          <table:table-cell table:style-name="ce874" table:number-columns-repeated="2"/>
          <table:table-cell table:number-columns-repeated="985"/>
        </table:table-row>
        <table:table-row table:style-name="ro19">
          <table:table-cell table:style-name="ce547" office:value-type="string" calcext:value-type="string">
            <text:p>x<text:span text:style-name="T16">A</text:span></text:p>
          </table:table-cell>
          <table:table-cell table:style-name="ce535" office:value-type="float" office:value="-8" calcext:value-type="float">
            <text:p>-8</text:p>
          </table:table-cell>
          <table:table-cell table:style-name="ce547" office:value-type="string" calcext:value-type="string">
            <text:p>x<text:span text:style-name="T16">S</text:span></text:p>
          </table:table-cell>
          <table:table-cell table:style-name="ce535" office:value-type="float" office:value="8" calcext:value-type="float">
            <text:p>8</text:p>
          </table:table-cell>
          <table:table-cell table:style-name="ce547" office:value-type="string" calcext:value-type="string">
            <text:p>x<text:span text:style-name="T16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0" calcext:value-type="float">
            <text:p>0</text:p>
          </table:table-cell>
          <table:table-cell table:style-name="ce535" table:formula="of:=[.$A$55]*[.G51]^2+[.$B$55]*[.G51]+[.$C$55]" office:value-type="float" office:value="-17" calcext:value-type="float">
            <text:p>-17</text:p>
          </table:table-cell>
          <table:table-cell table:style-name="ce791" office:value-type="string" calcext:value-type="string">
            <text:p>ALEA<text:span text:style-name="T19"> </text:span><text:span text:style-name="T7">y</text:span><text:span text:style-name="T45">A</text:span></text:p>
          </table:table-cell>
          <table:table-cell table:style-name="ce791" office:value-type="string" calcext:value-type="string">
            <text:p>ALEA<text:span text:style-name="T19"> </text:span><text:span text:style-name="T7">y</text:span><text:span text:style-name="T45">S</text:span></text:p>
          </table:table-cell>
          <table:table-cell table:style-name="ce791" office:value-type="string" calcext:value-type="string">
            <text:p>ALEA<text:span text:style-name="T19"> </text:span><text:span text:style-name="T7">y</text:span><text:span text:style-name="T45">B</text:span></text:p>
          </table:table-cell>
          <table:table-cell table:style-name="ce791" office:value-type="string" calcext:value-type="string">
            <text:p>ALEA<text:span text:style-name="T19"> </text:span><text:span text:style-name="T7">Conca</text:span></text:p>
          </table:table-cell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-5.890625" calcext:value-type="float">
            <text:p>-5,890625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6" calcext:value-type="float">
            <text:p>6</text:p>
          </table:table-cell>
          <table:table-cell/>
          <table:table-cell table:style-name="ce547" office:value-type="string" calcext:value-type="string">
            <text:p>x<text:span text:style-name="T16">A</text:span></text:p>
          </table:table-cell>
          <table:table-cell table:style-name="ce535" office:value-type="float" office:value="-4" calcext:value-type="float">
            <text:p>-4</text:p>
          </table:table-cell>
          <table:table-cell table:style-name="ce547" office:value-type="string" calcext:value-type="string">
            <text:p>x<text:span text:style-name="T16">S</text:span></text:p>
          </table:table-cell>
          <table:table-cell table:style-name="ce535" table:formula="of:=([.V51]+[.Z51])/2" office:value-type="float" office:value="0.5" calcext:value-type="float">
            <text:p>0,5</text:p>
          </table:table-cell>
          <table:table-cell table:style-name="ce547" office:value-type="string" calcext:value-type="string">
            <text:p>x<text:span text:style-name="T16">B</text:span></text:p>
          </table:table-cell>
          <table:table-cell table:style-name="ce719" office:value-type="float" office:value="5" calcext:value-type="float">
            <text:p>5</text:p>
          </table:table-cell>
          <table:table-cell table:style-name="ce592" table:formula="of:=([.Z51]-[.V51])*([.Z51]-[.X51])*([.X51]-[.V51])" office:value-type="float" office:value="182.25" calcext:value-type="float">
            <text:p>182,25</text:p>
          </table:table-cell>
          <table:table-cell table:style-name="ce693" table:formula="of:=IF([.AA51]-INT([.AA51])=0;0;LEN([.AA51])-SEARCH(&quot;,&quot;;[.AA51]))" office:value-type="float" office:value="2" calcext:value-type="float">
            <text:p>2</text:p>
          </table:table-cell>
          <table:table-cell table:style-name="ce742"/>
          <table:table-cell table:style-name="ce935" table:number-columns-repeated="3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U$55]*[.AI51]^2+[.$V$55]*[.AI51]+[.$W$55]" office:value-type="float" office:value="-10.3703703703704" calcext:value-type="float">
            <text:p>-10,3703703703704</text:p>
          </table:table-cell>
          <table:table-cell/>
          <table:table-cell table:style-name="ce874" table:number-columns-repeated="2"/>
          <table:table-cell table:number-columns-repeated="985"/>
        </table:table-row>
        <table:table-row table:style-name="ro19">
          <table:table-cell table:style-name="ce547" office:value-type="string" calcext:value-type="string">
            <text:p>y<text:span text:style-name="T36">A</text:span></text:p>
          </table:table-cell>
          <table:table-cell table:style-name="ce535" table:formula="of:=[.I52]*[.H52]" office:value-type="float" office:value="-10" calcext:value-type="float">
            <text:p>-10</text:p>
          </table:table-cell>
          <table:table-cell table:style-name="ce547" office:value-type="string" calcext:value-type="string">
            <text:p>y<text:span text:style-name="T36">S</text:span></text:p>
          </table:table-cell>
          <table:table-cell table:style-name="ce535" table:formula="of:=[.J52]*(-[.H52])" office:value-type="float" office:value="22" calcext:value-type="float">
            <text:p>22</text:p>
          </table:table-cell>
          <table:table-cell table:style-name="ce547" office:value-type="string" calcext:value-type="string">
            <text:p>y<text:span text:style-name="T36">B</text:span></text:p>
          </table:table-cell>
          <table:table-cell table:style-name="ce535" table:formula="of:=[.K52]*[.H52]" office:value-type="float" office:value="-17" calcext:value-type="float">
            <text:p>-17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[.L52]=1;-1;1)" office:value-type="float" office:value="1" calcext:value-type="float">
            <text:p>1</text:p>
          </table:table-cell>
          <table:table-cell table:style-name="ce535" office:value-type="float" office:value="-10" calcext:value-type="float">
            <text:p>-10</text:p>
          </table:table-cell>
          <table:table-cell table:style-name="ce535" office:value-type="float" office:value="-22" calcext:value-type="float">
            <text:p>-22</text:p>
          </table:table-cell>
          <table:table-cell table:style-name="ce535" office:value-type="float" office:value="-17" calcext:value-type="float">
            <text:p>-17</text:p>
          </table:table-cell>
          <table:table-cell table:style-name="ce535" office:value-type="float" office:value="2" calcext:value-type="float">
            <text:p>2</text:p>
          </table:table-cell>
          <table:table-cell table:style-name="ce765" table:number-columns-repeated="2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-10" calcext:value-type="float">
            <text:p>-10</text:p>
          </table:table-cell>
          <table:table-cell table:style-name="ce765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26" calcext:value-type="float">
            <text:p>26</text:p>
          </table:table-cell>
          <table:table-cell/>
          <table:table-cell table:style-name="ce547" office:value-type="string" calcext:value-type="string">
            <text:p>y<text:span text:style-name="T36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6">S</text:span></text:p>
          </table:table-cell>
          <table:table-cell table:style-name="ce535" table:formula="of:=[.AB52]*IF([.AC52]=1;-1;1)" office:value-type="float" office:value="3" calcext:value-type="float">
            <text:p>3</text:p>
          </table:table-cell>
          <table:table-cell table:style-name="ce547" office:value-type="string" calcext:value-type="string">
            <text:p>y<text:span text:style-name="T36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91" office:value-type="string" calcext:value-type="string">
            <text:p>ALEA<text:span text:style-name="T19"> </text:span><text:span text:style-name="T7">y</text:span><text:span text:style-name="T45">B</text:span></text:p>
          </table:table-cell>
          <table:table-cell table:style-name="ce693" office:value-type="float" office:value="3" calcext:value-type="float">
            <text:p>3</text:p>
          </table:table-cell>
          <table:table-cell table:style-name="ce693" office:value-type="float" office:value="2" calcext:value-type="float">
            <text:p>2</text:p>
          </table:table-cell>
          <table:table-cell table:style-name="ce685" table:number-columns-repeated="3"/>
          <table:table-cell table:style-name="ce765" table:number-columns-repeated="2"/>
          <table:table-cell table:style-name="ce810" office:value-type="float" office:value="-8" calcext:value-type="float">
            <text:p>-8</text:p>
          </table:table-cell>
          <table:table-cell table:style-name="ce810" table:formula="of:=[.$U$55]*[.AI52]^2+[.$V$55]*[.AI52]+[.$W$55]" office:value-type="float" office:value="-7.7037037037037" calcext:value-type="float">
            <text:p>-7,7037037037037</text:p>
          </table:table-cell>
          <table:table-cell table:style-name="ce765"/>
          <table:table-cell table:style-name="ce874" table:number-columns-repeated="2"/>
          <table:table-cell table:number-columns-repeated="985"/>
        </table:table-row>
        <table:table-row table:style-name="ro5">
          <table:table-cell table:style-name="ce771" table:number-columns-repeated="7"/>
          <table:table-cell table:style-name="ce741"/>
          <table:table-cell table:style-name="ce765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-13.390625" calcext:value-type="float">
            <text:p>-13,390625</text:p>
          </table:table-cell>
          <table:table-cell table:style-name="ce765" table:number-columns-repeated="3"/>
          <table:table-cell/>
          <table:table-cell table:style-name="ce771" table:number-columns-repeated="7"/>
          <table:table-cell table:style-name="ce741"/>
          <table:table-cell table:style-name="ce765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U$55]*[.AI53]^2+[.$V$55]*[.AI53]+[.$W$55]" office:value-type="float" office:value="-5.33333333333333" calcext:value-type="float">
            <text:p>-5,33333333333333</text:p>
          </table:table-cell>
          <table:table-cell table:style-name="ce765" table:number-columns-repeated="3"/>
          <table:table-cell table:number-columns-repeated="985"/>
        </table:table-row>
        <table:table-row table:style-name="ro19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19">x</text:span><text:span text:style-name="T16">1</text:span></text:p>
          </table:table-cell>
          <table:table-cell table:style-name="ce559" office:value-type="string" calcext:value-type="string">
            <text:p><text:span text:style-name="T19">x</text:span><text:span text:style-name="T16">2</text:span></text:p>
          </table:table-cell>
          <table:table-cell table:style-name="ce741"/>
          <table:table-cell table:style-name="ce765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-16.0625" calcext:value-type="float">
            <text:p>-16,0625</text:p>
          </table:table-cell>
          <table:table-cell table:style-name="ce765" table:number-columns-repeated="3"/>
          <table:table-cell/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19">x</text:span><text:span text:style-name="T16">1</text:span></text:p>
          </table:table-cell>
          <table:table-cell table:style-name="ce559" office:value-type="string" calcext:value-type="string">
            <text:p><text:span text:style-name="T19">x</text:span><text:span text:style-name="T16">2</text:span></text:p>
          </table:table-cell>
          <table:table-cell table:style-name="ce721" office:value-type="string" calcext:value-type="string">
            <text:p><text:span text:style-name="T19">x</text:span><text:span text:style-name="T16">max</text:span></text:p>
          </table:table-cell>
          <table:table-cell table:style-name="ce721" office:value-type="string" calcext:value-type="string">
            <text:p><text:span text:style-name="T19">y</text:span><text:span text:style-name="T16">max</text:span></text:p>
          </table:table-cell>
          <table:table-cell table:style-name="ce741"/>
          <table:table-cell table:style-name="ce765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U$55]*[.AI54]^2+[.$V$55]*[.AI54]+[.$W$55]" office:value-type="float" office:value="-3.25925925925926" calcext:value-type="float">
            <text:p>-3,25925925925926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553" table:formula="of:=(([.F52]-[.B52])*([.D51]-[.B51])-([.D52]-[.B52])*([.F51]-[.B51]))/(([.F51]-[.B51])*([.F51]-[.D51])*([.D51]-[.B51]))" office:value-type="float" office:value="0.359375" calcext:value-type="float">
            <text:p>23/64</text:p>
          </table:table-cell>
          <table:table-cell table:style-name="ce553" table:formula="of:=([.D52]-[.B52])/([.D51]-[.B51])-[.A55]*([.B51]+[.D51])" office:value-type="float" office:value="2" calcext:value-type="float">
            <text:p><text:s/>2/1 </text:p>
          </table:table-cell>
          <table:table-cell table:style-name="ce535" table:formula="of:=[.B52]-[.A55]*[.B51]*[.B51]-[.B55]*[.B51]" office:value-type="float" office:value="-17" calcext:value-type="float">
            <text:p>-17</text:p>
          </table:table-cell>
          <table:table-cell table:style-name="ce553" table:formula="of:=([.D52]-[.B52])/([.D51]-[.B51])" office:value-type="float" office:value="2" calcext:value-type="float">
            <text:p><text:s/>2/1 </text:p>
          </table:table-cell>
          <table:table-cell table:style-name="ce553" table:formula="of:=[.D52]-[.D55]*[.D51]" office:value-type="float" office:value="6" calcext:value-type="float">
            <text:p><text:s/>6/1 </text:p>
          </table:table-cell>
          <table:table-cell table:style-name="ce535" table:formula="of:=[.B51]" office:value-type="float" office:value="-8" calcext:value-type="float">
            <text:p>-8</text:p>
          </table:table-cell>
          <table:table-cell table:style-name="ce535" table:formula="of:=[.D51]" office:value-type="float" office:value="8" calcext:value-type="float">
            <text:p>8</text:p>
          </table:table-cell>
          <table:table-cell table:style-name="ce741"/>
          <table:table-cell table:style-name="ce765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-18.015625" calcext:value-type="float">
            <text:p>-18,015625</text:p>
          </table:table-cell>
          <table:table-cell table:style-name="ce765" table:number-columns-repeated="3"/>
          <table:table-cell/>
          <table:table-cell table:style-name="ce548" table:formula="of:=(([.Z52]-[.V52])*([.X51]-[.V51])-([.X52]-[.V52])*([.Z51]-[.V51]))/(([.Z51]-[.V51])*([.Z51]-[.X51])*([.X51]-[.V51]))" office:value-type="float" office:value="-0.148148148148148" calcext:value-type="float">
            <text:p>-4/27</text:p>
          </table:table-cell>
          <table:table-cell table:style-name="ce548" table:formula="of:=([.X52]-[.V52])/([.X51]-[.V51])-[.U55]*([.V51]+[.X51])" office:value-type="float" office:value="0.148148148148148" calcext:value-type="float">
            <text:p>4/27</text:p>
          </table:table-cell>
          <table:table-cell table:style-name="ce548" table:formula="of:=[.V52]-[.U55]*[.V51]*[.V51]-[.V55]*[.V51]" office:value-type="float" office:value="2.96296296296296" calcext:value-type="float">
            <text:p>80/27</text:p>
          </table:table-cell>
          <table:table-cell table:style-name="ce535" table:formula="of:=[.V51]" office:value-type="float" office:value="-4" calcext:value-type="float">
            <text:p>-4</text:p>
          </table:table-cell>
          <table:table-cell table:style-name="ce535" table:formula="of:=[.Z51]" office:value-type="float" office:value="5" calcext:value-type="float">
            <text:p>5</text:p>
          </table:table-cell>
          <table:table-cell table:style-name="ce725" table:formula="of:=-[.V55]/(2*[.U55])" office:value-type="float" office:value="0.5" calcext:value-type="float">
            <text:p>1/2 </text:p>
          </table:table-cell>
          <table:table-cell table:style-name="ce592" table:formula="of:=[.U55]*[.Z55]*[.Z55]+[.V55]*[.Z55]+[.W55]" office:value-type="float" office:value="3" calcext:value-type="float">
            <text:p>3</text:p>
          </table:table-cell>
          <table:table-cell table:style-name="ce741"/>
          <table:table-cell table:style-name="ce765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U$55]*[.AI55]^2+[.$V$55]*[.AI55]+[.$W$55]" office:value-type="float" office:value="-1.48148148148148" calcext:value-type="float">
            <text:p>-1,48148148148148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765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-19.25" calcext:value-type="float">
            <text:p>-19,25</text:p>
          </table:table-cell>
          <table:table-cell table:style-name="ce765" table:number-columns-repeated="3"/>
          <table:table-cell/>
          <table:table-cell table:style-name="ce765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U$55]*[.AI56]^2+[.$V$55]*[.AI56]+[.$W$55]" office:value-type="float" office:value="0" calcext:value-type="float">
            <text:p>0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765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-19.765625" calcext:value-type="float">
            <text:p>-19,765625</text:p>
          </table:table-cell>
          <table:table-cell table:style-name="ce765" table:number-columns-repeated="3"/>
          <table:table-cell/>
          <table:table-cell table:style-name="ce765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U$55]*[.AI57]^2+[.$V$55]*[.AI57]+[.$W$55]" office:value-type="float" office:value="1.18518518518519" calcext:value-type="float">
            <text:p>1,18518518518519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554" office:value-type="string" calcext:value-type="string" table:number-columns-spanned="6" table:number-rows-spanned="1">
            <text:p>Ensemble solution de l’équation <text:span text:style-name="T28">f </text:span><text:span text:style-name="T29">(</text:span><text:span text:style-name="T28">x</text:span><text:span text:style-name="T29">)</text:span> = <text:span text:style-name="T30">g</text:span><text:span text:style-name="T31">(</text:span><text:span text:style-name="T30">x</text:span><text:span text:style-name="T31">)</text:span></text:p>
          </table:table-cell>
          <table:covered-table-cell table:number-columns-repeated="5" table:style-name="ce742"/>
          <table:table-cell table:style-name="ce741"/>
          <table:table-cell table:style-name="ce791" office:value-type="string" calcext:value-type="string">
            <text:p>Choix in 2</text:p>
          </table:table-cell>
          <table:table-cell table:style-name="ce765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-19.5625" calcext:value-type="float">
            <text:p>-19,5625</text:p>
          </table:table-cell>
          <table:table-cell table:style-name="ce765" table:number-columns-repeated="3"/>
          <table:table-cell/>
          <table:table-cell table:style-name="ce546" office:value-type="string" calcext:value-type="string" table:number-columns-spanned="6" table:number-rows-spanned="1">
            <text:p>Ensemble solution de l’équation <text:span text:style-name="T19">f </text:span>(<text:span text:style-name="T19">x</text:span>) = 0</text:p>
          </table:table-cell>
          <table:covered-table-cell table:number-columns-repeated="5" table:style-name="ce742"/>
          <table:table-cell table:style-name="ce741"/>
          <table:table-cell table:style-name="ce791" office:value-type="string" calcext:value-type="string">
            <text:p>Choix in 2</text:p>
          </table:table-cell>
          <table:table-cell table:style-name="ce765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U$55]*[.AI58]^2+[.$V$55]*[.AI58]+[.$W$55]" office:value-type="float" office:value="2.07407407407407" calcext:value-type="float">
            <text:p>2,07407407407407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555" office:value-type="string" calcext:value-type="string">
            <text:p><text:span text:style-name="T19">S</text:span> =</text:p>
          </table:table-cell>
          <table:table-cell table:style-name="ce842" office:value-type="string" calcext:value-type="string">
            <text:p>{</text:p>
          </table:table-cell>
          <table:table-cell table:style-name="ce842" table:formula="of:=[.F55]" office:value-type="float" office:value="-8" calcext:value-type="float">
            <text:p>-8</text:p>
          </table:table-cell>
          <table:table-cell table:style-name="ce842" office:value-type="string" calcext:value-type="string">
            <text:p>;</text:p>
          </table:table-cell>
          <table:table-cell table:style-name="ce842" table:formula="of:=[.G55]" office:value-type="float" office:value="8" calcext:value-type="float">
            <text:p>8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36" calcext:value-type="float">
            <text:p>36</text:p>
          </table:table-cell>
          <table:table-cell table:style-name="ce765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-18.640625" calcext:value-type="float">
            <text:p>-18,640625</text:p>
          </table:table-cell>
          <table:table-cell table:style-name="ce765" table:number-columns-repeated="3"/>
          <table:table-cell/>
          <table:table-cell table:style-name="ce555" office:value-type="string" calcext:value-type="string">
            <text:p><text:span text:style-name="T19">S</text:span> =</text:p>
          </table:table-cell>
          <table:table-cell table:style-name="ce842" office:value-type="string" calcext:value-type="string">
            <text:p>{</text:p>
          </table:table-cell>
          <table:table-cell table:style-name="ce842" table:formula="of:=[.V51]" office:value-type="float" office:value="-4" calcext:value-type="float">
            <text:p>-4</text:p>
          </table:table-cell>
          <table:table-cell table:style-name="ce842" office:value-type="string" calcext:value-type="string">
            <text:p>;</text:p>
          </table:table-cell>
          <table:table-cell table:style-name="ce842" table:formula="of:=[.Z51]" office:value-type="float" office:value="5" calcext:value-type="float">
            <text:p>5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Y61]*10+[.AA61]" office:value-type="float" office:value="46" calcext:value-type="float">
            <text:p>46</text:p>
          </table:table-cell>
          <table:table-cell table:style-name="ce765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U$55]*[.AI59]^2+[.$V$55]*[.AI59]+[.$W$55]" office:value-type="float" office:value="2.66666666666667" calcext:value-type="float">
            <text:p>2,66666666666667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79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842"/>
          <table:table-cell table:style-name="ce791" office:value-type="string" calcext:value-type="string">
            <text:p>Choix in 1</text:p>
          </table:table-cell>
          <table:table-cell table:style-name="ce791" office:value-type="string" calcext:value-type="string">
            <text:p>Inéq 1</text:p>
          </table:table-cell>
          <table:table-cell table:style-name="ce791" office:value-type="string" calcext:value-type="string">
            <text:p>Choix in 2</text:p>
          </table:table-cell>
          <table:table-cell table:style-name="ce791" office:value-type="string" calcext:value-type="string">
            <text:p>Inéq 2</text:p>
          </table:table-cell>
          <table:table-cell table:style-name="ce765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-17" calcext:value-type="float">
            <text:p>-17</text:p>
          </table:table-cell>
          <table:table-cell table:style-name="ce765" table:number-columns-repeated="3"/>
          <table:table-cell/>
          <table:table-cell table:style-name="ce791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842"/>
          <table:table-cell table:style-name="ce791" office:value-type="string" calcext:value-type="string">
            <text:p>Choix in 1</text:p>
          </table:table-cell>
          <table:table-cell table:style-name="ce791" office:value-type="string" calcext:value-type="string">
            <text:p>Inéq 1</text:p>
          </table:table-cell>
          <table:table-cell table:style-name="ce791" office:value-type="string" calcext:value-type="string">
            <text:p>Choix in 2</text:p>
          </table:table-cell>
          <table:table-cell table:style-name="ce791" office:value-type="string" calcext:value-type="string">
            <text:p>Inéq 2</text:p>
          </table:table-cell>
          <table:table-cell table:style-name="ce765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U$55]*[.AI60]^2+[.$V$55]*[.AI60]+[.$W$55]" office:value-type="float" office:value="2.96296296296296" calcext:value-type="float">
            <text:p>2,96296296296296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office:value-type="float" office:value="3" calcext:value-type="float">
            <text:p>3</text:p>
          </table:table-cell>
          <table:table-cell table:style-name="ce557" table:formula="of:=IF([.$E$61]=1;&quot;≥&quot;;IF([.$E$61]=2;&quot;&gt;&quot;;IF([.$E$61]=3;&quot;≤&quot;;&quot;&lt;&quot;)))" office:value-type="string" office:string-value="≤" calcext:value-type="string">
            <text:p>≤</text:p>
          </table:table-cell>
          <table:table-cell table:style-name="ce713" office:value-type="float" office:value="6" calcext:value-type="float">
            <text:p>6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&gt;" calcext:value-type="string">
            <text:p>&gt;</text:p>
          </table:table-cell>
          <table:table-cell table:style-name="ce765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-14.640625" calcext:value-type="float">
            <text:p>-14,640625</text:p>
          </table:table-cell>
          <table:table-cell table:style-name="ce765" table:number-columns-repeated="4"/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office:value-type="float" office:value="4" calcext:value-type="float">
            <text:p>4</text:p>
          </table:table-cell>
          <table:table-cell table:style-name="ce557" table:formula="of:=IF([.$Y$61]=1;&quot;≥&quot;;IF([.$Y$61]=2;&quot;&gt;&quot;;IF([.$Y$61]=3;&quot;≤&quot;;&quot;&lt;&quot;)))" office:value-type="string" office:string-value="&lt;" calcext:value-type="string">
            <text:p>&lt;</text:p>
          </table:table-cell>
          <table:table-cell table:style-name="ce713" office:value-type="float" office:value="6" calcext:value-type="float">
            <text:p>6</text:p>
          </table:table-cell>
          <table:table-cell table:style-name="ce557" table:formula="of:=IF(OR([.$Y$61]=1;[.$Y$61]=2);IF([.$AA$61]=5;&quot;&lt;&quot;;&quot;≤&quot;);IF([.$AA$61]=6;&quot;&gt;&quot;;&quot;≥&quot;))" office:value-type="string" office:string-value="&gt;" calcext:value-type="string">
            <text:p>&gt;</text:p>
          </table:table-cell>
          <table:table-cell table:style-name="ce765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U$55]*[.AI61]^2+[.$V$55]*[.AI61]+[.$W$55]" office:value-type="float" office:value="2.96296296296296" calcext:value-type="float">
            <text:p>2,96296296296296</text:p>
          </table:table-cell>
          <table:table-cell table:style-name="ce765" table:number-columns-repeated="3"/>
          <table:table-cell table:number-columns-repeated="985"/>
        </table:table-row>
        <table:table-row table:style-name="ro5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1" calcext:value-type="float">
            <text:p>1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2" calcext:value-type="float">
            <text:p>2</text:p>
          </table:table-cell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-11.5625" calcext:value-type="float">
            <text:p>-11,5625</text:p>
          </table:table-cell>
          <table:table-cell table:number-columns-repeated="3"/>
          <table:table-cell table:style-name="ce765"/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Y$61]&lt;=2;IF([.$X$52]&gt;0;1;2);IF([.$Y$61]&gt;=3;IF([.$X$52]&gt;0;2;1)))" office:value-type="float" office:value="2" calcext:value-type="float">
            <text:p>2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Z62]=1;2;1)" office:value-type="float" office:value="1" calcext:value-type="float">
            <text:p>1</text:p>
          </table:table-cell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U$55]*[.AI62]^2+[.$V$55]*[.AI62]+[.$W$55]" office:value-type="float" office:value="2.66666666666667" calcext:value-type="float">
            <text:p>2,66666666666667</text:p>
          </table:table-cell>
          <table:table-cell table:number-columns-repeated="988"/>
        </table:table-row>
        <table:table-row table:style-name="ro5">
          <table:table-cell table:style-name="ce791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771"/>
          <table:covered-table-cell table:number-columns-repeated="3" table:style-name="ce535"/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7.765625" calcext:value-type="float">
            <text:p>-7,765625</text:p>
          </table:table-cell>
          <table:table-cell table:number-columns-repeated="3"/>
          <table:table-cell table:style-name="ce765"/>
          <table:table-cell table:style-name="ce791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771"/>
          <table:covered-table-cell table:number-columns-repeated="3" table:style-name="ce535"/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U$55]*[.AI63]^2+[.$V$55]*[.AI63]+[.$W$55]" office:value-type="float" office:value="2.07407407407407" calcext:value-type="float">
            <text:p>2,07407407407407</text:p>
          </table:table-cell>
          <table:table-cell table:number-columns-repeated="988"/>
        </table:table-row>
        <table:table-row table:style-name="ro5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-3.25" calcext:value-type="float">
            <text:p>-3,25</text:p>
          </table:table-cell>
          <table:table-cell table:number-columns-repeated="3"/>
          <table:table-cell table:style-name="ce765"/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U$55]*[.AI64]^2+[.$V$55]*[.AI64]+[.$W$55]" office:value-type="float" office:value="1.18518518518519" calcext:value-type="float">
            <text:p>1,18518518518519</text:p>
          </table:table-cell>
          <table:table-cell table:number-columns-repeated="988"/>
        </table:table-row>
        <table:table-row table:style-name="ro5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1.984375" calcext:value-type="float">
            <text:p>1,984375</text:p>
          </table:table-cell>
          <table:table-cell table:number-columns-repeated="4"/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U$55]*[.AI65]^2+[.$V$55]*[.AI65]+[.$W$55]" office:value-type="float" office:value="0" calcext:value-type="float">
            <text:p>0</text:p>
          </table:table-cell>
          <table:table-cell table:number-columns-repeated="988"/>
        </table:table-row>
        <table:table-row table:style-name="ro5">
          <table:table-cell table:style-name="ce765" table:number-columns-repeated="8"/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7.9375" calcext:value-type="float">
            <text:p>7,9375</text:p>
          </table:table-cell>
          <table:table-cell table:number-columns-repeated="4"/>
          <table:table-cell table:style-name="ce765" table:number-columns-repeated="8"/>
          <table:table-cell table:style-name="ce682"/>
          <table:table-cell table:style-name="ce765" table:number-columns-repeated="2"/>
          <table:table-cell table:style-name="ce742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U$55]*[.AI66]^2+[.$V$55]*[.AI66]+[.$W$55]" office:value-type="float" office:value="-1.48148148148148" calcext:value-type="float">
            <text:p>-1,48148148148148</text:p>
          </table:table-cell>
          <table:table-cell table:number-columns-repeated="988"/>
        </table:table-row>
        <table:table-row table:style-name="ro5">
          <table:table-cell table:style-name="ce561" office:value-type="string" calcext:value-type="string" table:number-columns-spanned="10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615"/>
          <table:covered-table-cell table:number-columns-repeated="8" table:style-name="ce842"/>
          <table:table-cell table:style-name="ce758" table:formula="of:=[.F61]" office:value-type="string" office:string-value="≤" calcext:value-type="string">
            <text:p>≤</text:p>
          </table:table-cell>
          <table:table-cell table:style-name="ce775" office:value-type="string" calcext:value-type="string">
            <text:p><text:span text:style-name="T19">g</text:span>(<text:span text:style-name="T19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14.609375" calcext:value-type="float">
            <text:p>14,609375</text:p>
          </table:table-cell>
          <table:table-cell table:number-columns-repeated="3"/>
          <table:table-cell table:style-name="ce682"/>
          <table:table-cell table:style-name="ce561" office:value-type="string" calcext:value-type="string" table:number-columns-spanned="10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615"/>
          <table:covered-table-cell table:number-columns-repeated="8" table:style-name="ce842"/>
          <table:table-cell table:style-name="ce758" table:formula="of:=[.Z61]" office:value-type="string" office:string-value="&lt;" calcext:value-type="string">
            <text:p>&lt;</text:p>
          </table:table-cell>
          <table:table-cell table:style-name="ce775" office:value-type="float" office:value="0" calcext:value-type="float">
            <text:p>0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U$55]*[.AI67]^2+[.$V$55]*[.AI67]+[.$W$55]" office:value-type="float" office:value="-3.25925925925926" calcext:value-type="float">
            <text:p>-3,25925925925926</text:p>
          </table:table-cell>
          <table:table-cell table:number-columns-repeated="988"/>
        </table:table-row>
        <table:table-row table:style-name="ro5">
          <table:table-cell table:style-name="ce555" office:value-type="string" calcext:value-type="string">
            <text:p>S=</text:p>
          </table:table-cell>
          <table:table-cell table:style-name="ce847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842" table:formula="of:=IF([.$F$62]=2;[.$O$50];[.$F$55])" office:value-type="float" office:value="-8" calcext:value-type="float">
            <text:p>-8</text:p>
          </table:table-cell>
          <table:table-cell table:style-name="ce842" office:value-type="string" calcext:value-type="string">
            <text:p>;</text:p>
          </table:table-cell>
          <table:table-cell table:style-name="ce842" table:formula="of:=IF([.$F$62]=2;[.$F$55];[.$G$55])" office:value-type="float" office:value="8" calcext:value-type="float">
            <text:p>8</text:p>
          </table:table-cell>
          <table:table-cell table:style-name="ce842" table:formula="of:=IF(OR([.$E$61]=1;[.$E$61]=3);&quot;]&quot;;&quot;[&quot;)" office:value-type="string" office:string-value="]" calcext:value-type="string">
            <text:p>]</text:p>
          </table:table-cell>
          <table:table-cell table:style-name="ce842" table:formula="of:=IF([.$F$62]=1;&quot;&quot;;&quot;ou&quot;)">
            <text:p/>
          </table:table-cell>
          <table:table-cell table:style-name="ce842" table:formula="of:=IF([.$F$62]=1;&quot;&quot;;IF(OR([.$E$61]=1;[.$E$61]=3);&quot;[&quot;;&quot;]&quot;))">
            <text:p/>
          </table:table-cell>
          <table:table-cell table:style-name="ce842" table:formula="of:=IF([.$F$62]=1;&quot;&quot;;[.G55])">
            <text:p/>
          </table:table-cell>
          <table:table-cell table:style-name="ce842" table:formula="of:=IF([.$F$62]=1;&quot;&quot;;&quot;;&quot;)">
            <text:p/>
          </table:table-cell>
          <table:table-cell table:style-name="ce842" table:formula="of:=IF([.$F$62]=1;&quot;&quot;;[.$O$70])">
            <text:p/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>
            <text:p/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22" calcext:value-type="float">
            <text:p>22</text:p>
          </table:table-cell>
          <table:table-cell table:number-columns-repeated="3"/>
          <table:table-cell table:style-name="ce739"/>
          <table:table-cell table:style-name="ce555" office:value-type="string" calcext:value-type="string">
            <text:p>S=</text:p>
          </table:table-cell>
          <table:table-cell table:style-name="ce847" table:formula="of:=IF([.$Z$62]=1;IF(OR([.$Y$61]=1;[.$Y$61]=3);&quot;[&quot;;&quot;]&quot;);IF(AND([.$Y$61]=1;[.$AJ$50]&gt;=0);&quot;[&quot;;IF(AND([.$Y$61]=2;[.$AJ$50]&gt;0);&quot;[&quot;;IF(AND([.$Y$61]=3;[.$AJ$50]&lt;=0);&quot;[&quot;;IF(AND([.$Y$61]=4;[.$AJ$50]&lt;0);&quot;[&quot;;&quot;]&quot;)))))" office:value-type="string" office:string-value="[" calcext:value-type="string">
            <text:p>[</text:p>
          </table:table-cell>
          <table:table-cell table:style-name="ce842" table:formula="of:=IF([.$Z$62]=2;[.$AI$50];[.$V$51])" office:value-type="float" office:value="-10" calcext:value-type="float">
            <text:p>-10</text:p>
          </table:table-cell>
          <table:table-cell table:style-name="ce842" office:value-type="string" calcext:value-type="string">
            <text:p>;</text:p>
          </table:table-cell>
          <table:table-cell table:style-name="ce842" table:formula="of:=IF([.$Z$62]=2;[.$V$51];[.$Z$51])" office:value-type="float" office:value="-4" calcext:value-type="float">
            <text:p>-4</text:p>
          </table:table-cell>
          <table:table-cell table:style-name="ce842" table:formula="of:=IF(OR([.$Y$61]=1;[.$Y$61]=3);&quot;]&quot;;&quot;[&quot;)" office:value-type="string" office:string-value="[" calcext:value-type="string">
            <text:p>[</text:p>
          </table:table-cell>
          <table:table-cell table:style-name="ce842" table:formula="of:=IF([.$Z$62]=1;&quot;&quot;;&quot;ou&quot;)" office:value-type="string" office:string-value="ou" calcext:value-type="string">
            <text:p>ou</text:p>
          </table:table-cell>
          <table:table-cell table:style-name="ce842" table:formula="of:=IF([.$Z$62]=1;&quot;&quot;;IF(OR([.$Y$61]=1;[.$Y$61]=3);&quot;[&quot;;&quot;]&quot;))" office:value-type="string" office:string-value="]" calcext:value-type="string">
            <text:p>]</text:p>
          </table:table-cell>
          <table:table-cell table:style-name="ce842" table:formula="of:=IF([.$Z$62]=1;&quot;&quot;;[.$Z$51])" office:value-type="float" office:value="5" calcext:value-type="float">
            <text:p>5</text:p>
          </table:table-cell>
          <table:table-cell table:style-name="ce842" table:formula="of:=IF([.$Z$62]=1;&quot;&quot;;&quot;;&quot;)" office:value-type="string" office:string-value=";" calcext:value-type="string">
            <text:p>;</text:p>
          </table:table-cell>
          <table:table-cell table:style-name="ce842" table:formula="of:=IF([.$Z$62]=1;&quot;&quot;;[.$AI$70])" office:value-type="float" office:value="10" calcext:value-type="float">
            <text:p>10</text:p>
          </table:table-cell>
          <table:table-cell table:style-name="ce606" table:formula="of:=IF([.$Z$62]=1;&quot;&quot;;IF(AND([.$Y$61]=1;[.$AJ$70]&gt;=0);&quot;]&quot;;IF(AND([.$Y$61]=2;[.$AJ$70]&gt;0);&quot;]&quot;;IF(AND([.$Y$61]=3;[.$AJ$70]&lt;=0);&quot;]&quot;;IF(AND([.$Y$61]=4;[.$AJ$70]&lt;0);&quot;]&quot;;&quot;[&quot;)))))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U$55]*[.AI68]^2+[.$V$55]*[.AI68]+[.$W$55]" office:value-type="float" office:value="-5.33333333333333" calcext:value-type="float">
            <text:p>-5,33333333333333</text:p>
          </table:table-cell>
          <table:table-cell table:number-columns-repeated="988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8" calcext:value-type="float">
            <text:p>-8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8" calcext:value-type="float">
            <text:p>8</text:p>
          </table:table-cell>
          <table:table-cell table:style-name="ce621" table:formula="of:=[.F68]" office:value-type="string" office:string-value="]" calcext:value-type="string">
            <text:p>]</text:p>
          </table:table-cell>
          <table:table-cell table:style-name="ce743" table:formula="of:=IF([.$F$62]=1;&quot;&quot;;&quot;&quot;)">
            <text:p/>
          </table:table-cell>
          <table:table-cell table:style-name="ce675" table:formula="of:=[.H68]">
            <text:p/>
          </table:table-cell>
          <table:table-cell table:style-name="ce675" table:formula="of:=[.I68]">
            <text:p/>
          </table:table-cell>
          <table:table-cell table:style-name="ce675" table:formula="of:=[.J68]">
            <text:p/>
          </table:table-cell>
          <table:table-cell table:style-name="ce675" table:formula="of:=[.K68]">
            <text:p/>
          </table:table-cell>
          <table:table-cell table:style-name="ce776" table:formula="of:=[.L68]">
            <text:p/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30.109375" calcext:value-type="float">
            <text:p>30,109375</text:p>
          </table:table-cell>
          <table:table-cell table:number-columns-repeated="3"/>
          <table:table-cell table:style-name="ce785"/>
          <table:table-cell table:style-name="ce562" office:value-type="string" calcext:value-type="string">
            <text:p>S =</text:p>
          </table:table-cell>
          <table:table-cell table:style-name="ce621" table:formula="of:=[.V68]" office:value-type="string" office:string-value="[" calcext:value-type="string">
            <text:p>[</text:p>
          </table:table-cell>
          <table:table-cell table:style-name="ce621" table:formula="of:=[.W68]" office:value-type="float" office:value="-10" calcext:value-type="float">
            <text:p>-10</text:p>
          </table:table-cell>
          <table:table-cell table:style-name="ce621" table:formula="of:=[.X68]" office:value-type="string" office:string-value=";" calcext:value-type="string">
            <text:p>;</text:p>
          </table:table-cell>
          <table:table-cell table:style-name="ce621" table:formula="of:=[.Y68]" office:value-type="float" office:value="-4" calcext:value-type="float">
            <text:p>-4</text:p>
          </table:table-cell>
          <table:table-cell table:style-name="ce621" table:formula="of:=[.Z68]" office:value-type="string" office:string-value="[" calcext:value-type="string">
            <text:p>[</text:p>
          </table:table-cell>
          <table:table-cell table:style-name="ce743" table:formula="of:=IF([.$Z$62]=1;&quot;&quot;;&quot;&quot;)" office:value-type="string" office:string-value="" calcext:value-type="string">
            <text:p></text:p>
          </table:table-cell>
          <table:table-cell table:style-name="ce675" table:formula="of:=[.AB68]" office:value-type="string" office:string-value="]" calcext:value-type="string">
            <text:p>]</text:p>
          </table:table-cell>
          <table:table-cell table:style-name="ce675" table:formula="of:=[.AC68]" office:value-type="float" office:value="5" calcext:value-type="float">
            <text:p>5</text:p>
          </table:table-cell>
          <table:table-cell table:style-name="ce675" table:formula="of:=[.AD68]" office:value-type="string" office:string-value=";" calcext:value-type="string">
            <text:p>;</text:p>
          </table:table-cell>
          <table:table-cell table:style-name="ce675" table:formula="of:=[.AE68]" office:value-type="float" office:value="10" calcext:value-type="float">
            <text:p>10</text:p>
          </table:table-cell>
          <table:table-cell table:style-name="ce776" table:formula="of:=[.AF68]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U$55]*[.AI69]^2+[.$V$55]*[.AI69]+[.$W$55]" office:value-type="float" office:value="-7.7037037037037" calcext:value-type="float">
            <text:p>-7,7037037037037</text:p>
          </table:table-cell>
          <table:table-cell table:number-columns-repeated="988"/>
        </table:table-row>
        <table:table-row table:style-name="ro5">
          <table:table-cell table:style-name="ce742" table:number-columns-repeated="7"/>
          <table:table-cell table:style-name="ce771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38.9375" calcext:value-type="float">
            <text:p>38,9375</text:p>
          </table:table-cell>
          <table:table-cell table:number-columns-repeated="3"/>
          <table:table-cell table:style-name="ce1020" table:number-columns-spanned="1" table:number-rows-spanned="2"/>
          <table:table-cell table:style-name="ce742" table:number-columns-repeated="7"/>
          <table:table-cell table:style-name="ce771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U$55]*[.AI70]^2+[.$V$55]*[.AI70]+[.$W$55]" office:value-type="float" office:value="-10.3703703703704" calcext:value-type="float">
            <text:p>-10,3703703703704</text:p>
          </table:table-cell>
          <table:table-cell table:number-columns-repeated="988"/>
        </table:table-row>
        <table:table-row table:style-name="ro5">
          <table:table-cell table:style-name="ce561" office:value-type="string" calcext:value-type="string" table:number-columns-spanned="10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615"/>
          <table:covered-table-cell table:number-columns-repeated="8" table:style-name="ce842"/>
          <table:table-cell table:style-name="ce758" table:formula="of:=[.H61]" office:value-type="string" office:string-value="&gt;" calcext:value-type="string">
            <text:p>&gt;</text:p>
          </table:table-cell>
          <table:table-cell table:style-name="ce775" office:value-type="string" calcext:value-type="string">
            <text:p><text:span text:style-name="T19">g</text:span>(<text:span text:style-name="T19">x</text:span>)</text:p>
          </table:table-cell>
          <table:table-cell table:number-columns-repeated="3"/>
          <table:table-cell table:style-name="ce765" table:number-columns-repeated="4"/>
          <table:covered-table-cell table:style-name="ce871"/>
          <table:table-cell table:style-name="ce561" office:value-type="string" calcext:value-type="string" table:number-columns-spanned="10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615"/>
          <table:covered-table-cell table:number-columns-repeated="8" table:style-name="ce842"/>
          <table:table-cell table:style-name="ce758" table:formula="of:=[.AB61]" office:value-type="string" office:string-value="&gt;" calcext:value-type="string">
            <text:p>&gt;</text:p>
          </table:table-cell>
          <table:table-cell table:style-name="ce775" office:value-type="float" office:value="0" calcext:value-type="float">
            <text:p>0</text:p>
          </table:table-cell>
          <table:table-cell table:number-columns-repeated="3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[" calcext:value-type="string">
            <text:p>[</text:p>
          </table:table-cell>
          <table:table-cell table:style-name="ce675" table:formula="of:=IF([.$H$62]=2;[.$O$50];[.$F$55])" office:value-type="float" office:value="-10" calcext:value-type="float">
            <text:p>-10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-8" calcext:value-type="float">
            <text:p>-8</text:p>
          </table:table-cell>
          <table:table-cell table:style-name="ce842" table:formula="of:=IF(OR([.$H$59]=16;[.$H$59]=26;[.$H$59]=35;[.$H$59]=45);&quot;]&quot;;&quot;[&quot;)" office:value-type="string" office:string-value="[" calcext:value-type="string">
            <text:p>[</text:p>
          </table:table-cell>
          <table:table-cell table:style-name="ce747" table:formula="of:=IF([.$H$62]=1;&quot;&quot;;&quot;ou&quot;)" office:value-type="string" office:string-value="ou" calcext:value-type="string">
            <text:p>ou</text:p>
          </table:table-cell>
          <table:table-cell table:style-name="ce842" table:formula="of:=IF([.$H$62]=1;&quot;&quot;;IF(OR([.$H$59]=16;[.$H$59]=26;[.$H$59]=35;[.$H$59]=45);&quot;[&quot;;&quot;]&quot;))" office:value-type="string" office:string-value="]" calcext:value-type="string">
            <text:p>]</text:p>
          </table:table-cell>
          <table:table-cell table:style-name="ce675" table:formula="of:=IF([.$H$62]=1;&quot;&quot;;[.G55])" office:value-type="float" office:value="8" calcext:value-type="float">
            <text:p>8</text:p>
          </table:table-cell>
          <table:table-cell table:style-name="ce675" table:formula="of:=IF([.$H$62]=1;&quot;&quot;;&quot;;&quot;)" office:value-type="string" office:string-value=";" calcext:value-type="string">
            <text:p>;</text:p>
          </table:table-cell>
          <table:table-cell table:style-name="ce675" table:formula="of:=IF([.$H$62]=1;&quot;&quot;;[.$O$70])" office:value-type="float" office:value="10" calcext:value-type="float">
            <text:p>10</text:p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 office:value-type="string" office:string-value="]" calcext:value-type="string">
            <text:p>]</text:p>
          </table:table-cell>
          <table:table-cell table:number-columns-repeated="3"/>
          <table:table-cell table:style-name="ce765" table:number-columns-repeated="4"/>
          <table:table-cell table:style-name="ce739"/>
          <table:table-cell table:style-name="ce562" office:value-type="string" calcext:value-type="string">
            <text:p>S =</text:p>
          </table:table-cell>
          <table:table-cell table:style-name="ce621" table:formula="of:=IF([.$AB$62]=1;IF(OR([.$AB$59]=16;[.$AB$59]=26;[.$AB$59]=35;[.$AB$59]=45);&quot;[&quot;;&quot;]&quot;);IF(AND(OR([.$AB$59]=35;[.$AB$59]=45);[.$AJ$50]&gt;=0);&quot;[&quot;;IF(AND(OR([.$AB$59]=36;[.$AB$59]=46);[.$AJ$50]&gt;0);&quot;[&quot;;IF(AND(OR([.$AB$59]=16;[.$AB$59]=26);[.$AJ$50]&lt;=0);&quot;[&quot;;IF(AND(OR([.$AB$59]=15;[.$AB$59]=25);[.$AJ$50]&lt;0);&quot;[&quot;;&quot;]&quot;)))))" office:value-type="string" office:string-value="]" calcext:value-type="string">
            <text:p>]</text:p>
          </table:table-cell>
          <table:table-cell table:style-name="ce675" table:formula="of:=IF([.$AB$62]=2;[.$AI$50];[.$V$51])" office:value-type="float" office:value="-4" calcext:value-type="float">
            <text:p>-4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AB$62]=2;[.$V$51];[.$Z$51])" office:value-type="float" office:value="5" calcext:value-type="float">
            <text:p>5</text:p>
          </table:table-cell>
          <table:table-cell table:style-name="ce842" table:formula="of:=IF(OR([.$AB$59]=16;[.$AB$59]=26;[.$AB$59]=35;[.$AB$59]=45);&quot;]&quot;;&quot;[&quot;)" office:value-type="string" office:string-value="[" calcext:value-type="string">
            <text:p>[</text:p>
          </table:table-cell>
          <table:table-cell table:style-name="ce747" table:formula="of:=IF([.$AB$62]=1;&quot;&quot;;&quot;ou&quot;)">
            <text:p/>
          </table:table-cell>
          <table:table-cell table:style-name="ce842" table:formula="of:=IF([.$AB$62]=1;&quot;&quot;;IF(OR([.$AB$59]=16;[.$AB$59]=26;[.$AB$59]=35;[.$AB$59]=45);&quot;[&quot;;&quot;]&quot;))">
            <text:p/>
          </table:table-cell>
          <table:table-cell table:style-name="ce675" table:formula="of:=IF([.$AB$62]=1;&quot;&quot;;[.$Z$51])">
            <text:p/>
          </table:table-cell>
          <table:table-cell table:style-name="ce675" table:formula="of:=IF([.$AB$62]=1;&quot;&quot;;&quot;;&quot;)">
            <text:p/>
          </table:table-cell>
          <table:table-cell table:style-name="ce675" table:formula="of:=IF([.$AB$62]=1;&quot;&quot;;[.$AI$70])">
            <text:p/>
          </table:table-cell>
          <table:table-cell table:style-name="ce776" table:formula="of:=IF([.$AB$62]=1;&quot;&quot;;IF(AND(OR([.$AB$59]=35;[.$AB$59]=45);[.$AJ$50]&gt;=0);&quot;]&quot;;IF(AND(OR([.$AB$59]=36;[.$AB$59]=46);[.$AJ$50]&gt;0);&quot;]&quot;;IF(AND(OR([.$AB$59]=16;[.$AB$59]=26);[.$AJ$50]&lt;=0);&quot;]&quot;;IF(AND(OR([.$AB$59]=15;[.$AB$59]=25);[.$AJ$50]&lt;0);&quot;]&quot;;&quot;[&quot;)))))">
            <text:p/>
          </table:table-cell>
          <table:table-cell table:number-columns-repeated="3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[" calcext:value-type="string">
            <text:p>[</text:p>
          </table:table-cell>
          <table:table-cell table:style-name="ce621" table:formula="of:=[.C72]" office:value-type="float" office:value="-10" calcext:value-type="float">
            <text:p>-10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-8" calcext:value-type="float">
            <text:p>-8</text:p>
          </table:table-cell>
          <table:table-cell table:style-name="ce621" table:formula="of:=[.F72]" office:value-type="string" office:string-value="[" calcext:value-type="string">
            <text:p>[</text:p>
          </table:table-cell>
          <table:table-cell table:style-name="ce743" table:formula="of:=IF([.$H$62]=1;&quot;&quot;;&quot;&quot;)" office:value-type="string" office:string-value="" calcext:value-type="string">
            <text:p></text:p>
          </table:table-cell>
          <table:table-cell table:style-name="ce675" table:formula="of:=[.H72]" office:value-type="string" office:string-value="]" calcext:value-type="string">
            <text:p>]</text:p>
          </table:table-cell>
          <table:table-cell table:style-name="ce675" table:formula="of:=[.I72]" office:value-type="float" office:value="8" calcext:value-type="float">
            <text:p>8</text:p>
          </table:table-cell>
          <table:table-cell table:style-name="ce675" table:formula="of:=[.J72]" office:value-type="string" office:string-value=";" calcext:value-type="string">
            <text:p>;</text:p>
          </table:table-cell>
          <table:table-cell table:style-name="ce675" table:formula="of:=[.K72]" office:value-type="float" office:value="10" calcext:value-type="float">
            <text:p>10</text:p>
          </table:table-cell>
          <table:table-cell table:style-name="ce776" table:formula="of:=[.L72]" office:value-type="string" office:string-value="]" calcext:value-type="string">
            <text:p>]</text:p>
          </table:table-cell>
          <table:table-cell table:number-columns-repeated="3"/>
          <table:table-cell table:style-name="ce765" table:number-columns-repeated="4"/>
          <table:table-cell table:style-name="ce785"/>
          <table:table-cell table:style-name="ce562" office:value-type="string" calcext:value-type="string">
            <text:p>S =</text:p>
          </table:table-cell>
          <table:table-cell table:style-name="ce621" table:formula="of:=[.V72]" office:value-type="string" office:string-value="]" calcext:value-type="string">
            <text:p>]</text:p>
          </table:table-cell>
          <table:table-cell table:style-name="ce621" table:formula="of:=[.W72]" office:value-type="float" office:value="-4" calcext:value-type="float">
            <text:p>-4</text:p>
          </table:table-cell>
          <table:table-cell table:style-name="ce621" table:formula="of:=[.X72]" office:value-type="string" office:string-value=";" calcext:value-type="string">
            <text:p>;</text:p>
          </table:table-cell>
          <table:table-cell table:style-name="ce621" table:formula="of:=[.Y72]" office:value-type="float" office:value="5" calcext:value-type="float">
            <text:p>5</text:p>
          </table:table-cell>
          <table:table-cell table:style-name="ce621" table:formula="of:=[.Z72]" office:value-type="string" office:string-value="[" calcext:value-type="string">
            <text:p>[</text:p>
          </table:table-cell>
          <table:table-cell table:style-name="ce743" table:formula="of:=IF([.$AB$62]=1;&quot;&quot;;&quot;&quot;)">
            <text:p/>
          </table:table-cell>
          <table:table-cell table:style-name="ce675" table:formula="of:=[.AB72]">
            <text:p/>
          </table:table-cell>
          <table:table-cell table:style-name="ce675" table:formula="of:=[.AC72]">
            <text:p/>
          </table:table-cell>
          <table:table-cell table:style-name="ce675" table:formula="of:=[.AD72]">
            <text:p/>
          </table:table-cell>
          <table:table-cell table:style-name="ce675" table:formula="of:=[.AE72]">
            <text:p/>
          </table:table-cell>
          <table:table-cell table:style-name="ce776" table:formula="of:=[.AF72]">
            <text:p/>
          </table:table-cell>
          <table:table-cell table:number-columns-repeated="3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771" table:number-columns-repeated="12"/>
          <table:table-cell table:number-columns-repeated="3"/>
          <table:table-cell table:style-name="ce765" table:number-columns-repeated="4"/>
          <table:table-cell table:style-name="ce1020" table:number-columns-spanned="1" table:number-rows-spanned="2"/>
          <table:table-cell table:style-name="ce771" table:number-columns-repeated="12"/>
          <table:table-cell table:number-columns-repeated="3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766" office:value-type="string" calcext:value-type="string" table:number-columns-spanned="12" table:number-rows-spanned="1">
            <text:p>Tableau points Equation et inéquations</text:p>
          </table:table-cell>
          <table:covered-table-cell table:style-name="ce742"/>
          <table:covered-table-cell table:style-name="ce655"/>
          <table:covered-table-cell table:number-columns-repeated="4"/>
          <table:covered-table-cell table:number-columns-repeated="5" table:style-name="ce771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766" office:value-type="string" calcext:value-type="string" table:number-columns-spanned="12" table:number-rows-spanned="1">
            <text:p>Tableau points Equation et inéquations</text:p>
          </table:table-cell>
          <table:covered-table-cell table:style-name="ce742"/>
          <table:covered-table-cell table:style-name="ce655"/>
          <table:covered-table-cell table:number-columns-repeated="4"/>
          <table:covered-table-cell table:number-columns-repeated="5" table:style-name="ce771"/>
          <table:table-cell table:style-name="ce718" office:value-type="string" calcext:value-type="string">
            <text:p>Note</text:p>
          </table:table-cell>
          <table:table-cell table:number-columns-repeated="991"/>
        </table:table-row>
        <table:table-row table:style-name="ro5">
          <table:table-cell table:style-name="ce563" office:value-type="string" calcext:value-type="string">
            <text:p><text:span text:style-name="T37">f </text:span><text:span text:style-name="T38">(</text:span><text:span text:style-name="T39">x</text:span><text:span text:style-name="T38">)</text:span><text:span text:style-name="T40"> = </text:span><text:span text:style-name="T41">g</text:span><text:span text:style-name="T42">(</text:span><text:span text:style-name="T41">x</text:span><text:span text:style-name="T42">)</text:span></text:p>
          </table:table-cell>
          <table:table-cell table:style-name="ce535" table:formula="of:=IF(ISBLANK([$'(In)équation niveau 2'.C6]);0;IF([.B59]=[$'(In)équation niveau 2'.C6];1;-0.5))" office:value-type="float" office:value="0" calcext:value-type="float">
            <text:p>0</text:p>
          </table:table-cell>
          <table:table-cell table:style-name="ce535" table:formula="of:=IF(ISBLANK([$'(In)équation niveau 2'.D6]);0;IF([.C59]=[$'(In)équation niveau 2'.D6];1;-0.5))" office:value-type="float" office:value="0" calcext:value-type="float">
            <text:p>0</text:p>
          </table:table-cell>
          <table:table-cell table:style-name="ce535" table:formula="of:=IF(ISBLANK([$'(In)équation niveau 2'.E6]);0;IF([.D59]=[$'(In)équation niveau 2'.E6];1;-0.5))" office:value-type="float" office:value="0" calcext:value-type="float">
            <text:p>0</text:p>
          </table:table-cell>
          <table:table-cell table:style-name="ce535" table:formula="of:=IF(ISBLANK([$'(In)équation niveau 2'.F6]);0;IF([.E59]=[$'(In)équation niveau 2'.F6];1;-0.5))" office:value-type="float" office:value="0" calcext:value-type="float">
            <text:p>0</text:p>
          </table:table-cell>
          <table:table-cell table:style-name="ce535" table:formula="of:=IF(ISBLANK([$'(In)équation niveau 2'.G6]);0;IF([.F59]=[$'(In)équation niveau 2'.G6];1;-0.5))" office:value-type="float" office:value="0" calcext:value-type="float">
            <text:p>0</text:p>
          </table:table-cell>
          <table:table-cell table:style-name="ce716"/>
          <table:table-cell table:style-name="ce771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7"/>
          <table:table-cell table:style-name="ce1089" office:value-type="string" calcext:value-type="string">
            <text:p><text:span text:style-name="T37">f </text:span><text:span text:style-name="T38">(</text:span><text:span text:style-name="T39">x</text:span><text:span text:style-name="T38">)</text:span><text:span text:style-name="T40"> = </text:span><text:span text:style-name="T47">0</text:span></text:p>
          </table:table-cell>
          <table:table-cell table:style-name="ce535" table:formula="of:=IF(ISBLANK([$'(In)équation niveau 1'.C6]);0;IF([.V59]=[$'(In)équation niveau 1'.C6];1;-0.5))" office:value-type="float" office:value="0" calcext:value-type="float">
            <text:p>0</text:p>
          </table:table-cell>
          <table:table-cell table:style-name="ce535" table:formula="of:=IF(ISBLANK([$'(In)équation niveau 1'.D6]);0;IF([.W59]=[$'(In)équation niveau 1'.D6];1;-0.5))" office:value-type="float" office:value="0" calcext:value-type="float">
            <text:p>0</text:p>
          </table:table-cell>
          <table:table-cell table:style-name="ce535" table:formula="of:=IF(ISBLANK([$'(In)équation niveau 1'.E6]);0;IF([.X59]=[$'(In)équation niveau 1'.E6];1;-0.5))" office:value-type="float" office:value="0" calcext:value-type="float">
            <text:p>0</text:p>
          </table:table-cell>
          <table:table-cell table:style-name="ce535" table:formula="of:=IF(ISBLANK([$'(In)équation niveau 1'.F6]);0;IF([.Y59]=[$'(In)équation niveau 1'.F6];1;-0.5))" office:value-type="float" office:value="0" calcext:value-type="float">
            <text:p>0</text:p>
          </table:table-cell>
          <table:table-cell table:style-name="ce535" table:formula="of:=IF(ISBLANK([$'(In)équation niveau 1'.G6]);0;IF([.Z59]=[$'(In)équation niveau 1'.G6];1;-0.5))" office:value-type="float" office:value="0" calcext:value-type="float">
            <text:p>0</text:p>
          </table:table-cell>
          <table:table-cell table:style-name="ce716"/>
          <table:table-cell table:style-name="ce771" table:number-columns-repeated="5"/>
          <table:table-cell table:style-name="ce535" table:formula="of:=IF(20*SUM([.V76:.AF78])/21&lt;0;0;20*SUM([.V76:.AF78])/21)" office:value-type="float" office:value="0" calcext:value-type="float">
            <text:p>0</text:p>
          </table:table-cell>
          <table:table-cell table:number-columns-repeated="990"/>
          <table:table-cell table:style-name="ce771"/>
        </table:table-row>
        <table:table-row table:style-name="ro5">
          <table:table-cell table:style-name="ce537" office:value-type="string" calcext:value-type="string">
            <text:p>ineq 1</text:p>
          </table:table-cell>
          <table:table-cell table:style-name="ce622" table:formula="of:=IF(ISBLANK([$'(In)équation niveau 2'.C14]);0;IF([.B68]=[$'(In)équation niveau 2'.C14];1;-0.5))" office:value-type="float" office:value="0" calcext:value-type="float">
            <text:p>0</text:p>
          </table:table-cell>
          <table:table-cell table:style-name="ce622" table:formula="of:=IF(ISBLANK([$'(In)équation niveau 2'.D14]);0;IF([.C68]=[$'(In)équation niveau 2'.D14];1;-0.5))" office:value-type="float" office:value="0" calcext:value-type="float">
            <text:p>0</text:p>
          </table:table-cell>
          <table:table-cell table:style-name="ce622" table:formula="of:=IF(ISBLANK([$'(In)équation niveau 2'.E14]);0;IF([.D68]=[$'(In)équation niveau 2'.E14];1;-0.5))" office:value-type="float" office:value="0" calcext:value-type="float">
            <text:p>0</text:p>
          </table:table-cell>
          <table:table-cell table:style-name="ce622" table:formula="of:=IF(ISBLANK([$'(In)équation niveau 2'.F14]);0;IF([.E68]=[$'(In)équation niveau 2'.F14];1;-0.5))" office:value-type="float" office:value="0" calcext:value-type="float">
            <text:p>0</text:p>
          </table:table-cell>
          <table:table-cell table:style-name="ce622" table:formula="of:=IF(ISBLANK([$'(In)équation niveau 2'.G14]);0;IF([.F68]=[$'(In)équation niveau 2'.G14];1;-0.5))" office:value-type="float" office:value="0" calcext:value-type="float">
            <text:p>0</text:p>
          </table:table-cell>
          <table:table-cell table:style-name="ce834" table:formula="of:=IF([.G69]=&quot;&quot;;IF(ISBLANK([$'(In)équation niveau 2'.H14]);0;-0.5);IF([.G68]=[$'(In)équation niveau 2'.H14];1;IF(ISBLANK([$'(In)équation niveau 2'.H14]);0;-0.5)))" office:value-type="float" office:value="0" calcext:value-type="float">
            <text:p>0</text:p>
          </table:table-cell>
          <table:table-cell table:style-name="ce834" table:formula="of:=IF([.H69]=&quot;&quot;;IF(ISBLANK([$'(In)équation niveau 2'.I14]);0;-0.5);IF([.H68]=[$'(In)équation niveau 2'.I14];1;IF(ISBLANK([$'(In)équation niveau 2'.I14]);0;-0.5)))" office:value-type="float" office:value="0" calcext:value-type="float">
            <text:p>0</text:p>
          </table:table-cell>
          <table:table-cell table:style-name="ce834" table:formula="of:=IF([.I69]=&quot;&quot;;IF(ISBLANK([$'(In)équation niveau 2'.J14]);0;-0.5);IF([.I68]=[$'(In)équation niveau 2'.J14];1;IF(ISBLANK([$'(In)équation niveau 2'.J14]);0;-0.5)))" office:value-type="float" office:value="0" calcext:value-type="float">
            <text:p>0</text:p>
          </table:table-cell>
          <table:table-cell table:style-name="ce834" table:formula="of:=IF([.J69]=&quot;&quot;;IF(ISBLANK([$'(In)équation niveau 2'.K14]);0;-0.5);IF([.J68]=[$'(In)équation niveau 2'.K14];1;IF(ISBLANK([$'(In)équation niveau 2'.K14]);0;-0.5)))" office:value-type="float" office:value="0" calcext:value-type="float">
            <text:p>0</text:p>
          </table:table-cell>
          <table:table-cell table:style-name="ce834" table:formula="of:=IF([.K69]=&quot;&quot;;IF(ISBLANK([$'(In)équation niveau 2'.L14]);0;-0.5);IF([.K68]=[$'(In)équation niveau 2'.L14];1;IF(ISBLANK([$'(In)équation niveau 2'.L14]);0;-0.5)))" office:value-type="float" office:value="0" calcext:value-type="float">
            <text:p>0</text:p>
          </table:table-cell>
          <table:table-cell table:style-name="ce834" table:formula="of:=IF([.L69]=&quot;&quot;;IF(ISBLANK([$'(In)équation niveau 2'.M14]);0;-0.5);IF([.L68]=[$'(In)équation niveau 2'.M14];1;IF(ISBLANK([$'(In)équation niveau 2'.M14]);0;-0.5)))" office:value-type="float" office:value="0" calcext:value-type="float">
            <text:p>0</text:p>
          </table:table-cell>
          <table:table-cell table:style-name="ce765"/>
          <table:table-cell table:number-columns-repeated="7"/>
          <table:table-cell table:style-name="ce537" office:value-type="string" calcext:value-type="string">
            <text:p>ineq 1</text:p>
          </table:table-cell>
          <table:table-cell table:style-name="ce622" table:formula="of:=IF(ISBLANK([$'(In)équation niveau 1'.C14]);0;IF([.V68]=[$'(In)équation niveau 1'.C14];1;-0.5))" office:value-type="float" office:value="0" calcext:value-type="float">
            <text:p>0</text:p>
          </table:table-cell>
          <table:table-cell table:style-name="ce622" table:formula="of:=IF(ISBLANK([$'(In)équation niveau 1'.D14]);0;IF([.W68]=[$'(In)équation niveau 1'.D14];1;-0.5))" office:value-type="float" office:value="0" calcext:value-type="float">
            <text:p>0</text:p>
          </table:table-cell>
          <table:table-cell table:style-name="ce622" table:formula="of:=IF(ISBLANK([$'(In)équation niveau 1'.E14]);0;IF([.X68]=[$'(In)équation niveau 1'.E14];1;-0.5))" office:value-type="float" office:value="0" calcext:value-type="float">
            <text:p>0</text:p>
          </table:table-cell>
          <table:table-cell table:style-name="ce622" table:formula="of:=IF(ISBLANK([$'(In)équation niveau 1'.F14]);0;IF([.Y68]=[$'(In)équation niveau 1'.F14];1;-0.5))" office:value-type="float" office:value="0" calcext:value-type="float">
            <text:p>0</text:p>
          </table:table-cell>
          <table:table-cell table:style-name="ce622" table:formula="of:=IF(ISBLANK([$'(In)équation niveau 1'.G14]);0;IF([.Z68]=[$'(In)équation niveau 1'.G14];1;-0.5))" office:value-type="float" office:value="0" calcext:value-type="float">
            <text:p>0</text:p>
          </table:table-cell>
          <table:table-cell table:style-name="ce834" table:formula="of:=IF([.AA69]=&quot;&quot;;IF(ISBLANK([$'(In)équation niveau 1'.H14]);0;-0.5);IF([.AA68]=[$'(In)équation niveau 1'.H14];1;IF(ISBLANK([$'(In)équation niveau 1'.H14]);0;-0.5)))" office:value-type="float" office:value="0" calcext:value-type="float">
            <text:p>0</text:p>
          </table:table-cell>
          <table:table-cell table:style-name="ce834" table:formula="of:=IF([.AB69]=&quot;&quot;;IF(ISBLANK([$'(In)équation niveau 1'.I14]);0;-0.5);IF([.AB68]=[$'(In)équation niveau 1'.I14];1;IF(ISBLANK([$'(In)équation niveau 1'.I14]);0;-0.5)))" office:value-type="float" office:value="0" calcext:value-type="float">
            <text:p>0</text:p>
          </table:table-cell>
          <table:table-cell table:style-name="ce834" table:formula="of:=IF([.AC69]=&quot;&quot;;IF(ISBLANK([$'(In)équation niveau 1'.J14]);0;-0.5);IF([.AC68]=[$'(In)équation niveau 1'.J14];1;IF(ISBLANK([$'(In)équation niveau 1'.J14]);0;-0.5)))" office:value-type="float" office:value="0" calcext:value-type="float">
            <text:p>0</text:p>
          </table:table-cell>
          <table:table-cell table:style-name="ce834" table:formula="of:=IF([.AD69]=&quot;&quot;;IF(ISBLANK([$'(In)équation niveau 1'.K14]);0;-0.5);IF([.AD68]=[$'(In)équation niveau 1'.K14];1;IF(ISBLANK([$'(In)équation niveau 1'.K14]);0;-0.5)))" office:value-type="float" office:value="0" calcext:value-type="float">
            <text:p>0</text:p>
          </table:table-cell>
          <table:table-cell table:style-name="ce834" table:formula="of:=IF([.AE69]=&quot;&quot;;IF(ISBLANK([$'(In)équation niveau 1'.L14]);0;-0.5);IF([.AE68]=[$'(In)équation niveau 1'.L14];1;IF(ISBLANK([$'(In)équation niveau 1'.L14]);0;-0.5)))" office:value-type="float" office:value="0" calcext:value-type="float">
            <text:p>0</text:p>
          </table:table-cell>
          <table:table-cell table:style-name="ce834" table:formula="of:=IF([.AF69]=&quot;&quot;;IF(ISBLANK([$'(In)équation niveau 1'.M14]);0;-0.5);IF([.AF68]=[$'(In)équation niveau 1'.M14];1;IF(ISBLANK([$'(In)équation niveau 1'.M14]);0;-0.5)))" office:value-type="float" office:value="0" calcext:value-type="float">
            <text:p>0</text:p>
          </table:table-cell>
          <table:table-cell table:style-name="ce765"/>
          <table:table-cell table:number-columns-repeated="990"/>
          <table:table-cell table:style-name="ce771"/>
        </table:table-row>
        <table:table-row table:style-name="ro5">
          <table:table-cell table:style-name="ce537" office:value-type="string" calcext:value-type="string">
            <text:p>ineq 2</text:p>
          </table:table-cell>
          <table:table-cell table:style-name="ce623" table:formula="of:=IF(ISBLANK([$'(In)équation niveau 2'.C19]);0;IF([.B72]=[$'(In)équation niveau 2'.C19];1;-0.5))" office:value-type="float" office:value="0" calcext:value-type="float">
            <text:p>0</text:p>
          </table:table-cell>
          <table:table-cell table:style-name="ce623" table:formula="of:=IF(ISBLANK([$'(In)équation niveau 2'.D19]);0;IF([.C72]=[$'(In)équation niveau 2'.D19];1;-0.5))" office:value-type="float" office:value="0" calcext:value-type="float">
            <text:p>0</text:p>
          </table:table-cell>
          <table:table-cell table:style-name="ce623" table:formula="of:=IF(ISBLANK([$'(In)équation niveau 2'.E19]);0;IF([.D72]=[$'(In)équation niveau 2'.E19];1;-0.5))" office:value-type="float" office:value="0" calcext:value-type="float">
            <text:p>0</text:p>
          </table:table-cell>
          <table:table-cell table:style-name="ce623" table:formula="of:=IF(ISBLANK([$'(In)équation niveau 2'.F19]);0;IF([.E72]=[$'(In)équation niveau 2'.F19];1;-0.5))" office:value-type="float" office:value="0" calcext:value-type="float">
            <text:p>0</text:p>
          </table:table-cell>
          <table:table-cell table:style-name="ce623" table:formula="of:=IF(ISBLANK([$'(In)équation niveau 2'.G19]);0;IF([.F72]=[$'(In)équation niveau 2'.G19];1;-0.5))" office:value-type="float" office:value="0" calcext:value-type="float">
            <text:p>0</text:p>
          </table:table-cell>
          <table:table-cell table:style-name="ce841" table:formula="of:=IF([.G73]=&quot;&quot;;IF(ISBLANK([$'(In)équation niveau 2'.H19]);0;-0.5);IF([.G72]=[$'(In)équation niveau 2'.H19];1;IF(ISBLANK([$'(In)équation niveau 2'.H19]);0;-0.5)))" office:value-type="float" office:value="0" calcext:value-type="float">
            <text:p>0</text:p>
          </table:table-cell>
          <table:table-cell table:style-name="ce841" table:formula="of:=IF([.H73]=&quot;&quot;;IF(ISBLANK([$'(In)équation niveau 2'.I19]);0;-0.5);IF([.H72]=[$'(In)équation niveau 2'.I19];1;IF(ISBLANK([$'(In)équation niveau 2'.I19]);0;-0.5)))" office:value-type="float" office:value="0" calcext:value-type="float">
            <text:p>0</text:p>
          </table:table-cell>
          <table:table-cell table:style-name="ce841" table:formula="of:=IF([.I73]=&quot;&quot;;IF(ISBLANK([$'(In)équation niveau 2'.J19]);0;-0.5);IF([.I72]=[$'(In)équation niveau 2'.J19];1;IF(ISBLANK([$'(In)équation niveau 2'.J19]);0;-0.5)))" office:value-type="float" office:value="0" calcext:value-type="float">
            <text:p>0</text:p>
          </table:table-cell>
          <table:table-cell table:style-name="ce841" table:formula="of:=IF([.J73]=&quot;&quot;;IF(ISBLANK([$'(In)équation niveau 2'.K19]);0;-0.5);IF([.J72]=[$'(In)équation niveau 2'.K19];1;IF(ISBLANK([$'(In)équation niveau 2'.K19]);0;-0.5)))" office:value-type="float" office:value="0" calcext:value-type="float">
            <text:p>0</text:p>
          </table:table-cell>
          <table:table-cell table:style-name="ce841" table:formula="of:=IF([.K73]=&quot;&quot;;IF(ISBLANK([$'(In)équation niveau 2'.L19]);0;-0.5);IF([.K72]=[$'(In)équation niveau 2'.L19];1;IF(ISBLANK([$'(In)équation niveau 2'.L19]);0;-0.5)))" office:value-type="float" office:value="0" calcext:value-type="float">
            <text:p>0</text:p>
          </table:table-cell>
          <table:table-cell table:style-name="ce841" table:formula="of:=IF([.L73]=&quot;&quot;;IF(ISBLANK([$'(In)équation niveau 2'.M19]);0;-0.5);IF([.L72]=[$'(In)équation niveau 2'.M19];1;IF(ISBLANK([$'(In)équation niveau 2'.M19]);0;-0.5)))" office:value-type="float" office:value="0" calcext:value-type="float">
            <text:p>0</text:p>
          </table:table-cell>
          <table:table-cell table:number-columns-repeated="7"/>
          <table:table-cell table:style-name="ce771"/>
          <table:table-cell table:style-name="ce537" office:value-type="string" calcext:value-type="string">
            <text:p>ineq 2</text:p>
          </table:table-cell>
          <table:table-cell table:style-name="ce623" table:formula="of:=IF(ISBLANK([$'(In)équation niveau 1'.C19]);0;IF([.V72]=[$'(In)équation niveau 1'.C19];1;-0.5))" office:value-type="float" office:value="0" calcext:value-type="float">
            <text:p>0</text:p>
          </table:table-cell>
          <table:table-cell table:style-name="ce623" table:formula="of:=IF(ISBLANK([$'(In)équation niveau 1'.D19]);0;IF([.W72]=[$'(In)équation niveau 1'.D19];1;-0.5))" office:value-type="float" office:value="0" calcext:value-type="float">
            <text:p>0</text:p>
          </table:table-cell>
          <table:table-cell table:style-name="ce623" table:formula="of:=IF(ISBLANK([$'(In)équation niveau 1'.E19]);0;IF([.X72]=[$'(In)équation niveau 1'.E19];1;-0.5))" office:value-type="float" office:value="0" calcext:value-type="float">
            <text:p>0</text:p>
          </table:table-cell>
          <table:table-cell table:style-name="ce623" table:formula="of:=IF(ISBLANK([$'(In)équation niveau 1'.F19]);0;IF([.Y72]=[$'(In)équation niveau 1'.F19];1;-0.5))" office:value-type="float" office:value="0" calcext:value-type="float">
            <text:p>0</text:p>
          </table:table-cell>
          <table:table-cell table:style-name="ce623" table:formula="of:=IF(ISBLANK([$'(In)équation niveau 1'.G19]);0;IF([.Z72]=[$'(In)équation niveau 1'.G19];1;-0.5))" office:value-type="float" office:value="0" calcext:value-type="float">
            <text:p>0</text:p>
          </table:table-cell>
          <table:table-cell table:style-name="ce841" table:formula="of:=IF([.AA73]=&quot;&quot;;IF(ISBLANK([$'(In)équation niveau 1'.H19]);0;-0.5);IF([.AA72]=[$'(In)équation niveau 1'.H19];1;IF(ISBLANK([$'(In)équation niveau 1'.H19]);0;-0.5)))" office:value-type="float" office:value="0" calcext:value-type="float">
            <text:p>0</text:p>
          </table:table-cell>
          <table:table-cell table:style-name="ce841" table:formula="of:=IF([.AB73]=&quot;&quot;;IF(ISBLANK([$'(In)équation niveau 1'.I19]);0;-0.5);IF([.AB72]=[$'(In)équation niveau 1'.I19];1;IF(ISBLANK([$'(In)équation niveau 1'.I19]);0;-0.5)))" office:value-type="float" office:value="0" calcext:value-type="float">
            <text:p>0</text:p>
          </table:table-cell>
          <table:table-cell table:style-name="ce841" table:formula="of:=IF([.AC73]=&quot;&quot;;IF(ISBLANK([$'(In)équation niveau 1'.J19]);0;-0.5);IF([.AC72]=[$'(In)équation niveau 1'.J19];1;IF(ISBLANK([$'(In)équation niveau 1'.J19]);0;-0.5)))" office:value-type="float" office:value="0" calcext:value-type="float">
            <text:p>0</text:p>
          </table:table-cell>
          <table:table-cell table:style-name="ce841" table:formula="of:=IF([.AD73]=&quot;&quot;;IF(ISBLANK([$'(In)équation niveau 1'.K19]);0;-0.5);IF([.AD72]=[$'(In)équation niveau 1'.K19];1;IF(ISBLANK([$'(In)équation niveau 1'.K19]);0;-0.5)))" office:value-type="float" office:value="0" calcext:value-type="float">
            <text:p>0</text:p>
          </table:table-cell>
          <table:table-cell table:style-name="ce841" table:formula="of:=IF([.AE73]=&quot;&quot;;IF(ISBLANK([$'(In)équation niveau 1'.L19]);0;-0.5);IF([.AE72]=[$'(In)équation niveau 1'.L19];1;IF(ISBLANK([$'(In)équation niveau 1'.L19]);0;-0.5)))" office:value-type="float" office:value="0" calcext:value-type="float">
            <text:p>0</text:p>
          </table:table-cell>
          <table:table-cell table:style-name="ce841" table:formula="of:=IF([.AF73]=&quot;&quot;;IF(ISBLANK([$'(In)équation niveau 1'.M19]);0;-0.5);IF([.AF72]=[$'(In)équation niveau 1'.M19];1;IF(ISBLANK([$'(In)équation niveau 1'.M19]);0;-0.5)))" office:value-type="float" office:value="0" calcext:value-type="float">
            <text:p>0</text:p>
          </table:table-cell>
          <table:table-cell table:number-columns-repeated="7"/>
          <table:table-cell table:style-name="ce922" table:number-columns-repeated="16"/>
          <table:table-cell/>
          <table:table-cell table:style-name="ce922" table:number-columns-repeated="967"/>
          <table:table-cell table:style-name="ce771"/>
        </table:table-row>
        <table:table-row table:style-name="ro5">
          <table:table-cell table:style-name="ce765" table:number-columns-repeated="13"/>
          <table:table-cell table:number-columns-repeated="6"/>
          <table:table-cell table:style-name="ce771" table:number-columns-repeated="6"/>
          <table:table-cell table:style-name="ce587"/>
          <table:table-cell table:style-name="ce771" table:number-columns-repeated="5"/>
          <table:table-cell table:number-columns-repeated="3"/>
          <table:table-cell table:style-name="ce864"/>
          <table:table-cell table:number-columns-repeated="988"/>
          <table:table-cell table:style-name="ce771"/>
        </table:table-row>
        <table:table-row table:style-name="ro5">
          <table:table-cell table:style-name="ce765" table:number-columns-repeated="10"/>
          <table:table-cell table:style-name="ce759"/>
          <table:table-cell table:style-name="ce765" table:number-columns-repeated="2"/>
          <table:table-cell table:number-columns-repeated="6"/>
          <table:table-cell table:style-name="ce765" table:number-columns-repeated="12"/>
          <table:table-cell table:number-columns-repeated="993"/>
        </table:table-row>
        <table:table-row table:style-name="ro5">
          <table:table-cell table:style-name="ce765" table:number-columns-repeated="13"/>
          <table:table-cell table:number-columns-repeated="6"/>
          <table:table-cell table:style-name="ce765" table:number-columns-repeated="12"/>
          <table:table-cell table:number-columns-repeated="993"/>
        </table:table-row>
        <table:table-row table:style-name="ro5">
          <table:table-cell table:style-name="ce765" table:number-columns-repeated="13"/>
          <table:table-cell table:number-columns-repeated="2"/>
          <table:table-cell table:style-name="ce816"/>
          <table:table-cell table:number-columns-repeated="3"/>
          <table:table-cell table:style-name="ce765" table:number-columns-repeated="12"/>
          <table:table-cell table:number-columns-repeated="993"/>
        </table:table-row>
        <table:table-row table:style-name="ro5">
          <table:table-cell table:style-name="ce771" table:number-columns-repeated="10"/>
          <table:table-cell table:style-name="ce762"/>
          <table:table-cell table:style-name="ce771"/>
          <table:table-cell table:number-columns-repeated="4"/>
          <table:table-cell table:style-name="ce765"/>
          <table:table-cell table:number-columns-repeated="2"/>
          <table:table-cell table:style-name="ce765" table:number-columns-repeated="9"/>
          <table:table-cell table:style-name="ce771" table:number-columns-repeated="3"/>
          <table:table-cell table:number-columns-repeated="993"/>
        </table:table-row>
        <table:table-row table:style-name="ro5">
          <table:table-cell table:style-name="ce737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771"/>
          <table:covered-table-cell table:number-columns-repeated="3"/>
          <table:covered-table-cell table:style-name="ce765"/>
          <table:covered-table-cell table:number-columns-repeated="3"/>
          <table:covered-table-cell table:number-columns-repeated="7" table:style-name="ce765"/>
          <table:table-cell table:style-name="ce765" table:number-columns-repeated="2"/>
          <table:table-cell table:style-name="ce771" table:number-columns-repeated="3"/>
          <table:table-cell table:number-columns-repeated="993"/>
        </table:table-row>
        <table:table-row table:style-name="ro5">
          <table:table-cell table:style-name="ce771" table:number-columns-repeated="12"/>
          <table:table-cell table:number-columns-repeated="4"/>
          <table:table-cell table:style-name="ce882"/>
          <table:table-cell table:style-name="ce682" table:number-columns-repeated="2"/>
          <table:table-cell table:style-name="ce872" table:number-columns-repeated="8"/>
          <table:table-cell table:style-name="ce771" table:number-columns-repeated="5"/>
          <table:table-cell table:style-name="ce765" table:number-columns-repeated="11"/>
          <table:table-cell table:number-columns-repeated="981"/>
        </table:table-row>
        <table:table-row table:style-name="ro5">
          <table:table-cell table:style-name="ce766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766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765"/>
          <table:table-cell table:style-name="ce887"/>
          <table:table-cell table:style-name="ce739"/>
          <table:table-cell table:style-name="ce815" table:number-columns-repeated="7"/>
          <table:table-cell table:style-name="ce765" table:number-columns-repeated="9"/>
          <table:table-cell table:style-name="ce631" table:number-columns-repeated="2"/>
          <table:table-cell table:number-columns-repeated="972"/>
          <table:table-cell table:style-name="ce765" table:number-columns-repeated="5"/>
          <table:table-cell/>
        </table:table-row>
        <table:table-row table:style-name="ro5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4" calcext:value-type="float">
            <text:p>-4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4" calcext:value-type="float">
            <text:p>4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8" calcext:value-type="float">
            <text:p>8</text:p>
          </table:table-cell>
          <table:table-cell table:style-name="ce676" table:formula="of:=[.K130]">
            <text:p/>
          </table:table-cell>
          <table:table-cell table:style-name="ce676" table:formula="of:=[.L130]">
            <text:p/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1020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755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842" table:formula="of:=IF(ISBLANK([.E159]);&quot;&quot;;[.E159])">
            <text:p/>
          </table:table-cell>
          <table:table-cell table:style-name="ce842" table:formula="of:=IF(ISBLANK([.F159]);&quot;&quot;;[.F159])" office:value-type="float" office:value="-4" calcext:value-type="float">
            <text:p>-4</text:p>
          </table:table-cell>
          <table:table-cell table:style-name="ce842" table:formula="of:=IF(ISBLANK([.G159]);&quot;&quot;;[.G159])">
            <text:p/>
          </table:table-cell>
          <table:table-cell table:style-name="ce842" table:formula="of:=IF(ISBLANK([.H159]);&quot;&quot;;[.H159])" office:value-type="float" office:value="0" calcext:value-type="float">
            <text:p>0</text:p>
          </table:table-cell>
          <table:table-cell table:style-name="ce842" table:formula="of:=IF(ISBLANK([.I159]);&quot;&quot;;[.I159])">
            <text:p/>
          </table:table-cell>
          <table:table-cell table:style-name="ce842" table:formula="of:=IF(ISBLANK([.J159]);&quot;&quot;;[.J159])" office:value-type="float" office:value="4" calcext:value-type="float">
            <text:p>4</text:p>
          </table:table-cell>
          <table:table-cell table:style-name="ce842" table:formula="of:=IF(ISBLANK([.K159]);&quot;&quot;;[.K159])">
            <text:p/>
          </table:table-cell>
          <table:table-cell table:style-name="ce842" table:formula="of:=IF(ISBLANK([.L159]);&quot;&quot;;[.L159])" office:value-type="float" office:value="8" calcext:value-type="float">
            <text:p>8</text:p>
          </table:table-cell>
          <table:table-cell table:style-name="ce842" table:formula="of:=IF(ISBLANK([.M159]);&quot;&quot;;[.M159])">
            <text:p/>
          </table:table-cell>
          <table:table-cell table:style-name="ce606" table:formula="of:=IF(ISBLANK([.N159]);&quot;&quot;;[.N159])">
            <text:p/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765" table:number-columns-repeated="9"/>
          <table:table-cell table:number-columns-repeated="974"/>
          <table:table-cell table:style-name="ce765" table:number-columns-repeated="5"/>
          <table:table-cell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6" table:formula="of:=[.P130]">
            <text:p/>
          </table:table-cell>
          <table:table-cell table:style-name="ce842" table:formula="of:=[.Q130]" office:value-type="string" office:string-value="-" calcext:value-type="string">
            <text:p>-</text:p>
          </table:table-cell>
          <table:table-cell table:style-name="ce842" table:formula="of:=[.R130]" office:value-type="float" office:value="0" calcext:value-type="float">
            <text:p>0</text:p>
          </table:table-cell>
          <table:table-cell table:style-name="ce842" table:formula="of:=[.S130]" office:value-type="string" office:string-value="-" calcext:value-type="string">
            <text:p>-</text:p>
          </table:table-cell>
          <table:table-cell table:style-name="ce842" table:formula="of:=[.T130]" office:value-type="float" office:value="0" calcext:value-type="float">
            <text:p>0</text:p>
          </table:table-cell>
          <table:table-cell table:style-name="ce842" table:formula="of:=[.U130]" office:value-type="string" office:string-value="-" calcext:value-type="string">
            <text:p>-</text:p>
          </table:table-cell>
          <table:table-cell table:style-name="ce842" table:formula="of:=[.V130]">
            <text:p/>
          </table:table-cell>
          <table:table-cell table:style-name="ce842" table:formula="of:=[.W130]">
            <text:p/>
          </table:table-cell>
          <table:table-cell table:style-name="ce842" table:formula="of:=[.X130]">
            <text:p/>
          </table:table-cell>
          <table:table-cell table:style-name="ce842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 office:value-type="float" office:value="0" calcext:value-type="float">
            <text:p>0</text:p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>
            <text:p/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765" table:number-columns-repeated="9"/>
          <table:table-cell table:number-columns-repeated="974"/>
          <table:table-cell table:style-name="ce765" table:number-columns-repeated="5"/>
          <table:table-cell/>
        </table:table-row>
        <table:table-row table:style-name="ro5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1020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767"/>
          <table:table-cell table:style-name="ce593" table:formula="of:=IF([.Q88]=&quot;-&quot;;[.AB159];&quot;&quot;)">
            <text:p/>
          </table:table-cell>
          <table:table-cell table:style-name="ce901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0" calcext:value-type="float">
            <text:p>0</text:p>
          </table:table-cell>
          <table:table-cell table:style-name="ce901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901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0" calcext:value-type="float">
            <text:p>0</text:p>
          </table:table-cell>
          <table:table-cell table:style-name="ce901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1009" table:formula="of:=IF(ISBLANK([.Y88]);&quot;&quot;;IF([.Y88]=&quot;+&quot;;&quot;k&quot;;IF([.Y88]=&quot;-&quot;;&quot;m&quot;;&quot;&quot;)))" table:number-columns-spanned="1" table:number-rows-spanned="2">
            <text:p/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874"/>
          <table:table-cell table:style-name="ce739"/>
          <table:table-cell table:style-name="ce685" table:number-columns-repeated="7"/>
          <table:table-cell table:style-name="ce765" table:number-columns-repeated="4"/>
          <table:table-cell table:number-columns-repeated="979"/>
          <table:table-cell table:style-name="ce765" table:number-columns-repeated="5"/>
          <table:table-cell/>
        </table:table-row>
        <table:table-row table:style-name="ro5">
          <table:table-cell table:style-name="ce566" office:value-type="string" calcext:value-type="string">
            <text:p>Signe de<text:span text:style-name="T7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-6" calcext:value-type="float">
            <text:p>-6</text:p>
          </table:table-cell>
          <table:covered-table-cell table:style-name="ce902"/>
          <table:table-cell table:style-name="ce651" table:formula="of:=IF([.Q88]=&quot;-&quot;;IF([.Q88]=&quot;&quot;;&quot;&quot;;[.AD159]);&quot;&quot;)">
            <text:p/>
          </table:table-cell>
          <table:covered-table-cell table:style-name="ce902"/>
          <table:table-cell table:style-name="ce651" table:formula="of:=IF([.S88]=&quot;-&quot;;IF([.S88]=&quot;&quot;;&quot;&quot;;[.AF159]);&quot;&quot;)" office:value-type="float" office:value="-6" calcext:value-type="float">
            <text:p>-6</text:p>
          </table:table-cell>
          <table:covered-table-cell table:style-name="ce902"/>
          <table:table-cell table:style-name="ce651" table:formula="of:=IF([.U88]=&quot;-&quot;;IF([.U88]=&quot;&quot;;&quot;&quot;;[.AH159]);&quot;&quot;)">
            <text:p/>
          </table:table-cell>
          <table:covered-table-cell table:style-name="ce902"/>
          <table:table-cell table:style-name="ce651" table:formula="of:=IF([.W88]=&quot;-&quot;;IF([.W88]=&quot;&quot;;&quot;&quot;;[.AJ159]);&quot;&quot;)" office:value-type="float" office:value="-9" calcext:value-type="float">
            <text:p>-9</text:p>
          </table:table-cell>
          <table:covered-table-cell table:style-name="ce902"/>
          <table:table-cell table:style-name="ce906" table:formula="of:=IF([.Y88]=&quot;-&quot;;IF([.Y88]=&quot;&quot;;&quot;&quot;;[.AL159]);&quot;&quot;)">
            <text:p/>
          </table:table-cell>
          <table:table-cell table:style-name="ce874"/>
          <table:table-cell table:style-name="ce1020"/>
          <table:table-cell table:style-name="ce685" table:number-columns-repeated="5"/>
          <table:table-cell table:style-name="ce785"/>
          <table:table-cell table:style-name="ce685"/>
          <table:table-cell table:style-name="ce765" table:number-columns-repeated="4"/>
          <table:table-cell table:number-columns-repeated="18"/>
          <table:table-cell table:style-name="ce765" table:number-columns-repeated="10"/>
          <table:table-cell/>
          <table:table-cell table:style-name="ce765" table:number-columns-repeated="8"/>
          <table:table-cell table:number-columns-repeated="947"/>
          <table:table-cell table:style-name="ce551"/>
        </table:table-row>
        <table:table-row table:style-name="ro5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765" table:number-columns-repeated="5"/>
          <table:table-cell table:style-name="ce1038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4]);0;IF(AND([.P87]=[$'Tableaux de signes et de variations'.B14];NOT(ISBLANK([$'Tableaux de signes et de variations'.B19])));1;-0.5))" office:value-type="float" office:value="0" calcext:value-type="float">
            <text:p>0</text:p>
          </table:table-cell>
          <table:table-cell table:style-name="ce854" table:formula="of:=IF(ISBLANK([$'Tableaux de signes et de variations'.C14]);0;IF(AND([.Q87]=[$'Tableaux de signes et de variations'.C14];NOT(ISBLANK([$'Tableaux de signes et de variations'.C19])));1;-0.5))" office:value-type="float" office:value="0" calcext:value-type="float">
            <text:p>0</text:p>
          </table:table-cell>
          <table:table-cell table:style-name="ce854" table:formula="of:=IF(ISBLANK([$'Tableaux de signes et de variations'.D14]);0;IF(AND([.R87]=[$'Tableaux de signes et de variations'.D14];NOT(ISBLANK([$'Tableaux de signes et de variations'.D19])));1;-0.5))" office:value-type="float" office:value="0" calcext:value-type="float">
            <text:p>0</text:p>
          </table:table-cell>
          <table:table-cell table:style-name="ce854" table:formula="of:=IF(ISBLANK([$'Tableaux de signes et de variations'.E14]);0;IF(AND([.S87]=[$'Tableaux de signes et de variations'.E14];NOT(ISBLANK([$'Tableaux de signes et de variations'.E19])));1;-0.5))" office:value-type="float" office:value="0" calcext:value-type="float">
            <text:p>0</text:p>
          </table:table-cell>
          <table:table-cell table:style-name="ce854" table:formula="of:=IF(ISBLANK([$'Tableaux de signes et de variations'.F14]);0;IF(AND([.T87]=[$'Tableaux de signes et de variations'.F14];NOT(ISBLANK([$'Tableaux de signes et de variations'.F19])));1;-0.5))" office:value-type="float" office:value="0" calcext:value-type="float">
            <text:p>0</text:p>
          </table:table-cell>
          <table:table-cell table:style-name="ce854" table:formula="of:=IF(ISBLANK([$'Tableaux de signes et de variations'.G14]);0;IF(AND([.U87]=[$'Tableaux de signes et de variations'.G14];NOT(ISBLANK([$'Tableaux de signes et de variations'.G19])));1;-0.5))" office:value-type="float" office:value="0" calcext:value-type="float">
            <text:p>0</text:p>
          </table:table-cell>
          <table:table-cell table:style-name="ce854" table:formula="of:=IF(ISBLANK([$'Tableaux de signes et de variations'.H14]);0;IF(AND([.V87]=[$'Tableaux de signes et de variations'.H14];NOT(ISBLANK([$'Tableaux de signes et de variations'.H19])));1;-0.5))" office:value-type="float" office:value="0" calcext:value-type="float">
            <text:p>0</text:p>
          </table:table-cell>
          <table:table-cell table:style-name="ce854" table:formula="of:=IF(ISBLANK([$'Tableaux de signes et de variations'.I14]);0;IF(AND([.W87]=[$'Tableaux de signes et de variations'.I14];NOT(ISBLANK([$'Tableaux de signes et de variations'.I19])));1;-0.5))" office:value-type="float" office:value="0" calcext:value-type="float">
            <text:p>0</text:p>
          </table:table-cell>
          <table:table-cell table:style-name="ce854" table:formula="of:=IF(ISBLANK([$'Tableaux de signes et de variations'.J14]);0;IF(AND([.X87]=[$'Tableaux de signes et de variations'.J14];NOT(ISBLANK([$'Tableaux de signes et de variations'.J19])));1;-0.5))" office:value-type="float" office:value="0" calcext:value-type="float">
            <text:p>0</text:p>
          </table:table-cell>
          <table:table-cell table:style-name="ce854" table:formula="of:=IF(ISBLANK([$'Tableaux de signes et de variations'.K14]);0;IF(AND([.Y87]=[$'Tableaux de signes et de variations'.K14];NOT(ISBLANK([$'Tableaux de signes et de variations'.K19])));1;-0.5))" office:value-type="float" office:value="0" calcext:value-type="float">
            <text:p>0</text:p>
          </table:table-cell>
          <table:table-cell table:style-name="ce908" table:formula="of:=IF(ISBLANK([$'Tableaux de signes et de variations'.L14]);0;IF(AND([.Z87]=[$'Tableaux de signes et de variations'.L14];NOT(ISBLANK([$'Tableaux de signes et de variations'.L19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1020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765" table:number-columns-repeated="4"/>
          <table:table-cell table:number-columns-repeated="984"/>
          <table:table-cell table:style-name="ce551"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style-name="ce535" table:formula="of:=COUNT([.$B$87:.$L$87])" office:value-type="float" office:value="4" calcext:value-type="float">
            <text:p>4</text:p>
          </table:table-cell>
          <table:table-cell table:style-name="ce535" table:number-columns-repeated="4"/>
          <table:table-cell table:style-name="ce535" table:formula="of:=SUM([.B92:.F92])" office:value-type="float" office:value="4" calcext:value-type="float">
            <text:p>4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765" table:number-columns-repeated="5"/>
          <table:table-cell table:style-name="ce1039" office:value-type="string" calcext:value-type="string" table:number-columns-spanned="2" table:number-rows-spanned="1">
            <text:p>Signe de f '(x)</text:p>
          </table:table-cell>
          <table:covered-table-cell table:style-name="ce1039"/>
          <table:table-cell table:style-name="ce818" table:formula="of:=IF(ISBLANK([$'Tableaux de signes et de variations'.B15]);0;IF(AND([.P88]=[$'Tableaux de signes et de variations'.SB16];NOT(ISBLANK([$'Tableaux de signes et de variations'.B20])));1;-0.5))" office:value-type="float" office:value="0" calcext:value-type="float">
            <text:p>0</text:p>
          </table:table-cell>
          <table:table-cell table:style-name="ce854" table:formula="of:=IF(ISBLANK([$'Tableaux de signes et de variations'.C15]);0;IF(AND([.Q88]=[$'Tableaux de signes et de variations'.C15];NOT(ISBLANK([$'Tableaux de signes et de variations'.C20])));1;-0.5))" office:value-type="float" office:value="0" calcext:value-type="float">
            <text:p>0</text:p>
          </table:table-cell>
          <table:table-cell table:style-name="ce854" table:formula="of:=IF(ISBLANK([$'Tableaux de signes et de variations'.D15]);0;IF(AND([.R88]=[$'Tableaux de signes et de variations'.D15];NOT(ISBLANK([$'Tableaux de signes et de variations'.D20])));1;-0.5))" office:value-type="float" office:value="0" calcext:value-type="float">
            <text:p>0</text:p>
          </table:table-cell>
          <table:table-cell table:style-name="ce854" table:formula="of:=IF(ISBLANK([$'Tableaux de signes et de variations'.E15]);0;IF(AND([.S88]=[$'Tableaux de signes et de variations'.E15];NOT(ISBLANK([$'Tableaux de signes et de variations'.E20])));1;-0.5))" office:value-type="float" office:value="0" calcext:value-type="float">
            <text:p>0</text:p>
          </table:table-cell>
          <table:table-cell table:style-name="ce854" table:formula="of:=IF(ISBLANK([$'Tableaux de signes et de variations'.F15]);0;IF(AND([.T88]=[$'Tableaux de signes et de variations'.F15];NOT(ISBLANK([$'Tableaux de signes et de variations'.F20])));1;-0.5))" office:value-type="float" office:value="0" calcext:value-type="float">
            <text:p>0</text:p>
          </table:table-cell>
          <table:table-cell table:style-name="ce854" table:formula="of:=IF(ISBLANK([$'Tableaux de signes et de variations'.G15]);0;IF(AND([.U88]=[$'Tableaux de signes et de variations'.G15];NOT(ISBLANK([$'Tableaux de signes et de variations'.G20])));1;-0.5))" office:value-type="float" office:value="0" calcext:value-type="float">
            <text:p>0</text:p>
          </table:table-cell>
          <table:table-cell table:style-name="ce854" table:formula="of:=IF(ISBLANK([$'Tableaux de signes et de variations'.H15]);0;IF(AND([.V88]=[$'Tableaux de signes et de variations'.H15];NOT(ISBLANK([$'Tableaux de signes et de variations'.H20])));1;-0.5))" office:value-type="float" office:value="0" calcext:value-type="float">
            <text:p>0</text:p>
          </table:table-cell>
          <table:table-cell table:style-name="ce854" table:formula="of:=IF(ISBLANK([$'Tableaux de signes et de variations'.I15]);0;IF(AND([.W88]=[$'Tableaux de signes et de variations'.I15];NOT(ISBLANK([$'Tableaux de signes et de variations'.I20])));1;-0.5))" office:value-type="float" office:value="0" calcext:value-type="float">
            <text:p>0</text:p>
          </table:table-cell>
          <table:table-cell table:style-name="ce854" table:formula="of:=IF(ISBLANK([$'Tableaux de signes et de variations'.J15]);0;IF(AND([.X88]=[$'Tableaux de signes et de variations'.J15];NOT(ISBLANK([$'Tableaux de signes et de variations'.J20])));1;-0.5))" office:value-type="float" office:value="0" calcext:value-type="float">
            <text:p>0</text:p>
          </table:table-cell>
          <table:table-cell table:style-name="ce854" table:formula="of:=IF(ISBLANK([$'Tableaux de signes et de variations'.K15]);0;IF(AND([.Y88]=[$'Tableaux de signes et de variations'.K15];NOT(ISBLANK([$'Tableaux de signes et de variations'.K20])));1;-0.5))" office:value-type="float" office:value="0" calcext:value-type="float">
            <text:p>0</text:p>
          </table:table-cell>
          <table:table-cell table:style-name="ce908" table:formula="of:=IF(ISBLANK([$'Tableaux de signes et de variations'.L15]);0;IF(AND([.Z88]=[$'Tableaux de signes et de variations'.L15];NOT(ISBLANK([$'Tableaux de signes et de variations'.L20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765" table:number-columns-repeated="4"/>
          <table:table-cell table:number-columns-repeated="984"/>
          <table:table-cell table:style-name="ce551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9" table:formula="of:=COUNT([.$B$88:.$L$88])" office:value-type="float" office:value="2" calcext:value-type="float">
            <text:p>2</text:p>
          </table:table-cell>
          <table:table-cell table:style-name="ce629" table:formula="of:=COUNTIF([.$B$88:.$L$88];&quot;+&quot;)" office:value-type="float" office:value="0" calcext:value-type="float">
            <text:p>0</text:p>
          </table:table-cell>
          <table:table-cell table:style-name="ce629" table:formula="of:=COUNTIF([.$B$88:.$L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35" table:formula="of:=SUM([.B93:.F93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765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1038"/>
          <table:table-cell table:style-name="ce826" table:formula="of:=IF(ISBLANK([$'Tableaux de signes et de variations'.B16]);0;IF(AND(ISBLANK([$'Tableaux de signes et de variations'.B17]);[$'Tableaux de signes et de variations'.B16]=[.P89]);1;-0.5))" office:value-type="float" office:value="0" calcext:value-type="float">
            <text:p>0</text:p>
          </table:table-cell>
          <table:table-cell table:style-name="ce855" table:formula="of:=IF(ISBLANK([$'Tableaux de signes et de variations'.C16]);0;IF(AND([.Q89]=[$'Tableaux de signes et de variations'.C16];NOT(ISBLANK([$'Tableaux de signes et de variations'.C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6]);0;IF(AND(ISBLANK([$'Tableaux de signes et de variations'.D17]);[$'Tableaux de signes et de variations'.D16]=[.R89]);1;-0.5))" office:value-type="float" office:value="0" calcext:value-type="float">
            <text:p>0</text:p>
          </table:table-cell>
          <table:table-cell table:style-name="ce855" table:formula="of:=IF(ISBLANK([$'Tableaux de signes et de variations'.E16]);0;IF(AND([.S89]=[$'Tableaux de signes et de variations'.E16];NOT(ISBLANK([$'Tableaux de signes et de variations'.E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6]);0;IF(AND(ISBLANK([$'Tableaux de signes et de variations'.F17]);[$'Tableaux de signes et de variations'.F16]=[.T89]);1;-0.5))" office:value-type="float" office:value="0" calcext:value-type="float">
            <text:p>0</text:p>
          </table:table-cell>
          <table:table-cell table:style-name="ce855" table:formula="of:=IF(ISBLANK([$'Tableaux de signes et de variations'.G16]);0;IF(AND([.U89]=[$'Tableaux de signes et de variations'.G16];NOT(ISBLANK([$'Tableaux de signes et de variations'.G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6]);0;IF(AND(ISBLANK([$'Tableaux de signes et de variations'.H17]);[$'Tableaux de signes et de variations'.H16]=[.V89]);1;-0.5))" office:value-type="float" office:value="0" calcext:value-type="float">
            <text:p>0</text:p>
          </table:table-cell>
          <table:table-cell table:style-name="ce855" table:formula="of:=IF(ISBLANK([$'Tableaux de signes et de variations'.I16]);0;IF(AND([.W89]=[$'Tableaux de signes et de variations'.I16];NOT(ISBLANK([$'Tableaux de signes et de variations'.I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6]);0;IF(AND(ISBLANK([$'Tableaux de signes et de variations'.J17]);[$'Tableaux de signes et de variations'.J16]=[.X89]);1;-0.5))" office:value-type="float" office:value="0" calcext:value-type="float">
            <text:p>0</text:p>
          </table:table-cell>
          <table:table-cell table:style-name="ce855" table:formula="of:=IF(ISBLANK([$'Tableaux de signes et de variations'.K16]);0;IF(AND([.Y89]=[$'Tableaux de signes et de variations'.K16];NOT(ISBLANK([$'Tableaux de signes et de variations'.K21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6]);0;IF(AND(ISBLANK([$'Tableaux de signes et de variations'.L17]);[$'Tableaux de signes et de variations'.L16]=[.Z89]);1;-0.5))" office:value-type="float" office:value="0" calcext:value-type="float">
            <text:p>0</text:p>
          </table:table-cell>
          <table:table-cell table:style-name="ce765" table:number-columns-repeated="10"/>
          <table:table-cell table:number-columns-repeated="20"/>
          <table:table-cell table:style-name="ce765" table:number-columns-repeated="13"/>
          <table:table-cell table:style-name="ce882"/>
          <table:table-cell table:style-name="ce765" table:number-columns-repeated="21"/>
          <table:table-cell/>
          <table:table-cell table:style-name="ce765" table:number-columns-repeated="52"/>
          <table:table-cell table:number-columns-repeated="880"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4:.F94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1049"/>
          <table:table-cell table:style-name="ce827" table:formula="of:=IF(ISBLANK([$'Tableaux de signes et de variations'.B17]);0;IF(AND(ISBLANK([$'Tableaux de signes et de variations'.B16]);[$'Tableaux de signes et de variations'.B17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7]);0;IF(AND(ISBLANK([$'Tableaux de signes et de variations'.D16]);[$'Tableaux de signes et de variations'.D17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7]);0;IF(AND(ISBLANK([$'Tableaux de signes et de variations'.F16]);[$'Tableaux de signes et de variations'.F17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7]);0;IF(AND(ISBLANK([$'Tableaux de signes et de variations'.H16]);[$'Tableaux de signes et de variations'.H17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7]);0;IF(AND(ISBLANK([$'Tableaux de signes et de variations'.J16]);[$'Tableaux de signes et de variations'.J17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7]);0;IF(AND(ISBLANK([$'Tableaux de signes et de variations'.L16]);[$'Tableaux de signes et de variations'.L17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765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767" office:value-type="string" calcext:value-type="string">
            <text:p>Signe de f '(x)</text:p>
          </table:table-cell>
          <table:table-cell table:style-name="ce629" table:formula="of:=COUNT([.$P$88:.$Z$88])" office:value-type="float" office:value="5" calcext:value-type="float">
            <text:p>5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765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767" office:value-type="string" calcext:value-type="string">
            <text:p>Var de <text:span text:style-name="T19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765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581" table:number-columns-repeated="6"/>
          <table:table-cell table:style-name="ce748" table:formula="of:=IF(SUM([.G92:.G96])&lt;0;0;SUM([.G92:.G96]))" office:value-type="float" office:value="23" calcext:value-type="float">
            <text:p>23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765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583"/>
          <table:table-cell table:style-name="ce631" table:number-columns-repeated="2"/>
          <table:table-cell table:style-name="ce765" table:number-columns-repeated="34"/>
          <table:table-cell/>
          <table:table-cell table:style-name="ce765" table:number-columns-repeated="17"/>
          <table:table-cell table:style-name="ce986"/>
          <table:table-cell table:style-name="ce765" table:number-columns-repeated="3"/>
          <table:table-cell table:style-name="ce945" table:number-columns-repeated="34"/>
          <table:table-cell table:style-name="ce765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8"/>
          <table:table-cell/>
        </table:table-row>
        <table:table-row table:style-name="ro5">
          <table:table-cell table:style-name="ce765" table:number-columns-repeated="3"/>
          <table:table-cell table:style-name="ce766" office:value-type="string" calcext:value-type="string">
            <text:p>D</text:p>
          </table:table-cell>
          <table:table-cell table:style-name="ce766" office:value-type="string" calcext:value-type="string">
            <text:p>E</text:p>
          </table:table-cell>
          <table:table-cell table:style-name="ce766" office:value-type="string" calcext:value-type="string">
            <text:p>F</text:p>
          </table:table-cell>
          <table:table-cell table:style-name="ce766" office:value-type="string" calcext:value-type="string">
            <text:p>G</text:p>
          </table:table-cell>
          <table:table-cell table:style-name="ce766" office:value-type="string" calcext:value-type="string">
            <text:p>H</text:p>
          </table:table-cell>
          <table:table-cell table:style-name="ce766" office:value-type="string" calcext:value-type="string">
            <text:p>I</text:p>
          </table:table-cell>
          <table:table-cell table:style-name="ce766" office:value-type="string" calcext:value-type="string">
            <text:p>J</text:p>
          </table:table-cell>
          <table:table-cell table:style-name="ce766" office:value-type="string" calcext:value-type="string">
            <text:p>K</text:p>
          </table:table-cell>
          <table:table-cell table:style-name="ce766" office:value-type="string" calcext:value-type="string">
            <text:p>L</text:p>
          </table:table-cell>
          <table:table-cell table:style-name="ce766" office:value-type="string" calcext:value-type="string">
            <text:p>M</text:p>
          </table:table-cell>
          <table:table-cell table:style-name="ce766" office:value-type="string" calcext:value-type="string">
            <text:p>N</text:p>
          </table:table-cell>
          <table:table-cell table:style-name="ce766" office:value-type="string" calcext:value-type="string">
            <text:p>O</text:p>
          </table:table-cell>
          <table:table-cell table:style-name="ce766" office:value-type="string" calcext:value-type="string">
            <text:p>P</text:p>
          </table:table-cell>
          <table:table-cell table:style-name="ce766" office:value-type="string" calcext:value-type="string">
            <text:p>Q</text:p>
          </table:table-cell>
          <table:table-cell table:style-name="ce766" office:value-type="string" calcext:value-type="string">
            <text:p>R</text:p>
          </table:table-cell>
          <table:table-cell table:style-name="ce766" office:value-type="string" calcext:value-type="string">
            <text:p>S</text:p>
          </table:table-cell>
          <table:table-cell table:style-name="ce766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766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882"/>
          <table:table-cell table:style-name="ce882" table:number-columns-repeated="28"/>
          <table:table-cell table:style-name="ce987"/>
          <table:table-cell table:style-name="ce882" table:number-columns-repeated="2"/>
          <table:table-cell table:style-name="ce872"/>
          <table:table-cell table:style-name="ce821" table:number-columns-repeated="11"/>
          <table:table-cell table:style-name="ce945"/>
          <table:table-cell table:style-name="ce821" table:number-columns-repeated="19"/>
          <table:table-cell table:style-name="ce1031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765" table:number-columns-repeated="42"/>
          <table:table-cell/>
        </table:table-row>
        <table:table-row table:style-name="ro5">
          <table:table-cell table:style-name="ce765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number-columns-repeated="2" table:style-name="ce890" office:value-type="float" office:value="6" calcext:value-type="float">
            <text:p>6</text:p>
          </table:table-cell>
          <table:table-cell table:style-name="ce890" office:value-type="float" office:value="9" calcext:value-type="float">
            <text:p>9</text:p>
          </table:table-cell>
          <table:table-cell table:number-columns-repeated="2" table:style-name="ce890" office:value-type="float" office:value="7" calcext:value-type="float">
            <text:p>7</text:p>
          </table:table-cell>
          <table:table-cell table:style-name="ce921" table:number-columns-repeated="11"/>
          <table:table-cell table:style-name="ce552"/>
          <table:table-cell table:style-name="ce1109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109"/>
          <table:covered-table-cell table:style-name="ce1122"/>
          <table:covered-table-cell table:number-columns-repeated="2" table:style-name="ce1109"/>
          <table:table-cell table:style-name="ce935"/>
          <table:table-cell table:style-name="ce1125" table:number-columns-spanned="11" table:number-rows-spanned="1"/>
          <table:covered-table-cell table:number-columns-repeated="10" table:style-name="ce1126"/>
          <table:table-cell table:style-name="ce891"/>
          <table:table-cell table:style-name="ce1125"/>
          <table:table-cell table:style-name="ce1126" table:number-columns-repeated="20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5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-6" calcext:value-type="float">
            <text:p>-6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-5.54327719506772" calcext:value-type="float">
            <text:p>-5,54327719506772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-4.24264068711929" calcext:value-type="float">
            <text:p>-4,24264068711929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-2.29610059419054" calcext:value-type="float">
            <text:p>-2,29610059419054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0" calcext:value-type="float">
            <text:p>0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-2.29610059419054" calcext:value-type="float">
            <text:p>-2,29610059419054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-4.24264068711929" calcext:value-type="float">
            <text:p>-4,24264068711929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5.54327719506772" calcext:value-type="float">
            <text:p>-5,54327719506772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-6" calcext:value-type="float">
            <text:p>-6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-5.54327719506772" calcext:value-type="float">
            <text:p>-5,54327719506772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-4.24264068711929" calcext:value-type="float">
            <text:p>-4,24264068711929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-2.29610059419054" calcext:value-type="float">
            <text:p>-2,29610059419054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0" calcext:value-type="float">
            <text:p>0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-3.44415089128581" calcext:value-type="float">
            <text:p>-3,44415089128581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-6.36396103067893" calcext:value-type="float">
            <text:p>-6,36396103067893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8.31491579260158" calcext:value-type="float">
            <text:p>-8,31491579260158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-9" calcext:value-type="float">
            <text:p>-9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765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122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1" calcext:value-type="float">
            <text:p>1</text:p>
          </table:table-cell>
          <table:table-cell table:style-name="ce535" office:value-type="float" office:value="0.0114142253016291" calcext:value-type="float">
            <text:p>0,011414225301629</text:p>
          </table:table-cell>
          <table:table-cell table:style-name="ce681" office:value-type="string" calcext:value-type="string">
            <text:p>y<text:span text:style-name="T44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F100])))&lt;10^-5;0;-[.$W$100]*SIN(RADIANS(45*[.F100])))" office:value-type="float" office:value="-6" calcext:value-type="float">
            <text:p>-6</text:p>
          </table:table-cell>
          <table:table-cell table:style-name="ce695" table:formula="of:=IF(ABS(-[.$W$100]*SIN(RADIANS(45*[.G100])))&lt;10^-5;0;-[.$W$100]*SIN(RADIANS(45*[.G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4.24264068711929" calcext:value-type="float">
            <text:p>4,24264068711929</text:p>
          </table:table-cell>
          <table:table-cell table:style-name="ce695" table:formula="of:=IF(ABS(-[.$W$100]*SIN(RADIANS(45*[.J100])))&lt;10^-5;0;-[.$W$100]*SIN(RADIANS(45*[.J100])))" office:value-type="float" office:value="6" calcext:value-type="float">
            <text:p>6</text:p>
          </table:table-cell>
          <table:table-cell table:style-name="ce695" table:formula="of:=IF(ABS(-[.$W$100]*SIN(RADIANS(45*[.K100])))&lt;10^-5;0;-[.$W$100]*SIN(RADIANS(45*[.K100])))" office:value-type="float" office:value="4.24264068711929" calcext:value-type="float">
            <text:p>4,24264068711929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4.24264068711929" calcext:value-type="float">
            <text:p>-4,24264068711929</text:p>
          </table:table-cell>
          <table:table-cell table:style-name="ce695" table:formula="of:=IF(ABS(-[.$X$100]*SIN(RADIANS(45*[.N100])))&lt;10^-5;0;-[.$X$100]*SIN(RADIANS(45*[.N100])))" office:value-type="float" office:value="-6" calcext:value-type="float">
            <text:p>-6</text:p>
          </table:table-cell>
          <table:table-cell table:style-name="ce695" table:formula="of:=IF(ABS(-[.$X$100]*SIN(RADIANS(45*[.O100])))&lt;10^-5;0;-[.$X$100]*SIN(RADIANS(45*[.O100])))" office:value-type="float" office:value="-4.24264068711929" calcext:value-type="float">
            <text:p>-4,24264068711929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4.24264068711929" calcext:value-type="float">
            <text:p>4,24264068711929</text:p>
          </table:table-cell>
          <table:table-cell table:style-name="ce695" table:formula="of:=IF(ABS(-[.$X$100]*SIN(RADIANS(45*[.R100])))&lt;10^-5;0;-[.$X$100]*SIN(RADIANS(45*[.R100])))" office:value-type="float" office:value="6" calcext:value-type="float">
            <text:p>6</text:p>
          </table:table-cell>
          <table:table-cell table:style-name="ce695" table:formula="of:=IF(ABS(-[.$X$100]*SIN(RADIANS(45*[.S100])))&lt;10^-5;0;-[.$X$100]*SIN(RADIANS(45*[.S100])))" office:value-type="float" office:value="4.24264068711929" calcext:value-type="float">
            <text:p>4,24264068711929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4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13"/>
          <table:table-cell table:style-name="ce954"/>
          <table:table-cell table:style-name="ce874"/>
          <table:table-cell table:style-name="ce954" table:number-columns-repeated="2"/>
          <table:table-cell table:style-name="ce874"/>
          <table:table-cell table:style-name="ce954"/>
          <table:table-cell table:style-name="ce874"/>
          <table:table-cell table:style-name="ce954"/>
          <table:table-cell table:style-name="ce874"/>
          <table:table-cell table:style-name="ce954"/>
          <table:table-cell table:style-name="ce874" table:number-columns-repeated="10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2" calcext:value-type="float">
            <text:p>2</text:p>
          </table:table-cell>
          <table:table-cell table:style-name="ce634" office:value-type="float" office:value="0.479307757128204" calcext:value-type="float">
            <text:p>0,479307757128204</text:p>
          </table:table-cell>
          <table:table-cell table:style-name="ce681" office:value-type="string" calcext:value-type="string">
            <text:p>y<text:span text:style-name="T44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2.29610059419054" calcext:value-type="float">
            <text:p>-2,29610059419054</text:p>
          </table:table-cell>
          <table:table-cell table:style-name="ce696" table:formula="of:=IF(ABS([.$W$100]*SIN(RADIANS(22.5*[.F100])))&lt;10^-5;0;[.$W$100]*SIN(RADIANS(22.5*[.F100])))" office:value-type="float" office:value="-4.24264068711929" calcext:value-type="float">
            <text:p>-4,24264068711929</text:p>
          </table:table-cell>
          <table:table-cell table:style-name="ce696" table:formula="of:=IF(ABS([.$W$100]*SIN(RADIANS(22.5*[.G100])))&lt;10^-5;0;[.$W$100]*SIN(RADIANS(22.5*[.G100])))" office:value-type="float" office:value="-5.54327719506772" calcext:value-type="float">
            <text:p>-5,54327719506772</text:p>
          </table:table-cell>
          <table:table-cell table:style-name="ce696" table:formula="of:=IF(ABS([.$W$100]*SIN(RADIANS(22.5*[.H100])))&lt;10^-5;0;[.$W$100]*SIN(RADIANS(22.5*[.H100])))" office:value-type="float" office:value="-6" calcext:value-type="float">
            <text:p>-6</text:p>
          </table:table-cell>
          <table:table-cell table:style-name="ce696" table:formula="of:=IF(ABS([.$W$100]*SIN(RADIANS(22.5*[.I100])))&lt;10^-5;0;[.$W$100]*SIN(RADIANS(22.5*[.I100])))" office:value-type="float" office:value="-5.54327719506772" calcext:value-type="float">
            <text:p>-5,54327719506772</text:p>
          </table:table-cell>
          <table:table-cell table:style-name="ce696" table:formula="of:=IF(ABS([.$W$100]*SIN(RADIANS(22.5*[.J100])))&lt;10^-5;0;[.$W$100]*SIN(RADIANS(22.5*[.J100])))" office:value-type="float" office:value="-4.24264068711929" calcext:value-type="float">
            <text:p>-4,24264068711929</text:p>
          </table:table-cell>
          <table:table-cell table:style-name="ce696" table:formula="of:=IF(ABS([.$W$100]*SIN(RADIANS(22.5*[.K100])))&lt;10^-5;0;[.$W$100]*SIN(RADIANS(22.5*[.K100])))" office:value-type="float" office:value="-2.29610059419054" calcext:value-type="float">
            <text:p>-2,29610059419054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2.29610059419054" calcext:value-type="float">
            <text:p>2,29610059419054</text:p>
          </table:table-cell>
          <table:table-cell table:style-name="ce696" table:formula="of:=IF(ABS([.$X$100]*SIN(RADIANS(22.5*[.N100])))&lt;10^-5;0;[.$X$100]*SIN(RADIANS(22.5*[.N100])))" office:value-type="float" office:value="4.24264068711929" calcext:value-type="float">
            <text:p>4,24264068711929</text:p>
          </table:table-cell>
          <table:table-cell table:style-name="ce696" table:formula="of:=IF(ABS([.$X$100]*SIN(RADIANS(22.5*[.O100])))&lt;10^-5;0;[.$X$100]*SIN(RADIANS(22.5*[.O100])))" office:value-type="float" office:value="5.54327719506772" calcext:value-type="float">
            <text:p>5,54327719506772</text:p>
          </table:table-cell>
          <table:table-cell table:style-name="ce696" table:formula="of:=IF(ABS([.$X$100]*SIN(RADIANS(22.5*[.P100])))&lt;10^-5;0;[.$X$100]*SIN(RADIANS(22.5*[.P100])))" office:value-type="float" office:value="6" calcext:value-type="float">
            <text:p>6</text:p>
          </table:table-cell>
          <table:table-cell table:style-name="ce696" table:formula="of:=IF(ABS([.$X$100]*SIN(RADIANS(22.5*[.Q100])))&lt;10^-5;0;[.$X$100]*SIN(RADIANS(22.5*[.Q100])))" office:value-type="float" office:value="5.54327719506772" calcext:value-type="float">
            <text:p>5,54327719506772</text:p>
          </table:table-cell>
          <table:table-cell table:style-name="ce696" table:formula="of:=IF(ABS([.$X$100]*SIN(RADIANS(22.5*[.R100])))&lt;10^-5;0;[.$X$100]*SIN(RADIANS(22.5*[.R100])))" office:value-type="float" office:value="4.24264068711929" calcext:value-type="float">
            <text:p>4,24264068711929</text:p>
          </table:table-cell>
          <table:table-cell table:style-name="ce696" table:formula="of:=IF(ABS([.$X$100]*SIN(RADIANS(22.5*[.S100])))&lt;10^-5;0;[.$X$100]*SIN(RADIANS(22.5*[.S100])))" office:value-type="float" office:value="2.29610059419054" calcext:value-type="float">
            <text:p>2,29610059419054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4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13"/>
          <table:table-cell table:style-name="ce954" table:number-columns-repeated="2"/>
          <table:table-cell table:style-name="ce874"/>
          <table:table-cell table:style-name="ce954"/>
          <table:table-cell table:style-name="ce874"/>
          <table:table-cell table:style-name="ce954"/>
          <table:table-cell table:style-name="ce874" table:number-columns-repeated="14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3" calcext:value-type="float">
            <text:p>3</text:p>
          </table:table-cell>
          <table:table-cell table:style-name="ce535" office:value-type="float" office:value="0.205217320622212" calcext:value-type="float">
            <text:p>0,205217320622212</text:p>
          </table:table-cell>
          <table:table-cell table:style-name="ce681" office:value-type="string" calcext:value-type="string">
            <text:p>y<text:span text:style-name="T44">3</text:span></text:p>
          </table:table-cell>
          <table:table-cell table:style-name="ce695" table:formula="of:=IF(ABS(-[.$W$100]*COS(RADIANS(45*[.D100])))&lt;10^-5;0;-[.$W$100]*COS(RADIANS(45*[.D100])))" office:value-type="float" office:value="-6" calcext:value-type="float">
            <text:p>-6</text:p>
          </table:table-cell>
          <table:table-cell table:style-name="ce695" table:formula="of:=IF(ABS(-[.$W$100]*COS(RADIANS(45*[.E100])))&lt;10^-5;0;-[.$W$100]*COS(RADIANS(45*[.E100])))" office:value-type="float" office:value="-4.24264068711928" calcext:value-type="float">
            <text:p>-4,2426406871192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4.24264068711929" calcext:value-type="float">
            <text:p>4,24264068711929</text:p>
          </table:table-cell>
          <table:table-cell table:style-name="ce695" table:formula="of:=IF(ABS(-[.$W$100]*COS(RADIANS(45*[.H100])))&lt;10^-5;0;-[.$W$100]*COS(RADIANS(45*[.H100])))" office:value-type="float" office:value="6" calcext:value-type="float">
            <text:p>6</text:p>
          </table:table-cell>
          <table:table-cell table:style-name="ce695" table:formula="of:=IF(ABS(-[.$W$100]*COS(RADIANS(45*[.I100])))&lt;10^-5;0;-[.$W$100]*COS(RADIANS(45*[.I100])))" office:value-type="float" office:value="4.24264068711929" calcext:value-type="float">
            <text:p>4,24264068711929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4.24264068711929" calcext:value-type="float">
            <text:p>-4,24264068711929</text:p>
          </table:table-cell>
          <table:table-cell table:style-name="ce695" table:formula="of:=IF(ABS(-[.$X$100]*COS(RADIANS(45*[.L100])))&lt;10^-5;0;-[.$X$100]*COS(RADIANS(45*[.L100])))" office:value-type="float" office:value="-6" calcext:value-type="float">
            <text:p>-6</text:p>
          </table:table-cell>
          <table:table-cell table:style-name="ce695" table:formula="of:=IF(ABS(-[.$X$100]*COS(RADIANS(45*[.M100])))&lt;10^-5;0;-[.$X$100]*COS(RADIANS(45*[.M100])))" office:value-type="float" office:value="-4.24264068711929" calcext:value-type="float">
            <text:p>-4,24264068711929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6.36396103067893" calcext:value-type="float">
            <text:p>6,36396103067893</text:p>
          </table:table-cell>
          <table:table-cell table:style-name="ce695" table:formula="of:=IF(ABS(-[.$Y$100]*COS(RADIANS(45*[.P100])))&lt;10^-5;0;-[.$Y$100]*COS(RADIANS(45*[.P100])))" office:value-type="float" office:value="9" calcext:value-type="float">
            <text:p>9</text:p>
          </table:table-cell>
          <table:table-cell table:style-name="ce695" table:formula="of:=IF(ABS(-[.$Y$100]*COS(RADIANS(45*[.Q100])))&lt;10^-5;0;-[.$Y$100]*COS(RADIANS(45*[.Q100])))" office:value-type="float" office:value="6.36396103067893" calcext:value-type="float">
            <text:p>6,36396103067893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4.94974746830583" calcext:value-type="float">
            <text:p>-4,94974746830583</text:p>
          </table:table-cell>
          <table:table-cell table:style-name="ce695" table:formula="of:=IF(ABS(-[.$Z$100]*COS(RADIANS(45*[.T100])))&lt;10^-5;0;-[.$Z$100]*COS(RADIANS(45*[.T100])))" office:value-type="float" office:value="-7" calcext:value-type="float">
            <text:p>-7</text:p>
          </table:table-cell>
          <table:table-cell table:style-name="ce559" table:formula="of:=RANK([.B104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4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13"/>
          <table:table-cell table:style-name="ce954"/>
          <table:table-cell table:style-name="ce874"/>
          <table:table-cell table:style-name="ce954" table:number-columns-repeated="2"/>
          <table:table-cell table:style-name="ce874"/>
          <table:table-cell table:style-name="ce954"/>
          <table:table-cell table:style-name="ce874"/>
          <table:table-cell table:style-name="ce954"/>
          <table:table-cell table:style-name="ce874"/>
          <table:table-cell table:style-name="ce954"/>
          <table:table-cell table:style-name="ce874" table:number-columns-repeated="10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4" calcext:value-type="float">
            <text:p>4</text:p>
          </table:table-cell>
          <table:table-cell table:style-name="ce634" office:value-type="float" office:value="0.0935904435476661" calcext:value-type="float">
            <text:p>0,093590443547666</text:p>
          </table:table-cell>
          <table:table-cell table:style-name="ce681" office:value-type="string" calcext:value-type="string">
            <text:p>y<text:span text:style-name="T44">4</text:span></text:p>
          </table:table-cell>
          <table:table-cell table:style-name="ce696" table:formula="of:=IF(ABS([.$W$100]*COS(RADIANS(22.5*[.D100])))&lt;10^-5;0;[.$W$100]*COS(RADIANS(22.5*[.D100])))" office:value-type="float" office:value="-6" calcext:value-type="float">
            <text:p>-6</text:p>
          </table:table-cell>
          <table:table-cell table:style-name="ce696" table:formula="of:=IF(ABS([.$W$100]*COS(RADIANS(22.5*[.E100])))&lt;10^-5;0;[.$W$100]*COS(RADIANS(22.5*[.E100])))" office:value-type="float" office:value="-5.54327719506772" calcext:value-type="float">
            <text:p>-5,54327719506772</text:p>
          </table:table-cell>
          <table:table-cell table:style-name="ce696" table:formula="of:=IF(ABS([.$W$100]*COS(RADIANS(22.5*[.F100])))&lt;10^-5;0;[.$W$100]*COS(RADIANS(22.5*[.F100])))" office:value-type="float" office:value="-4.24264068711929" calcext:value-type="float">
            <text:p>-4,24264068711929</text:p>
          </table:table-cell>
          <table:table-cell table:style-name="ce696" table:formula="of:=IF(ABS([.$W$100]*COS(RADIANS(22.5*[.G100])))&lt;10^-5;0;[.$W$100]*COS(RADIANS(22.5*[.G100])))" office:value-type="float" office:value="-2.29610059419054" calcext:value-type="float">
            <text:p>-2,29610059419054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2.29610059419054" calcext:value-type="float">
            <text:p>2,29610059419054</text:p>
          </table:table-cell>
          <table:table-cell table:style-name="ce696" table:formula="of:=IF(ABS([.$X$100]*COS(RADIANS(22.5*[.J100])))&lt;10^-5;0;[.$X$100]*COS(RADIANS(22.5*[.J100])))" office:value-type="float" office:value="4.24264068711929" calcext:value-type="float">
            <text:p>4,24264068711929</text:p>
          </table:table-cell>
          <table:table-cell table:style-name="ce696" table:formula="of:=IF(ABS([.$X$100]*COS(RADIANS(22.5*[.K100])))&lt;10^-5;0;[.$X$100]*COS(RADIANS(22.5*[.K100])))" office:value-type="float" office:value="5.54327719506772" calcext:value-type="float">
            <text:p>5,54327719506772</text:p>
          </table:table-cell>
          <table:table-cell table:style-name="ce696" table:formula="of:=IF(ABS([.$X$100]*COS(RADIANS(22.5*[.L100])))&lt;10^-5;0;[.$X$100]*COS(RADIANS(22.5*[.L100])))" office:value-type="float" office:value="6" calcext:value-type="float">
            <text:p>6</text:p>
          </table:table-cell>
          <table:table-cell table:style-name="ce696" table:formula="of:=IF(ABS([.$X$100]*COS(RADIANS(22.5*[.M100])))&lt;10^-5;0;[.$X$100]*COS(RADIANS(22.5*[.M100])))" office:value-type="float" office:value="5.54327719506772" calcext:value-type="float">
            <text:p>5,54327719506772</text:p>
          </table:table-cell>
          <table:table-cell table:style-name="ce696" table:formula="of:=IF(ABS([.$X$100]*COS(RADIANS(22.5*[.N100])))&lt;10^-5;0;[.$X$100]*COS(RADIANS(22.5*[.N100])))" office:value-type="float" office:value="4.24264068711929" calcext:value-type="float">
            <text:p>4,24264068711929</text:p>
          </table:table-cell>
          <table:table-cell table:style-name="ce696" table:formula="of:=IF(ABS([.$X$100]*COS(RADIANS(22.5*[.O100])))&lt;10^-5;0;[.$X$100]*COS(RADIANS(22.5*[.O100])))" office:value-type="float" office:value="2.29610059419054" calcext:value-type="float">
            <text:p>2,29610059419054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3.44415089128581" calcext:value-type="float">
            <text:p>-3,44415089128581</text:p>
          </table:table-cell>
          <table:table-cell table:style-name="ce696" table:formula="of:=IF(ABS([.$Y$100]*COS(RADIANS(22.5*[.R100])))&lt;10^-5;0;[.$Y$100]*COS(RADIANS(22.5*[.R100])))" office:value-type="float" office:value="-6.36396103067893" calcext:value-type="float">
            <text:p>-6,36396103067893</text:p>
          </table:table-cell>
          <table:table-cell table:style-name="ce696" table:formula="of:=IF(ABS([.$Y$100]*COS(RADIANS(22.5*[.S100])))&lt;10^-5;0;[.$Y$100]*COS(RADIANS(22.5*[.S100])))" office:value-type="float" office:value="-8.31491579260158" calcext:value-type="float">
            <text:p>-8,31491579260158</text:p>
          </table:table-cell>
          <table:table-cell table:style-name="ce696" table:formula="of:=IF(ABS([.$Y$100]*COS(RADIANS(22.5*[.T100])))&lt;10^-5;0;[.$Y$100]*COS(RADIANS(22.5*[.T100])))" office:value-type="float" office:value="-9" calcext:value-type="float">
            <text:p>-9</text:p>
          </table:table-cell>
          <table:table-cell table:style-name="ce559" table:formula="of:=RANK([.B105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4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13"/>
          <table:table-cell table:style-name="ce954"/>
          <table:table-cell table:style-name="ce874"/>
          <table:table-cell table:style-name="ce954" table:number-columns-repeated="2"/>
          <table:table-cell table:style-name="ce874"/>
          <table:table-cell table:style-name="ce954"/>
          <table:table-cell table:style-name="ce874"/>
          <table:table-cell table:style-name="ce954"/>
          <table:table-cell table:style-name="ce874"/>
          <table:table-cell table:style-name="ce954"/>
          <table:table-cell table:style-name="ce874" table:number-columns-repeated="10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5" calcext:value-type="float">
            <text:p>5</text:p>
          </table:table-cell>
          <table:table-cell table:style-name="ce535" office:value-type="float" office:value="0.405531661647467" calcext:value-type="float">
            <text:p>0,405531661647467</text:p>
          </table:table-cell>
          <table:table-cell table:style-name="ce681" office:value-type="string" calcext:value-type="string">
            <text:p>y<text:span text:style-name="T44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4.24264068711929" calcext:value-type="float">
            <text:p>4,24264068711929</text:p>
          </table:table-cell>
          <table:table-cell table:style-name="ce697" table:formula="of:=IF(ABS([.$W$100]*SIN(RADIANS(45*[.F100])))&lt;10^-5;0;[.$W$100]*SIN(RADIANS(45*[.F100])))" office:value-type="float" office:value="6" calcext:value-type="float">
            <text:p>6</text:p>
          </table:table-cell>
          <table:table-cell table:style-name="ce697" table:formula="of:=IF(ABS([.$W$100]*SIN(RADIANS(45*[.G100])))&lt;10^-5;0;[.$W$100]*SIN(RADIANS(45*[.G100])))" office:value-type="float" office:value="4.24264068711929" calcext:value-type="float">
            <text:p>4,24264068711929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4.24264068711929" calcext:value-type="float">
            <text:p>-4,24264068711929</text:p>
          </table:table-cell>
          <table:table-cell table:style-name="ce697" table:formula="of:=IF(ABS([.$W$100]*SIN(RADIANS(45*[.J100])))&lt;10^-5;0;[.$W$100]*SIN(RADIANS(45*[.J100])))" office:value-type="float" office:value="-6" calcext:value-type="float">
            <text:p>-6</text:p>
          </table:table-cell>
          <table:table-cell table:style-name="ce697" table:formula="of:=IF(ABS([.$W$100]*SIN(RADIANS(45*[.K100])))&lt;10^-5;0;[.$W$100]*SIN(RADIANS(45*[.K100])))" office:value-type="float" office:value="-4.24264068711929" calcext:value-type="float">
            <text:p>-4,24264068711929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4.24264068711929" calcext:value-type="float">
            <text:p>4,24264068711929</text:p>
          </table:table-cell>
          <table:table-cell table:style-name="ce697" table:formula="of:=IF(ABS([.$X$100]*SIN(RADIANS(45*[.N100])))&lt;10^-5;0;[.$X$100]*SIN(RADIANS(45*[.N100])))" office:value-type="float" office:value="6" calcext:value-type="float">
            <text:p>6</text:p>
          </table:table-cell>
          <table:table-cell table:style-name="ce697" table:formula="of:=IF(ABS([.$X$100]*SIN(RADIANS(45*[.O100])))&lt;10^-5;0;[.$X$100]*SIN(RADIANS(45*[.O100])))" office:value-type="float" office:value="4.24264068711929" calcext:value-type="float">
            <text:p>4,24264068711929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4.24264068711929" calcext:value-type="float">
            <text:p>-4,24264068711929</text:p>
          </table:table-cell>
          <table:table-cell table:style-name="ce697" table:formula="of:=IF(ABS([.$X$100]*SIN(RADIANS(45*[.R100])))&lt;10^-5;0;[.$X$100]*SIN(RADIANS(45*[.R100])))" office:value-type="float" office:value="-6" calcext:value-type="float">
            <text:p>-6</text:p>
          </table:table-cell>
          <table:table-cell table:style-name="ce697" table:formula="of:=IF(ABS([.$X$100]*SIN(RADIANS(45*[.S100])))&lt;10^-5;0;[.$X$100]*SIN(RADIANS(45*[.S100])))" office:value-type="float" office:value="-4.24264068711929" calcext:value-type="float">
            <text:p>-4,24264068711929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4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6" calcext:value-type="float">
            <text:p>6</text:p>
          </table:table-cell>
          <table:table-cell table:style-name="ce634" office:value-type="float" office:value="0.0694693058450846" calcext:value-type="float">
            <text:p>0,069469305845085</text:p>
          </table:table-cell>
          <table:table-cell table:style-name="ce681" office:value-type="string" calcext:value-type="string">
            <text:p>y<text:span text:style-name="T44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2.29610059419054" calcext:value-type="float">
            <text:p>2,29610059419054</text:p>
          </table:table-cell>
          <table:table-cell table:style-name="ce696" table:formula="of:=IF(ABS(-[.$W$100]*SIN(RADIANS(22.5*[.F100])))&lt;10^-5;0;ABS([.$W$100]*SIN(RADIANS(22.5*[.F100]))))" office:value-type="float" office:value="4.24264068711929" calcext:value-type="float">
            <text:p>4,24264068711929</text:p>
          </table:table-cell>
          <table:table-cell table:style-name="ce696" table:formula="of:=IF(ABS(-[.$W$100]*SIN(RADIANS(22.5*[.G100])))&lt;10^-5;0;ABS([.$W$100]*SIN(RADIANS(22.5*[.G100]))))" office:value-type="float" office:value="5.54327719506772" calcext:value-type="float">
            <text:p>5,54327719506772</text:p>
          </table:table-cell>
          <table:table-cell table:style-name="ce696" table:formula="of:=IF(ABS(-[.$W$100]*SIN(RADIANS(22.5*[.H100])))&lt;10^-5;0;ABS([.$W$100]*SIN(RADIANS(22.5*[.H100]))))" office:value-type="float" office:value="6" calcext:value-type="float">
            <text:p>6</text:p>
          </table:table-cell>
          <table:table-cell table:style-name="ce696" table:formula="of:=IF(ABS(-[.$W$100]*SIN(RADIANS(22.5*[.I100])))&lt;10^-5;0;ABS([.$W$100]*SIN(RADIANS(22.5*[.I100]))))" office:value-type="float" office:value="5.54327719506772" calcext:value-type="float">
            <text:p>5,54327719506772</text:p>
          </table:table-cell>
          <table:table-cell table:style-name="ce696" table:formula="of:=IF(ABS(-[.$W$100]*SIN(RADIANS(22.5*[.J100])))&lt;10^-5;0;ABS([.$W$100]*SIN(RADIANS(22.5*[.J100]))))" office:value-type="float" office:value="4.24264068711929" calcext:value-type="float">
            <text:p>4,24264068711929</text:p>
          </table:table-cell>
          <table:table-cell table:style-name="ce696" table:formula="of:=IF(ABS(-[.$W$100]*SIN(RADIANS(22.5*[.K100])))&lt;10^-5;0;ABS([.$W$100]*SIN(RADIANS(22.5*[.K100]))))" office:value-type="float" office:value="2.29610059419054" calcext:value-type="float">
            <text:p>2,29610059419054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2.29610059419054" calcext:value-type="float">
            <text:p>2,29610059419054</text:p>
          </table:table-cell>
          <table:table-cell table:style-name="ce696" table:formula="of:=IF(ABS(-[.$X$100]*SIN(RADIANS(22.5*[.N100])))&lt;10^-5;0;ABS([.$X$100]*SIN(RADIANS(22.5*[.N100]))))" office:value-type="float" office:value="4.24264068711929" calcext:value-type="float">
            <text:p>4,24264068711929</text:p>
          </table:table-cell>
          <table:table-cell table:style-name="ce696" table:formula="of:=IF(ABS(-[.$X$100]*SIN(RADIANS(22.5*[.O100])))&lt;10^-5;0;ABS([.$X$100]*SIN(RADIANS(22.5*[.O100]))))" office:value-type="float" office:value="5.54327719506772" calcext:value-type="float">
            <text:p>5,54327719506772</text:p>
          </table:table-cell>
          <table:table-cell table:style-name="ce696" table:formula="of:=IF(ABS(-[.$X$100]*SIN(RADIANS(22.5*[.P100])))&lt;10^-5;0;ABS([.$X$100]*SIN(RADIANS(22.5*[.P100]))))" office:value-type="float" office:value="6" calcext:value-type="float">
            <text:p>6</text:p>
          </table:table-cell>
          <table:table-cell table:style-name="ce696" table:formula="of:=IF(ABS(-[.$X$100]*SIN(RADIANS(22.5*[.Q100])))&lt;10^-5;0;ABS([.$X$100]*SIN(RADIANS(22.5*[.Q100]))))" office:value-type="float" office:value="5.54327719506772" calcext:value-type="float">
            <text:p>5,54327719506772</text:p>
          </table:table-cell>
          <table:table-cell table:style-name="ce696" table:formula="of:=IF(ABS(-[.$X$100]*SIN(RADIANS(22.5*[.R100])))&lt;10^-5;0;ABS([.$X$100]*SIN(RADIANS(22.5*[.R100]))))" office:value-type="float" office:value="4.24264068711929" calcext:value-type="float">
            <text:p>4,24264068711929</text:p>
          </table:table-cell>
          <table:table-cell table:style-name="ce696" table:formula="of:=IF(ABS(-[.$X$100]*SIN(RADIANS(22.5*[.S100])))&lt;10^-5;0;ABS([.$X$100]*SIN(RADIANS(22.5*[.S100]))))" office:value-type="float" office:value="2.29610059419054" calcext:value-type="float">
            <text:p>2,29610059419054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4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12"/>
          <table:table-cell table:style-name="ce887"/>
          <table:table-cell table:style-name="ce874" table:number-columns-repeated="4"/>
          <table:table-cell table:style-name="ce887"/>
          <table:table-cell table:style-name="ce874" table:number-columns-repeated="15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7" calcext:value-type="float">
            <text:p>7</text:p>
          </table:table-cell>
          <table:table-cell table:style-name="ce535" office:value-type="float" office:value="0.6533981069533" calcext:value-type="float">
            <text:p>0,6533981069533</text:p>
          </table:table-cell>
          <table:table-cell table:style-name="ce681" office:value-type="string" calcext:value-type="string">
            <text:p>y<text:span text:style-name="T44">7</text:span></text:p>
          </table:table-cell>
          <table:table-cell table:style-name="ce697" table:formula="of:=IF(ABS(-[.$W$100]*COS(RADIANS(22.5*[.D100])))&lt;10^-5;0;ABS([.$W$100]*COS(RADIANS(22.5*[.D100]))))" office:value-type="float" office:value="6" calcext:value-type="float">
            <text:p>6</text:p>
          </table:table-cell>
          <table:table-cell table:style-name="ce697" table:formula="of:=IF(ABS(-[.$W$100]*COS(RADIANS(22.5*[.E100])))&lt;10^-5;0;ABS([.$W$100]*COS(RADIANS(22.5*[.E100]))))" office:value-type="float" office:value="5.54327719506772" calcext:value-type="float">
            <text:p>5,54327719506772</text:p>
          </table:table-cell>
          <table:table-cell table:style-name="ce697" table:formula="of:=IF(ABS(-[.$W$100]*COS(RADIANS(22.5*[.F100])))&lt;10^-5;0;ABS([.$W$100]*COS(RADIANS(22.5*[.F100]))))" office:value-type="float" office:value="4.24264068711929" calcext:value-type="float">
            <text:p>4,24264068711929</text:p>
          </table:table-cell>
          <table:table-cell table:style-name="ce697" table:formula="of:=IF(ABS(-[.$W$100]*COS(RADIANS(22.5*[.G100])))&lt;10^-5;0;ABS([.$W$100]*COS(RADIANS(22.5*[.G100]))))" office:value-type="float" office:value="2.29610059419054" calcext:value-type="float">
            <text:p>2,29610059419054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2.29610059419054" calcext:value-type="float">
            <text:p>2,29610059419054</text:p>
          </table:table-cell>
          <table:table-cell table:style-name="ce697" table:formula="of:=IF(ABS(-[.$X$100]*COS(RADIANS(22.5*[.J100])))&lt;10^-5;0;ABS([.$X$100]*COS(RADIANS(22.5*[.J100]))))" office:value-type="float" office:value="4.24264068711929" calcext:value-type="float">
            <text:p>4,24264068711929</text:p>
          </table:table-cell>
          <table:table-cell table:style-name="ce697" table:formula="of:=IF(ABS(-[.$X$100]*COS(RADIANS(22.5*[.K100])))&lt;10^-5;0;ABS([.$X$100]*COS(RADIANS(22.5*[.K100]))))" office:value-type="float" office:value="5.54327719506772" calcext:value-type="float">
            <text:p>5,54327719506772</text:p>
          </table:table-cell>
          <table:table-cell table:style-name="ce697" table:formula="of:=IF(ABS(-[.$X$100]*COS(RADIANS(22.5*[.L100])))&lt;10^-5;0;ABS([.$X$100]*COS(RADIANS(22.5*[.L100]))))" office:value-type="float" office:value="6" calcext:value-type="float">
            <text:p>6</text:p>
          </table:table-cell>
          <table:table-cell table:style-name="ce697" table:formula="of:=IF(ABS(-[.$X$100]*COS(RADIANS(22.5*[.M100])))&lt;10^-5;0;ABS([.$X$100]*COS(RADIANS(22.5*[.M100]))))" office:value-type="float" office:value="5.54327719506772" calcext:value-type="float">
            <text:p>5,54327719506772</text:p>
          </table:table-cell>
          <table:table-cell table:style-name="ce697" table:formula="of:=IF(ABS(-[.$X$100]*COS(RADIANS(22.5*[.N100])))&lt;10^-5;0;ABS([.$X$100]*COS(RADIANS(22.5*[.N100]))))" office:value-type="float" office:value="4.24264068711929" calcext:value-type="float">
            <text:p>4,24264068711929</text:p>
          </table:table-cell>
          <table:table-cell table:style-name="ce697" table:formula="of:=IF(ABS(-[.$X$100]*COS(RADIANS(22.5*[.O100])))&lt;10^-5;0;ABS([.$X$100]*COS(RADIANS(22.5*[.O100]))))" office:value-type="float" office:value="2.29610059419054" calcext:value-type="float">
            <text:p>2,29610059419054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3.44415089128581" calcext:value-type="float">
            <text:p>3,44415089128581</text:p>
          </table:table-cell>
          <table:table-cell table:style-name="ce697" table:formula="of:=IF(ABS(-[.$Y$100]*COS(RADIANS(22.5*[.R100])))&lt;10^-5;0;ABS([.$Y$100]*COS(RADIANS(22.5*[.R100]))))" office:value-type="float" office:value="6.36396103067893" calcext:value-type="float">
            <text:p>6,36396103067893</text:p>
          </table:table-cell>
          <table:table-cell table:style-name="ce697" table:formula="of:=IF(ABS(-[.$Y$100]*COS(RADIANS(22.5*[.S100])))&lt;10^-5;0;ABS([.$Y$100]*COS(RADIANS(22.5*[.S100]))))" office:value-type="float" office:value="8.31491579260158" calcext:value-type="float">
            <text:p>8,31491579260158</text:p>
          </table:table-cell>
          <table:table-cell table:style-name="ce697" table:formula="of:=IF(ABS(-[.$Y$100]*COS(RADIANS(22.5*[.T100])))&lt;10^-5;0;ABS([.$Y$100]*COS(RADIANS(22.5*[.T100]))))" office:value-type="float" office:value="9" calcext:value-type="float">
            <text:p>9</text:p>
          </table:table-cell>
          <table:table-cell table:style-name="ce559" table:formula="of:=RANK([.B108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4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8" calcext:value-type="float">
            <text:p>8</text:p>
          </table:table-cell>
          <table:table-cell table:style-name="ce634" office:value-type="float" office:value="0.282791002426335" calcext:value-type="float">
            <text:p>0,282791002426335</text:p>
          </table:table-cell>
          <table:table-cell table:style-name="ce681" office:value-type="string" calcext:value-type="string">
            <text:p>y<text:span text:style-name="T44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2.29610059419054" calcext:value-type="float">
            <text:p>2,29610059419054</text:p>
          </table:table-cell>
          <table:table-cell table:style-name="ce696" table:formula="of:=IF(ABS([.$W$100]*SIN(RADIANS(22.5*[.F100])))&lt;10^-5;0;-[.$W$100]*SIN(RADIANS(22.5*[.F100])))" office:value-type="float" office:value="4.24264068711929" calcext:value-type="float">
            <text:p>4,24264068711929</text:p>
          </table:table-cell>
          <table:table-cell table:style-name="ce696" table:formula="of:=IF(ABS([.$W$100]*SIN(RADIANS(22.5*[.G100])))&lt;10^-5;0;-[.$W$100]*SIN(RADIANS(22.5*[.G100])))" office:value-type="float" office:value="5.54327719506772" calcext:value-type="float">
            <text:p>5,54327719506772</text:p>
          </table:table-cell>
          <table:table-cell table:style-name="ce696" table:formula="of:=IF(ABS([.$W$100]*SIN(RADIANS(22.5*[.H100])))&lt;10^-5;0;-[.$W$100]*SIN(RADIANS(22.5*[.H100])))" office:value-type="float" office:value="6" calcext:value-type="float">
            <text:p>6</text:p>
          </table:table-cell>
          <table:table-cell table:style-name="ce696" table:formula="of:=IF(ABS([.$W$100]*SIN(RADIANS(22.5*[.I100])))&lt;10^-5;0;-[.$W$100]*SIN(RADIANS(22.5*[.I100])))" office:value-type="float" office:value="5.54327719506772" calcext:value-type="float">
            <text:p>5,54327719506772</text:p>
          </table:table-cell>
          <table:table-cell table:style-name="ce696" table:formula="of:=IF(ABS([.$W$100]*SIN(RADIANS(22.5*[.J100])))&lt;10^-5;0;-[.$W$100]*SIN(RADIANS(22.5*[.J100])))" office:value-type="float" office:value="4.24264068711929" calcext:value-type="float">
            <text:p>4,24264068711929</text:p>
          </table:table-cell>
          <table:table-cell table:style-name="ce696" table:formula="of:=IF(ABS([.$W$100]*SIN(RADIANS(22.5*[.K100])))&lt;10^-5;0;-[.$W$100]*SIN(RADIANS(22.5*[.K100])))" office:value-type="float" office:value="2.29610059419054" calcext:value-type="float">
            <text:p>2,29610059419054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2.29610059419054" calcext:value-type="float">
            <text:p>-2,29610059419054</text:p>
          </table:table-cell>
          <table:table-cell table:style-name="ce696" table:formula="of:=IF(ABS([.$X$100]*SIN(RADIANS(22.5*[.N100])))&lt;10^-5;0;-[.$X$100]*SIN(RADIANS(22.5*[.N100])))" office:value-type="float" office:value="-4.24264068711929" calcext:value-type="float">
            <text:p>-4,24264068711929</text:p>
          </table:table-cell>
          <table:table-cell table:style-name="ce696" table:formula="of:=IF(ABS([.$X$100]*SIN(RADIANS(22.5*[.O100])))&lt;10^-5;0;-[.$X$100]*SIN(RADIANS(22.5*[.O100])))" office:value-type="float" office:value="-5.54327719506772" calcext:value-type="float">
            <text:p>-5,54327719506772</text:p>
          </table:table-cell>
          <table:table-cell table:style-name="ce696" table:formula="of:=IF(ABS([.$X$100]*SIN(RADIANS(22.5*[.P100])))&lt;10^-5;0;-[.$X$100]*SIN(RADIANS(22.5*[.P100])))" office:value-type="float" office:value="-6" calcext:value-type="float">
            <text:p>-6</text:p>
          </table:table-cell>
          <table:table-cell table:style-name="ce696" table:formula="of:=IF(ABS([.$X$100]*SIN(RADIANS(22.5*[.Q100])))&lt;10^-5;0;-[.$X$100]*SIN(RADIANS(22.5*[.Q100])))" office:value-type="float" office:value="-5.54327719506772" calcext:value-type="float">
            <text:p>-5,54327719506772</text:p>
          </table:table-cell>
          <table:table-cell table:style-name="ce696" table:formula="of:=IF(ABS([.$X$100]*SIN(RADIANS(22.5*[.R100])))&lt;10^-5;0;-[.$X$100]*SIN(RADIANS(22.5*[.R100])))" office:value-type="float" office:value="-4.24264068711929" calcext:value-type="float">
            <text:p>-4,24264068711929</text:p>
          </table:table-cell>
          <table:table-cell table:style-name="ce696" table:formula="of:=IF(ABS([.$X$100]*SIN(RADIANS(22.5*[.S100])))&lt;10^-5;0;-[.$X$100]*SIN(RADIANS(22.5*[.S100])))" office:value-type="float" office:value="-2.29610059419054" calcext:value-type="float">
            <text:p>-2,29610059419054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4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9" calcext:value-type="float">
            <text:p>9</text:p>
          </table:table-cell>
          <table:table-cell table:style-name="ce535" office:value-type="float" office:value="0.785983910781897" calcext:value-type="float">
            <text:p>0,785983910781897</text:p>
          </table:table-cell>
          <table:table-cell table:style-name="ce681" office:value-type="string" calcext:value-type="string">
            <text:p>y<text:span text:style-name="T44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F100])))&lt;10^-5;0;-[.$W$100]*SIN(RADIANS(45*[.F100])))" office:value-type="float" office:value="-6" calcext:value-type="float">
            <text:p>-6</text:p>
          </table:table-cell>
          <table:table-cell table:style-name="ce695" table:formula="of:=IF(ABS(-[.$W$100]*SIN(RADIANS(45*[.G100])))&lt;10^-5;0;-[.$W$100]*SIN(RADIANS(45*[.G100])))" office:value-type="float" office:value="-4.24264068711929" calcext:value-type="float">
            <text:p>-4,24264068711929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4.24264068711929" calcext:value-type="float">
            <text:p>4,24264068711929</text:p>
          </table:table-cell>
          <table:table-cell table:style-name="ce695" table:formula="of:=IF(ABS(-[.$X$100]*SIN(RADIANS(45*[.J100])))&lt;10^-5;0;-[.$X$100]*SIN(RADIANS(45*[.J100])))" office:value-type="float" office:value="6" calcext:value-type="float">
            <text:p>6</text:p>
          </table:table-cell>
          <table:table-cell table:style-name="ce695" table:formula="of:=IF(ABS(-[.$X$100]*SIN(RADIANS(45*[.K100])))&lt;10^-5;0;-[.$X$100]*SIN(RADIANS(45*[.K100])))" office:value-type="float" office:value="4.24264068711929" calcext:value-type="float">
            <text:p>4,24264068711929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6.36396103067893" calcext:value-type="float">
            <text:p>-6,36396103067893</text:p>
          </table:table-cell>
          <table:table-cell table:style-name="ce695" table:formula="of:=IF(ABS(-[.$Y$100]*SIN(RADIANS(45*[.N100])))&lt;10^-5;0;-[.$Y$100]*SIN(RADIANS(45*[.N100])))" office:value-type="float" office:value="-9" calcext:value-type="float">
            <text:p>-9</text:p>
          </table:table-cell>
          <table:table-cell table:style-name="ce695" table:formula="of:=IF(ABS(-[.$Y$100]*SIN(RADIANS(45*[.O100])))&lt;10^-5;0;-[.$Y$100]*SIN(RADIANS(45*[.O100])))" office:value-type="float" office:value="-6.36396103067893" calcext:value-type="float">
            <text:p>-6,36396103067893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4.94974746830583" calcext:value-type="float">
            <text:p>4,94974746830583</text:p>
          </table:table-cell>
          <table:table-cell table:style-name="ce695" table:formula="of:=IF(ABS(-[.$Z$100]*SIN(RADIANS(45*[.R100])))&lt;10^-5;0;-[.$Z$100]*SIN(RADIANS(45*[.R100])))" office:value-type="float" office:value="7" calcext:value-type="float">
            <text:p>7</text:p>
          </table:table-cell>
          <table:table-cell table:style-name="ce695" table:formula="of:=IF(ABS(-[.$Z$100]*SIN(RADIANS(45*[.S100])))&lt;10^-5;0;-[.$Z$100]*SIN(RADIANS(45*[.S100])))" office:value-type="float" office:value="4.94974746830583" calcext:value-type="float">
            <text:p>4,94974746830583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4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10" calcext:value-type="float">
            <text:p>10</text:p>
          </table:table-cell>
          <table:table-cell table:style-name="ce634" office:value-type="float" office:value="0.461521146610792" calcext:value-type="float">
            <text:p>0,461521146610792</text:p>
          </table:table-cell>
          <table:table-cell table:style-name="ce681" office:value-type="string" calcext:value-type="string">
            <text:p>y<text:span text:style-name="T44">10</text:span></text:p>
          </table:table-cell>
          <table:table-cell table:style-name="ce698" table:formula="of:=IF(ABS(-[.$W$100]*COS(RADIANS(45*[.D100])))&lt;10^-5;0;-[.$W$100]*COS(RADIANS(45*[.D100])))" office:value-type="float" office:value="-6" calcext:value-type="float">
            <text:p>-6</text:p>
          </table:table-cell>
          <table:table-cell table:style-name="ce698" table:formula="of:=IF(ABS(-[.$W$100]*COS(RADIANS(45*[.E100])))&lt;10^-5;0;-[.$W$100]*COS(RADIANS(45*[.E100])))" office:value-type="float" office:value="-4.24264068711928" calcext:value-type="float">
            <text:p>-4,2426406871192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4.24264068711929" calcext:value-type="float">
            <text:p>4,24264068711929</text:p>
          </table:table-cell>
          <table:table-cell table:style-name="ce698" table:formula="of:=IF(ABS(-[.$X$100]*COS(RADIANS(45*[.H100])))&lt;10^-5;0;-[.$X$100]*COS(RADIANS(45*[.H100])))" office:value-type="float" office:value="6" calcext:value-type="float">
            <text:p>6</text:p>
          </table:table-cell>
          <table:table-cell table:style-name="ce698" table:formula="of:=IF(ABS(-[.$X$100]*COS(RADIANS(45*[.I100])))&lt;10^-5;0;-[.$X$100]*COS(RADIANS(45*[.I100])))" office:value-type="float" office:value="4.24264068711929" calcext:value-type="float">
            <text:p>4,24264068711929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6.36396103067893" calcext:value-type="float">
            <text:p>-6,36396103067893</text:p>
          </table:table-cell>
          <table:table-cell table:style-name="ce698" table:formula="of:=IF(ABS(-[.$Y$100]*COS(RADIANS(45*[.L100])))&lt;10^-5;0;-[.$Y$100]*COS(RADIANS(45*[.L100])))" office:value-type="float" office:value="-9" calcext:value-type="float">
            <text:p>-9</text:p>
          </table:table-cell>
          <table:table-cell table:style-name="ce698" table:formula="of:=IF(ABS(-[.$Y$100]*COS(RADIANS(45*[.M100])))&lt;10^-5;0;-[.$Y$100]*COS(RADIANS(45*[.M100])))" office:value-type="float" office:value="-6.36396103067893" calcext:value-type="float">
            <text:p>-6,36396103067893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4.94974746830583" calcext:value-type="float">
            <text:p>4,94974746830583</text:p>
          </table:table-cell>
          <table:table-cell table:style-name="ce698" table:formula="of:=IF(ABS(-[.$Z$100]*COS(RADIANS(45*[.P100])))&lt;10^-5;0;-[.$Z$100]*COS(RADIANS(45*[.P100])))" office:value-type="float" office:value="7" calcext:value-type="float">
            <text:p>7</text:p>
          </table:table-cell>
          <table:table-cell table:style-name="ce698" table:formula="of:=IF(ABS(-[.$Z$100]*COS(RADIANS(45*[.Q100])))&lt;10^-5;0;-[.$Z$100]*COS(RADIANS(45*[.Q100])))" office:value-type="float" office:value="4.94974746830583" calcext:value-type="float">
            <text:p>4,94974746830583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4.94974746830583" calcext:value-type="float">
            <text:p>-4,94974746830583</text:p>
          </table:table-cell>
          <table:table-cell table:style-name="ce698" table:formula="of:=IF(ABS(-[.$AA$100]*COS(RADIANS(45*[.T100])))&lt;10^-5;0;-[.$AA$100]*COS(RADIANS(45*[.T100])))" office:value-type="float" office:value="-7" calcext:value-type="float">
            <text:p>-7</text:p>
          </table:table-cell>
          <table:table-cell table:style-name="ce559" table:formula="of:=RANK([.B111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4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11" calcext:value-type="float">
            <text:p>11</text:p>
          </table:table-cell>
          <table:table-cell table:style-name="ce535" office:value-type="float" office:value="0.503494064300614" calcext:value-type="float">
            <text:p>0,503494064300614</text:p>
          </table:table-cell>
          <table:table-cell table:style-name="ce681" office:value-type="string" calcext:value-type="string">
            <text:p>y<text:span text:style-name="T44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2.29610059419054" calcext:value-type="float">
            <text:p>-2,29610059419054</text:p>
          </table:table-cell>
          <table:table-cell table:style-name="ce695" table:formula="of:=IF(ABS(-[.$W$100]*SIN(RADIANS(22.5*[.F100])))&lt;10^-5;0;-ABS([.$W$100]*SIN(RADIANS(22.5*[.F100]))))" office:value-type="float" office:value="-4.24264068711929" calcext:value-type="float">
            <text:p>-4,24264068711929</text:p>
          </table:table-cell>
          <table:table-cell table:style-name="ce695" table:formula="of:=IF(ABS(-[.$W$100]*SIN(RADIANS(22.5*[.G100])))&lt;10^-5;0;-ABS([.$W$100]*SIN(RADIANS(22.5*[.G100]))))" office:value-type="float" office:value="-5.54327719506772" calcext:value-type="float">
            <text:p>-5,54327719506772</text:p>
          </table:table-cell>
          <table:table-cell table:style-name="ce695" table:formula="of:=IF(ABS(-[.$W$100]*SIN(RADIANS(22.5*[.H100])))&lt;10^-5;0;-ABS([.$W$100]*SIN(RADIANS(22.5*[.H100]))))" office:value-type="float" office:value="-6" calcext:value-type="float">
            <text:p>-6</text:p>
          </table:table-cell>
          <table:table-cell table:style-name="ce695" table:formula="of:=IF(ABS(-[.$W$100]*SIN(RADIANS(22.5*[.I100])))&lt;10^-5;0;-ABS([.$W$100]*SIN(RADIANS(22.5*[.I100]))))" office:value-type="float" office:value="-5.54327719506772" calcext:value-type="float">
            <text:p>-5,54327719506772</text:p>
          </table:table-cell>
          <table:table-cell table:style-name="ce695" table:formula="of:=IF(ABS(-[.$W$100]*SIN(RADIANS(22.5*[.J100])))&lt;10^-5;0;-ABS([.$W$100]*SIN(RADIANS(22.5*[.J100]))))" office:value-type="float" office:value="-4.24264068711929" calcext:value-type="float">
            <text:p>-4,24264068711929</text:p>
          </table:table-cell>
          <table:table-cell table:style-name="ce695" table:formula="of:=IF(ABS(-[.$W$100]*SIN(RADIANS(22.5*[.K100])))&lt;10^-5;0;-ABS([.$W$100]*SIN(RADIANS(22.5*[.K100]))))" office:value-type="float" office:value="-2.29610059419054" calcext:value-type="float">
            <text:p>-2,29610059419054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2.29610059419054" calcext:value-type="float">
            <text:p>-2,29610059419054</text:p>
          </table:table-cell>
          <table:table-cell table:style-name="ce695" table:formula="of:=IF(ABS(-[.$X$100]*SIN(RADIANS(22.5*[.N100])))&lt;10^-5;0;-ABS([.$X$100]*SIN(RADIANS(22.5*[.N100]))))" office:value-type="float" office:value="-4.24264068711929" calcext:value-type="float">
            <text:p>-4,24264068711929</text:p>
          </table:table-cell>
          <table:table-cell table:style-name="ce695" table:formula="of:=IF(ABS(-[.$X$100]*SIN(RADIANS(22.5*[.O100])))&lt;10^-5;0;-ABS([.$X$100]*SIN(RADIANS(22.5*[.O100]))))" office:value-type="float" office:value="-5.54327719506772" calcext:value-type="float">
            <text:p>-5,54327719506772</text:p>
          </table:table-cell>
          <table:table-cell table:style-name="ce695" table:formula="of:=IF(ABS(-[.$X$100]*SIN(RADIANS(22.5*[.P100])))&lt;10^-5;0;-ABS([.$X$100]*SIN(RADIANS(22.5*[.P100]))))" office:value-type="float" office:value="-6" calcext:value-type="float">
            <text:p>-6</text:p>
          </table:table-cell>
          <table:table-cell table:style-name="ce695" table:formula="of:=IF(ABS(-[.$X$100]*SIN(RADIANS(22.5*[.Q100])))&lt;10^-5;0;-ABS([.$X$100]*SIN(RADIANS(22.5*[.Q100]))))" office:value-type="float" office:value="-5.54327719506772" calcext:value-type="float">
            <text:p>-5,54327719506772</text:p>
          </table:table-cell>
          <table:table-cell table:style-name="ce695" table:formula="of:=IF(ABS(-[.$X$100]*SIN(RADIANS(22.5*[.R100])))&lt;10^-5;0;-ABS([.$X$100]*SIN(RADIANS(22.5*[.R100]))))" office:value-type="float" office:value="-4.24264068711929" calcext:value-type="float">
            <text:p>-4,24264068711929</text:p>
          </table:table-cell>
          <table:table-cell table:style-name="ce695" table:formula="of:=IF(ABS(-[.$X$100]*SIN(RADIANS(22.5*[.S100])))&lt;10^-5;0;-ABS([.$X$100]*SIN(RADIANS(22.5*[.S100]))))" office:value-type="float" office:value="-2.29610059419054" calcext:value-type="float">
            <text:p>-2,29610059419054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4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12" calcext:value-type="float">
            <text:p>12</text:p>
          </table:table-cell>
          <table:table-cell table:style-name="ce634" office:value-type="float" office:value="0.830819624490392" calcext:value-type="float">
            <text:p>0,830819624490392</text:p>
          </table:table-cell>
          <table:table-cell table:style-name="ce681" office:value-type="string" calcext:value-type="string">
            <text:p>y<text:span text:style-name="T44">12</text:span></text:p>
          </table:table-cell>
          <table:table-cell table:style-name="ce696" table:formula="of:=IF(ABS(-[.$W$100]*COS(RADIANS(22.5*[.D100])))&lt;10^-5;0;-ABS([.$W$100]*COS(RADIANS(22.5*[.D100]))))" office:value-type="float" office:value="-6" calcext:value-type="float">
            <text:p>-6</text:p>
          </table:table-cell>
          <table:table-cell table:style-name="ce696" table:formula="of:=IF(ABS(-[.$W$100]*COS(RADIANS(22.5*[.E100])))&lt;10^-5;0;-ABS([.$W$100]*COS(RADIANS(22.5*[.E100]))))" office:value-type="float" office:value="-5.54327719506772" calcext:value-type="float">
            <text:p>-5,54327719506772</text:p>
          </table:table-cell>
          <table:table-cell table:style-name="ce696" table:formula="of:=IF(ABS(-[.$W$100]*COS(RADIANS(22.5*[.F100])))&lt;10^-5;0;-ABS([.$W$100]*COS(RADIANS(22.5*[.F100]))))" office:value-type="float" office:value="-4.24264068711929" calcext:value-type="float">
            <text:p>-4,24264068711929</text:p>
          </table:table-cell>
          <table:table-cell table:style-name="ce696" table:formula="of:=IF(ABS(-[.$W$100]*COS(RADIANS(22.5*[.G100])))&lt;10^-5;0;-ABS([.$W$100]*COS(RADIANS(22.5*[.G100]))))" office:value-type="float" office:value="-2.29610059419054" calcext:value-type="float">
            <text:p>-2,29610059419054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2.29610059419054" calcext:value-type="float">
            <text:p>-2,29610059419054</text:p>
          </table:table-cell>
          <table:table-cell table:style-name="ce696" table:formula="of:=IF(ABS(-[.$X$100]*COS(RADIANS(22.5*[.J100])))&lt;10^-5;0;-ABS([.$X$100]*COS(RADIANS(22.5*[.J100]))))" office:value-type="float" office:value="-4.24264068711929" calcext:value-type="float">
            <text:p>-4,24264068711929</text:p>
          </table:table-cell>
          <table:table-cell table:style-name="ce696" table:formula="of:=IF(ABS(-[.$X$100]*COS(RADIANS(22.5*[.K100])))&lt;10^-5;0;-ABS([.$X$100]*COS(RADIANS(22.5*[.K100]))))" office:value-type="float" office:value="-5.54327719506772" calcext:value-type="float">
            <text:p>-5,54327719506772</text:p>
          </table:table-cell>
          <table:table-cell table:style-name="ce696" table:formula="of:=IF(ABS(-[.$X$100]*COS(RADIANS(22.5*[.L100])))&lt;10^-5;0;-ABS([.$X$100]*COS(RADIANS(22.5*[.L100]))))" office:value-type="float" office:value="-6" calcext:value-type="float">
            <text:p>-6</text:p>
          </table:table-cell>
          <table:table-cell table:style-name="ce696" table:formula="of:=IF(ABS(-[.$X$100]*COS(RADIANS(22.5*[.M100])))&lt;10^-5;0;-ABS([.$X$100]*COS(RADIANS(22.5*[.M100]))))" office:value-type="float" office:value="-5.54327719506772" calcext:value-type="float">
            <text:p>-5,54327719506772</text:p>
          </table:table-cell>
          <table:table-cell table:style-name="ce696" table:formula="of:=IF(ABS(-[.$X$100]*COS(RADIANS(22.5*[.N100])))&lt;10^-5;0;-ABS([.$X$100]*COS(RADIANS(22.5*[.N100]))))" office:value-type="float" office:value="-4.24264068711929" calcext:value-type="float">
            <text:p>-4,24264068711929</text:p>
          </table:table-cell>
          <table:table-cell table:style-name="ce696" table:formula="of:=IF(ABS(-[.$X$100]*COS(RADIANS(22.5*[.O100])))&lt;10^-5;0;-ABS([.$X$100]*COS(RADIANS(22.5*[.O100]))))" office:value-type="float" office:value="-2.29610059419054" calcext:value-type="float">
            <text:p>-2,29610059419054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3.44415089128581" calcext:value-type="float">
            <text:p>-3,44415089128581</text:p>
          </table:table-cell>
          <table:table-cell table:style-name="ce696" table:formula="of:=IF(ABS(-[.$Y$100]*COS(RADIANS(22.5*[.R100])))&lt;10^-5;0;-ABS([.$Y$100]*COS(RADIANS(22.5*[.R100]))))" office:value-type="float" office:value="-6.36396103067893" calcext:value-type="float">
            <text:p>-6,36396103067893</text:p>
          </table:table-cell>
          <table:table-cell table:style-name="ce696" table:formula="of:=IF(ABS(-[.$Y$100]*COS(RADIANS(22.5*[.S100])))&lt;10^-5;0;-ABS([.$Y$100]*COS(RADIANS(22.5*[.S100]))))" office:value-type="float" office:value="-8.31491579260158" calcext:value-type="float">
            <text:p>-8,31491579260158</text:p>
          </table:table-cell>
          <table:table-cell table:style-name="ce696" table:formula="of:=IF(ABS(-[.$Y$100]*COS(RADIANS(22.5*[.T100])))&lt;10^-5;0;-ABS([.$Y$100]*COS(RADIANS(22.5*[.T100]))))" office:value-type="float" office:value="-9" calcext:value-type="float">
            <text:p>-9</text:p>
          </table:table-cell>
          <table:table-cell table:style-name="ce559" table:formula="of:=RANK([.B113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4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13" calcext:value-type="float">
            <text:p>13</text:p>
          </table:table-cell>
          <table:table-cell table:style-name="ce535" office:value-type="float" office:value="0.80167410568043" calcext:value-type="float">
            <text:p>0,80167410568043</text:p>
          </table:table-cell>
          <table:table-cell table:style-name="ce681" office:value-type="string" calcext:value-type="string">
            <text:p>y<text:span text:style-name="T44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4">13</text:span></text:p>
          </table:table-cell>
          <table:table-cell table:style-name="ce685" table:number-columns-repeated="5"/>
          <table:table-cell table:style-name="ce882" table:number-columns-repeated="6"/>
          <table:table-cell table:style-name="ce925"/>
          <table:table-cell table:style-name="ce685" table:number-columns-repeated="6"/>
          <table:table-cell table:style-name="ce882" table:number-columns-repeated="6"/>
          <table:table-cell table:style-name="ce925"/>
          <table:table-cell table:style-name="ce685" table:number-columns-repeated="6"/>
          <table:table-cell table:style-name="ce882" table:number-columns-repeated="2"/>
          <table:table-cell table:style-name="ce987"/>
          <table:table-cell table:style-name="ce882" table:number-columns-repeated="2"/>
          <table:table-cell table:style-name="ce925"/>
          <table:table-cell table:style-name="ce874" table:number-columns-repeated="6"/>
          <table:table-cell table:style-name="ce821" table:number-columns-repeated="5"/>
          <table:table-cell table:style-name="ce874" table:number-columns-repeated="7"/>
          <table:table-cell table:style-name="ce821" table:number-columns-repeated="15"/>
          <table:table-cell table:style-name="ce1125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14" calcext:value-type="float">
            <text:p>14</text:p>
          </table:table-cell>
          <table:table-cell table:style-name="ce634" office:value-type="float" office:value="0.847873597137531" calcext:value-type="float">
            <text:p>0,847873597137531</text:p>
          </table:table-cell>
          <table:table-cell table:style-name="ce681" office:value-type="string" calcext:value-type="string">
            <text:p>y<text:span text:style-name="T44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4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15" calcext:value-type="float">
            <text:p>15</text:p>
          </table:table-cell>
          <table:table-cell table:style-name="ce535" office:value-type="float" office:value="0.451695327450121" calcext:value-type="float">
            <text:p>0,451695327450121</text:p>
          </table:table-cell>
          <table:table-cell table:style-name="ce681" office:value-type="string" calcext:value-type="string">
            <text:p>y<text:span text:style-name="T44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4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16" calcext:value-type="float">
            <text:p>16</text:p>
          </table:table-cell>
          <table:table-cell table:style-name="ce634" office:value-type="float" office:value="0.509162211805351" calcext:value-type="float">
            <text:p>0,509162211805351</text:p>
          </table:table-cell>
          <table:table-cell table:style-name="ce681" office:value-type="string" calcext:value-type="string">
            <text:p>y<text:span text:style-name="T44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4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17" calcext:value-type="float">
            <text:p>17</text:p>
          </table:table-cell>
          <table:table-cell table:style-name="ce535" office:value-type="float" office:value="0.847236447746579" calcext:value-type="float">
            <text:p>0,847236447746579</text:p>
          </table:table-cell>
          <table:table-cell table:style-name="ce681" office:value-type="string" calcext:value-type="string">
            <text:p>y<text:span text:style-name="T44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4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18" calcext:value-type="float">
            <text:p>18</text:p>
          </table:table-cell>
          <table:table-cell table:style-name="ce634" office:value-type="float" office:value="0.260547076605107" calcext:value-type="float">
            <text:p>0,260547076605107</text:p>
          </table:table-cell>
          <table:table-cell table:style-name="ce681" office:value-type="string" calcext:value-type="string">
            <text:p>y<text:span text:style-name="T44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4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19" calcext:value-type="float">
            <text:p>19</text:p>
          </table:table-cell>
          <table:table-cell table:style-name="ce535" office:value-type="float" office:value="0.510790343657531" calcext:value-type="float">
            <text:p>0,510790343657531</text:p>
          </table:table-cell>
          <table:table-cell table:style-name="ce681" office:value-type="string" calcext:value-type="string">
            <text:p>y<text:span text:style-name="T44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4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20" calcext:value-type="float">
            <text:p>20</text:p>
          </table:table-cell>
          <table:table-cell table:style-name="ce634" office:value-type="float" office:value="0.0675065454798597" calcext:value-type="float">
            <text:p>0,06750654547986</text:p>
          </table:table-cell>
          <table:table-cell table:style-name="ce681" office:value-type="string" calcext:value-type="string">
            <text:p>y<text:span text:style-name="T44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4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5" office:value-type="float" office:value="21" calcext:value-type="float">
            <text:p>21</text:p>
          </table:table-cell>
          <table:table-cell table:style-name="ce535" office:value-type="float" office:value="0.990960722197289" calcext:value-type="float">
            <text:p>0,990960722197289</text:p>
          </table:table-cell>
          <table:table-cell table:style-name="ce681" office:value-type="string" calcext:value-type="string">
            <text:p>y<text:span text:style-name="T44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4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style-name="ce581" table:number-columns-repeated="22"/>
          <table:table-cell table:number-columns-repeated="866"/>
          <table:table-cell table:style-name="ce581"/>
          <table:table-cell table:style-name="ce765" table:number-columns-repeated="41"/>
          <table:table-cell/>
        </table:table-row>
        <table:table-row table:style-name="ro19">
          <table:table-cell table:style-name="ce586" office:value-type="float" office:value="22" calcext:value-type="float">
            <text:p>22</text:p>
          </table:table-cell>
          <table:table-cell table:style-name="ce634" office:value-type="float" office:value="0.366629087057264" calcext:value-type="float">
            <text:p>0,366629087057264</text:p>
          </table:table-cell>
          <table:table-cell table:style-name="ce681" office:value-type="string" calcext:value-type="string">
            <text:p>y<text:span text:style-name="T16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6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number-columns-repeated="931"/>
        </table:table-row>
        <table:table-row table:style-name="ro19">
          <table:table-cell table:style-name="ce585" office:value-type="float" office:value="23" calcext:value-type="float">
            <text:p>23</text:p>
          </table:table-cell>
          <table:table-cell table:style-name="ce535" office:value-type="float" office:value="0.705913503648299" calcext:value-type="float">
            <text:p>0,705913503648299</text:p>
          </table:table-cell>
          <table:table-cell table:style-name="ce681" office:value-type="string" calcext:value-type="string">
            <text:p>y<text:span text:style-name="T16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6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number-columns-repeated="931"/>
        </table:table-row>
        <table:table-row table:style-name="ro19">
          <table:table-cell table:style-name="ce586" office:value-type="float" office:value="24" calcext:value-type="float">
            <text:p>24</text:p>
          </table:table-cell>
          <table:table-cell table:style-name="ce634" office:value-type="float" office:value="0.0462376679554328" calcext:value-type="float">
            <text:p>0,046237667955433</text:p>
          </table:table-cell>
          <table:table-cell table:style-name="ce681" office:value-type="string" calcext:value-type="string">
            <text:p>y<text:span text:style-name="T16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6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number-columns-repeated="931"/>
        </table:table-row>
        <table:table-row table:style-name="ro19">
          <table:table-cell table:style-name="ce585" office:value-type="float" office:value="25" calcext:value-type="float">
            <text:p>25</text:p>
          </table:table-cell>
          <table:table-cell table:style-name="ce535" office:value-type="float" office:value="0.436584304149206" calcext:value-type="float">
            <text:p>0,436584304149206</text:p>
          </table:table-cell>
          <table:table-cell table:style-name="ce681" office:value-type="string" calcext:value-type="string">
            <text:p>y<text:span text:style-name="T16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6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74" table:number-columns-repeated="33"/>
          <table:table-cell table:style-name="ce1031"/>
          <table:table-cell table:number-columns-repeated="931"/>
        </table:table-row>
        <table:table-row table:style-name="ro5">
          <table:table-cell table:style-name="ce765" table:number-columns-repeated="25"/>
          <table:table-cell table:number-columns-repeated="34"/>
          <table:table-cell table:style-name="ce1031" table:number-columns-repeated="34"/>
          <table:table-cell table:number-columns-repeated="931"/>
        </table:table-row>
        <table:table-row table:style-name="ro5">
          <table:table-cell table:style-name="ce765" table:number-columns-repeated="2"/>
          <table:table-cell table:style-name="ce682"/>
          <table:table-cell table:style-name="ce766" office:value-type="string" calcext:value-type="string">
            <text:p>D</text:p>
          </table:table-cell>
          <table:table-cell table:style-name="ce766" office:value-type="string" calcext:value-type="string">
            <text:p>E</text:p>
          </table:table-cell>
          <table:table-cell table:style-name="ce766" office:value-type="string" calcext:value-type="string">
            <text:p>F</text:p>
          </table:table-cell>
          <table:table-cell table:style-name="ce766" office:value-type="string" calcext:value-type="string">
            <text:p>G</text:p>
          </table:table-cell>
          <table:table-cell table:style-name="ce766" office:value-type="string" calcext:value-type="string">
            <text:p>H</text:p>
          </table:table-cell>
          <table:table-cell table:style-name="ce766" office:value-type="string" calcext:value-type="string">
            <text:p>I</text:p>
          </table:table-cell>
          <table:table-cell table:style-name="ce766" office:value-type="string" calcext:value-type="string">
            <text:p>J</text:p>
          </table:table-cell>
          <table:table-cell table:style-name="ce766" office:value-type="string" calcext:value-type="string">
            <text:p>K</text:p>
          </table:table-cell>
          <table:table-cell table:style-name="ce766" office:value-type="string" calcext:value-type="string">
            <text:p>L</text:p>
          </table:table-cell>
          <table:table-cell table:style-name="ce766" office:value-type="string" calcext:value-type="string">
            <text:p>M</text:p>
          </table:table-cell>
          <table:table-cell table:style-name="ce766" office:value-type="string" calcext:value-type="string">
            <text:p>N</text:p>
          </table:table-cell>
          <table:table-cell table:style-name="ce815"/>
          <table:table-cell table:style-name="ce766" office:value-type="string" calcext:value-type="string">
            <text:p>P</text:p>
          </table:table-cell>
          <table:table-cell table:style-name="ce766" office:value-type="string" calcext:value-type="string">
            <text:p>Q</text:p>
          </table:table-cell>
          <table:table-cell table:style-name="ce766" office:value-type="string" calcext:value-type="string">
            <text:p>R</text:p>
          </table:table-cell>
          <table:table-cell table:style-name="ce766" office:value-type="string" calcext:value-type="string">
            <text:p>S</text:p>
          </table:table-cell>
          <table:table-cell table:style-name="ce766" office:value-type="string" calcext:value-type="string">
            <text:p>T</text:p>
          </table:table-cell>
          <table:table-cell table:style-name="ce766" office:value-type="string" calcext:value-type="string">
            <text:p>U</text:p>
          </table:table-cell>
          <table:table-cell table:style-name="ce766" office:value-type="string" calcext:value-type="string">
            <text:p>V</text:p>
          </table:table-cell>
          <table:table-cell table:style-name="ce766" office:value-type="string" calcext:value-type="string">
            <text:p>W</text:p>
          </table:table-cell>
          <table:table-cell table:style-name="ce766" office:value-type="string" calcext:value-type="string">
            <text:p>X</text:p>
          </table:table-cell>
          <table:table-cell table:style-name="ce766" office:value-type="string" calcext:value-type="string">
            <text:p>Y</text:p>
          </table:table-cell>
          <table:table-cell table:style-name="ce766" office:value-type="string" calcext:value-type="string">
            <text:p>Z</text:p>
          </table:table-cell>
          <table:table-cell table:style-name="ce882"/>
          <table:table-cell table:number-columns-repeated="997"/>
        </table:table-row>
        <table:table-row table:style-name="ro5">
          <table:table-cell table:style-name="ce765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5">
          <table:table-cell table:style-name="ce765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4" calcext:value-type="float">
            <text:p>-4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4" calcext:value-type="float">
            <text:p>4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8" calcext:value-type="float">
            <text:p>8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>
            <text:p/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791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>
            <text:p/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V128]&amp;(ROW([.$C$130])+[.$U$102]))));&quot;&quot;;INDIRECT(CONCATENATE([.V128]&amp;(ROW([.$C$130])+[.$U$102]))))">
            <text:p/>
          </table:table-cell>
          <table:table-cell table:style-name="ce700" table:formula="of:=IF(ISBLANK(INDIRECT(CONCATENATE([.W128]&amp;(ROW([.$C$130])+[.$U$102]))));&quot;&quot;;INDIRECT(CONCATENATE([.W128]&amp;(ROW([.$C$130])+[.$U$102]))))">
            <text:p/>
          </table:table-cell>
          <table:table-cell table:style-name="ce700" table:formula="of:=IF(ISBLANK(INDIRECT(CONCATENATE([.X128]&amp;(ROW([.$C$130])+[.$U$102]))));&quot;&quot;;INDIRECT(CONCATENATE([.X128]&amp;(ROW([.$C$130])+[.$U$102]))))">
            <text:p/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5">
          <table:table-cell table:style-name="ce76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5">
          <table:table-cell table:style-name="ce76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5">
          <table:table-cell table:style-name="ce765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5">
          <table:table-cell table:style-name="ce76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82"/>
          <table:table-cell table:style-name="ce766" office:value-type="string" calcext:value-type="string">
            <text:p>D</text:p>
          </table:table-cell>
          <table:table-cell table:style-name="ce766" office:value-type="string" calcext:value-type="string">
            <text:p>E</text:p>
          </table:table-cell>
          <table:table-cell table:style-name="ce766" office:value-type="string" calcext:value-type="string">
            <text:p>F</text:p>
          </table:table-cell>
          <table:table-cell table:style-name="ce766" office:value-type="string" calcext:value-type="string">
            <text:p>G</text:p>
          </table:table-cell>
          <table:table-cell table:style-name="ce766" office:value-type="string" calcext:value-type="string">
            <text:p>H</text:p>
          </table:table-cell>
          <table:table-cell table:style-name="ce766" office:value-type="string" calcext:value-type="string">
            <text:p>I</text:p>
          </table:table-cell>
          <table:table-cell table:style-name="ce766" office:value-type="string" calcext:value-type="string">
            <text:p>J</text:p>
          </table:table-cell>
          <table:table-cell table:style-name="ce766" office:value-type="string" calcext:value-type="string">
            <text:p>K</text:p>
          </table:table-cell>
          <table:table-cell table:style-name="ce766" office:value-type="string" calcext:value-type="string">
            <text:p>L</text:p>
          </table:table-cell>
          <table:table-cell table:style-name="ce766" office:value-type="string" calcext:value-type="string">
            <text:p>M</text:p>
          </table:table-cell>
          <table:table-cell table:style-name="ce766" office:value-type="string" calcext:value-type="string">
            <text:p>N</text:p>
          </table:table-cell>
          <table:table-cell table:style-name="ce815"/>
          <table:table-cell table:style-name="ce766" office:value-type="string" calcext:value-type="string">
            <text:p>P</text:p>
          </table:table-cell>
          <table:table-cell table:style-name="ce766" office:value-type="string" calcext:value-type="string">
            <text:p>Q</text:p>
          </table:table-cell>
          <table:table-cell table:style-name="ce766" office:value-type="string" calcext:value-type="string">
            <text:p>R</text:p>
          </table:table-cell>
          <table:table-cell table:style-name="ce766" office:value-type="string" calcext:value-type="string">
            <text:p>S</text:p>
          </table:table-cell>
          <table:table-cell table:style-name="ce766" office:value-type="string" calcext:value-type="string">
            <text:p>T</text:p>
          </table:table-cell>
          <table:table-cell table:style-name="ce766" office:value-type="string" calcext:value-type="string">
            <text:p>U</text:p>
          </table:table-cell>
          <table:table-cell table:style-name="ce766" office:value-type="string" calcext:value-type="string">
            <text:p>V</text:p>
          </table:table-cell>
          <table:table-cell table:style-name="ce766" office:value-type="string" calcext:value-type="string">
            <text:p>W</text:p>
          </table:table-cell>
          <table:table-cell table:style-name="ce766" office:value-type="string" calcext:value-type="string">
            <text:p>X</text:p>
          </table:table-cell>
          <table:table-cell table:style-name="ce766" office:value-type="string" calcext:value-type="string">
            <text:p>Y</text:p>
          </table:table-cell>
          <table:table-cell table:style-name="ce766" office:value-type="string" calcext:value-type="string">
            <text:p>Z</text:p>
          </table:table-cell>
          <table:table-cell table:style-name="ce815"/>
          <table:table-cell table:style-name="ce766" office:value-type="string" calcext:value-type="string">
            <text:p>AB</text:p>
          </table:table-cell>
          <table:table-cell table:style-name="ce766" office:value-type="string" calcext:value-type="string">
            <text:p>AC</text:p>
          </table:table-cell>
          <table:table-cell table:style-name="ce766" office:value-type="string" calcext:value-type="string">
            <text:p>AD</text:p>
          </table:table-cell>
          <table:table-cell table:style-name="ce766" office:value-type="string" calcext:value-type="string">
            <text:p>AE</text:p>
          </table:table-cell>
          <table:table-cell table:style-name="ce766" office:value-type="string" calcext:value-type="string">
            <text:p>AF</text:p>
          </table:table-cell>
          <table:table-cell table:style-name="ce766" office:value-type="string" calcext:value-type="string">
            <text:p>AG</text:p>
          </table:table-cell>
          <table:table-cell table:style-name="ce766" office:value-type="string" calcext:value-type="string">
            <text:p>AH</text:p>
          </table:table-cell>
          <table:table-cell table:style-name="ce766" office:value-type="string" calcext:value-type="string">
            <text:p>AI</text:p>
          </table:table-cell>
          <table:table-cell table:style-name="ce766" office:value-type="string" calcext:value-type="string">
            <text:p>AJ</text:p>
          </table:table-cell>
          <table:table-cell table:style-name="ce766" office:value-type="string" calcext:value-type="string">
            <text:p>AK</text:p>
          </table:table-cell>
          <table:table-cell table:style-name="ce766" office:value-type="string" calcext:value-type="string">
            <text:p>AL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5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4" calcext:value-type="float">
            <text:p>-4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0" calcext:value-type="float">
            <text:p>0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4" calcext:value-type="float">
            <text:p>4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8" calcext:value-type="float">
            <text:p>8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>
            <text:p/>
          </table:table-cell>
          <table:table-cell table:style-name="ce791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 office:value-type="float" office:value="0" calcext:value-type="float">
            <text:p>0</text:p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>
            <text:p/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791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0" calcext:value-type="float">
            <text:p>0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0" calcext:value-type="float">
            <text:p>0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-9" calcext:value-type="float">
            <text:p>-9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>
            <text:p/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W$100]" office:value-type="float" office:value="6" calcext:value-type="float">
            <text:p>6</text:p>
          </table:table-cell>
          <table:table-cell table:style-name="ce535"/>
          <table:table-cell table:style-name="ce535" table:formula="of:=-[.$X$100]" office:value-type="float" office:value="-6" calcext:value-type="float">
            <text:p>-6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W$100]" office:value-type="float" office:value="6" calcext:value-type="float">
            <text:p>6</text:p>
          </table:table-cell>
          <table:table-cell table:style-name="ce535"/>
          <table:table-cell table:style-name="ce629" table:formula="of:=-[.$X$100]" office:value-type="float" office:value="-6" calcext:value-type="float">
            <text:p>-6</text:p>
          </table:table-cell>
          <table:table-cell table:style-name="ce535"/>
          <table:table-cell table:style-name="ce535" table:formula="of:=[.$Y$100]" office:value-type="float" office:value="9" calcext:value-type="float">
            <text:p>9</text:p>
          </table:table-cell>
          <table:table-cell table:style-name="ce535"/>
          <table:table-cell table:style-name="ce629" table:formula="of:=-[.$Z$100]" office:value-type="float" office:value="-7" calcext:value-type="float">
            <text:p>-7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table:formula="of:=-[.$Y$100]" office:value-type="float" office:value="-9" calcext:value-type="float">
            <text:p>-9</text:p>
          </table:table-cell>
          <table:table-cell table:style-name="ce634" table:number-columns-repeated="6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6" calcext:value-type="float">
            <text:p>6</text:p>
          </table:table-cell>
          <table:table-cell table:style-name="ce535"/>
          <table:table-cell table:style-name="ce629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629" table:formula="of:=-[.$X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9" calcext:value-type="float">
            <text:p>9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6" calcext:value-type="float">
            <text:p>6</text:p>
          </table:table-cell>
          <table:table-cell table:style-name="ce634"/>
          <table:table-cell table:style-name="ce634" table:formula="of:=-[.$X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6" calcext:value-type="float">
            <text:p>-6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535" table:formula="of:=-[.$Y$100]" office:value-type="float" office:value="-9" calcext:value-type="float">
            <text:p>-9</text:p>
          </table:table-cell>
          <table:table-cell table:style-name="ce535"/>
          <table:table-cell table:style-name="ce535" table:formula="of:=[.$Z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table:formula="of:=-[.$Y$100]" office:value-type="float" office:value="-9" calcext:value-type="float">
            <text:p>-9</text:p>
          </table:table-cell>
          <table:table-cell table:style-name="ce634"/>
          <table:table-cell table:style-name="ce634" table:formula="of:=[.$Z$100]" office:value-type="float" office:value="7" calcext:value-type="float">
            <text:p>7</text:p>
          </table:table-cell>
          <table:table-cell table:style-name="ce634"/>
          <table:table-cell table:style-name="ce634" table:formula="of:=-[.$AA$100]" office:value-type="float" office:value="-7" calcext:value-type="float">
            <text:p>-7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9" calcext:value-type="float">
            <text:p>-9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5">
          <table:table-cell table:style-name="ce737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771"/>
          <table:covered-table-cell table:number-columns-repeated="3"/>
          <table:covered-table-cell table:style-name="ce765"/>
          <table:covered-table-cell table:number-columns-repeated="3"/>
          <table:covered-table-cell table:number-columns-repeated="7" table:style-name="ce765"/>
          <table:table-cell table:style-name="ce765" table:number-columns-repeated="2"/>
          <table:table-cell table:style-name="ce771" table:number-columns-repeated="3"/>
          <table:table-cell table:number-columns-repeated="993"/>
        </table:table-row>
        <table:table-row table:style-name="ro5">
          <table:table-cell table:style-name="ce771" table:number-columns-repeated="12"/>
          <table:table-cell table:number-columns-repeated="4"/>
          <table:table-cell table:style-name="ce882"/>
          <table:table-cell table:style-name="ce682" table:number-columns-repeated="2"/>
          <table:table-cell table:style-name="ce872" table:number-columns-repeated="8"/>
          <table:table-cell table:style-name="ce771" table:number-columns-repeated="5"/>
          <table:table-cell table:style-name="ce765" table:number-columns-repeated="7"/>
          <table:table-cell table:number-columns-repeated="985"/>
        </table:table-row>
        <table:table-row table:style-name="ro5">
          <table:table-cell table:style-name="ce766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766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765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0.5" calcext:value-type="float">
            <text:p>0,5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1" calcext:value-type="float">
            <text:p>1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0.75" calcext:value-type="float">
            <text:p>0,75</text:p>
          </table:table-cell>
          <table:table-cell table:style-name="ce592" table:formula="of:=-[.$B$208]/[.$A$208]" office:value-type="float" office:value="0.5" calcext:value-type="float">
            <text:p>0,5</text:p>
          </table:table-cell>
          <table:table-cell table:style-name="ce863" table:number-columns-repeated="3"/>
          <table:table-cell table:style-name="ce1020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755"/>
          <table:table-cell table:style-name="ce591" office:value-type="float" office:value="-10" calcext:value-type="float">
            <text:p>-10</text:p>
          </table:table-cell>
          <table:table-cell table:style-name="ce1062" table:number-columns-repeated="2"/>
          <table:table-cell table:style-name="ce842" table:formula="of:=[.E208]" office:value-type="float" office:value="1" calcext:value-type="float">
            <text:p>1</text:p>
          </table:table-cell>
          <table:table-cell table:style-name="ce978"/>
          <table:table-cell table:style-name="ce1062"/>
          <table:table-cell table:style-name="ce988" office:value-type="float" office:value="10" calcext:value-type="float">
            <text:p>10</text:p>
          </table:table-cell>
          <table:table-cell table:style-name="ce874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596" table:formula="of:=IF([.C235]&lt;0;&quot;-&quot;;&quot;+&quot;)" office:value-type="string" office:string-value="-" calcext:value-type="string">
            <text:p>-</text:p>
          </table:table-cell>
          <table:table-cell table:style-name="ce773" table:formula="of:=IF([.$D$189]=[.$E$208];&quot;&quot;;IF([.C189]=[.$E$208];&quot;||&quot;;0))" office:value-type="float" office:value="0" calcext:value-type="float">
            <text:p>0</text:p>
          </table:table-cell>
          <table:table-cell table:style-name="ce847" table:formula="of:=IF([.D189]=[.$E$208];&quot;||&quot;;IF(([.$A$208]*[.$H$189]+[.$B$208])/([.$C$208]*[.$H$189]+[.$D$208])&lt;0;&quot;-&quot;;&quot;+&quot;))" office:value-type="string" office:string-value="+" calcext:value-type="string">
            <text:p>+</text:p>
          </table:table-cell>
          <table:table-cell table:style-name="ce847" table:formula="of:=IF([.$D$189]=[.$E$208];&quot;&quot;;IF([.E189]=[.$E$208];&quot;||&quot;;0))" office:value-type="string" office:string-value="||" calcext:value-type="string">
            <text:p>||</text:p>
          </table:table-cell>
          <table:table-cell table:style-name="ce846" table:formula="of:=IF([.C435]&lt;0;&quot;-&quot;;&quot;+&quot;)" office:value-type="string" office:string-value="-" calcext:value-type="string">
            <text:p>-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style-name="ce847"/>
          <table:covered-table-cell table:style-name="ce1062"/>
          <table:table-cell table:style-name="ce847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style-name="ce847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09]);0;IF(AND([.B189]=[$'Tableaux de signes et de variations'.B109];NOT(ISBLANK([$'Tableaux de signes et de variations'.B112])));1;-0.5))" office:value-type="float" office:value="0" calcext:value-type="float">
            <text:p>0</text:p>
          </table:table-cell>
          <table:table-cell table:style-name="ce678" table:formula="of:=IF(ISBLANK([$'Tableaux de signes et de variations'.C109]);0;IF(AND([.C189]=[$'Tableaux de signes et de variations'.C109];NOT(ISBLANK([$'Tableaux de signes et de variations'.C112])));1;-0.5))" office:value-type="float" office:value="0" calcext:value-type="float">
            <text:p>0</text:p>
          </table:table-cell>
          <table:table-cell table:style-name="ce678" table:formula="of:=IF(ISBLANK([$'Tableaux de signes et de variations'.D109]);0;IF(AND([.D189]=[$'Tableaux de signes et de variations'.D109];NOT(ISBLANK([$'Tableaux de signes et de variations'.D112])));1;-0.5))" office:value-type="float" office:value="0" calcext:value-type="float">
            <text:p>0</text:p>
          </table:table-cell>
          <table:table-cell table:style-name="ce678" table:formula="of:=IF(ISBLANK([$'Tableaux de signes et de variations'.E109]);0;IF(AND([.E189]=[$'Tableaux de signes et de variations'.E109];NOT(ISBLANK([$'Tableaux de signes et de variations'.E112])));1;-0.5))" office:value-type="float" office:value="0" calcext:value-type="float">
            <text:p>0</text:p>
          </table:table-cell>
          <table:table-cell table:style-name="ce778" table:formula="of:=IF(ISBLANK([$'Tableaux de signes et de variations'.F109]);0;IF(AND([.F189]=[$'Tableaux de signes et de variations'.F109];NOT(ISBLANK([$'Tableaux de signes et de variations'.F112])));1;-0.5))" office:value-type="float" office:value="0" calcext:value-type="float">
            <text:p>0</text:p>
          </table:table-cell>
          <table:table-cell table:style-name="ce1020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767"/>
          <table:table-cell table:style-name="ce949" table:formula="of:=IF([.$P$190]=&quot;-&quot;;[.$F$208];IF([.$P$190]=&quot;+&quot;;&quot;&quot;;[.$F$208]))">
            <text:p/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72" table:formula="of:=IF([.$P$190]=&quot;+&quot;;&quot;+∞&quot;;IF([.$P$190]=&quot;-&quot;;&quot;&quot;;&quot;-∞&quot;))" office:value-type="string" office:string-value="+∞" calcext:value-type="string">
            <text:p>+∞</text:p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>
            <text:p/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92" table:formula="of:=IF([.$P$190]=&quot;+&quot;;[.$F$208];IF([.$P$190]=&quot;-&quot;;&quot;&quot;;&quot;-∞&quot;))" office:value-type="float" office:value="-2" calcext:value-type="float">
            <text:p>-2</text:p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874"/>
          <table:table-cell table:style-name="ce739"/>
          <table:table-cell table:style-name="ce685" table:number-columns-repeated="7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66" office:value-type="string" calcext:value-type="string">
            <text:p>Signe de<text:span text:style-name="T7"> f (x)</text:span></text:p>
          </table:table-cell>
          <table:table-cell table:style-name="ce628" table:formula="of:=IF(ISBLANK([$'Tableaux de signes et de variations'.B110]);0;IF(AND([.B190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80" table:formula="of:=IF(ISBLANK([$'Tableaux de signes et de variations'.C110]);0;IF(AND([.D190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80" table:formula="of:=IF(ISBLANK([$'Tableaux de signes et de variations'.D110]);0;IF(AND([.D190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80" table:formula="of:=IF(ISBLANK([$'Tableaux de signes et de variations'.E110]);0;IF(AND([.E190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81" table:formula="of:=IF(ISBLANK([$'Tableaux de signes et de variations'.F110]);0;IF(AND([.F190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 office:value-type="float" office:value="-2" calcext:value-type="float">
            <text:p>-2</text:p>
          </table:table-cell>
          <table:covered-table-cell table:style-name="ce959"/>
          <table:table-cell table:style-name="ce972" table:formula="of:=IF([.$P$190]=&quot;-&quot;;&quot;-∞&quot;;IF([.$P$190]=&quot;+&quot;;&quot;&quot;;&quot;+∞&quot;))">
            <text:p/>
          </table:table-cell>
          <table:covered-table-cell table:style-name="ce959"/>
          <table:table-cell table:style-name="ce949" table:formula="of:=IF([.$P$190]=&quot;+&quot;;&quot;-∞&quot;;IF([.$P$190]=&quot;-&quot;;&quot;&quot;;&quot;-∞&quot;))" office:value-type="string" office:string-value="-∞" calcext:value-type="string">
            <text:p>-∞</text:p>
          </table:table-cell>
          <table:covered-table-cell table:style-name="ce959"/>
          <table:table-cell table:style-name="ce992" table:formula="of:=IF([.$P$190]=&quot;-&quot;;[.$F$208];IF([.$P$190]=&quot;+&quot;;&quot;&quot;;&quot;+∞&quot;))">
            <text:p/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874"/>
          <table:table-cell table:style-name="ce1020"/>
          <table:table-cell table:style-name="ce685" table:number-columns-repeated="5"/>
          <table:table-cell table:style-name="ce785"/>
          <table:table-cell table:style-name="ce685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765" table:number-columns-repeated="5"/>
          <table:table-cell table:style-name="ce1038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0]);0;IF(AND([.P189]=[$'Tableaux de signes et de variations'.B120];NOT(ISBLANK([$'Tableaux de signes et de variations'.B125])));1;-0.5))" office:value-type="float" office:value="0" calcext:value-type="float">
            <text:p>0</text:p>
          </table:table-cell>
          <table:table-cell table:style-name="ce1062" table:number-columns-repeated="2"/>
          <table:table-cell table:style-name="ce854" table:formula="of:=IF(ISBLANK([$'Tableaux de signes et de variations'.C120]);0;IF(AND([.S189]=[$'Tableaux de signes et de variations'.C120];NOT(ISBLANK([$'Tableaux de signes et de variations'.C125])));1;-0.5))" office:value-type="float" office:value="0" calcext:value-type="float">
            <text:p>0</text:p>
          </table:table-cell>
          <table:table-cell table:style-name="ce818" table:formula="of:=IF(ISBLANK([$'Tableaux de signes et de variations'.F120]);0;IF(AND([.T189]=[$'Tableaux de signes et de variations'.F120];NOT(ISBLANK([$'Tableaux de signes et de variations'.F125])));1;-0.5))" office:value-type="float" office:value="0" calcext:value-type="float">
            <text:p>0</text:p>
          </table:table-cell>
          <table:table-cell table:style-name="ce1062" table:number-columns-repeated="2"/>
          <table:table-cell table:style-name="ce874" table:number-columns-repeated="4"/>
          <table:table-cell table:style-name="ce920" table:number-columns-spanned="1" table:number-rows-spanned="2"/>
          <table:table-cell table:style-name="ce1020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style-name="ce535" table:formula="of:=COUNT([.$B$87:.$L$87])" office:value-type="float" office:value="4" calcext:value-type="float">
            <text:p>4</text:p>
          </table:table-cell>
          <table:table-cell table:style-name="ce535" table:number-columns-repeated="4"/>
          <table:table-cell table:style-name="ce535" table:formula="of:=SUM([.B194:.F194])" office:value-type="float" office:value="4" calcext:value-type="float">
            <text:p>4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765" table:number-columns-repeated="5"/>
          <table:table-cell table:style-name="ce1039" office:value-type="string" calcext:value-type="string" table:number-columns-spanned="2" table:number-rows-spanned="1">
            <text:p>Signe de f '(x)</text:p>
          </table:table-cell>
          <table:covered-table-cell table:style-name="ce1039"/>
          <table:table-cell table:style-name="ce818" table:formula="of:=IF(ISBLANK([$'Tableaux de signes et de variations'.B121]);0;IF(AND([.P190]=[$'Tableaux de signes et de variations'.SB122];NOT(ISBLANK([$'Tableaux de signes et de variations'.B126])));1;-0.5))" office:value-type="float" office:value="0" calcext:value-type="float">
            <text:p>0</text:p>
          </table:table-cell>
          <table:table-cell table:style-name="ce1062" table:number-columns-repeated="2"/>
          <table:table-cell table:style-name="ce854" table:formula="of:=IF(ISBLANK([$'Tableaux de signes et de variations'.C121]);0;IF(AND([.S190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90]=[$'Tableaux de signes et de variations'.SF122];NOT(ISBLANK([$'Tableaux de signes et de variations'.F126])));1;-0.5))" office:value-type="float" office:value="0" calcext:value-type="float">
            <text:p>0</text:p>
          </table:table-cell>
          <table:table-cell table:style-name="ce1062" table:number-columns-repeated="2"/>
          <table:table-cell table:style-name="ce874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765" table:number-columns-repeated="4"/>
          <table:table-cell table:number-columns-repeated="985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9" table:formula="of:=COUNT([.$B$88:.$L$88])" office:value-type="float" office:value="2" calcext:value-type="float">
            <text:p>2</text:p>
          </table:table-cell>
          <table:table-cell table:style-name="ce629" table:formula="of:=COUNTIF([.$B$88:.$L$88];&quot;+&quot;)" office:value-type="float" office:value="0" calcext:value-type="float">
            <text:p>0</text:p>
          </table:table-cell>
          <table:table-cell table:style-name="ce629" table:formula="of:=COUNTIF([.$B$88:.$L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35" table:formula="of:=SUM([.B195:.F195])" office:value-type="float" office:value="5" calcext:value-type="float">
            <text:p>5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765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1038"/>
          <table:table-cell table:style-name="ce950" table:formula="of:=IF(ISBLANK([$'Tableaux de signes et de variations'.B122]);0;IF(AND(ISBLANK([$'Tableaux de signes et de variations'.B123]);[$'Tableaux de signes et de variations'.B122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1066"/>
          <table:table-cell table:style-name="ce975" table:formula="of:=IF(ISBLANK([$'Tableaux de signes et de variations'.C122]);0;IF(AND([.S191]=[$'Tableaux de signes et de variations'.C122];NOT(ISBLANK([$'Tableaux de signes et de variations'.C127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2]);0;IF(AND(ISBLANK([$'Tableaux de signes et de variations'.F123]);[$'Tableaux de signes et de variations'.F122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1066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765" table:number-columns-repeated="10"/>
          <table:table-cell table:number-columns-repeated="988"/>
        </table:table-row>
        <table:table-row table:style-name="ro5">
          <table:table-cell table:style-name="ce755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6:.F196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1049"/>
          <table:table-cell table:style-name="ce950" table:formula="of:=IF(ISBLANK([$'Tableaux de signes et de variations'.B123]);0;IF(AND(ISBLANK([$'Tableaux de signes et de variations'.B122]);[$'Tableaux de signes et de variations'.B123]=[.P192]);1;-0.5))" office:value-type="float" office:value="0" calcext:value-type="float">
            <text:p>0</text:p>
          </table:table-cell>
          <table:covered-table-cell table:style-name="ce1066"/>
          <table:table-cell table:style-name="ce1066"/>
          <table:covered-table-cell table:style-name="ce1049"/>
          <table:table-cell table:style-name="ce950" table:formula="of:=IF(ISBLANK([$'Tableaux de signes et de variations'.F123]);0;IF(AND(ISBLANK([$'Tableaux de signes et de variations'.F122]);[$'Tableaux de signes et de variations'.F123]=[.T192]);1;-0.5))" office:value-type="float" office:value="0" calcext:value-type="float">
            <text:p>0</text:p>
          </table:table-cell>
          <table:covered-table-cell table:style-name="ce1066"/>
          <table:table-cell table:style-name="ce1066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5">
          <table:table-cell table:style-name="ce767" office:value-type="string" calcext:value-type="string">
            <text:p>Signe de f '(x)</text:p>
          </table:table-cell>
          <table:table-cell table:style-name="ce629" table:formula="of:=COUNT([.$P$88:.$Z$88])" office:value-type="float" office:value="5" calcext:value-type="float">
            <text:p>5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5">
          <table:table-cell table:style-name="ce767" office:value-type="string" calcext:value-type="string">
            <text:p>Var de <text:span text:style-name="T19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5">
          <table:table-cell table:style-name="ce581" table:number-columns-repeated="6"/>
          <table:table-cell table:style-name="ce748" table:formula="of:=IF(SUM([.G194:.G198])&lt;0;0;SUM([.G194:.G198]))" office:value-type="float" office:value="23" calcext:value-type="float">
            <text:p>23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5">
          <table:table-cell table:style-name="ce583"/>
          <table:table-cell table:style-name="ce631" table:number-columns-repeated="2"/>
          <table:table-cell table:style-name="ce765" table:number-columns-repeated="34"/>
          <table:table-cell/>
          <table:table-cell table:style-name="ce765"/>
          <table:table-cell table:number-columns-repeated="985"/>
        </table:table-row>
        <table:table-row table:style-name="ro5">
          <table:table-cell table:style-name="ce765" table:number-columns-repeated="4"/>
          <table:table-cell table:style-name="ce882" table:number-columns-repeated="161"/>
          <table:table-cell table:number-columns-repeated="858"/>
          <table:table-cell table:style-name="Default"/>
        </table:table-row>
        <table:table-row table:style-name="ro5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5">
          <table:table-cell table:style-name="ce644"/>
          <table:table-cell table:style-name="ce891"/>
          <table:table-cell table:style-name="ce821"/>
          <table:table-cell table:style-name="ce768"/>
          <table:table-cell table:style-name="ce828" table:number-columns-repeated="19"/>
          <table:table-cell table:style-name="ce882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882" table:number-columns-repeated="17"/>
          <table:table-cell table:number-columns-repeated="950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821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5" table:number-rows-repeated="2">
          <table:table-cell table:style-name="ce821"/>
          <table:table-cell table:style-name="ce874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967" table:formula="of:=[.F208]*[.C208]" office:value-type="float" office:value="-2" calcext:value-type="float">
            <text:p>-2</text:p>
          </table:table-cell>
          <table:table-cell table:number-columns-repeated="2" table:style-name="ce967" office:value-type="float" office:value="1" calcext:value-type="float">
            <text:p>1</text:p>
          </table:table-cell>
          <table:table-cell table:style-name="ce967" table:formula="of:=-[.C208]*[.E208]" office:value-type="float" office:value="-1" calcext:value-type="float">
            <text:p>-1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-2" calcext:value-type="float">
            <text:p>-2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-2" calcext:value-type="float">
            <text:p>-2</text:p>
          </table:table-cell>
          <table:table-cell table:style-name="ce557" table:formula="of:=[.F208]" office:value-type="float" office:value="-2" calcext:value-type="float">
            <text:p>-2</text:p>
          </table:table-cell>
          <table:table-cell table:style-name="ce557" table:formula="of:=[.E208]" office:value-type="float" office:value="1" calcext:value-type="float">
            <text:p>1</text:p>
          </table:table-cell>
          <table:table-cell table:style-name="ce557" table:formula="of:=[.E208]" office:value-type="float" office:value="1" calcext:value-type="float">
            <text:p>1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821"/>
          <table:table-cell table:style-name="ce874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821"/>
          <table:table-cell table:style-name="ce874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882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-1.90909090909091" calcext:value-type="float">
            <text:p>-1,90909090909091</text:p>
          </table:table-cell>
          <table:table-cell table:style-name="ce685" table:formula="of:=INDIRECT(CONCATENATE(INDEX([.$D$230:.$AB$230];[.$D$233]);ROW([.D235])))" office:value-type="float" office:value="-1.90909090909091" calcext:value-type="float">
            <text:p>-1,9090909090909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-1.90825688073395" calcext:value-type="float">
            <text:p>-1,90825688073395</text:p>
          </table:table-cell>
          <table:table-cell table:style-name="ce685" table:formula="of:=INDIRECT(CONCATENATE(INDEX([.$D$230:.$AB$230];[.$D$233]);ROW([.D236])))" office:value-type="float" office:value="-1.90825688073395" calcext:value-type="float">
            <text:p>-1,90825688073395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-1.90740740740741" calcext:value-type="float">
            <text:p>-1,90740740740741</text:p>
          </table:table-cell>
          <table:table-cell table:style-name="ce685" table:formula="of:=INDIRECT(CONCATENATE(INDEX([.$D$230:.$AB$230];[.$D$233]);ROW([.D237])))" office:value-type="float" office:value="-1.90740740740741" calcext:value-type="float">
            <text:p>-1,9074074074074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-1.90654205607477" calcext:value-type="float">
            <text:p>-1,90654205607477</text:p>
          </table:table-cell>
          <table:table-cell table:style-name="ce685" table:formula="of:=INDIRECT(CONCATENATE(INDEX([.$D$230:.$AB$230];[.$D$233]);ROW([.D238])))" office:value-type="float" office:value="-1.90654205607477" calcext:value-type="float">
            <text:p>-1,90654205607477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821"/>
          <table:table-cell table:style-name="ce874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821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65" table:number-columns-repeated="9"/>
          <table:table-cell table:style-name="ce892" table:number-columns-repeated="2"/>
          <table:table-cell table:style-name="ce765" table:number-columns-repeated="14"/>
          <table:table-cell table:number-columns-repeated="15"/>
          <table:table-cell table:style-name="ce682"/>
          <table:table-cell table:number-columns-repeated="13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 table:style-name="ce765" table:number-columns-repeated="2"/>
          <table:table-cell table:style-name="ce584" office:value-type="string" calcext:value-type="string">
            <text:p>Colonne</text:p>
          </table:table-cell>
          <table:table-cell table:style-name="ce766" office:value-type="string" calcext:value-type="string">
            <text:p>D</text:p>
          </table:table-cell>
          <table:table-cell table:style-name="ce766" office:value-type="string" calcext:value-type="string">
            <text:p>E</text:p>
          </table:table-cell>
          <table:table-cell table:style-name="ce766" office:value-type="string" calcext:value-type="string">
            <text:p>F</text:p>
          </table:table-cell>
          <table:table-cell table:style-name="ce766" office:value-type="string" calcext:value-type="string">
            <text:p>G</text:p>
          </table:table-cell>
          <table:table-cell table:style-name="ce766" office:value-type="string" calcext:value-type="string">
            <text:p>H</text:p>
          </table:table-cell>
          <table:table-cell table:style-name="ce766" office:value-type="string" calcext:value-type="string">
            <text:p>I</text:p>
          </table:table-cell>
          <table:table-cell table:style-name="ce766" office:value-type="string" calcext:value-type="string">
            <text:p>J</text:p>
          </table:table-cell>
          <table:table-cell table:style-name="ce766" office:value-type="string" calcext:value-type="string">
            <text:p>K</text:p>
          </table:table-cell>
          <table:table-cell table:style-name="ce766" office:value-type="string" calcext:value-type="string">
            <text:p>L</text:p>
          </table:table-cell>
          <table:table-cell table:style-name="ce766" office:value-type="string" calcext:value-type="string">
            <text:p>M</text:p>
          </table:table-cell>
          <table:table-cell table:style-name="ce766" office:value-type="string" calcext:value-type="string">
            <text:p>N</text:p>
          </table:table-cell>
          <table:table-cell table:style-name="ce766" office:value-type="string" calcext:value-type="string">
            <text:p>O</text:p>
          </table:table-cell>
          <table:table-cell table:style-name="ce766" office:value-type="string" calcext:value-type="string">
            <text:p>P</text:p>
          </table:table-cell>
          <table:table-cell table:style-name="ce766" office:value-type="string" calcext:value-type="string">
            <text:p>Q</text:p>
          </table:table-cell>
          <table:table-cell table:style-name="ce766" office:value-type="string" calcext:value-type="string">
            <text:p>R</text:p>
          </table:table-cell>
          <table:table-cell table:style-name="ce766" office:value-type="string" calcext:value-type="string">
            <text:p>S</text:p>
          </table:table-cell>
          <table:table-cell table:style-name="ce766" office:value-type="string" calcext:value-type="string">
            <text:p>T</text:p>
          </table:table-cell>
          <table:table-cell table:style-name="ce766" office:value-type="string" calcext:value-type="string">
            <text:p>U</text:p>
          </table:table-cell>
          <table:table-cell table:style-name="ce766" office:value-type="string" calcext:value-type="string">
            <text:p>V</text:p>
          </table:table-cell>
          <table:table-cell table:style-name="ce766" office:value-type="string" calcext:value-type="string">
            <text:p>W</text:p>
          </table:table-cell>
          <table:table-cell table:style-name="ce766" office:value-type="string" calcext:value-type="string">
            <text:p>X</text:p>
          </table:table-cell>
          <table:table-cell table:style-name="ce766" office:value-type="string" calcext:value-type="string">
            <text:p>Y</text:p>
          </table:table-cell>
          <table:table-cell table:style-name="ce766" office:value-type="string" calcext:value-type="string">
            <text:p>Z</text:p>
          </table:table-cell>
          <table:table-cell table:style-name="ce766" office:value-type="string" calcext:value-type="string">
            <text:p>AA</text:p>
          </table:table-cell>
          <table:table-cell table:style-name="ce766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 table:style-name="ce765" table:number-columns-repeated="2"/>
          <table:table-cell table:style-name="ce584" office:value-type="string" calcext:value-type="string">
            <text:p>Rang aléa</text:p>
          </table:table-cell>
          <table:table-cell table:style-name="ce535" office:value-type="float" office:value="0.337088613084128" calcext:value-type="float">
            <text:p>0,337088613084128</text:p>
          </table:table-cell>
          <table:table-cell table:style-name="ce535" office:value-type="float" office:value="0.651842634579746" calcext:value-type="float">
            <text:p>0,651842634579746</text:p>
          </table:table-cell>
          <table:table-cell table:style-name="ce535" office:value-type="float" office:value="0.372867402825686" calcext:value-type="float">
            <text:p>0,372867402825686</text:p>
          </table:table-cell>
          <table:table-cell table:style-name="ce535" office:value-type="float" office:value="0.688566054223515" calcext:value-type="float">
            <text:p>0,688566054223515</text:p>
          </table:table-cell>
          <table:table-cell table:style-name="ce535" office:value-type="float" office:value="0.453781566708881" calcext:value-type="float">
            <text:p>0,453781566708881</text:p>
          </table:table-cell>
          <table:table-cell table:style-name="ce535" office:value-type="float" office:value="0.74362062419988" calcext:value-type="float">
            <text:p>0,74362062419988</text:p>
          </table:table-cell>
          <table:table-cell table:style-name="ce535" office:value-type="float" office:value="0.733365258190569" calcext:value-type="float">
            <text:p>0,733365258190569</text:p>
          </table:table-cell>
          <table:table-cell table:style-name="ce535" office:value-type="float" office:value="0.115259434528803" calcext:value-type="float">
            <text:p>0,115259434528803</text:p>
          </table:table-cell>
          <table:table-cell table:style-name="ce535" office:value-type="float" office:value="0.104471558701535" calcext:value-type="float">
            <text:p>0,104471558701535</text:p>
          </table:table-cell>
          <table:table-cell table:style-name="ce535" office:value-type="float" office:value="0.45668985080127" calcext:value-type="float">
            <text:p>0,45668985080127</text:p>
          </table:table-cell>
          <table:table-cell table:style-name="ce535" office:value-type="float" office:value="0.420358438044421" calcext:value-type="float">
            <text:p>0,420358438044421</text:p>
          </table:table-cell>
          <table:table-cell table:style-name="ce535" office:value-type="float" office:value="0.515723299212413" calcext:value-type="float">
            <text:p>0,515723299212413</text:p>
          </table:table-cell>
          <table:table-cell table:style-name="ce535" office:value-type="float" office:value="0.0639194833575852" calcext:value-type="float">
            <text:p>0,063919483357585</text:p>
          </table:table-cell>
          <table:table-cell table:style-name="ce535" office:value-type="float" office:value="0.428420478927612" calcext:value-type="float">
            <text:p>0,428420478927612</text:p>
          </table:table-cell>
          <table:table-cell table:style-name="ce535" office:value-type="float" office:value="0.180568367325183" calcext:value-type="float">
            <text:p>0,180568367325183</text:p>
          </table:table-cell>
          <table:table-cell table:style-name="ce535" office:value-type="float" office:value="0.0439959851401178" calcext:value-type="float">
            <text:p>0,043995985140118</text:p>
          </table:table-cell>
          <table:table-cell table:style-name="ce535" office:value-type="float" office:value="0.399541565609995" calcext:value-type="float">
            <text:p>0,399541565609995</text:p>
          </table:table-cell>
          <table:table-cell table:style-name="ce535" office:value-type="float" office:value="0.726991743730348" calcext:value-type="float">
            <text:p>0,726991743730348</text:p>
          </table:table-cell>
          <table:table-cell table:style-name="ce535" office:value-type="float" office:value="0.979551531063397" calcext:value-type="float">
            <text:p>0,979551531063397</text:p>
          </table:table-cell>
          <table:table-cell table:style-name="ce535" office:value-type="float" office:value="0.150646141902285" calcext:value-type="float">
            <text:p>0,150646141902285</text:p>
          </table:table-cell>
          <table:table-cell table:style-name="ce535" office:value-type="float" office:value="0.870498095852363" calcext:value-type="float">
            <text:p>0,870498095852363</text:p>
          </table:table-cell>
          <table:table-cell table:style-name="ce535" office:value-type="float" office:value="0.0327412647426077" calcext:value-type="float">
            <text:p>0,032741264742608</text:p>
          </table:table-cell>
          <table:table-cell table:style-name="ce535" office:value-type="float" office:value="0.326292907985123" calcext:value-type="float">
            <text:p>0,326292907985123</text:p>
          </table:table-cell>
          <table:table-cell table:style-name="ce535" office:value-type="float" office:value="0.727758970854578" calcext:value-type="float">
            <text:p>0,727758970854578</text:p>
          </table:table-cell>
          <table:table-cell table:style-name="ce535" office:value-type="float" office:value="0.276853468102623" calcext:value-type="float">
            <text:p>0,276853468102623</text:p>
          </table:table-cell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 table:style-name="ce765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 table:style-name="ce765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8" calcext:value-type="float">
            <text:p>8</text:p>
          </table:table-cell>
          <table:table-cell table:style-name="ce559" table:formula="of:=RANK([.F231];[.$D$231:.$AB$231];0)" office:value-type="float" office:value="15" calcext:value-type="float">
            <text:p>15</text:p>
          </table:table-cell>
          <table:table-cell table:style-name="ce559" table:formula="of:=RANK([.G231];[.$D$231:.$AB$231];0)" office:value-type="float" office:value="7" calcext:value-type="float">
            <text:p>7</text:p>
          </table:table-cell>
          <table:table-cell table:style-name="ce559" table:formula="of:=RANK([.H231];[.$D$231:.$AB$231];0)" office:value-type="float" office:value="11" calcext:value-type="float">
            <text:p>11</text:p>
          </table:table-cell>
          <table:table-cell table:style-name="ce559" table:formula="of:=RANK([.I231];[.$D$231:.$AB$231];0)" office:value-type="float" office:value="3" calcext:value-type="float">
            <text:p>3</text:p>
          </table:table-cell>
          <table:table-cell table:style-name="ce559" table:formula="of:=RANK([.J231];[.$D$231:.$AB$231];0)" office:value-type="float" office:value="4" calcext:value-type="float">
            <text:p>4</text:p>
          </table:table-cell>
          <table:table-cell table:style-name="ce559" table:formula="of:=RANK([.K231];[.$D$231:.$AB$231];0)" office:value-type="float" office:value="21" calcext:value-type="float">
            <text:p>21</text:p>
          </table:table-cell>
          <table:table-cell table:style-name="ce559" table:formula="of:=RANK([.L231];[.$D$231:.$AB$231];0)" office:value-type="float" office:value="22" calcext:value-type="float">
            <text:p>22</text:p>
          </table:table-cell>
          <table:table-cell table:style-name="ce559" table:formula="of:=RANK([.M231];[.$D$231:.$AB$231];0)" office:value-type="float" office:value="10" calcext:value-type="float">
            <text:p>10</text:p>
          </table:table-cell>
          <table:table-cell table:style-name="ce559" table:formula="of:=RANK([.N231];[.$D$231:.$AB$231];0)" office:value-type="float" office:value="13" calcext:value-type="float">
            <text:p>13</text:p>
          </table:table-cell>
          <table:table-cell table:style-name="ce559" table:formula="of:=RANK([.O231];[.$D$231:.$AB$231];0)" office:value-type="float" office:value="9" calcext:value-type="float">
            <text:p>9</text:p>
          </table:table-cell>
          <table:table-cell table:style-name="ce559" table:formula="of:=RANK([.P231];[.$D$231:.$AB$231];0)" office:value-type="float" office:value="23" calcext:value-type="float">
            <text:p>23</text:p>
          </table:table-cell>
          <table:table-cell table:style-name="ce559" table:formula="of:=RANK([.Q231];[.$D$231:.$AB$231];0)" office:value-type="float" office:value="12" calcext:value-type="float">
            <text:p>12</text:p>
          </table:table-cell>
          <table:table-cell table:style-name="ce559" table:formula="of:=RANK([.R231];[.$D$231:.$AB$231];0)" office:value-type="float" office:value="19" calcext:value-type="float">
            <text:p>19</text:p>
          </table:table-cell>
          <table:table-cell table:style-name="ce559" table:formula="of:=RANK([.S231];[.$D$231:.$AB$231];0)" office:value-type="float" office:value="24" calcext:value-type="float">
            <text:p>24</text:p>
          </table:table-cell>
          <table:table-cell table:style-name="ce559" table:formula="of:=RANK([.T231];[.$D$231:.$AB$231];0)" office:value-type="float" office:value="14" calcext:value-type="float">
            <text:p>14</text:p>
          </table:table-cell>
          <table:table-cell table:style-name="ce559" table:formula="of:=RANK([.U231];[.$D$231:.$AB$231];0)" office:value-type="float" office:value="6" calcext:value-type="float">
            <text:p>6</text:p>
          </table:table-cell>
          <table:table-cell table:style-name="ce559" table:formula="of:=RANK([.V231];[.$D$231:.$AB$231];0)" office:value-type="float" office:value="1" calcext:value-type="float">
            <text:p>1</text:p>
          </table:table-cell>
          <table:table-cell table:style-name="ce559" table:formula="of:=RANK([.W231];[.$D$231:.$AB$231];0)" office:value-type="float" office:value="20" calcext:value-type="float">
            <text:p>20</text:p>
          </table:table-cell>
          <table:table-cell table:style-name="ce559" table:formula="of:=RANK([.X231];[.$D$231:.$AB$231];0)" office:value-type="float" office:value="2" calcext:value-type="float">
            <text:p>2</text:p>
          </table:table-cell>
          <table:table-cell table:style-name="ce559" table:formula="of:=RANK([.Y231];[.$D$231:.$AB$231];0)" office:value-type="float" office:value="25" calcext:value-type="float">
            <text:p>25</text:p>
          </table:table-cell>
          <table:table-cell table:style-name="ce559" table:formula="of:=RANK([.Z231];[.$D$231:.$AB$231];0)" office:value-type="float" office:value="17" calcext:value-type="float">
            <text:p>17</text:p>
          </table:table-cell>
          <table:table-cell table:style-name="ce559" table:formula="of:=RANK([.AA231];[.$D$231:.$AB$231];0)" office:value-type="float" office:value="5" calcext:value-type="float">
            <text:p>5</text:p>
          </table:table-cell>
          <table:table-cell table:style-name="ce559" table:formula="of:=RANK([.AB231];[.$D$231:.$AB$231];0)" office:value-type="float" office:value="18" calcext:value-type="float">
            <text:p>18</text:p>
          </table:table-cell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19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4">1</text:span></text:p>
          </table:table-cell>
          <table:table-cell table:style-name="ce681" office:value-type="string" calcext:value-type="string">
            <text:p>y<text:span text:style-name="T44">2</text:span></text:p>
          </table:table-cell>
          <table:table-cell table:style-name="ce681" office:value-type="string" calcext:value-type="string">
            <text:p>y<text:span text:style-name="T44">3</text:span></text:p>
          </table:table-cell>
          <table:table-cell table:style-name="ce681" office:value-type="string" calcext:value-type="string">
            <text:p>y<text:span text:style-name="T44">4</text:span></text:p>
          </table:table-cell>
          <table:table-cell table:style-name="ce681" office:value-type="string" calcext:value-type="string">
            <text:p>y<text:span text:style-name="T44">5</text:span></text:p>
          </table:table-cell>
          <table:table-cell table:style-name="ce681" office:value-type="string" calcext:value-type="string">
            <text:p>y<text:span text:style-name="T44">6</text:span></text:p>
          </table:table-cell>
          <table:table-cell table:style-name="ce681" office:value-type="string" calcext:value-type="string">
            <text:p>y<text:span text:style-name="T44">7</text:span></text:p>
          </table:table-cell>
          <table:table-cell table:style-name="ce681" office:value-type="string" calcext:value-type="string">
            <text:p>y<text:span text:style-name="T44">8</text:span></text:p>
          </table:table-cell>
          <table:table-cell table:style-name="ce681" office:value-type="string" calcext:value-type="string">
            <text:p>y<text:span text:style-name="T44">9</text:span></text:p>
          </table:table-cell>
          <table:table-cell table:style-name="ce681" office:value-type="string" calcext:value-type="string">
            <text:p>y<text:span text:style-name="T44">10</text:span></text:p>
          </table:table-cell>
          <table:table-cell table:style-name="ce681" office:value-type="string" calcext:value-type="string">
            <text:p>y<text:span text:style-name="T44">11</text:span></text:p>
          </table:table-cell>
          <table:table-cell table:style-name="ce681" office:value-type="string" calcext:value-type="string">
            <text:p>y<text:span text:style-name="T44">12</text:span></text:p>
          </table:table-cell>
          <table:table-cell table:style-name="ce681" office:value-type="string" calcext:value-type="string">
            <text:p>y<text:span text:style-name="T44">13</text:span></text:p>
          </table:table-cell>
          <table:table-cell table:style-name="ce681" office:value-type="string" calcext:value-type="string">
            <text:p>y<text:span text:style-name="T44">14</text:span></text:p>
          </table:table-cell>
          <table:table-cell table:style-name="ce681" office:value-type="string" calcext:value-type="string">
            <text:p>y<text:span text:style-name="T44">15</text:span></text:p>
          </table:table-cell>
          <table:table-cell table:style-name="ce681" office:value-type="string" calcext:value-type="string">
            <text:p>y<text:span text:style-name="T44">16</text:span></text:p>
          </table:table-cell>
          <table:table-cell table:style-name="ce681" office:value-type="string" calcext:value-type="string">
            <text:p>y<text:span text:style-name="T44">17</text:span></text:p>
          </table:table-cell>
          <table:table-cell table:style-name="ce681" office:value-type="string" calcext:value-type="string">
            <text:p>y<text:span text:style-name="T44">18</text:span></text:p>
          </table:table-cell>
          <table:table-cell table:style-name="ce681" office:value-type="string" calcext:value-type="string">
            <text:p>y<text:span text:style-name="T44">19</text:span></text:p>
          </table:table-cell>
          <table:table-cell table:style-name="ce681" office:value-type="string" calcext:value-type="string">
            <text:p>y<text:span text:style-name="T44">20</text:span></text:p>
          </table:table-cell>
          <table:table-cell table:style-name="ce681" office:value-type="string" calcext:value-type="string">
            <text:p>y<text:span text:style-name="T44">21</text:span></text:p>
          </table:table-cell>
          <table:table-cell table:style-name="ce681" office:value-type="string" calcext:value-type="string">
            <text:p>y<text:span text:style-name="T16">22</text:span></text:p>
          </table:table-cell>
          <table:table-cell table:style-name="ce681" office:value-type="string" calcext:value-type="string">
            <text:p>y<text:span text:style-name="T16">23</text:span></text:p>
          </table:table-cell>
          <table:table-cell table:style-name="ce681" office:value-type="string" calcext:value-type="string">
            <text:p>y<text:span text:style-name="T16">24</text:span></text:p>
          </table:table-cell>
          <table:table-cell table:style-name="ce681" office:value-type="string" calcext:value-type="string">
            <text:p>y<text:span text:style-name="T16">25</text:span></text:p>
          </table:table-cell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 table:style-name="ce765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-1.90909090909091" calcext:value-type="float">
            <text:p>-1,90909090909091</text:p>
          </table:table-cell>
          <table:table-cell table:style-name="ce629" table:formula="of:=IF([.B235]&lt;&gt;[.$E$208];([.$A$208]*[.B235]+[.$B$208])/([.$C$208]*[.B235]+[.$D$208]);&quot;&quot;)" office:value-type="float" office:value="-1.90909090909091" calcext:value-type="float">
            <text:p>-1,90909090909091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 table:style-name="ce765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-1.90825688073395" calcext:value-type="float">
            <text:p>-1,90825688073395</text:p>
          </table:table-cell>
          <table:table-cell table:style-name="ce696" table:formula="of:=IF([.B236]&lt;&gt;[.$E$208];([.$A$208]*[.B236]+[.$B$208])/([.$C$208]*[.B236]+[.$D$208]);&quot;&quot;)" office:value-type="float" office:value="-1.90825688073395" calcext:value-type="float">
            <text:p>-1,9082568807339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 table:style-name="ce765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-1.90740740740741" calcext:value-type="float">
            <text:p>-1,90740740740741</text:p>
          </table:table-cell>
          <table:table-cell table:style-name="ce695" table:formula="of:=IF([.B237]&lt;&gt;[.$E$208];([.$A$208]*[.B237]+[.$B$208])/([.$C$208]*[.B237]+[.$D$208]);&quot;&quot;)" office:value-type="float" office:value="-1.90740740740741" calcext:value-type="float">
            <text:p>-1,90740740740741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-1.90654205607477" calcext:value-type="float">
            <text:p>-1,90654205607477</text:p>
          </table:table-cell>
          <table:table-cell table:style-name="ce696" table:formula="of:=IF([.B238]&lt;&gt;[.$E$208];([.$A$208]*[.B238]+[.$B$208])/([.$C$208]*[.B238]+[.$D$208]);&quot;&quot;)" office:value-type="float" office:value="-1.90654205607477" calcext:value-type="float">
            <text:p>-1,90654205607477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-1.90566037735849" calcext:value-type="float">
            <text:p>-1,90566037735849</text:p>
          </table:table-cell>
          <table:table-cell table:style-name="ce697" table:formula="of:=IF([.B239]&lt;&gt;[.$E$208];([.$A$208]*[.B239]+[.$B$208])/([.$C$208]*[.B239]+[.$D$208]);&quot;&quot;)" office:value-type="float" office:value="-1.90566037735849" calcext:value-type="float">
            <text:p>-1,90566037735849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-1.9047619047619" calcext:value-type="float">
            <text:p>-1,9047619047619</text:p>
          </table:table-cell>
          <table:table-cell table:style-name="ce696" table:formula="of:=IF([.B240]&lt;&gt;[.$E$208];([.$A$208]*[.B240]+[.$B$208])/([.$C$208]*[.B240]+[.$D$208]);&quot;&quot;)" office:value-type="float" office:value="-1.9047619047619" calcext:value-type="float">
            <text:p>-1,9047619047619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-1.90384615384615" calcext:value-type="float">
            <text:p>-1,90384615384615</text:p>
          </table:table-cell>
          <table:table-cell table:style-name="ce697" table:formula="of:=IF([.B241]&lt;&gt;[.$E$208];([.$A$208]*[.B241]+[.$B$208])/([.$C$208]*[.B241]+[.$D$208]);&quot;&quot;)" office:value-type="float" office:value="-1.90384615384615" calcext:value-type="float">
            <text:p>-1,9038461538461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-1.90291262135922" calcext:value-type="float">
            <text:p>-1,90291262135922</text:p>
          </table:table-cell>
          <table:table-cell table:style-name="ce696" table:formula="of:=IF([.B242]&lt;&gt;[.$E$208];([.$A$208]*[.B242]+[.$B$208])/([.$C$208]*[.B242]+[.$D$208]);&quot;&quot;)" office:value-type="float" office:value="-1.90291262135922" calcext:value-type="float">
            <text:p>-1,90291262135922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-1.90196078431373" calcext:value-type="float">
            <text:p>-1,90196078431373</text:p>
          </table:table-cell>
          <table:table-cell table:style-name="ce695" table:formula="of:=IF([.B243]&lt;&gt;[.$E$208];([.$A$208]*[.B243]+[.$B$208])/([.$C$208]*[.B243]+[.$D$208]);&quot;&quot;)" office:value-type="float" office:value="-1.90196078431373" calcext:value-type="float">
            <text:p>-1,90196078431373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-1.9009900990099" calcext:value-type="float">
            <text:p>-1,9009900990099</text:p>
          </table:table-cell>
          <table:table-cell table:style-name="ce698" table:formula="of:=IF([.B244]&lt;&gt;[.$E$208];([.$A$208]*[.B244]+[.$B$208])/([.$C$208]*[.B244]+[.$D$208]);&quot;&quot;)" office:value-type="float" office:value="-1.9009900990099" calcext:value-type="float">
            <text:p>-1,9009900990099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-1.9" calcext:value-type="float">
            <text:p>-1,9</text:p>
          </table:table-cell>
          <table:table-cell table:style-name="ce695" table:formula="of:=IF([.B245]&lt;&gt;[.$E$208];([.$A$208]*[.B245]+[.$B$208])/([.$C$208]*[.B245]+[.$D$208]);&quot;&quot;)" office:value-type="float" office:value="-1.9" calcext:value-type="float">
            <text:p>-1,9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-1.8989898989899" calcext:value-type="float">
            <text:p>-1,8989898989899</text:p>
          </table:table-cell>
          <table:table-cell table:style-name="ce696" table:formula="of:=IF([.B246]&lt;&gt;[.$E$208];([.$A$208]*[.B246]+[.$B$208])/([.$C$208]*[.B246]+[.$D$208]);&quot;&quot;)" office:value-type="float" office:value="-1.8989898989899" calcext:value-type="float">
            <text:p>-1,8989898989899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-1.89795918367347" calcext:value-type="float">
            <text:p>-1,89795918367347</text:p>
          </table:table-cell>
          <table:table-cell table:style-name="ce697" table:formula="of:=IF([.B247]&lt;&gt;[.$E$208];([.$A$208]*[.B247]+[.$B$208])/([.$C$208]*[.B247]+[.$D$208]);&quot;&quot;)" office:value-type="float" office:value="-1.89795918367347" calcext:value-type="float">
            <text:p>-1,89795918367347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-1.89690721649485" calcext:value-type="float">
            <text:p>-1,89690721649485</text:p>
          </table:table-cell>
          <table:table-cell table:style-name="ce698" table:formula="of:=IF([.B248]&lt;&gt;[.$E$208];([.$A$208]*[.B248]+[.$B$208])/([.$C$208]*[.B248]+[.$D$208]);&quot;&quot;)" office:value-type="float" office:value="-1.89690721649485" calcext:value-type="float">
            <text:p>-1,89690721649485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-1.89583333333333" calcext:value-type="float">
            <text:p>-1,89583333333333</text:p>
          </table:table-cell>
          <table:table-cell table:style-name="ce697" table:formula="of:=IF([.B249]&lt;&gt;[.$E$208];([.$A$208]*[.B249]+[.$B$208])/([.$C$208]*[.B249]+[.$D$208]);&quot;&quot;)" office:value-type="float" office:value="-1.89583333333333" calcext:value-type="float">
            <text:p>-1,89583333333333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-1.89473684210526" calcext:value-type="float">
            <text:p>-1,89473684210526</text:p>
          </table:table-cell>
          <table:table-cell table:style-name="ce698" table:formula="of:=IF([.B250]&lt;&gt;[.$E$208];([.$A$208]*[.B250]+[.$B$208])/([.$C$208]*[.B250]+[.$D$208]);&quot;&quot;)" office:value-type="float" office:value="-1.89473684210526" calcext:value-type="float">
            <text:p>-1,89473684210526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-1.8936170212766" calcext:value-type="float">
            <text:p>-1,8936170212766</text:p>
          </table:table-cell>
          <table:table-cell table:style-name="ce697" table:formula="of:=IF([.B251]&lt;&gt;[.$E$208];([.$A$208]*[.B251]+[.$B$208])/([.$C$208]*[.B251]+[.$D$208]);&quot;&quot;)" office:value-type="float" office:value="-1.8936170212766" calcext:value-type="float">
            <text:p>-1,8936170212766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-1.89247311827957" calcext:value-type="float">
            <text:p>-1,89247311827957</text:p>
          </table:table-cell>
          <table:table-cell table:style-name="ce698" table:formula="of:=IF([.B252]&lt;&gt;[.$E$208];([.$A$208]*[.B252]+[.$B$208])/([.$C$208]*[.B252]+[.$D$208]);&quot;&quot;)" office:value-type="float" office:value="-1.89247311827957" calcext:value-type="float">
            <text:p>-1,8924731182795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-1.89130434782609" calcext:value-type="float">
            <text:p>-1,89130434782609</text:p>
          </table:table-cell>
          <table:table-cell table:style-name="ce697" table:formula="of:=IF([.B253]&lt;&gt;[.$E$208];([.$A$208]*[.B253]+[.$B$208])/([.$C$208]*[.B253]+[.$D$208]);&quot;&quot;)" office:value-type="float" office:value="-1.89130434782609" calcext:value-type="float">
            <text:p>-1,8913043478260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-1.89010989010989" calcext:value-type="float">
            <text:p>-1,89010989010989</text:p>
          </table:table-cell>
          <table:table-cell table:style-name="ce698" table:formula="of:=IF([.B254]&lt;&gt;[.$E$208];([.$A$208]*[.B254]+[.$B$208])/([.$C$208]*[.B254]+[.$D$208]);&quot;&quot;)" office:value-type="float" office:value="-1.89010989010989" calcext:value-type="float">
            <text:p>-1,89010989010989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-1.88888888888889" calcext:value-type="float">
            <text:p>-1,88888888888889</text:p>
          </table:table-cell>
          <table:table-cell table:style-name="ce697" table:formula="of:=IF([.B255]&lt;&gt;[.$E$208];([.$A$208]*[.B255]+[.$B$208])/([.$C$208]*[.B255]+[.$D$208]);&quot;&quot;)" office:value-type="float" office:value="-1.88888888888889" calcext:value-type="float">
            <text:p>-1,8888888888888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-1.8876404494382" calcext:value-type="float">
            <text:p>-1,8876404494382</text:p>
          </table:table-cell>
          <table:table-cell table:style-name="ce698" table:formula="of:=IF([.B256]&lt;&gt;[.$E$208];([.$A$208]*[.B256]+[.$B$208])/([.$C$208]*[.B256]+[.$D$208]);&quot;&quot;)" office:value-type="float" office:value="-1.8876404494382" calcext:value-type="float">
            <text:p>-1,8876404494382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-1.88636363636364" calcext:value-type="float">
            <text:p>-1,88636363636364</text:p>
          </table:table-cell>
          <table:table-cell table:style-name="ce697" table:formula="of:=IF([.B257]&lt;&gt;[.$E$208];([.$A$208]*[.B257]+[.$B$208])/([.$C$208]*[.B257]+[.$D$208]);&quot;&quot;)" office:value-type="float" office:value="-1.88636363636364" calcext:value-type="float">
            <text:p>-1,88636363636364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-1.88505747126437" calcext:value-type="float">
            <text:p>-1,88505747126437</text:p>
          </table:table-cell>
          <table:table-cell table:style-name="ce698" table:formula="of:=IF([.B258]&lt;&gt;[.$E$208];([.$A$208]*[.B258]+[.$B$208])/([.$C$208]*[.B258]+[.$D$208]);&quot;&quot;)" office:value-type="float" office:value="-1.88505747126437" calcext:value-type="float">
            <text:p>-1,8850574712643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-1.88372093023256" calcext:value-type="float">
            <text:p>-1,88372093023256</text:p>
          </table:table-cell>
          <table:table-cell table:style-name="ce697" table:formula="of:=IF([.B259]&lt;&gt;[.$E$208];([.$A$208]*[.B259]+[.$B$208])/([.$C$208]*[.B259]+[.$D$208]);&quot;&quot;)" office:value-type="float" office:value="-1.88372093023256" calcext:value-type="float">
            <text:p>-1,88372093023256</text:p>
          </table:table-cell>
          <table:table-cell table:style-name="ce697" table:number-columns-repeated="7"/>
          <table:table-cell table:style-name="ce535" table:number-columns-repeated="17"/>
          <table:table-cell table:style-name="ce882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-1.88235294117647" calcext:value-type="float">
            <text:p>-1,88235294117647</text:p>
          </table:table-cell>
          <table:table-cell table:style-name="ce696" table:formula="of:=IF([.B260]&lt;&gt;[.$E$208];([.$A$208]*[.B260]+[.$B$208])/([.$C$208]*[.B260]+[.$D$208]);&quot;&quot;)" office:value-type="float" office:value="-1.88235294117647" calcext:value-type="float">
            <text:p>-1,88235294117647</text:p>
          </table:table-cell>
          <table:table-cell table:style-name="ce696" table:number-columns-repeated="24"/>
          <table:table-cell table:style-name="ce1109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-1.88095238095238" calcext:value-type="float">
            <text:p>-1,88095238095238</text:p>
          </table:table-cell>
          <table:table-cell table:style-name="ce695" table:formula="of:=IF([.B261]&lt;&gt;[.$E$208];([.$A$208]*[.B261]+[.$B$208])/([.$C$208]*[.B261]+[.$D$208]);&quot;&quot;)" office:value-type="float" office:value="-1.88095238095238" calcext:value-type="float">
            <text:p>-1,88095238095238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-1.87951807228916" calcext:value-type="float">
            <text:p>-1,87951807228916</text:p>
          </table:table-cell>
          <table:table-cell table:style-name="ce696" table:formula="of:=IF([.B262]&lt;&gt;[.$E$208];([.$A$208]*[.B262]+[.$B$208])/([.$C$208]*[.B262]+[.$D$208]);&quot;&quot;)" office:value-type="float" office:value="-1.87951807228916" calcext:value-type="float">
            <text:p>-1,87951807228916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-1.87804878048781" calcext:value-type="float">
            <text:p>-1,87804878048781</text:p>
          </table:table-cell>
          <table:table-cell table:style-name="ce697" table:formula="of:=IF([.B263]&lt;&gt;[.$E$208];([.$A$208]*[.B263]+[.$B$208])/([.$C$208]*[.B263]+[.$D$208]);&quot;&quot;)" office:value-type="float" office:value="-1.87804878048781" calcext:value-type="float">
            <text:p>-1,87804878048781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-1.87654320987654" calcext:value-type="float">
            <text:p>-1,87654320987654</text:p>
          </table:table-cell>
          <table:table-cell table:style-name="ce696" table:formula="of:=IF([.B264]&lt;&gt;[.$E$208];([.$A$208]*[.B264]+[.$B$208])/([.$C$208]*[.B264]+[.$D$208]);&quot;&quot;)" office:value-type="float" office:value="-1.87654320987654" calcext:value-type="float">
            <text:p>-1,8765432098765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-1.875" calcext:value-type="float">
            <text:p>-1,875</text:p>
          </table:table-cell>
          <table:table-cell table:style-name="ce697" table:formula="of:=IF([.B265]&lt;&gt;[.$E$208];([.$A$208]*[.B265]+[.$B$208])/([.$C$208]*[.B265]+[.$D$208]);&quot;&quot;)" office:value-type="float" office:value="-1.875" calcext:value-type="float">
            <text:p>-1,875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-1.87341772151899" calcext:value-type="float">
            <text:p>-1,87341772151899</text:p>
          </table:table-cell>
          <table:table-cell table:style-name="ce696" table:formula="of:=IF([.B266]&lt;&gt;[.$E$208];([.$A$208]*[.B266]+[.$B$208])/([.$C$208]*[.B266]+[.$D$208]);&quot;&quot;)" office:value-type="float" office:value="-1.87341772151899" calcext:value-type="float">
            <text:p>-1,87341772151899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-1.87179487179487" calcext:value-type="float">
            <text:p>-1,87179487179487</text:p>
          </table:table-cell>
          <table:table-cell table:style-name="ce695" table:formula="of:=IF([.B267]&lt;&gt;[.$E$208];([.$A$208]*[.B267]+[.$B$208])/([.$C$208]*[.B267]+[.$D$208]);&quot;&quot;)" office:value-type="float" office:value="-1.87179487179487" calcext:value-type="float">
            <text:p>-1,87179487179487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-1.87012987012987" calcext:value-type="float">
            <text:p>-1,87012987012987</text:p>
          </table:table-cell>
          <table:table-cell table:style-name="ce698" table:formula="of:=IF([.B268]&lt;&gt;[.$E$208];([.$A$208]*[.B268]+[.$B$208])/([.$C$208]*[.B268]+[.$D$208]);&quot;&quot;)" office:value-type="float" office:value="-1.87012987012987" calcext:value-type="float">
            <text:p>-1,87012987012987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-1.86842105263158" calcext:value-type="float">
            <text:p>-1,86842105263158</text:p>
          </table:table-cell>
          <table:table-cell table:style-name="ce695" table:formula="of:=IF([.B269]&lt;&gt;[.$E$208];([.$A$208]*[.B269]+[.$B$208])/([.$C$208]*[.B269]+[.$D$208]);&quot;&quot;)" office:value-type="float" office:value="-1.86842105263158" calcext:value-type="float">
            <text:p>-1,86842105263158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-1.86666666666667" calcext:value-type="float">
            <text:p>-1,86666666666667</text:p>
          </table:table-cell>
          <table:table-cell table:style-name="ce696" table:formula="of:=IF([.B270]&lt;&gt;[.$E$208];([.$A$208]*[.B270]+[.$B$208])/([.$C$208]*[.B270]+[.$D$208]);&quot;&quot;)" office:value-type="float" office:value="-1.86666666666667" calcext:value-type="float">
            <text:p>-1,86666666666667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-1.86486486486487" calcext:value-type="float">
            <text:p>-1,86486486486487</text:p>
          </table:table-cell>
          <table:table-cell table:style-name="ce697" table:formula="of:=IF([.B271]&lt;&gt;[.$E$208];([.$A$208]*[.B271]+[.$B$208])/([.$C$208]*[.B271]+[.$D$208]);&quot;&quot;)" office:value-type="float" office:value="-1.86486486486487" calcext:value-type="float">
            <text:p>-1,86486486486487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-1.86301369863014" calcext:value-type="float">
            <text:p>-1,86301369863014</text:p>
          </table:table-cell>
          <table:table-cell table:style-name="ce698" table:formula="of:=IF([.B272]&lt;&gt;[.$E$208];([.$A$208]*[.B272]+[.$B$208])/([.$C$208]*[.B272]+[.$D$208]);&quot;&quot;)" office:value-type="float" office:value="-1.86301369863014" calcext:value-type="float">
            <text:p>-1,8630136986301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-1.86111111111111" calcext:value-type="float">
            <text:p>-1,86111111111111</text:p>
          </table:table-cell>
          <table:table-cell table:style-name="ce697" table:formula="of:=IF([.B273]&lt;&gt;[.$E$208];([.$A$208]*[.B273]+[.$B$208])/([.$C$208]*[.B273]+[.$D$208]);&quot;&quot;)" office:value-type="float" office:value="-1.86111111111111" calcext:value-type="float">
            <text:p>-1,8611111111111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-1.85915492957746" calcext:value-type="float">
            <text:p>-1,85915492957746</text:p>
          </table:table-cell>
          <table:table-cell table:style-name="ce698" table:formula="of:=IF([.B274]&lt;&gt;[.$E$208];([.$A$208]*[.B274]+[.$B$208])/([.$C$208]*[.B274]+[.$D$208]);&quot;&quot;)" office:value-type="float" office:value="-1.85915492957746" calcext:value-type="float">
            <text:p>-1,85915492957746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882" table:number-columns-repeated="5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-1.85714285714286" calcext:value-type="float">
            <text:p>-1,85714285714286</text:p>
          </table:table-cell>
          <table:table-cell table:style-name="ce697" table:formula="of:=IF([.B275]&lt;&gt;[.$E$208];([.$A$208]*[.B275]+[.$B$208])/([.$C$208]*[.B275]+[.$D$208]);&quot;&quot;)" office:value-type="float" office:value="-1.85714285714286" calcext:value-type="float">
            <text:p>-1,8571428571428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-1.85507246376812" calcext:value-type="float">
            <text:p>-1,85507246376812</text:p>
          </table:table-cell>
          <table:table-cell table:style-name="ce698" table:formula="of:=IF([.B276]&lt;&gt;[.$E$208];([.$A$208]*[.B276]+[.$B$208])/([.$C$208]*[.B276]+[.$D$208]);&quot;&quot;)" office:value-type="float" office:value="-1.85507246376812" calcext:value-type="float">
            <text:p>-1,85507246376812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-1.85294117647059" calcext:value-type="float">
            <text:p>-1,85294117647059</text:p>
          </table:table-cell>
          <table:table-cell table:style-name="ce697" table:formula="of:=IF([.B277]&lt;&gt;[.$E$208];([.$A$208]*[.B277]+[.$B$208])/([.$C$208]*[.B277]+[.$D$208]);&quot;&quot;)" office:value-type="float" office:value="-1.85294117647059" calcext:value-type="float">
            <text:p>-1,85294117647059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-1.85074626865672" calcext:value-type="float">
            <text:p>-1,85074626865672</text:p>
          </table:table-cell>
          <table:table-cell table:style-name="ce698" table:formula="of:=IF([.B278]&lt;&gt;[.$E$208];([.$A$208]*[.B278]+[.$B$208])/([.$C$208]*[.B278]+[.$D$208]);&quot;&quot;)" office:value-type="float" office:value="-1.85074626865672" calcext:value-type="float">
            <text:p>-1,85074626865672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-1.84848484848485" calcext:value-type="float">
            <text:p>-1,84848484848485</text:p>
          </table:table-cell>
          <table:table-cell table:style-name="ce697" table:formula="of:=IF([.B279]&lt;&gt;[.$E$208];([.$A$208]*[.B279]+[.$B$208])/([.$C$208]*[.B279]+[.$D$208]);&quot;&quot;)" office:value-type="float" office:value="-1.84848484848485" calcext:value-type="float">
            <text:p>-1,8484848484848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-1.84615384615385" calcext:value-type="float">
            <text:p>-1,84615384615385</text:p>
          </table:table-cell>
          <table:table-cell table:style-name="ce698" table:formula="of:=IF([.B280]&lt;&gt;[.$E$208];([.$A$208]*[.B280]+[.$B$208])/([.$C$208]*[.B280]+[.$D$208]);&quot;&quot;)" office:value-type="float" office:value="-1.84615384615385" calcext:value-type="float">
            <text:p>-1,84615384615385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-1.84375" calcext:value-type="float">
            <text:p>-1,84375</text:p>
          </table:table-cell>
          <table:table-cell table:style-name="ce697" table:formula="of:=IF([.B281]&lt;&gt;[.$E$208];([.$A$208]*[.B281]+[.$B$208])/([.$C$208]*[.B281]+[.$D$208]);&quot;&quot;)" office:value-type="float" office:value="-1.84375" calcext:value-type="float">
            <text:p>-1,8437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-1.84126984126984" calcext:value-type="float">
            <text:p>-1,84126984126984</text:p>
          </table:table-cell>
          <table:table-cell table:style-name="ce698" table:formula="of:=IF([.B282]&lt;&gt;[.$E$208];([.$A$208]*[.B282]+[.$B$208])/([.$C$208]*[.B282]+[.$D$208]);&quot;&quot;)" office:value-type="float" office:value="-1.84126984126984" calcext:value-type="float">
            <text:p>-1,8412698412698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-1.83870967741935" calcext:value-type="float">
            <text:p>-1,83870967741935</text:p>
          </table:table-cell>
          <table:table-cell table:style-name="ce697" table:formula="of:=IF([.B283]&lt;&gt;[.$E$208];([.$A$208]*[.B283]+[.$B$208])/([.$C$208]*[.B283]+[.$D$208]);&quot;&quot;)" office:value-type="float" office:value="-1.83870967741935" calcext:value-type="float">
            <text:p>-1,83870967741935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-1.83606557377049" calcext:value-type="float">
            <text:p>-1,83606557377049</text:p>
          </table:table-cell>
          <table:table-cell table:style-name="ce696" table:formula="of:=IF([.B284]&lt;&gt;[.$E$208];([.$A$208]*[.B284]+[.$B$208])/([.$C$208]*[.B284]+[.$D$208]);&quot;&quot;)" office:value-type="float" office:value="-1.83606557377049" calcext:value-type="float">
            <text:p>-1,83606557377049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 office:value-type="float" office:value="-1.83333333333333" calcext:value-type="float">
            <text:p>-1,83333333333333</text:p>
          </table:table-cell>
          <table:table-cell table:style-name="ce695" table:formula="of:=IF([.B285]&lt;&gt;[.$E$208];([.$A$208]*[.B285]+[.$B$208])/([.$C$208]*[.B285]+[.$D$208]);&quot;&quot;)" office:value-type="float" office:value="-1.83333333333333" calcext:value-type="float">
            <text:p>-1,83333333333333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-1.83050847457627" calcext:value-type="float">
            <text:p>-1,83050847457627</text:p>
          </table:table-cell>
          <table:table-cell table:style-name="ce696" table:formula="of:=IF([.B286]&lt;&gt;[.$E$208];([.$A$208]*[.B286]+[.$B$208])/([.$C$208]*[.B286]+[.$D$208]);&quot;&quot;)" office:value-type="float" office:value="-1.83050847457627" calcext:value-type="float">
            <text:p>-1,83050847457627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-1.82758620689655" calcext:value-type="float">
            <text:p>-1,82758620689655</text:p>
          </table:table-cell>
          <table:table-cell table:style-name="ce697" table:formula="of:=IF([.B287]&lt;&gt;[.$E$208];([.$A$208]*[.B287]+[.$B$208])/([.$C$208]*[.B287]+[.$D$208]);&quot;&quot;)" office:value-type="float" office:value="-1.82758620689655" calcext:value-type="float">
            <text:p>-1,8275862068965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-1.82456140350877" calcext:value-type="float">
            <text:p>-1,82456140350877</text:p>
          </table:table-cell>
          <table:table-cell table:style-name="ce696" table:formula="of:=IF([.B288]&lt;&gt;[.$E$208];([.$A$208]*[.B288]+[.$B$208])/([.$C$208]*[.B288]+[.$D$208]);&quot;&quot;)" office:value-type="float" office:value="-1.82456140350877" calcext:value-type="float">
            <text:p>-1,82456140350877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-1.82142857142857" calcext:value-type="float">
            <text:p>-1,82142857142857</text:p>
          </table:table-cell>
          <table:table-cell table:style-name="ce697" table:formula="of:=IF([.B289]&lt;&gt;[.$E$208];([.$A$208]*[.B289]+[.$B$208])/([.$C$208]*[.B289]+[.$D$208]);&quot;&quot;)" office:value-type="float" office:value="-1.82142857142857" calcext:value-type="float">
            <text:p>-1,82142857142857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-1.81818181818182" calcext:value-type="float">
            <text:p>-1,81818181818182</text:p>
          </table:table-cell>
          <table:table-cell table:style-name="ce696" table:formula="of:=IF([.B290]&lt;&gt;[.$E$208];([.$A$208]*[.B290]+[.$B$208])/([.$C$208]*[.B290]+[.$D$208]);&quot;&quot;)" office:value-type="float" office:value="-1.81818181818182" calcext:value-type="float">
            <text:p>-1,81818181818182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-1.81481481481482" calcext:value-type="float">
            <text:p>-1,81481481481482</text:p>
          </table:table-cell>
          <table:table-cell table:style-name="ce695" table:formula="of:=IF([.B291]&lt;&gt;[.$E$208];([.$A$208]*[.B291]+[.$B$208])/([.$C$208]*[.B291]+[.$D$208]);&quot;&quot;)" office:value-type="float" office:value="-1.81481481481482" calcext:value-type="float">
            <text:p>-1,81481481481482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-1.81132075471698" calcext:value-type="float">
            <text:p>-1,81132075471698</text:p>
          </table:table-cell>
          <table:table-cell table:style-name="ce698" table:formula="of:=IF([.B292]&lt;&gt;[.$E$208];([.$A$208]*[.B292]+[.$B$208])/([.$C$208]*[.B292]+[.$D$208]);&quot;&quot;)" office:value-type="float" office:value="-1.81132075471698" calcext:value-type="float">
            <text:p>-1,81132075471698</text:p>
          </table:table-cell>
          <table:table-cell table:style-name="ce698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-1.80769230769231" calcext:value-type="float">
            <text:p>-1,80769230769231</text:p>
          </table:table-cell>
          <table:table-cell table:style-name="ce695" table:formula="of:=IF([.B293]&lt;&gt;[.$E$208];([.$A$208]*[.B293]+[.$B$208])/([.$C$208]*[.B293]+[.$D$208]);&quot;&quot;)" office:value-type="float" office:value="-1.80769230769231" calcext:value-type="float">
            <text:p>-1,80769230769231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-1.80392156862745" calcext:value-type="float">
            <text:p>-1,80392156862745</text:p>
          </table:table-cell>
          <table:table-cell table:style-name="ce696" table:formula="of:=IF([.B294]&lt;&gt;[.$E$208];([.$A$208]*[.B294]+[.$B$208])/([.$C$208]*[.B294]+[.$D$208]);&quot;&quot;)" office:value-type="float" office:value="-1.80392156862745" calcext:value-type="float">
            <text:p>-1,80392156862745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-1.8" calcext:value-type="float">
            <text:p>-1,8</text:p>
          </table:table-cell>
          <table:table-cell table:style-name="ce697" table:formula="of:=IF([.B295]&lt;&gt;[.$E$208];([.$A$208]*[.B295]+[.$B$208])/([.$C$208]*[.B295]+[.$D$208]);&quot;&quot;)" office:value-type="float" office:value="-1.8" calcext:value-type="float">
            <text:p>-1,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-1.79591836734694" calcext:value-type="float">
            <text:p>-1,79591836734694</text:p>
          </table:table-cell>
          <table:table-cell table:style-name="ce698" table:formula="of:=IF([.B296]&lt;&gt;[.$E$208];([.$A$208]*[.B296]+[.$B$208])/([.$C$208]*[.B296]+[.$D$208]);&quot;&quot;)" office:value-type="float" office:value="-1.79591836734694" calcext:value-type="float">
            <text:p>-1,7959183673469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-1.79166666666667" calcext:value-type="float">
            <text:p>-1,79166666666667</text:p>
          </table:table-cell>
          <table:table-cell table:style-name="ce697" table:formula="of:=IF([.B297]&lt;&gt;[.$E$208];([.$A$208]*[.B297]+[.$B$208])/([.$C$208]*[.B297]+[.$D$208]);&quot;&quot;)" office:value-type="float" office:value="-1.79166666666667" calcext:value-type="float">
            <text:p>-1,791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-1.78723404255319" calcext:value-type="float">
            <text:p>-1,78723404255319</text:p>
          </table:table-cell>
          <table:table-cell table:style-name="ce698" table:formula="of:=IF([.B298]&lt;&gt;[.$E$208];([.$A$208]*[.B298]+[.$B$208])/([.$C$208]*[.B298]+[.$D$208]);&quot;&quot;)" office:value-type="float" office:value="-1.78723404255319" calcext:value-type="float">
            <text:p>-1,7872340425531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-1.78260869565217" calcext:value-type="float">
            <text:p>-1,78260869565217</text:p>
          </table:table-cell>
          <table:table-cell table:style-name="ce697" table:formula="of:=IF([.B299]&lt;&gt;[.$E$208];([.$A$208]*[.B299]+[.$B$208])/([.$C$208]*[.B299]+[.$D$208]);&quot;&quot;)" office:value-type="float" office:value="-1.78260869565217" calcext:value-type="float">
            <text:p>-1,7826086956521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-1.77777777777778" calcext:value-type="float">
            <text:p>-1,77777777777778</text:p>
          </table:table-cell>
          <table:table-cell table:style-name="ce698" table:formula="of:=IF([.B300]&lt;&gt;[.$E$208];([.$A$208]*[.B300]+[.$B$208])/([.$C$208]*[.B300]+[.$D$208]);&quot;&quot;)" office:value-type="float" office:value="-1.77777777777778" calcext:value-type="float">
            <text:p>-1,7777777777777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-1.77272727272727" calcext:value-type="float">
            <text:p>-1,77272727272727</text:p>
          </table:table-cell>
          <table:table-cell table:style-name="ce697" table:formula="of:=IF([.B301]&lt;&gt;[.$E$208];([.$A$208]*[.B301]+[.$B$208])/([.$C$208]*[.B301]+[.$D$208]);&quot;&quot;)" office:value-type="float" office:value="-1.77272727272727" calcext:value-type="float">
            <text:p>-1,7727272727272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-1.76744186046512" calcext:value-type="float">
            <text:p>-1,76744186046512</text:p>
          </table:table-cell>
          <table:table-cell table:style-name="ce698" table:formula="of:=IF([.B302]&lt;&gt;[.$E$208];([.$A$208]*[.B302]+[.$B$208])/([.$C$208]*[.B302]+[.$D$208]);&quot;&quot;)" office:value-type="float" office:value="-1.76744186046512" calcext:value-type="float">
            <text:p>-1,7674418604651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-1.76190476190476" calcext:value-type="float">
            <text:p>-1,76190476190476</text:p>
          </table:table-cell>
          <table:table-cell table:style-name="ce697" table:formula="of:=IF([.B303]&lt;&gt;[.$E$208];([.$A$208]*[.B303]+[.$B$208])/([.$C$208]*[.B303]+[.$D$208]);&quot;&quot;)" office:value-type="float" office:value="-1.76190476190476" calcext:value-type="float">
            <text:p>-1,7619047619047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-1.75609756097561" calcext:value-type="float">
            <text:p>-1,75609756097561</text:p>
          </table:table-cell>
          <table:table-cell table:style-name="ce698" table:formula="of:=IF([.B304]&lt;&gt;[.$E$208];([.$A$208]*[.B304]+[.$B$208])/([.$C$208]*[.B304]+[.$D$208]);&quot;&quot;)" office:value-type="float" office:value="-1.75609756097561" calcext:value-type="float">
            <text:p>-1,7560975609756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-1.75" calcext:value-type="float">
            <text:p>-1,75</text:p>
          </table:table-cell>
          <table:table-cell table:style-name="ce697" table:formula="of:=IF([.B305]&lt;&gt;[.$E$208];([.$A$208]*[.B305]+[.$B$208])/([.$C$208]*[.B305]+[.$D$208]);&quot;&quot;)" office:value-type="float" office:value="-1.75" calcext:value-type="float">
            <text:p>-1,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-1.74358974358974" calcext:value-type="float">
            <text:p>-1,74358974358974</text:p>
          </table:table-cell>
          <table:table-cell table:style-name="ce698" table:formula="of:=IF([.B306]&lt;&gt;[.$E$208];([.$A$208]*[.B306]+[.$B$208])/([.$C$208]*[.B306]+[.$D$208]);&quot;&quot;)" office:value-type="float" office:value="-1.74358974358974" calcext:value-type="float">
            <text:p>-1,7435897435897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-1.73684210526316" calcext:value-type="float">
            <text:p>-1,73684210526316</text:p>
          </table:table-cell>
          <table:table-cell table:style-name="ce697" table:formula="of:=IF([.B307]&lt;&gt;[.$E$208];([.$A$208]*[.B307]+[.$B$208])/([.$C$208]*[.B307]+[.$D$208]);&quot;&quot;)" office:value-type="float" office:value="-1.73684210526316" calcext:value-type="float">
            <text:p>-1,7368421052631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-1.72972972972973" calcext:value-type="float">
            <text:p>-1,72972972972973</text:p>
          </table:table-cell>
          <table:table-cell table:style-name="ce696" table:formula="of:=IF([.B308]&lt;&gt;[.$E$208];([.$A$208]*[.B308]+[.$B$208])/([.$C$208]*[.B308]+[.$D$208]);&quot;&quot;)" office:value-type="float" office:value="-1.72972972972973" calcext:value-type="float">
            <text:p>-1,72972972972973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-1.72222222222222" calcext:value-type="float">
            <text:p>-1,72222222222222</text:p>
          </table:table-cell>
          <table:table-cell table:style-name="ce695" table:formula="of:=IF([.B309]&lt;&gt;[.$E$208];([.$A$208]*[.B309]+[.$B$208])/([.$C$208]*[.B309]+[.$D$208]);&quot;&quot;)" office:value-type="float" office:value="-1.72222222222222" calcext:value-type="float">
            <text:p>-1,72222222222222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-1.71428571428571" calcext:value-type="float">
            <text:p>-1,71428571428571</text:p>
          </table:table-cell>
          <table:table-cell table:style-name="ce696" table:formula="of:=IF([.B310]&lt;&gt;[.$E$208];([.$A$208]*[.B310]+[.$B$208])/([.$C$208]*[.B310]+[.$D$208]);&quot;&quot;)" office:value-type="float" office:value="-1.71428571428571" calcext:value-type="float">
            <text:p>-1,71428571428571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-1.70588235294118" calcext:value-type="float">
            <text:p>-1,70588235294118</text:p>
          </table:table-cell>
          <table:table-cell table:style-name="ce697" table:formula="of:=IF([.B311]&lt;&gt;[.$E$208];([.$A$208]*[.B311]+[.$B$208])/([.$C$208]*[.B311]+[.$D$208]);&quot;&quot;)" office:value-type="float" office:value="-1.70588235294118" calcext:value-type="float">
            <text:p>-1,70588235294118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-1.6969696969697" calcext:value-type="float">
            <text:p>-1,6969696969697</text:p>
          </table:table-cell>
          <table:table-cell table:style-name="ce696" table:formula="of:=IF([.B312]&lt;&gt;[.$E$208];([.$A$208]*[.B312]+[.$B$208])/([.$C$208]*[.B312]+[.$D$208]);&quot;&quot;)" office:value-type="float" office:value="-1.6969696969697" calcext:value-type="float">
            <text:p>-1,6969696969697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-1.6875" calcext:value-type="float">
            <text:p>-1,6875</text:p>
          </table:table-cell>
          <table:table-cell table:style-name="ce697" table:formula="of:=IF([.B313]&lt;&gt;[.$E$208];([.$A$208]*[.B313]+[.$B$208])/([.$C$208]*[.B313]+[.$D$208]);&quot;&quot;)" office:value-type="float" office:value="-1.6875" calcext:value-type="float">
            <text:p>-1,6875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-1.67741935483871" calcext:value-type="float">
            <text:p>-1,67741935483871</text:p>
          </table:table-cell>
          <table:table-cell table:style-name="ce696" table:formula="of:=IF([.B314]&lt;&gt;[.$E$208];([.$A$208]*[.B314]+[.$B$208])/([.$C$208]*[.B314]+[.$D$208]);&quot;&quot;)" office:value-type="float" office:value="-1.67741935483871" calcext:value-type="float">
            <text:p>-1,67741935483871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-1.66666666666667" calcext:value-type="float">
            <text:p>-1,66666666666667</text:p>
          </table:table-cell>
          <table:table-cell table:style-name="ce695" table:formula="of:=IF([.B315]&lt;&gt;[.$E$208];([.$A$208]*[.B315]+[.$B$208])/([.$C$208]*[.B315]+[.$D$208]);&quot;&quot;)" office:value-type="float" office:value="-1.66666666666667" calcext:value-type="float">
            <text:p>-1,66666666666667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-1.6551724137931" calcext:value-type="float">
            <text:p>-1,6551724137931</text:p>
          </table:table-cell>
          <table:table-cell table:style-name="ce698" table:formula="of:=IF([.B316]&lt;&gt;[.$E$208];([.$A$208]*[.B316]+[.$B$208])/([.$C$208]*[.B316]+[.$D$208]);&quot;&quot;)" office:value-type="float" office:value="-1.6551724137931" calcext:value-type="float">
            <text:p>-1,6551724137931</text:p>
          </table:table-cell>
          <table:table-cell table:style-name="ce698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-1.64285714285714" calcext:value-type="float">
            <text:p>-1,64285714285714</text:p>
          </table:table-cell>
          <table:table-cell table:style-name="ce695" table:formula="of:=IF([.B317]&lt;&gt;[.$E$208];([.$A$208]*[.B317]+[.$B$208])/([.$C$208]*[.B317]+[.$D$208]);&quot;&quot;)" office:value-type="float" office:value="-1.64285714285714" calcext:value-type="float">
            <text:p>-1,64285714285714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-1.62962962962963" calcext:value-type="float">
            <text:p>-1,62962962962963</text:p>
          </table:table-cell>
          <table:table-cell table:style-name="ce696" table:formula="of:=IF([.B318]&lt;&gt;[.$E$208];([.$A$208]*[.B318]+[.$B$208])/([.$C$208]*[.B318]+[.$D$208]);&quot;&quot;)" office:value-type="float" office:value="-1.62962962962963" calcext:value-type="float">
            <text:p>-1,62962962962963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-1.61538461538462" calcext:value-type="float">
            <text:p>-1,61538461538462</text:p>
          </table:table-cell>
          <table:table-cell table:style-name="ce697" table:formula="of:=IF([.B319]&lt;&gt;[.$E$208];([.$A$208]*[.B319]+[.$B$208])/([.$C$208]*[.B319]+[.$D$208]);&quot;&quot;)" office:value-type="float" office:value="-1.61538461538462" calcext:value-type="float">
            <text:p>-1,6153846153846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-1.6" calcext:value-type="float">
            <text:p>-1,6</text:p>
          </table:table-cell>
          <table:table-cell table:style-name="ce698" table:formula="of:=IF([.B320]&lt;&gt;[.$E$208];([.$A$208]*[.B320]+[.$B$208])/([.$C$208]*[.B320]+[.$D$208]);&quot;&quot;)" office:value-type="float" office:value="-1.6" calcext:value-type="float">
            <text:p>-1,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-1.58333333333333" calcext:value-type="float">
            <text:p>-1,58333333333333</text:p>
          </table:table-cell>
          <table:table-cell table:style-name="ce697" table:formula="of:=IF([.B321]&lt;&gt;[.$E$208];([.$A$208]*[.B321]+[.$B$208])/([.$C$208]*[.B321]+[.$D$208]);&quot;&quot;)" office:value-type="float" office:value="-1.58333333333333" calcext:value-type="float">
            <text:p>-1,58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-1.56521739130435" calcext:value-type="float">
            <text:p>-1,56521739130435</text:p>
          </table:table-cell>
          <table:table-cell table:style-name="ce698" table:formula="of:=IF([.B322]&lt;&gt;[.$E$208];([.$A$208]*[.B322]+[.$B$208])/([.$C$208]*[.B322]+[.$D$208]);&quot;&quot;)" office:value-type="float" office:value="-1.56521739130435" calcext:value-type="float">
            <text:p>-1,565217391304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-1.54545454545455" calcext:value-type="float">
            <text:p>-1,54545454545455</text:p>
          </table:table-cell>
          <table:table-cell table:style-name="ce697" table:formula="of:=IF([.B323]&lt;&gt;[.$E$208];([.$A$208]*[.B323]+[.$B$208])/([.$C$208]*[.B323]+[.$D$208]);&quot;&quot;)" office:value-type="float" office:value="-1.54545454545455" calcext:value-type="float">
            <text:p>-1,5454545454545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-1.52380952380952" calcext:value-type="float">
            <text:p>-1,52380952380952</text:p>
          </table:table-cell>
          <table:table-cell table:style-name="ce698" table:formula="of:=IF([.B324]&lt;&gt;[.$E$208];([.$A$208]*[.B324]+[.$B$208])/([.$C$208]*[.B324]+[.$D$208]);&quot;&quot;)" office:value-type="float" office:value="-1.52380952380952" calcext:value-type="float">
            <text:p>-1,5238095238095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-1.5" calcext:value-type="float">
            <text:p>-1,5</text:p>
          </table:table-cell>
          <table:table-cell table:style-name="ce697" table:formula="of:=IF([.B325]&lt;&gt;[.$E$208];([.$A$208]*[.B325]+[.$B$208])/([.$C$208]*[.B325]+[.$D$208]);&quot;&quot;)" office:value-type="float" office:value="-1.5" calcext:value-type="float">
            <text:p>-1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-1.47368421052632" calcext:value-type="float">
            <text:p>-1,47368421052632</text:p>
          </table:table-cell>
          <table:table-cell table:style-name="ce698" table:formula="of:=IF([.B326]&lt;&gt;[.$E$208];([.$A$208]*[.B326]+[.$B$208])/([.$C$208]*[.B326]+[.$D$208]);&quot;&quot;)" office:value-type="float" office:value="-1.47368421052632" calcext:value-type="float">
            <text:p>-1,4736842105263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-1.44444444444445" calcext:value-type="float">
            <text:p>-1,44444444444445</text:p>
          </table:table-cell>
          <table:table-cell table:style-name="ce697" table:formula="of:=IF([.B327]&lt;&gt;[.$E$208];([.$A$208]*[.B327]+[.$B$208])/([.$C$208]*[.B327]+[.$D$208]);&quot;&quot;)" office:value-type="float" office:value="-1.44444444444445" calcext:value-type="float">
            <text:p>-1,444444444444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-1.41176470588235" calcext:value-type="float">
            <text:p>-1,41176470588235</text:p>
          </table:table-cell>
          <table:table-cell table:style-name="ce698" table:formula="of:=IF([.B328]&lt;&gt;[.$E$208];([.$A$208]*[.B328]+[.$B$208])/([.$C$208]*[.B328]+[.$D$208]);&quot;&quot;)" office:value-type="float" office:value="-1.41176470588235" calcext:value-type="float">
            <text:p>-1,411764705882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-1.375" calcext:value-type="float">
            <text:p>-1,375</text:p>
          </table:table-cell>
          <table:table-cell table:style-name="ce697" table:formula="of:=IF([.B329]&lt;&gt;[.$E$208];([.$A$208]*[.B329]+[.$B$208])/([.$C$208]*[.B329]+[.$D$208]);&quot;&quot;)" office:value-type="float" office:value="-1.375" calcext:value-type="float">
            <text:p>-1,3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-1.33333333333334" calcext:value-type="float">
            <text:p>-1,33333333333334</text:p>
          </table:table-cell>
          <table:table-cell table:style-name="ce698" table:formula="of:=IF([.B330]&lt;&gt;[.$E$208];([.$A$208]*[.B330]+[.$B$208])/([.$C$208]*[.B330]+[.$D$208]);&quot;&quot;)" office:value-type="float" office:value="-1.33333333333334" calcext:value-type="float">
            <text:p>-1,333333333333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-1.28571428571429" calcext:value-type="float">
            <text:p>-1,28571428571429</text:p>
          </table:table-cell>
          <table:table-cell table:style-name="ce697" table:formula="of:=IF([.B331]&lt;&gt;[.$E$208];([.$A$208]*[.B331]+[.$B$208])/([.$C$208]*[.B331]+[.$D$208]);&quot;&quot;)" office:value-type="float" office:value="-1.28571428571429" calcext:value-type="float">
            <text:p>-1,285714285714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-1.23076923076923" calcext:value-type="float">
            <text:p>-1,23076923076923</text:p>
          </table:table-cell>
          <table:table-cell table:style-name="ce696" table:formula="of:=IF([.B332]&lt;&gt;[.$E$208];([.$A$208]*[.B332]+[.$B$208])/([.$C$208]*[.B332]+[.$D$208]);&quot;&quot;)" office:value-type="float" office:value="-1.23076923076923" calcext:value-type="float">
            <text:p>-1,23076923076923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-1.16666666666667" calcext:value-type="float">
            <text:p>-1,16666666666667</text:p>
          </table:table-cell>
          <table:table-cell table:style-name="ce695" table:formula="of:=IF([.B333]&lt;&gt;[.$E$208];([.$A$208]*[.B333]+[.$B$208])/([.$C$208]*[.B333]+[.$D$208]);&quot;&quot;)" office:value-type="float" office:value="-1.16666666666667" calcext:value-type="float">
            <text:p>-1,16666666666667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-1.09090909090909" calcext:value-type="float">
            <text:p>-1,09090909090909</text:p>
          </table:table-cell>
          <table:table-cell table:style-name="ce696" table:formula="of:=IF([.B334]&lt;&gt;[.$E$208];([.$A$208]*[.B334]+[.$B$208])/([.$C$208]*[.B334]+[.$D$208]);&quot;&quot;)" office:value-type="float" office:value="-1.09090909090909" calcext:value-type="float">
            <text:p>-1,09090909090909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-1" calcext:value-type="float">
            <text:p>-1</text:p>
          </table:table-cell>
          <table:table-cell table:style-name="ce697" table:formula="of:=IF([.B335]&lt;&gt;[.$E$208];([.$A$208]*[.B335]+[.$B$208])/([.$C$208]*[.B335]+[.$D$208]);&quot;&quot;)" office:value-type="float" office:value="-1" calcext:value-type="float">
            <text:p>-1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-0.888888888888893" calcext:value-type="float">
            <text:p>-0,888888888888893</text:p>
          </table:table-cell>
          <table:table-cell table:style-name="ce696" table:formula="of:=IF([.B336]&lt;&gt;[.$E$208];([.$A$208]*[.B336]+[.$B$208])/([.$C$208]*[.B336]+[.$D$208]);&quot;&quot;)" office:value-type="float" office:value="-0.888888888888893" calcext:value-type="float">
            <text:p>-0,888888888888893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-0.750000000000005" calcext:value-type="float">
            <text:p>-0,750000000000005</text:p>
          </table:table-cell>
          <table:table-cell table:style-name="ce697" table:formula="of:=IF([.B337]&lt;&gt;[.$E$208];([.$A$208]*[.B337]+[.$B$208])/([.$C$208]*[.B337]+[.$D$208]);&quot;&quot;)" office:value-type="float" office:value="-0.750000000000005" calcext:value-type="float">
            <text:p>-0,750000000000005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-0.571428571428578" calcext:value-type="float">
            <text:p>-0,571428571428578</text:p>
          </table:table-cell>
          <table:table-cell table:style-name="ce696" table:formula="of:=IF([.B338]&lt;&gt;[.$E$208];([.$A$208]*[.B338]+[.$B$208])/([.$C$208]*[.B338]+[.$D$208]);&quot;&quot;)" office:value-type="float" office:value="-0.571428571428578" calcext:value-type="float">
            <text:p>-0,571428571428578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-0.333333333333342" calcext:value-type="float">
            <text:p>-0,333333333333342</text:p>
          </table:table-cell>
          <table:table-cell table:style-name="ce695" table:formula="of:=IF([.B339]&lt;&gt;[.$E$208];([.$A$208]*[.B339]+[.$B$208])/([.$C$208]*[.B339]+[.$D$208]);&quot;&quot;)" office:value-type="float" office:value="-0.333333333333342" calcext:value-type="float">
            <text:p>-0,333333333333342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-0.0000000000000117683640610266" calcext:value-type="float">
            <text:p>-1,17683640610266E-14</text:p>
          </table:table-cell>
          <table:table-cell table:style-name="ce698" table:formula="of:=IF([.B340]&lt;&gt;[.$E$208];([.$A$208]*[.B340]+[.$B$208])/([.$C$208]*[.B340]+[.$D$208]);&quot;&quot;)" office:value-type="float" office:value="-0.0000000000000117683640610266" calcext:value-type="float">
            <text:p>-1,17683640610266E-14</text:p>
          </table:table-cell>
          <table:table-cell table:style-name="ce698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0.499999999999982" calcext:value-type="float">
            <text:p>0,499999999999982</text:p>
          </table:table-cell>
          <table:table-cell table:style-name="ce695" table:formula="of:=IF([.B341]&lt;&gt;[.$E$208];([.$A$208]*[.B341]+[.$B$208])/([.$C$208]*[.B341]+[.$D$208]);&quot;&quot;)" office:value-type="float" office:value="0.499999999999982" calcext:value-type="float">
            <text:p>0,499999999999982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1.3333333333333" calcext:value-type="float">
            <text:p>1,3333333333333</text:p>
          </table:table-cell>
          <table:table-cell table:style-name="ce696" table:formula="of:=IF([.B342]&lt;&gt;[.$E$208];([.$A$208]*[.B342]+[.$B$208])/([.$C$208]*[.B342]+[.$D$208]);&quot;&quot;)" office:value-type="float" office:value="1.3333333333333" calcext:value-type="float">
            <text:p>1,3333333333333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2.99999999999993" calcext:value-type="float">
            <text:p>2,99999999999993</text:p>
          </table:table-cell>
          <table:table-cell table:style-name="ce697" table:formula="of:=IF([.B343]&lt;&gt;[.$E$208];([.$A$208]*[.B343]+[.$B$208])/([.$C$208]*[.B343]+[.$D$208]);&quot;&quot;)" office:value-type="float" office:value="2.99999999999993" calcext:value-type="float">
            <text:p>2,9999999999999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7.9999999999997" calcext:value-type="float">
            <text:p>7,9999999999997</text:p>
          </table:table-cell>
          <table:table-cell table:style-name="ce698" table:formula="of:=IF([.B344]&lt;&gt;[.$E$208];([.$A$208]*[.B344]+[.$B$208])/([.$C$208]*[.B344]+[.$D$208]);&quot;&quot;)" office:value-type="float" office:value="7.9999999999997" calcext:value-type="float">
            <text:p>7,999999999999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>
            <text:p/>
          </table:table-cell>
          <table:table-cell table:style-name="ce697" table:formula="of:=IF([.B345]&lt;&gt;[.$E$208];([.$A$208]*[.B345]+[.$B$208])/([.$C$208]*[.B345]+[.$D$208]);&quot;&quot;)">
            <text:p/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-12" calcext:value-type="float">
            <text:p>-12</text:p>
          </table:table-cell>
          <table:table-cell table:style-name="ce698" table:formula="of:=IF([.B346]&lt;&gt;[.$E$208];([.$A$208]*[.B346]+[.$B$208])/([.$C$208]*[.B346]+[.$D$208]);&quot;&quot;)" office:value-type="float" office:value="-12" calcext:value-type="float">
            <text:p>-1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-7" calcext:value-type="float">
            <text:p>-7</text:p>
          </table:table-cell>
          <table:table-cell table:style-name="ce697" table:formula="of:=IF([.B347]&lt;&gt;[.$E$208];([.$A$208]*[.B347]+[.$B$208])/([.$C$208]*[.B347]+[.$D$208]);&quot;&quot;)" office:value-type="float" office:value="-7" calcext:value-type="float">
            <text:p>-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-5.33333333333333" calcext:value-type="float">
            <text:p>-5,33333333333333</text:p>
          </table:table-cell>
          <table:table-cell table:style-name="ce698" table:formula="of:=IF([.B348]&lt;&gt;[.$E$208];([.$A$208]*[.B348]+[.$B$208])/([.$C$208]*[.B348]+[.$D$208]);&quot;&quot;)" office:value-type="float" office:value="-5.33333333333333" calcext:value-type="float">
            <text:p>-5,3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-4.5" calcext:value-type="float">
            <text:p>-4,5</text:p>
          </table:table-cell>
          <table:table-cell table:style-name="ce697" table:formula="of:=IF([.B349]&lt;&gt;[.$E$208];([.$A$208]*[.B349]+[.$B$208])/([.$C$208]*[.B349]+[.$D$208]);&quot;&quot;)" office:value-type="float" office:value="-4.5" calcext:value-type="float">
            <text:p>-4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-4" calcext:value-type="float">
            <text:p>-4</text:p>
          </table:table-cell>
          <table:table-cell table:style-name="ce698" table:formula="of:=IF([.B350]&lt;&gt;[.$E$208];([.$A$208]*[.B350]+[.$B$208])/([.$C$208]*[.B350]+[.$D$208]);&quot;&quot;)" office:value-type="float" office:value="-4" calcext:value-type="float">
            <text:p>-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-3.66666666666667" calcext:value-type="float">
            <text:p>-3,66666666666667</text:p>
          </table:table-cell>
          <table:table-cell table:style-name="ce697" table:formula="of:=IF([.B351]&lt;&gt;[.$E$208];([.$A$208]*[.B351]+[.$B$208])/([.$C$208]*[.B351]+[.$D$208]);&quot;&quot;)" office:value-type="float" office:value="-3.66666666666667" calcext:value-type="float">
            <text:p>-3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-3.42857142857143" calcext:value-type="float">
            <text:p>-3,42857142857143</text:p>
          </table:table-cell>
          <table:table-cell table:style-name="ce698" table:formula="of:=IF([.B352]&lt;&gt;[.$E$208];([.$A$208]*[.B352]+[.$B$208])/([.$C$208]*[.B352]+[.$D$208]);&quot;&quot;)" office:value-type="float" office:value="-3.42857142857143" calcext:value-type="float">
            <text:p>-3,428571428571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-3.25" calcext:value-type="float">
            <text:p>-3,25</text:p>
          </table:table-cell>
          <table:table-cell table:style-name="ce697" table:formula="of:=IF([.B353]&lt;&gt;[.$E$208];([.$A$208]*[.B353]+[.$B$208])/([.$C$208]*[.B353]+[.$D$208]);&quot;&quot;)" office:value-type="float" office:value="-3.25" calcext:value-type="float">
            <text:p>-3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-3.11111111111111" calcext:value-type="float">
            <text:p>-3,11111111111111</text:p>
          </table:table-cell>
          <table:table-cell table:style-name="ce698" table:formula="of:=IF([.B354]&lt;&gt;[.$E$208];([.$A$208]*[.B354]+[.$B$208])/([.$C$208]*[.B354]+[.$D$208]);&quot;&quot;)" office:value-type="float" office:value="-3.11111111111111" calcext:value-type="float">
            <text:p>-3,1111111111111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-3" calcext:value-type="float">
            <text:p>-3</text:p>
          </table:table-cell>
          <table:table-cell table:style-name="ce697" table:formula="of:=IF([.B355]&lt;&gt;[.$E$208];([.$A$208]*[.B355]+[.$B$208])/([.$C$208]*[.B355]+[.$D$208]);&quot;&quot;)" office:value-type="float" office:value="-3" calcext:value-type="float">
            <text:p>-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-2.90909090909091" calcext:value-type="float">
            <text:p>-2,90909090909091</text:p>
          </table:table-cell>
          <table:table-cell table:style-name="ce696" table:formula="of:=IF([.B356]&lt;&gt;[.$E$208];([.$A$208]*[.B356]+[.$B$208])/([.$C$208]*[.B356]+[.$D$208]);&quot;&quot;)" office:value-type="float" office:value="-2.90909090909091" calcext:value-type="float">
            <text:p>-2,90909090909091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-2.83333333333333" calcext:value-type="float">
            <text:p>-2,83333333333333</text:p>
          </table:table-cell>
          <table:table-cell table:style-name="ce695" table:formula="of:=IF([.B357]&lt;&gt;[.$E$208];([.$A$208]*[.B357]+[.$B$208])/([.$C$208]*[.B357]+[.$D$208]);&quot;&quot;)" office:value-type="float" office:value="-2.83333333333333" calcext:value-type="float">
            <text:p>-2,83333333333333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-2.76923076923077" calcext:value-type="float">
            <text:p>-2,76923076923077</text:p>
          </table:table-cell>
          <table:table-cell table:style-name="ce696" table:formula="of:=IF([.B358]&lt;&gt;[.$E$208];([.$A$208]*[.B358]+[.$B$208])/([.$C$208]*[.B358]+[.$D$208]);&quot;&quot;)" office:value-type="float" office:value="-2.76923076923077" calcext:value-type="float">
            <text:p>-2,76923076923077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-2.71428571428571" calcext:value-type="float">
            <text:p>-2,71428571428571</text:p>
          </table:table-cell>
          <table:table-cell table:style-name="ce697" table:formula="of:=IF([.B359]&lt;&gt;[.$E$208];([.$A$208]*[.B359]+[.$B$208])/([.$C$208]*[.B359]+[.$D$208]);&quot;&quot;)" office:value-type="float" office:value="-2.71428571428571" calcext:value-type="float">
            <text:p>-2,71428571428571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-2.66666666666667" calcext:value-type="float">
            <text:p>-2,66666666666667</text:p>
          </table:table-cell>
          <table:table-cell table:style-name="ce696" table:formula="of:=IF([.B360]&lt;&gt;[.$E$208];([.$A$208]*[.B360]+[.$B$208])/([.$C$208]*[.B360]+[.$D$208]);&quot;&quot;)" office:value-type="float" office:value="-2.66666666666667" calcext:value-type="float">
            <text:p>-2,66666666666667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-2.625" calcext:value-type="float">
            <text:p>-2,625</text:p>
          </table:table-cell>
          <table:table-cell table:style-name="ce697" table:formula="of:=IF([.B361]&lt;&gt;[.$E$208];([.$A$208]*[.B361]+[.$B$208])/([.$C$208]*[.B361]+[.$D$208]);&quot;&quot;)" office:value-type="float" office:value="-2.625" calcext:value-type="float">
            <text:p>-2,625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-2.58823529411765" calcext:value-type="float">
            <text:p>-2,58823529411765</text:p>
          </table:table-cell>
          <table:table-cell table:style-name="ce696" table:formula="of:=IF([.B362]&lt;&gt;[.$E$208];([.$A$208]*[.B362]+[.$B$208])/([.$C$208]*[.B362]+[.$D$208]);&quot;&quot;)" office:value-type="float" office:value="-2.58823529411765" calcext:value-type="float">
            <text:p>-2,58823529411765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-2.55555555555556" calcext:value-type="float">
            <text:p>-2,55555555555556</text:p>
          </table:table-cell>
          <table:table-cell table:style-name="ce695" table:formula="of:=IF([.B363]&lt;&gt;[.$E$208];([.$A$208]*[.B363]+[.$B$208])/([.$C$208]*[.B363]+[.$D$208]);&quot;&quot;)" office:value-type="float" office:value="-2.55555555555556" calcext:value-type="float">
            <text:p>-2,55555555555556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-2.52631578947368" calcext:value-type="float">
            <text:p>-2,52631578947368</text:p>
          </table:table-cell>
          <table:table-cell table:style-name="ce698" table:formula="of:=IF([.B364]&lt;&gt;[.$E$208];([.$A$208]*[.B364]+[.$B$208])/([.$C$208]*[.B364]+[.$D$208]);&quot;&quot;)" office:value-type="float" office:value="-2.52631578947368" calcext:value-type="float">
            <text:p>-2,52631578947368</text:p>
          </table:table-cell>
          <table:table-cell table:style-name="ce698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-2.5" calcext:value-type="float">
            <text:p>-2,5</text:p>
          </table:table-cell>
          <table:table-cell table:style-name="ce695" table:formula="of:=IF([.B365]&lt;&gt;[.$E$208];([.$A$208]*[.B365]+[.$B$208])/([.$C$208]*[.B365]+[.$D$208]);&quot;&quot;)" office:value-type="float" office:value="-2.5" calcext:value-type="float">
            <text:p>-2,5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2.47619047619048" calcext:value-type="float">
            <text:p>-2,47619047619048</text:p>
          </table:table-cell>
          <table:table-cell table:style-name="ce696" table:formula="of:=IF([.B366]&lt;&gt;[.$E$208];([.$A$208]*[.B366]+[.$B$208])/([.$C$208]*[.B366]+[.$D$208]);&quot;&quot;)" office:value-type="float" office:value="-2.47619047619048" calcext:value-type="float">
            <text:p>-2,47619047619048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2.45454545454545" calcext:value-type="float">
            <text:p>-2,45454545454545</text:p>
          </table:table-cell>
          <table:table-cell table:style-name="ce697" table:formula="of:=IF([.B367]&lt;&gt;[.$E$208];([.$A$208]*[.B367]+[.$B$208])/([.$C$208]*[.B367]+[.$D$208]);&quot;&quot;)" office:value-type="float" office:value="-2.45454545454545" calcext:value-type="float">
            <text:p>-2,454545454545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2.43478260869565" calcext:value-type="float">
            <text:p>-2,43478260869565</text:p>
          </table:table-cell>
          <table:table-cell table:style-name="ce698" table:formula="of:=IF([.B368]&lt;&gt;[.$E$208];([.$A$208]*[.B368]+[.$B$208])/([.$C$208]*[.B368]+[.$D$208]);&quot;&quot;)" office:value-type="float" office:value="-2.43478260869565" calcext:value-type="float">
            <text:p>-2,4347826086956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2.41666666666667" calcext:value-type="float">
            <text:p>-2,41666666666667</text:p>
          </table:table-cell>
          <table:table-cell table:style-name="ce697" table:formula="of:=IF([.B369]&lt;&gt;[.$E$208];([.$A$208]*[.B369]+[.$B$208])/([.$C$208]*[.B369]+[.$D$208]);&quot;&quot;)" office:value-type="float" office:value="-2.41666666666667" calcext:value-type="float">
            <text:p>-2,41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2.4" calcext:value-type="float">
            <text:p>-2,4</text:p>
          </table:table-cell>
          <table:table-cell table:style-name="ce698" table:formula="of:=IF([.B370]&lt;&gt;[.$E$208];([.$A$208]*[.B370]+[.$B$208])/([.$C$208]*[.B370]+[.$D$208]);&quot;&quot;)" office:value-type="float" office:value="-2.4" calcext:value-type="float">
            <text:p>-2,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2.38461538461538" calcext:value-type="float">
            <text:p>-2,38461538461538</text:p>
          </table:table-cell>
          <table:table-cell table:style-name="ce697" table:formula="of:=IF([.B371]&lt;&gt;[.$E$208];([.$A$208]*[.B371]+[.$B$208])/([.$C$208]*[.B371]+[.$D$208]);&quot;&quot;)" office:value-type="float" office:value="-2.38461538461538" calcext:value-type="float">
            <text:p>-2,3846153846153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2.37037037037037" calcext:value-type="float">
            <text:p>-2,37037037037037</text:p>
          </table:table-cell>
          <table:table-cell table:style-name="ce698" table:formula="of:=IF([.B372]&lt;&gt;[.$E$208];([.$A$208]*[.B372]+[.$B$208])/([.$C$208]*[.B372]+[.$D$208]);&quot;&quot;)" office:value-type="float" office:value="-2.37037037037037" calcext:value-type="float">
            <text:p>-2,3703703703703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2.35714285714286" calcext:value-type="float">
            <text:p>-2,35714285714286</text:p>
          </table:table-cell>
          <table:table-cell table:style-name="ce697" table:formula="of:=IF([.B373]&lt;&gt;[.$E$208];([.$A$208]*[.B373]+[.$B$208])/([.$C$208]*[.B373]+[.$D$208]);&quot;&quot;)" office:value-type="float" office:value="-2.35714285714286" calcext:value-type="float">
            <text:p>-2,3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2.3448275862069" calcext:value-type="float">
            <text:p>-2,3448275862069</text:p>
          </table:table-cell>
          <table:table-cell table:style-name="ce698" table:formula="of:=IF([.B374]&lt;&gt;[.$E$208];([.$A$208]*[.B374]+[.$B$208])/([.$C$208]*[.B374]+[.$D$208]);&quot;&quot;)" office:value-type="float" office:value="-2.3448275862069" calcext:value-type="float">
            <text:p>-2,344827586206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 office:value-type="float" office:value="-2.33333333333333" calcext:value-type="float">
            <text:p>-2,33333333333333</text:p>
          </table:table-cell>
          <table:table-cell table:style-name="ce697" table:formula="of:=IF([.B375]&lt;&gt;[.$E$208];([.$A$208]*[.B375]+[.$B$208])/([.$C$208]*[.B375]+[.$D$208]);&quot;&quot;)" office:value-type="float" office:value="-2.33333333333333" calcext:value-type="float">
            <text:p>-2,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-2.32258064516129" calcext:value-type="float">
            <text:p>-2,32258064516129</text:p>
          </table:table-cell>
          <table:table-cell table:style-name="ce698" table:formula="of:=IF([.B376]&lt;&gt;[.$E$208];([.$A$208]*[.B376]+[.$B$208])/([.$C$208]*[.B376]+[.$D$208]);&quot;&quot;)" office:value-type="float" office:value="-2.32258064516129" calcext:value-type="float">
            <text:p>-2,3225806451612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-2.3125" calcext:value-type="float">
            <text:p>-2,3125</text:p>
          </table:table-cell>
          <table:table-cell table:style-name="ce697" table:formula="of:=IF([.B377]&lt;&gt;[.$E$208];([.$A$208]*[.B377]+[.$B$208])/([.$C$208]*[.B377]+[.$D$208]);&quot;&quot;)" office:value-type="float" office:value="-2.3125" calcext:value-type="float">
            <text:p>-2,3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-2.3030303030303" calcext:value-type="float">
            <text:p>-2,3030303030303</text:p>
          </table:table-cell>
          <table:table-cell table:style-name="ce698" table:formula="of:=IF([.B378]&lt;&gt;[.$E$208];([.$A$208]*[.B378]+[.$B$208])/([.$C$208]*[.B378]+[.$D$208]);&quot;&quot;)" office:value-type="float" office:value="-2.3030303030303" calcext:value-type="float">
            <text:p>-2,303030303030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-2.29411764705882" calcext:value-type="float">
            <text:p>-2,29411764705882</text:p>
          </table:table-cell>
          <table:table-cell table:style-name="ce697" table:formula="of:=IF([.B379]&lt;&gt;[.$E$208];([.$A$208]*[.B379]+[.$B$208])/([.$C$208]*[.B379]+[.$D$208]);&quot;&quot;)" office:value-type="float" office:value="-2.29411764705882" calcext:value-type="float">
            <text:p>-2,2941176470588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-2.28571428571429" calcext:value-type="float">
            <text:p>-2,28571428571429</text:p>
          </table:table-cell>
          <table:table-cell table:style-name="ce696" table:formula="of:=IF([.B380]&lt;&gt;[.$E$208];([.$A$208]*[.B380]+[.$B$208])/([.$C$208]*[.B380]+[.$D$208]);&quot;&quot;)" office:value-type="float" office:value="-2.28571428571429" calcext:value-type="float">
            <text:p>-2,28571428571429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-2.27777777777778" calcext:value-type="float">
            <text:p>-2,27777777777778</text:p>
          </table:table-cell>
          <table:table-cell table:style-name="ce695" table:formula="of:=IF([.B381]&lt;&gt;[.$E$208];([.$A$208]*[.B381]+[.$B$208])/([.$C$208]*[.B381]+[.$D$208]);&quot;&quot;)" office:value-type="float" office:value="-2.27777777777778" calcext:value-type="float">
            <text:p>-2,27777777777778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-2.27027027027027" calcext:value-type="float">
            <text:p>-2,27027027027027</text:p>
          </table:table-cell>
          <table:table-cell table:style-name="ce696" table:formula="of:=IF([.B382]&lt;&gt;[.$E$208];([.$A$208]*[.B382]+[.$B$208])/([.$C$208]*[.B382]+[.$D$208]);&quot;&quot;)" office:value-type="float" office:value="-2.27027027027027" calcext:value-type="float">
            <text:p>-2,27027027027027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-2.26315789473684" calcext:value-type="float">
            <text:p>-2,26315789473684</text:p>
          </table:table-cell>
          <table:table-cell table:style-name="ce697" table:formula="of:=IF([.B383]&lt;&gt;[.$E$208];([.$A$208]*[.B383]+[.$B$208])/([.$C$208]*[.B383]+[.$D$208]);&quot;&quot;)" office:value-type="float" office:value="-2.26315789473684" calcext:value-type="float">
            <text:p>-2,26315789473684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-2.25641025641026" calcext:value-type="float">
            <text:p>-2,25641025641026</text:p>
          </table:table-cell>
          <table:table-cell table:style-name="ce696" table:formula="of:=IF([.B384]&lt;&gt;[.$E$208];([.$A$208]*[.B384]+[.$B$208])/([.$C$208]*[.B384]+[.$D$208]);&quot;&quot;)" office:value-type="float" office:value="-2.25641025641026" calcext:value-type="float">
            <text:p>-2,25641025641026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-2.25" calcext:value-type="float">
            <text:p>-2,25</text:p>
          </table:table-cell>
          <table:table-cell table:style-name="ce697" table:formula="of:=IF([.B385]&lt;&gt;[.$E$208];([.$A$208]*[.B385]+[.$B$208])/([.$C$208]*[.B385]+[.$D$208]);&quot;&quot;)" office:value-type="float" office:value="-2.25" calcext:value-type="float">
            <text:p>-2,25</text:p>
          </table:table-cell>
          <table:table-cell table:style-name="ce697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-2.24390243902439" calcext:value-type="float">
            <text:p>-2,24390243902439</text:p>
          </table:table-cell>
          <table:table-cell table:style-name="ce696" table:formula="of:=IF([.B386]&lt;&gt;[.$E$208];([.$A$208]*[.B386]+[.$B$208])/([.$C$208]*[.B386]+[.$D$208]);&quot;&quot;)" office:value-type="float" office:value="-2.24390243902439" calcext:value-type="float">
            <text:p>-2,24390243902439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-2.23809523809524" calcext:value-type="float">
            <text:p>-2,23809523809524</text:p>
          </table:table-cell>
          <table:table-cell table:style-name="ce695" table:formula="of:=IF([.B387]&lt;&gt;[.$E$208];([.$A$208]*[.B387]+[.$B$208])/([.$C$208]*[.B387]+[.$D$208]);&quot;&quot;)" office:value-type="float" office:value="-2.23809523809524" calcext:value-type="float">
            <text:p>-2,23809523809524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-2.23255813953488" calcext:value-type="float">
            <text:p>-2,23255813953488</text:p>
          </table:table-cell>
          <table:table-cell table:style-name="ce698" table:formula="of:=IF([.B388]&lt;&gt;[.$E$208];([.$A$208]*[.B388]+[.$B$208])/([.$C$208]*[.B388]+[.$D$208]);&quot;&quot;)" office:value-type="float" office:value="-2.23255813953488" calcext:value-type="float">
            <text:p>-2,23255813953488</text:p>
          </table:table-cell>
          <table:table-cell table:style-name="ce698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-2.22727272727273" calcext:value-type="float">
            <text:p>-2,22727272727273</text:p>
          </table:table-cell>
          <table:table-cell table:style-name="ce695" table:formula="of:=IF([.B389]&lt;&gt;[.$E$208];([.$A$208]*[.B389]+[.$B$208])/([.$C$208]*[.B389]+[.$D$208]);&quot;&quot;)" office:value-type="float" office:value="-2.22727272727273" calcext:value-type="float">
            <text:p>-2,22727272727273</text:p>
          </table:table-cell>
          <table:table-cell table:style-name="ce695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-2.22222222222222" calcext:value-type="float">
            <text:p>-2,22222222222222</text:p>
          </table:table-cell>
          <table:table-cell table:style-name="ce696" table:formula="of:=IF([.B390]&lt;&gt;[.$E$208];([.$A$208]*[.B390]+[.$B$208])/([.$C$208]*[.B390]+[.$D$208]);&quot;&quot;)" office:value-type="float" office:value="-2.22222222222222" calcext:value-type="float">
            <text:p>-2,22222222222222</text:p>
          </table:table-cell>
          <table:table-cell table:style-name="ce696" table:number-columns-repeated="24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-2.21739130434783" calcext:value-type="float">
            <text:p>-2,21739130434783</text:p>
          </table:table-cell>
          <table:table-cell table:style-name="ce697" table:formula="of:=IF([.B391]&lt;&gt;[.$E$208];([.$A$208]*[.B391]+[.$B$208])/([.$C$208]*[.B391]+[.$D$208]);&quot;&quot;)" office:value-type="float" office:value="-2.21739130434783" calcext:value-type="float">
            <text:p>-2,2173913043478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-2.21276595744681" calcext:value-type="float">
            <text:p>-2,21276595744681</text:p>
          </table:table-cell>
          <table:table-cell table:style-name="ce698" table:formula="of:=IF([.B392]&lt;&gt;[.$E$208];([.$A$208]*[.B392]+[.$B$208])/([.$C$208]*[.B392]+[.$D$208]);&quot;&quot;)" office:value-type="float" office:value="-2.21276595744681" calcext:value-type="float">
            <text:p>-2,2127659574468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-2.20833333333333" calcext:value-type="float">
            <text:p>-2,20833333333333</text:p>
          </table:table-cell>
          <table:table-cell table:style-name="ce697" table:formula="of:=IF([.B393]&lt;&gt;[.$E$208];([.$A$208]*[.B393]+[.$B$208])/([.$C$208]*[.B393]+[.$D$208]);&quot;&quot;)" office:value-type="float" office:value="-2.20833333333333" calcext:value-type="float">
            <text:p>-2,208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-2.20408163265306" calcext:value-type="float">
            <text:p>-2,20408163265306</text:p>
          </table:table-cell>
          <table:table-cell table:style-name="ce698" table:formula="of:=IF([.B394]&lt;&gt;[.$E$208];([.$A$208]*[.B394]+[.$B$208])/([.$C$208]*[.B394]+[.$D$208]);&quot;&quot;)" office:value-type="float" office:value="-2.20408163265306" calcext:value-type="float">
            <text:p>-2,2040816326530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-2.2" calcext:value-type="float">
            <text:p>-2,2</text:p>
          </table:table-cell>
          <table:table-cell table:style-name="ce697" table:formula="of:=IF([.B395]&lt;&gt;[.$E$208];([.$A$208]*[.B395]+[.$B$208])/([.$C$208]*[.B395]+[.$D$208]);&quot;&quot;)" office:value-type="float" office:value="-2.2" calcext:value-type="float">
            <text:p>-2,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-2.19607843137255" calcext:value-type="float">
            <text:p>-2,19607843137255</text:p>
          </table:table-cell>
          <table:table-cell table:style-name="ce698" table:formula="of:=IF([.B396]&lt;&gt;[.$E$208];([.$A$208]*[.B396]+[.$B$208])/([.$C$208]*[.B396]+[.$D$208]);&quot;&quot;)" office:value-type="float" office:value="-2.19607843137255" calcext:value-type="float">
            <text:p>-2,1960784313725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-2.19230769230769" calcext:value-type="float">
            <text:p>-2,19230769230769</text:p>
          </table:table-cell>
          <table:table-cell table:style-name="ce697" table:formula="of:=IF([.B397]&lt;&gt;[.$E$208];([.$A$208]*[.B397]+[.$B$208])/([.$C$208]*[.B397]+[.$D$208]);&quot;&quot;)" office:value-type="float" office:value="-2.19230769230769" calcext:value-type="float">
            <text:p>-2,192307692307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-2.18867924528302" calcext:value-type="float">
            <text:p>-2,18867924528302</text:p>
          </table:table-cell>
          <table:table-cell table:style-name="ce698" table:formula="of:=IF([.B398]&lt;&gt;[.$E$208];([.$A$208]*[.B398]+[.$B$208])/([.$C$208]*[.B398]+[.$D$208]);&quot;&quot;)" office:value-type="float" office:value="-2.18867924528302" calcext:value-type="float">
            <text:p>-2,1886792452830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-2.18518518518519" calcext:value-type="float">
            <text:p>-2,18518518518519</text:p>
          </table:table-cell>
          <table:table-cell table:style-name="ce697" table:formula="of:=IF([.B399]&lt;&gt;[.$E$208];([.$A$208]*[.B399]+[.$B$208])/([.$C$208]*[.B399]+[.$D$208]);&quot;&quot;)" office:value-type="float" office:value="-2.18518518518519" calcext:value-type="float">
            <text:p>-2,1851851851851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-2.18181818181818" calcext:value-type="float">
            <text:p>-2,18181818181818</text:p>
          </table:table-cell>
          <table:table-cell table:style-name="ce698" table:formula="of:=IF([.B400]&lt;&gt;[.$E$208];([.$A$208]*[.B400]+[.$B$208])/([.$C$208]*[.B400]+[.$D$208]);&quot;&quot;)" office:value-type="float" office:value="-2.18181818181818" calcext:value-type="float">
            <text:p>-2,1818181818181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-2.17857142857143" calcext:value-type="float">
            <text:p>-2,17857142857143</text:p>
          </table:table-cell>
          <table:table-cell table:style-name="ce697" table:formula="of:=IF([.B401]&lt;&gt;[.$E$208];([.$A$208]*[.B401]+[.$B$208])/([.$C$208]*[.B401]+[.$D$208]);&quot;&quot;)" office:value-type="float" office:value="-2.17857142857143" calcext:value-type="float">
            <text:p>-2,17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-2.17543859649123" calcext:value-type="float">
            <text:p>-2,17543859649123</text:p>
          </table:table-cell>
          <table:table-cell table:style-name="ce698" table:formula="of:=IF([.B402]&lt;&gt;[.$E$208];([.$A$208]*[.B402]+[.$B$208])/([.$C$208]*[.B402]+[.$D$208]);&quot;&quot;)" office:value-type="float" office:value="-2.17543859649123" calcext:value-type="float">
            <text:p>-2,1754385964912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-2.17241379310345" calcext:value-type="float">
            <text:p>-2,17241379310345</text:p>
          </table:table-cell>
          <table:table-cell table:style-name="ce697" table:formula="of:=IF([.B403]&lt;&gt;[.$E$208];([.$A$208]*[.B403]+[.$B$208])/([.$C$208]*[.B403]+[.$D$208]);&quot;&quot;)" office:value-type="float" office:value="-2.17241379310345" calcext:value-type="float">
            <text:p>-2,172413793103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-2.16949152542373" calcext:value-type="float">
            <text:p>-2,16949152542373</text:p>
          </table:table-cell>
          <table:table-cell table:style-name="ce698" table:formula="of:=IF([.B404]&lt;&gt;[.$E$208];([.$A$208]*[.B404]+[.$B$208])/([.$C$208]*[.B404]+[.$D$208]);&quot;&quot;)" office:value-type="float" office:value="-2.16949152542373" calcext:value-type="float">
            <text:p>-2,1694915254237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-2.16666666666667" calcext:value-type="float">
            <text:p>-2,16666666666667</text:p>
          </table:table-cell>
          <table:table-cell table:style-name="ce697" table:formula="of:=IF([.B405]&lt;&gt;[.$E$208];([.$A$208]*[.B405]+[.$B$208])/([.$C$208]*[.B405]+[.$D$208]);&quot;&quot;)" office:value-type="float" office:value="-2.16666666666667" calcext:value-type="float">
            <text:p>-2,1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-2.16393442622951" calcext:value-type="float">
            <text:p>-2,16393442622951</text:p>
          </table:table-cell>
          <table:table-cell table:style-name="ce698" table:formula="of:=IF([.B406]&lt;&gt;[.$E$208];([.$A$208]*[.B406]+[.$B$208])/([.$C$208]*[.B406]+[.$D$208]);&quot;&quot;)" office:value-type="float" office:value="-2.16393442622951" calcext:value-type="float">
            <text:p>-2,1639344262295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-2.16129032258064" calcext:value-type="float">
            <text:p>-2,16129032258064</text:p>
          </table:table-cell>
          <table:table-cell table:style-name="ce697" table:formula="of:=IF([.B407]&lt;&gt;[.$E$208];([.$A$208]*[.B407]+[.$B$208])/([.$C$208]*[.B407]+[.$D$208]);&quot;&quot;)" office:value-type="float" office:value="-2.16129032258064" calcext:value-type="float">
            <text:p>-2,1612903225806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-2.15873015873016" calcext:value-type="float">
            <text:p>-2,15873015873016</text:p>
          </table:table-cell>
          <table:table-cell table:style-name="ce698" table:formula="of:=IF([.B408]&lt;&gt;[.$E$208];([.$A$208]*[.B408]+[.$B$208])/([.$C$208]*[.B408]+[.$D$208]);&quot;&quot;)" office:value-type="float" office:value="-2.15873015873016" calcext:value-type="float">
            <text:p>-2,1587301587301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-2.15625" calcext:value-type="float">
            <text:p>-2,15625</text:p>
          </table:table-cell>
          <table:table-cell table:style-name="ce697" table:formula="of:=IF([.B409]&lt;&gt;[.$E$208];([.$A$208]*[.B409]+[.$B$208])/([.$C$208]*[.B409]+[.$D$208]);&quot;&quot;)" office:value-type="float" office:value="-2.15625" calcext:value-type="float">
            <text:p>-2,156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-2.15384615384615" calcext:value-type="float">
            <text:p>-2,15384615384615</text:p>
          </table:table-cell>
          <table:table-cell table:style-name="ce698" table:formula="of:=IF([.B410]&lt;&gt;[.$E$208];([.$A$208]*[.B410]+[.$B$208])/([.$C$208]*[.B410]+[.$D$208]);&quot;&quot;)" office:value-type="float" office:value="-2.15384615384615" calcext:value-type="float">
            <text:p>-2,153846153846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-2.15151515151515" calcext:value-type="float">
            <text:p>-2,15151515151515</text:p>
          </table:table-cell>
          <table:table-cell table:style-name="ce697" table:formula="of:=IF([.B411]&lt;&gt;[.$E$208];([.$A$208]*[.B411]+[.$B$208])/([.$C$208]*[.B411]+[.$D$208]);&quot;&quot;)" office:value-type="float" office:value="-2.15151515151515" calcext:value-type="float">
            <text:p>-2,151515151515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-2.14925373134328" calcext:value-type="float">
            <text:p>-2,14925373134328</text:p>
          </table:table-cell>
          <table:table-cell table:style-name="ce698" table:formula="of:=IF([.B412]&lt;&gt;[.$E$208];([.$A$208]*[.B412]+[.$B$208])/([.$C$208]*[.B412]+[.$D$208]);&quot;&quot;)" office:value-type="float" office:value="-2.14925373134328" calcext:value-type="float">
            <text:p>-2,1492537313432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-2.14705882352941" calcext:value-type="float">
            <text:p>-2,14705882352941</text:p>
          </table:table-cell>
          <table:table-cell table:style-name="ce697" table:formula="of:=IF([.B413]&lt;&gt;[.$E$208];([.$A$208]*[.B413]+[.$B$208])/([.$C$208]*[.B413]+[.$D$208]);&quot;&quot;)" office:value-type="float" office:value="-2.14705882352941" calcext:value-type="float">
            <text:p>-2,1470588235294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-2.14492753623188" calcext:value-type="float">
            <text:p>-2,14492753623188</text:p>
          </table:table-cell>
          <table:table-cell table:style-name="ce698" table:formula="of:=IF([.B414]&lt;&gt;[.$E$208];([.$A$208]*[.B414]+[.$B$208])/([.$C$208]*[.B414]+[.$D$208]);&quot;&quot;)" office:value-type="float" office:value="-2.14492753623188" calcext:value-type="float">
            <text:p>-2,1449275362318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-2.14285714285714" calcext:value-type="float">
            <text:p>-2,14285714285714</text:p>
          </table:table-cell>
          <table:table-cell table:style-name="ce697" table:formula="of:=IF([.B415]&lt;&gt;[.$E$208];([.$A$208]*[.B415]+[.$B$208])/([.$C$208]*[.B415]+[.$D$208]);&quot;&quot;)" office:value-type="float" office:value="-2.14285714285714" calcext:value-type="float">
            <text:p>-2,1428571428571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-2.14084507042253" calcext:value-type="float">
            <text:p>-2,14084507042253</text:p>
          </table:table-cell>
          <table:table-cell table:style-name="ce698" table:formula="of:=IF([.B416]&lt;&gt;[.$E$208];([.$A$208]*[.B416]+[.$B$208])/([.$C$208]*[.B416]+[.$D$208]);&quot;&quot;)" office:value-type="float" office:value="-2.14084507042253" calcext:value-type="float">
            <text:p>-2,1408450704225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-2.13888888888889" calcext:value-type="float">
            <text:p>-2,13888888888889</text:p>
          </table:table-cell>
          <table:table-cell table:style-name="ce697" table:formula="of:=IF([.B417]&lt;&gt;[.$E$208];([.$A$208]*[.B417]+[.$B$208])/([.$C$208]*[.B417]+[.$D$208]);&quot;&quot;)" office:value-type="float" office:value="-2.13888888888889" calcext:value-type="float">
            <text:p>-2,1388888888888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-2.13698630136986" calcext:value-type="float">
            <text:p>-2,13698630136986</text:p>
          </table:table-cell>
          <table:table-cell table:style-name="ce698" table:formula="of:=IF([.B418]&lt;&gt;[.$E$208];([.$A$208]*[.B418]+[.$B$208])/([.$C$208]*[.B418]+[.$D$208]);&quot;&quot;)" office:value-type="float" office:value="-2.13698630136986" calcext:value-type="float">
            <text:p>-2,1369863013698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-2.13513513513513" calcext:value-type="float">
            <text:p>-2,13513513513513</text:p>
          </table:table-cell>
          <table:table-cell table:style-name="ce697" table:formula="of:=IF([.B419]&lt;&gt;[.$E$208];([.$A$208]*[.B419]+[.$B$208])/([.$C$208]*[.B419]+[.$D$208]);&quot;&quot;)" office:value-type="float" office:value="-2.13513513513513" calcext:value-type="float">
            <text:p>-2,1351351351351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-2.13333333333333" calcext:value-type="float">
            <text:p>-2,13333333333333</text:p>
          </table:table-cell>
          <table:table-cell table:style-name="ce698" table:formula="of:=IF([.B420]&lt;&gt;[.$E$208];([.$A$208]*[.B420]+[.$B$208])/([.$C$208]*[.B420]+[.$D$208]);&quot;&quot;)" office:value-type="float" office:value="-2.13333333333333" calcext:value-type="float">
            <text:p>-2,1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-2.13157894736842" calcext:value-type="float">
            <text:p>-2,13157894736842</text:p>
          </table:table-cell>
          <table:table-cell table:style-name="ce697" table:formula="of:=IF([.B421]&lt;&gt;[.$E$208];([.$A$208]*[.B421]+[.$B$208])/([.$C$208]*[.B421]+[.$D$208]);&quot;&quot;)" office:value-type="float" office:value="-2.13157894736842" calcext:value-type="float">
            <text:p>-2,1315789473684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-2.12987012987013" calcext:value-type="float">
            <text:p>-2,12987012987013</text:p>
          </table:table-cell>
          <table:table-cell table:style-name="ce698" table:formula="of:=IF([.B422]&lt;&gt;[.$E$208];([.$A$208]*[.B422]+[.$B$208])/([.$C$208]*[.B422]+[.$D$208]);&quot;&quot;)" office:value-type="float" office:value="-2.12987012987013" calcext:value-type="float">
            <text:p>-2,1298701298701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-2.12820512820513" calcext:value-type="float">
            <text:p>-2,12820512820513</text:p>
          </table:table-cell>
          <table:table-cell table:style-name="ce697" table:formula="of:=IF([.B423]&lt;&gt;[.$E$208];([.$A$208]*[.B423]+[.$B$208])/([.$C$208]*[.B423]+[.$D$208]);&quot;&quot;)" office:value-type="float" office:value="-2.12820512820513" calcext:value-type="float">
            <text:p>-2,1282051282051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-2.12658227848101" calcext:value-type="float">
            <text:p>-2,12658227848101</text:p>
          </table:table-cell>
          <table:table-cell table:style-name="ce698" table:formula="of:=IF([.B424]&lt;&gt;[.$E$208];([.$A$208]*[.B424]+[.$B$208])/([.$C$208]*[.B424]+[.$D$208]);&quot;&quot;)" office:value-type="float" office:value="-2.12658227848101" calcext:value-type="float">
            <text:p>-2,126582278481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-2.125" calcext:value-type="float">
            <text:p>-2,125</text:p>
          </table:table-cell>
          <table:table-cell table:style-name="ce697" table:formula="of:=IF([.B425]&lt;&gt;[.$E$208];([.$A$208]*[.B425]+[.$B$208])/([.$C$208]*[.B425]+[.$D$208]);&quot;&quot;)" office:value-type="float" office:value="-2.125" calcext:value-type="float">
            <text:p>-2,1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-2.12345679012346" calcext:value-type="float">
            <text:p>-2,12345679012346</text:p>
          </table:table-cell>
          <table:table-cell table:style-name="ce698" table:formula="of:=IF([.B426]&lt;&gt;[.$E$208];([.$A$208]*[.B426]+[.$B$208])/([.$C$208]*[.B426]+[.$D$208]);&quot;&quot;)" office:value-type="float" office:value="-2.12345679012346" calcext:value-type="float">
            <text:p>-2,123456790123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-2.1219512195122" calcext:value-type="float">
            <text:p>-2,1219512195122</text:p>
          </table:table-cell>
          <table:table-cell table:style-name="ce697" table:formula="of:=IF([.B427]&lt;&gt;[.$E$208];([.$A$208]*[.B427]+[.$B$208])/([.$C$208]*[.B427]+[.$D$208]);&quot;&quot;)" office:value-type="float" office:value="-2.1219512195122" calcext:value-type="float">
            <text:p>-2,121951219512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-2.12048192771084" calcext:value-type="float">
            <text:p>-2,12048192771084</text:p>
          </table:table-cell>
          <table:table-cell table:style-name="ce698" table:formula="of:=IF([.B428]&lt;&gt;[.$E$208];([.$A$208]*[.B428]+[.$B$208])/([.$C$208]*[.B428]+[.$D$208]);&quot;&quot;)" office:value-type="float" office:value="-2.12048192771084" calcext:value-type="float">
            <text:p>-2,1204819277108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-2.11904761904762" calcext:value-type="float">
            <text:p>-2,11904761904762</text:p>
          </table:table-cell>
          <table:table-cell table:style-name="ce697" table:formula="of:=IF([.B429]&lt;&gt;[.$E$208];([.$A$208]*[.B429]+[.$B$208])/([.$C$208]*[.B429]+[.$D$208]);&quot;&quot;)" office:value-type="float" office:value="-2.11904761904762" calcext:value-type="float">
            <text:p>-2,1190476190476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-2.11764705882353" calcext:value-type="float">
            <text:p>-2,11764705882353</text:p>
          </table:table-cell>
          <table:table-cell table:style-name="ce698" table:formula="of:=IF([.B430]&lt;&gt;[.$E$208];([.$A$208]*[.B430]+[.$B$208])/([.$C$208]*[.B430]+[.$D$208]);&quot;&quot;)" office:value-type="float" office:value="-2.11764705882353" calcext:value-type="float">
            <text:p>-2,1176470588235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-2.11627906976744" calcext:value-type="float">
            <text:p>-2,11627906976744</text:p>
          </table:table-cell>
          <table:table-cell table:style-name="ce697" table:formula="of:=IF([.B431]&lt;&gt;[.$E$208];([.$A$208]*[.B431]+[.$B$208])/([.$C$208]*[.B431]+[.$D$208]);&quot;&quot;)" office:value-type="float" office:value="-2.11627906976744" calcext:value-type="float">
            <text:p>-2,1162790697674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-2.11494252873563" calcext:value-type="float">
            <text:p>-2,11494252873563</text:p>
          </table:table-cell>
          <table:table-cell table:style-name="ce698" table:formula="of:=IF([.B432]&lt;&gt;[.$E$208];([.$A$208]*[.B432]+[.$B$208])/([.$C$208]*[.B432]+[.$D$208]);&quot;&quot;)" office:value-type="float" office:value="-2.11494252873563" calcext:value-type="float">
            <text:p>-2,1149425287356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-2.11363636363636" calcext:value-type="float">
            <text:p>-2,11363636363636</text:p>
          </table:table-cell>
          <table:table-cell table:style-name="ce697" table:formula="of:=IF([.B433]&lt;&gt;[.$E$208];([.$A$208]*[.B433]+[.$B$208])/([.$C$208]*[.B433]+[.$D$208]);&quot;&quot;)" office:value-type="float" office:value="-2.11363636363636" calcext:value-type="float">
            <text:p>-2,1136363636363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-2.1123595505618" calcext:value-type="float">
            <text:p>-2,1123595505618</text:p>
          </table:table-cell>
          <table:table-cell table:style-name="ce698" table:formula="of:=IF([.B434]&lt;&gt;[.$E$208];([.$A$208]*[.B434]+[.$B$208])/([.$C$208]*[.B434]+[.$D$208]);&quot;&quot;)" office:value-type="float" office:value="-2.1123595505618" calcext:value-type="float">
            <text:p>-2,112359550561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-2.11111111111111" calcext:value-type="float">
            <text:p>-2,11111111111111</text:p>
          </table:table-cell>
          <table:table-cell table:style-name="ce697" table:formula="of:=IF([.B435]&lt;&gt;[.$E$208];([.$A$208]*[.B435]+[.$B$208])/([.$C$208]*[.B435]+[.$D$208]);&quot;&quot;)" office:value-type="float" office:value="-2.11111111111111" calcext:value-type="float">
            <text:p>-2,1111111111111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1031"/>
          <table:table-cell table:style-name="ce989"/>
          <table:table-cell table:number-columns-repeated="968"/>
        </table:table-row>
        <table:table-row table:style-name="ro5" table:number-rows-repeated="6">
          <table:table-cell/>
          <table:table-cell table:style-name="ce722"/>
          <table:table-cell table:number-columns-repeated="52"/>
          <table:table-cell table:style-name="ce1031"/>
          <table:table-cell table:style-name="ce989"/>
          <table:table-cell table:number-columns-repeated="968"/>
        </table:table-row>
        <table:table-row table:style-name="ro5" table:number-rows-repeated="8">
          <table:table-cell table:number-columns-repeated="54"/>
          <table:table-cell table:style-name="ce1031"/>
          <table:table-cell table:style-name="ce989"/>
          <table:table-cell table:number-columns-repeated="968"/>
        </table:table-row>
        <table:table-row table:style-name="ro5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5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5" table:number-rows-repeated="104780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7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20:01:22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11-08T20:02:19.637000000</dc:date>
    <meta:editing-duration>P3DT13H30S</meta:editing-duration>
    <meta:editing-cycles>972</meta:editing-cycles>
    <meta:generator>LibreOffice/6.2.8.2$Windows_X86_64 LibreOffice_project/f82ddfca21ebc1e222a662a32b25c0c9d20169ee</meta:generator>
    <meta:document-statistic meta:table-count="8" meta:cell-count="3346" meta:object-count="5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
	rem purge nombres saisis Droite
	Dim Feuille as Object
	Feuille = thisComponent.Sheets.getByName("Droite")
	Feuille.GetCellRangeByName("B6").String = ""
	For ligne = 13 to 17
		Feuille.GetCellRangeByName("B" &amp; ligne).String = ""
		Feuille.GetCellRangeByName("C" &amp; ligne).String = ""
		Feuille.GetCellRangeByName("E" &amp; ligne).String = ""
	Next ligne

	rem purge nombres saisis Parabole
	Feuille = thisComponent.Sheets.getByName("Parabole")
	Feuille.GetCellRangeByName("B6").String = ""
	Feuille.GetCellRangeByName("D6").String = ""
	For ligne = 13 to 17
		Feuille.GetCellRangeByName("B" &amp; ligne).String = ""
		Feuille.GetCellRangeByName("C" &amp; ligne).String = ""
		Feuille.GetCellRangeByName("E" &amp; ligne).String = ""
		Feuille.GetCellRangeByName("F" &amp; ligne).String = ""
		Feuille.GetCellRangeByName("H" &amp; ligne).String = ""		
	Next ligne

	rem purge nombres saisis Tableaux de signes et de variations
	Feuille = thisComponent.Sheets.getByName("Tableaux de signes et de variations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ligne = 14 to 17
		Feuille.GetCellRangeByName("B" &amp; ligne).String = ""
		Feuille.GetCellRangeByName("C" &amp; ligne).String = ""
		Feuille.GetCellRangeByName("D" &amp; ligne).String = ""
		Feuille.GetCellRangeByName("E" &amp; ligne).String = ""
		Feuille.GetCellRangeByName("F" &amp; ligne).String = ""
		Feuille.GetCellRangeByName("G" &amp; ligne).String = ""
		Feuille.GetCellRangeByName("H" &amp; ligne).String = ""
		Feuille.GetCellRangeByName("I" &amp; ligne).String = ""
		Feuille.GetCellRangeByName("J" &amp; ligne).String = ""
		Feuille.GetCellRangeByName("K" &amp; ligne).String = ""
		Feuille.GetCellRangeByName("L" &amp; ligne).String = ""
	Next ligne

	rem purge nombres saisis (In)équation niveau 1
	Feuille = thisComponent.Sheets.getByName("(In)équation niveau 1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
	rem purge nombres saisis (In)équation niveau 2
	Feuille = thisComponent.Sheets.getByName("(In)équation niveau 2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
	rem purge nombres saisis Fonction homographique
	Feuille = thisComponent.Sheets.getByName("Fonction homographique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ligne = 14 to 17
		Feuille.GetCellRangeByName("B" &amp; ligne).String = ""
		Feuille.GetCellRangeByName("C" &amp; ligne).String = ""
		Feuille.GetCellRangeByName("D" &amp; ligne).String = ""
		Feuille.GetCellRangeByName("E" &amp; ligne).String = ""
		Feuille.GetCellRangeByName("F" &amp; ligne).String = ""
		Feuille.GetCellRangeByName("G" &amp; ligne).String = ""
		Feuille.GetCellRangeByName("H" &amp; ligne).String = ""
		Feuille.GetCellRangeByName("I" &amp; ligne).String = ""
		Feuille.GetCellRangeByName("J" &amp; ligne).String = ""
		Feuille.GetCellRangeByName("K" &amp; ligne).String = ""
		Feuille.GetCellRangeByName("L" &amp; ligne).String = ""
	Next ligne
End Sub

rem purge nombres saisis Droite
Sub RAZ_Droite()
	Dim Feuille as Object
	Feuille = thisComponent.Sheets.getByName("Droite")
	Feuille.GetCellRangeByName("B6").String = ""
	For ligne = 13 to 17
		Feuille.GetCellRangeByName("B" &amp; ligne).String = ""
		Feuille.GetCellRangeByName("C" &amp; ligne).String = ""
		Feuille.GetCellRangeByName("E" &amp; ligne).String = ""
	Next ligne
End Sub

rem purge nombres saisis Parabole
Sub RAZ_Parabole()
	Dim Feuille as Object
	Feuille = thisComponent.Sheets.getByName("Parabole")
	Feuille.GetCellRangeByName("B6").String = ""
	Feuille.GetCellRangeByName("D6").String = ""
	For ligne = 13 to 17
		Feuille.GetCellRangeByName("B" &amp; ligne).String = ""
		Feuille.GetCellRangeByName("C" &amp; ligne).String = ""
		Feuille.GetCellRangeByName("E" &amp; ligne).String = ""
		Feuille.GetCellRangeByName("F" &amp; ligne).String = ""
		Feuille.GetCellRangeByName("H" &amp; ligne).String = ""		
	Next ligne
End Sub

rem purge nombres saisis Tableaux de signes et de variations
Sub RAZ_Tableaux_signes_variations()
	Dim Feuille as Object
	Feuille = thisComponent.Sheets.getByName("Tableaux de signes et de variations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ligne = 14 to 17
		Feuille.GetCellRangeByName("B" &amp; ligne).String = ""
		Feuille.GetCellRangeByName("C" &amp; ligne).String = ""
		Feuille.GetCellRangeByName("D" &amp; ligne).String = ""
		Feuille.GetCellRangeByName("E" &amp; ligne).String = ""
		Feuille.GetCellRangeByName("F" &amp; ligne).String = ""
		Feuille.GetCellRangeByName("G" &amp; ligne).String = ""
		Feuille.GetCellRangeByName("H" &amp; ligne).String = ""
		Feuille.GetCellRangeByName("I" &amp; ligne).String = ""
		Feuille.GetCellRangeByName("J" &amp; ligne).String = ""
		Feuille.GetCellRangeByName("K" &amp; ligne).String = ""
		Feuille.GetCellRangeByName("L" &amp; ligne).String = ""
	Next ligne
End Sub

rem purge nombres saisis Fonction homographique
Sub RAZ_Fonction_homographique()
	Dim Feuille as Object
	Feuille = thisComponent.Sheets.getByName("Fonction homographique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ligne = 14 to 17
		Feuille.GetCellRangeByName("B" &amp; ligne).String = ""
		Feuille.GetCellRangeByName("C" &amp; ligne).String = ""
		Feuille.GetCellRangeByName("D" &amp; ligne).String = ""
		Feuille.GetCellRangeByName("E" &amp; ligne).String = ""
		Feuille.GetCellRangeByName("F" &amp; ligne).String = ""
		Feuille.GetCellRangeByName("G" &amp; ligne).String = ""
		Feuille.GetCellRangeByName("H" &amp; ligne).String = ""
		Feuille.GetCellRangeByName("I" &amp; ligne).String = ""
		Feuille.GetCellRangeByName("J" &amp; ligne).String = ""
		Feuille.GetCellRangeByName("K" &amp; ligne).String = ""
		Feuille.GetCellRangeByName("L" &amp; ligne).String = ""
	Next ligne
End Sub

rem purge nombres saisis (In)équation niveau 1
Sub RAZ_In_equation_niveau_1()
	Dim Feuille as Object
	Feuille = thisComponent.Sheets.getByName("(In)équation niveau 1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End SuB

rem purge nombres saisis (In)équation niveau 2
Sub RAZ_In_equation_niveau_2()
	Dim Feuille as Object
	Feuille = thisComponent.Sheets.getByName("(In)équation niveau 2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End SuB


rem--------------------------------------------------------
rem génération nombres aléatoires tous niveaux
rem--------------------------------------------------------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B6").value = SK_Alea(-6,6)
	Feuille.GetCellRangeByName("D6").value = SK_Alea(1,2)

	Feuille.GetCellRangeByName("B25").value = SK_Alea(-9,-4)
	Feuille.GetCellRangeByName("F25").value = SK_Alea(4,9)
	Feuille.GetCellRangeByName("H26").value = SK_Alea(1,5)
	Feuille.GetCellRangeByName("I26").value = SK_Alea(1,2)

	Feuille.GetCellRangeByName("V51").value = SK_Alea(-9,0)
	Feuille.GetCellRangeByName("Z51").value = SK_Alea(1,9)
rem	Feuille.GetCellRangeByName("V51").value = SK_Alea(-9,-4)
rem	Feuille.GetCellRangeByName("Z51").value = SK_Alea(4,9)
	Feuille.GetCellRangeByName("AB52").value = SK_Alea(1,5)
	Feuille.GetCellRangeByName("AC52").value = SK_Alea(1,2)
	Feuille.GetCellRangeByName("Y61").value = SK_Alea(1,4)
	Feuille.GetCellRangeByName("AA61").value = SK_Alea(5,6)


	Feuille.GetCellRangeByName("B51").value = SK_Alea(-9,-2)
	Feuille.GetCellRangeByName("D51").value = SK_Alea(1,9)
	Feuille.GetCellRangeByName("I52").value = SK_Alea(-30,-3)
	Feuille.GetCellRangeByName("J52").value = SK_Alea(-30,-3)
	Feuille.GetCellRangeByName("K52").value = SK_Alea(-30,-2)
	Feuille.GetCellRangeByName("L52").value = SK_Alea(1,2)
	Feuille.GetCellRangeByName("E61").value = SK_Alea(1,4)
	Feuille.GetCellRangeByName("G61").value = SK_Alea(5,6)

	Feuille.GetCellRangeByName("W100").value = SK_Alea(5,9)
	Feuille.GetCellRangeByName("X100").value = SK_Alea(5,9)
	Feuille.GetCellRangeByName("Y100").value = SK_Alea(5,9)
	Feuille.GetCellRangeByName("Z100").value = SK_Alea(5,9)
	Feuille.GetCellRangeByName("AA100").value = SK_Alea(5,9)
	For ligne = 102 to 126
		Feuille.GetCellRangeByName("B" &amp; ligne).value = RND()
	Next ligne
	Feuille.GetCellRangeByName("B208").value = SK_Alea(1,9)
	Feuille.GetCellRangeByName("C208").value = SK_Alea(1,5)
	Feuille.GetCellRangeByName("E208").value = SK_Alea(-5,5)
	Feuille.GetCellRangeByName("F208").value = SK_Alea(-6,6)
	Feuille.GetCellRangeByName("D231").value = RND()
	Feuille.GetCellRangeByName("E231").value = RND()
	Feuille.GetCellRangeByName("F231").value = RND()
	Feuille.GetCellRangeByName("G231").value = RND()
	Feuille.GetCellRangeByName("H231").value = RND()
	Feuille.GetCellRangeByName("I231").value = RND()
	Feuille.GetCellRangeByName("J231").value = RND()
	Feuille.GetCellRangeByName("K231").value = RND()
	Feuille.GetCellRangeByName("L231").value = RND()
	Feuille.GetCellRangeByName("M231").value = RND()
	Feuille.GetCellRangeByName("N231").value = RND()
	Feuille.GetCellRangeByName("O231").value = RND()
	Feuille.GetCellRangeByName("P231").value = RND()
	Feuille.GetCellRangeByName("Q231").value = RND()
	Feuille.GetCellRangeByName("R231").value = RND()
	Feuille.GetCellRangeByName("S231").value = RND()
	Feuille.GetCellRangeByName("T231").value = RND()
	Feuille.GetCellRangeByName("U231").value = RND()
	Feuille.GetCellRangeByName("V231").value = RND()
	Feuille.GetCellRangeByName("W231").value = RND()
	Feuille.GetCellRangeByName("X231").value = RND()
	Feuille.GetCellRangeByName("Y231").value = RND()
	Feuille.GetCellRangeByName("Z231").value = RND()
	Feuille.GetCellRangeByName("AA231").value = RND()
	Feuille.GetCellRangeByName("AB231").value = RND(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 Aide.A1:Aide.A1" chart:data-source-has-labels="column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chart:label-cell-address="Aide.A1:Aide.A1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Ligne 100</text:p>
                <draw:g>
                  <svg:desc/>
                </draw:g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float" office:value="-6">
                <text:p>-6</text:p>
                <draw:g>
                  <svg:desc>Données.D101:Données.T101</svg:desc>
                </draw:g>
              </table:table-cell>
              <table:table-cell office:value-type="float" office:value="-5.54327719506772">
                <text:p>-5.54327719506772</text:p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-2.29610059419054">
                <text:p>-2.29610059419054</text:p>
              </table:table-cell>
              <table:table-cell office:value-type="float" office:value="0">
                <text:p>0</text:p>
              </table:table-cell>
              <table:table-cell office:value-type="float" office:value="-2.29610059419054">
                <text:p>-2.29610059419054</text:p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-5.54327719506772">
                <text:p>-5.54327719506772</text:p>
              </table:table-cell>
              <table:table-cell office:value-type="float" office:value="-6">
                <text:p>-6</text:p>
              </table:table-cell>
              <table:table-cell office:value-type="float" office:value="-5.54327719506772">
                <text:p>-5.54327719506772</text:p>
              </table:table-cell>
              <table:table-cell office:value-type="float" office:value="-4.24264068711929">
                <text:p>-4.24264068711929</text:p>
              </table:table-cell>
              <table:table-cell office:value-type="float" office:value="-2.29610059419054">
                <text:p>-2.29610059419054</text:p>
              </table:table-cell>
              <table:table-cell office:value-type="float" office:value="0">
                <text:p>0</text:p>
              </table:table-cell>
              <table:table-cell office:value-type="float" office:value="-3.44415089128581">
                <text:p>-3.44415089128581</text:p>
              </table:table-cell>
              <table:table-cell office:value-type="float" office:value="-6.36396103067893">
                <text:p>-6.36396103067893</text:p>
              </table:table-cell>
              <table:table-cell office:value-type="float" office:value="-8.31491579260158">
                <text:p>-8.31491579260158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22pt" fo:font-weight="bold" style:font-size-asian="10pt" style:font-size-complex="10pt"/>
    </style:style>
    <style:style style:name="ch4" style:family="chart">
      <style:graphic-properties svg:stroke-width="0.06cm" svg:stroke-color="#2f4f4f"/>
    </style:style>
    <style:style style:name="ch5" style:family="chart">
      <style:graphic-properties svg:stroke-width="0.06cm" svg:stroke-color="#c0c0c0"/>
    </style:style>
    <style:style style:name="ch6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22pt" fo:font-weight="bold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Données.D101:Données.T101" loext:label-string="&quot;Courbe&quot;" chart:class="chart:scatter">
            <chart:domain table:cell-range-address="Données.D100:Données.T100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ourb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6">
                <text:p>-6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.54327719506772">
                <text:p>-5.54327719506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2.29610059419054">
                <text:p>-2.29610059419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2.29610059419054">
                <text:p>-2.29610059419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5.54327719506772">
                <text:p>-5.5432771950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5.54327719506772">
                <text:p>-5.54327719506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2.29610059419054">
                <text:p>-2.29610059419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3.44415089128581">
                <text:p>-3.44415089128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-6.36396103067893">
                <text:p>-6.36396103067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8.31491579260158">
                <text:p>-8.31491579260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16pt" fo:font-weight="bold" style:font-size-asian="10pt" style:font-size-complex="10pt"/>
    </style:style>
    <style:style style:name="ch4" style:family="chart">
      <style:graphic-properties svg:stroke-width="0.06cm" svg:stroke-color="#2f4f4f"/>
    </style:style>
    <style:style style:name="ch5" style:family="chart">
      <style:graphic-properties svg:stroke-width="0.06cm" svg:stroke-color="#c0c0c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8cm"/>
      <style:text-properties fo:font-size="16pt" fo:font-weight="bold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5FED2B9C604A8DC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5FED2B9C604A8DC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>
      <style:chart-properties chart:solid-type="cuboid" chart:symbol-type="image" chart:symbol-width="0.3cm" chart:symbol-height="0.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88cm" svg:height="33.266cm" xlink:href=".." xlink:type="simple" chart:class="chart:scatter" chart:style-name="ch1">
        <chart:plot-area chart:style-name="ch2" table:cell-range-address="Données.N5:Données.O25" chart:data-source-has-labels="row" svg:x="0.465cm" svg:y="0.972cm" svg:width="27.474cm" svg:height="31.164cm">
          <chartooo:coordinate-region svg:x="0.875cm" svg:y="1.277cm" svg:width="26.745cm" svg:height="30.55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Données.O5:Données.O25" loext:label-string="&quot;Courbe&quot;" chart:class="chart:scatter">
            <chart:domain table:cell-range-address="Données.N5:Données.N25"/>
            <chart:data-point chart:repeated="21"/>
          </chart:series>
          <chart:series chart:style-name="ch8" chart:values-cell-range-address="Données.O5:Données.O5" loext:label-string="&quot;Point Gauche&quot;" chart:class="chart:scatter">
            <chart:domain table:cell-range-address="Données.N5:Données.N5"/>
            <chart:data-point/>
          </chart:series>
          <chart:series chart:style-name="ch9" chart:values-cell-range-address="Données.O25:Données.O25" loext:label-string="&quot;Point droite&quot;" chart:class="chart:scatter">
            <chart:domain table:cell-range-address="Données.N25:Données.N25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  <table:table-cell office:value-type="string">
                <text:p>Courbe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N5:Données.N25</svg:desc>
                </draw:g>
              </table:table-cell>
              <table:table-cell office:value-type="float" office:value="-1.32544378698225">
                <text:p>-1.32544378698225</text:p>
                <draw:g>
                  <svg:desc>Données.O5:Données.O25</svg:desc>
                </draw:g>
              </table:table-cell>
              <table:table-cell office:value-type="float" office:value="-10">
                <text:p>-10</text:p>
                <draw:g>
                  <svg:desc>Données.N5:Données.N5</svg:desc>
                </draw:g>
              </table:table-cell>
              <table:table-cell office:value-type="float" office:value="-1.32544378698225">
                <text:p>-1.32544378698225</text:p>
                <draw:g>
                  <svg:desc>Données.O5:Données.O5</svg:desc>
                </draw:g>
              </table:table-cell>
              <table:table-cell office:value-type="float" office:value="10">
                <text:p>10</text:p>
                <draw:g>
                  <svg:desc>Données.N25:Données.N25</svg:desc>
                </draw:g>
              </table:table-cell>
              <table:table-cell office:value-type="float" office:value="-10.792899408284">
                <text:p>-10.792899408284</text:p>
                <draw:g>
                  <svg:desc>Données.O25:Données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.13609467455621">
                <text:p>1.1360946745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.08284023668639">
                <text:p>2.0828402366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.84023668639053">
                <text:p>2.8402366863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.40828402366864">
                <text:p>3.4082840236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.78698224852071">
                <text:p>3.7869822485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.97633136094675">
                <text:p>3.9763313609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.97633136094675">
                <text:p>3.9763313609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.78698224852071">
                <text:p>3.7869822485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.40828402366864">
                <text:p>3.4082840236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84023668639053">
                <text:p>2.8402366863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08284023668639">
                <text:p>2.08284023668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13609467455621">
                <text:p>1.1360946745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1.32544378698225">
                <text:p>-1.3254437869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2.84023668639053">
                <text:p>-2.8402366863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4.54437869822485">
                <text:p>-4.5443786982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6.43786982248521">
                <text:p>-6.4378698224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8.5207100591716">
                <text:p>-8.520710059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0.792899408284">
                <text:p>-10.79289940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16pt" fo:font-weight="bold" style:font-size-asian="10pt" style:font-size-complex="10pt"/>
    </style:style>
    <style:style style:name="ch4" style:family="chart">
      <style:graphic-properties svg:stroke-width="0.06cm" svg:stroke-color="#2f4f4f"/>
    </style:style>
    <style:style style:name="ch5" style:family="chart">
      <style:graphic-properties svg:stroke-width="0.06cm" svg:stroke-color="#c0c0c0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16pt" fo:font-weight="bold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plot-area chart:style-name="ch2" table:cell-range-address="Données.O50:Données.P70 Données.S50:Données.S52" chart:data-source-has-labels="row" svg:x="0.434cm" svg:y="0.369cm" svg:width="20.849cm" svg:height="17.741cm">
          <chartooo:coordinate-region svg:x="0.844cm" svg:y="0.674cm" svg:width="20.12cm" svg:height="17.131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Données.P50:Données.P70" loext:label-string="&quot;Parabole&quot;" chart:class="chart:scatter">
            <chart:domain table:cell-range-address="Données.O50:Données.O70"/>
            <chart:data-point chart:repeated="21"/>
          </chart:series>
          <chart:series chart:style-name="ch8" chart:values-cell-range-address="Données.S50:Données.S52" loext:label-string="&quot;Droite&quot;" chart:class="chart:scatter">
            <chart:domain table:cell-range-address="Données.R50:Données.R5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Parabole</text:p>
              </table:table-cell>
              <table:table-cell office:value-type="string">
                <text:p>Colonne R</text:p>
              </table:table-cell>
              <table:table-cell office:value-type="string">
                <text:p>Dro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1.0625">
                <text:p>-1.0625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-14">
                <text:p>-14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5.890625">
                <text:p>-5.8906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0">
                <text:p>-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3.390625">
                <text:p>-13.3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16.0625">
                <text:p>-16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8.015625">
                <text:p>-18.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19.25">
                <text:p>-19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9.765625">
                <text:p>-19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19.5625">
                <text:p>-19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8.640625">
                <text:p>-18.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14.640625">
                <text:p>-14.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11.5625">
                <text:p>-1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7.765625">
                <text:p>-7.76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3.25">
                <text:p>-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.984375">
                <text:p>1.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.9375">
                <text:p>7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4.609375">
                <text:p>14.6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0.109375">
                <text:p>30.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8.9375">
                <text:p>38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16pt" fo:font-weight="bold" style:font-size-asian="10pt" style:font-size-complex="10pt"/>
    </style:style>
    <style:style style:name="ch4" style:family="chart">
      <style:graphic-properties svg:stroke-width="0.04cm" svg:stroke-color="#2f4f4f"/>
    </style:style>
    <style:style style:name="ch5" style:family="chart">
      <style:graphic-properties svg:stroke-width="0.04cm" svg:stroke-color="#c0c0c0"/>
    </style:style>
    <style:style style:name="ch6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16pt" fo:font-weight="bold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Données.H7:Données.H8" loext:label-string="&quot;Droite&quot;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Dro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4">
                <text:p>4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Aide.A1:Aide.A1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chart:label-cell-address="Aide.A1:Aide.A1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chart:label-cell-address="Aide.A1:Aide.A1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chart:label-cell-address="Aide.A1:Aide.A1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1.90909090909091">
                <text:p>-1.90909090909091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2">
                <text:p>-2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1.90825688073395">
                <text:p>-1.90825688073395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1.90740740740741">
                <text:p>-1.9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1.90654205607477">
                <text:p>-1.9065420560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1.90566037735849">
                <text:p>-1.905660377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1.9047619047619">
                <text:p>-1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1.90384615384615">
                <text:p>-1.90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1.90291262135922">
                <text:p>-1.9029126213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1.90196078431373">
                <text:p>-1.9019607843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1.9009900990099">
                <text:p>-1.900990099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1.8989898989899">
                <text:p>-1.898989898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1.89795918367347">
                <text:p>-1.8979591836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1.89690721649485">
                <text:p>-1.89690721649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1.89583333333333">
                <text:p>-1.895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1.89473684210526">
                <text:p>-1.8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1.8936170212766">
                <text:p>-1.89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1.89247311827957">
                <text:p>-1.89247311827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1.89130434782609">
                <text:p>-1.8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1.89010989010989">
                <text:p>-1.8901098901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1.88888888888889">
                <text:p>-1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1.8876404494382">
                <text:p>-1.887640449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1.88636363636364">
                <text:p>-1.88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1.88505747126437">
                <text:p>-1.8850574712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1.88372093023256">
                <text:p>-1.8837209302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1.88235294117647">
                <text:p>-1.8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1.88095238095238">
                <text:p>-1.8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1.87951807228916">
                <text:p>-1.8795180722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1.87804878048781">
                <text:p>-1.8780487804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1.87654320987654">
                <text:p>-1.8765432098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1.875">
                <text:p>-1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1.87341772151899">
                <text:p>-1.8734177215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1.87179487179487">
                <text:p>-1.8717948717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1.87012987012987">
                <text:p>-1.8701298701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1.86842105263158">
                <text:p>-1.8684210526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1.86666666666667">
                <text:p>-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1.86486486486487">
                <text:p>-1.8648648648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1.86301369863014">
                <text:p>-1.8630136986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1.86111111111111">
                <text:p>-1.8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1.85915492957746">
                <text:p>-1.8591549295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1.85714285714286">
                <text:p>-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1.85507246376812">
                <text:p>-1.8550724637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1.85294117647059">
                <text:p>-1.8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1.85074626865672">
                <text:p>-1.8507462686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1.84848484848485">
                <text:p>-1.8484848484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1.84615384615385">
                <text:p>-1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1.84375">
                <text:p>-1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1.84126984126984">
                <text:p>-1.8412698412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1.83870967741935">
                <text:p>-1.8387096774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1.83606557377049">
                <text:p>-1.8360655737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1.83050847457627">
                <text:p>-1.8305084745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1.82758620689655">
                <text:p>-1.8275862068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1.82456140350877">
                <text:p>-1.8245614035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1.82142857142857">
                <text:p>-1.82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1.81818181818182">
                <text:p>-1.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1.81481481481482">
                <text:p>-1.814814814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1.81132075471698">
                <text:p>-1.8113207547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1.80769230769231">
                <text:p>-1.8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1.80392156862745">
                <text:p>-1.8039215686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1.79591836734694">
                <text:p>-1.7959183673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1.78723404255319">
                <text:p>-1.78723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1.78260869565217">
                <text:p>-1.7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1.77777777777778">
                <text:p>-1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1.77272727272727">
                <text:p>-1.7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1.76744186046512">
                <text:p>-1.7674418604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1.76190476190476">
                <text:p>-1.76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1.75609756097561">
                <text:p>-1.7560975609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1.75">
                <text:p>-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-1.74358974358974">
                <text:p>-1.7435897435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-1.73684210526316">
                <text:p>-1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-1.72972972972973">
                <text:p>-1.729729729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-1.72222222222222">
                <text:p>-1.7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-1.71428571428571">
                <text:p>-1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-1.70588235294118">
                <text:p>-1.7058823529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-1.6969696969697">
                <text:p>-1.6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-1.6875">
                <text:p>-1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-1.67741935483871">
                <text:p>-1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-1.6551724137931">
                <text:p>-1.655172413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-1.64285714285714">
                <text:p>-1.6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-1.62962962962963">
                <text:p>-1.6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-1.61538461538462">
                <text:p>-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-1.58333333333333">
                <text:p>-1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-1.56521739130435">
                <text:p>-1.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-1.54545454545455">
                <text:p>-1.5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1.52380952380952">
                <text:p>-1.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-1.47368421052632">
                <text:p>-1.4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-1.44444444444445">
                <text:p>-1.44444444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1.41176470588235">
                <text:p>-1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-1.375">
                <text:p>-1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-1.33333333333334">
                <text:p>-1.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-1.28571428571429">
                <text:p>-1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1.23076923076923">
                <text:p>-1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1.16666666666667">
                <text:p>-1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1.09090909090909">
                <text:p>-1.0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888888888888893">
                <text:p>-0.88888888888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750000000000005">
                <text:p>-0.75000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571428571428578">
                <text:p>-0.57142857142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0.333333333333342">
                <text:p>-0.33333333333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0.0000000000000117683640610266">
                <text:p>-0.000000000000011768364061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499999999999982">
                <text:p>0.49999999999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1.3333333333333">
                <text:p>1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2.99999999999993">
                <text:p>2.99999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7.9999999999997">
                <text:p>7.9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5.33333333333333">
                <text:p>-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3.42857142857143">
                <text:p>-3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3.25">
                <text:p>-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3.11111111111111">
                <text:p>-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2.90909090909091">
                <text:p>-2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2.76923076923077">
                <text:p>-2.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2.71428571428571">
                <text:p>-2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2.625">
                <text:p>-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2.58823529411765">
                <text:p>-2.5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2.55555555555556">
                <text:p>-2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2.52631578947368">
                <text:p>-2.5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2.47619047619048">
                <text:p>-2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2.45454545454545">
                <text:p>-2.4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.43478260869565">
                <text:p>-2.4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2.4">
                <text:p>-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.38461538461538">
                <text:p>-2.3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2.37037037037037">
                <text:p>-2.3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2.35714285714286">
                <text:p>-2.3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2.3448275862069">
                <text:p>-2.3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2.32258064516129">
                <text:p>-2.3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2.3125">
                <text:p>-2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2.3030303030303">
                <text:p>-2.3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2.29411764705882">
                <text:p>-2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2.28571428571429">
                <text:p>-2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2.27777777777778">
                <text:p>-2.2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2.27027027027027">
                <text:p>-2.27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2.26315789473684">
                <text:p>-2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2.25641025641026">
                <text:p>-2.25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2.25">
                <text:p>-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2.24390243902439">
                <text:p>-2.24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2.23809523809524">
                <text:p>-2.2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2.23255813953488">
                <text:p>-2.23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2.22727272727273">
                <text:p>-2.2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2.21739130434783">
                <text:p>-2.2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2.21276595744681">
                <text:p>-2.21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2.20408163265306">
                <text:p>-2.20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2.19607843137255">
                <text:p>-2.19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2.19230769230769">
                <text:p>-2.1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2.18867924528302">
                <text:p>-2.18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2.18518518518519">
                <text:p>-2.1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2.18181818181818">
                <text:p>-2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2.17857142857143">
                <text:p>-2.17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2.17543859649123">
                <text:p>-2.17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2.17241379310345">
                <text:p>-2.17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2.16949152542373">
                <text:p>-2.16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2.16666666666667">
                <text:p>-2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2.16393442622951">
                <text:p>-2.16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2.16129032258064">
                <text:p>-2.16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2.15873015873016">
                <text:p>-2.15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2.15625">
                <text:p>-2.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2.15384615384615">
                <text:p>-2.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2.15151515151515">
                <text:p>-2.15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2.14925373134328">
                <text:p>-2.14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2.14705882352941">
                <text:p>-2.1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2.14492753623188">
                <text:p>-2.14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2.14285714285714">
                <text:p>-2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2.14084507042253">
                <text:p>-2.140845070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2.13888888888889">
                <text:p>-2.1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2.13698630136986">
                <text:p>-2.13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2.13513513513513">
                <text:p>-2.1351351351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2.13333333333333">
                <text:p>-2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2.13157894736842">
                <text:p>-2.13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2.12987012987013">
                <text:p>-2.12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2.12820512820513">
                <text:p>-2.12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2.12658227848101">
                <text:p>-2.12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2.125">
                <text:p>-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2.12345679012346">
                <text:p>-2.1234567901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2.1219512195122">
                <text:p>-2.12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2.12048192771084">
                <text:p>-2.1204819277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2.11904761904762">
                <text:p>-2.1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2.11764705882353">
                <text:p>-2.1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2.11627906976744">
                <text:p>-2.1162790697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2.11494252873563">
                <text:p>-2.1149425287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2.11363636363636">
                <text:p>-2.11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2.1123595505618">
                <text:p>-2.112359550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2.11111111111111">
                <text:p>-2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Aide.A1:Aide.A1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chart:label-cell-address="Aide.A1:Aide.A1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chart:label-cell-address="Aide.A1:Aide.A1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chart:label-cell-address="Aide.A1:Aide.A1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-1.90909090909091">
                <text:p>-1.90909090909091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-2">
                <text:p>-2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-1.90825688073395">
                <text:p>-1.90825688073395</text:p>
              </table:table-cell>
              <table:table-cell office:value-type="float" office:value="10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-1.90740740740741">
                <text:p>-1.9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-1.90654205607477">
                <text:p>-1.90654205607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-1.90566037735849">
                <text:p>-1.905660377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-1.9047619047619">
                <text:p>-1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-1.90384615384615">
                <text:p>-1.90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-1.90291262135922">
                <text:p>-1.9029126213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-1.90196078431373">
                <text:p>-1.9019607843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-1.9009900990099">
                <text:p>-1.900990099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-1.9">
                <text:p>-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-1.8989898989899">
                <text:p>-1.8989898989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-1.89795918367347">
                <text:p>-1.8979591836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-1.89690721649485">
                <text:p>-1.89690721649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-1.89583333333333">
                <text:p>-1.8958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-1.89473684210526">
                <text:p>-1.8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-1.8936170212766">
                <text:p>-1.893617021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-1.89247311827957">
                <text:p>-1.89247311827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-1.89130434782609">
                <text:p>-1.8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-1.89010989010989">
                <text:p>-1.8901098901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-1.88888888888889">
                <text:p>-1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-1.8876404494382">
                <text:p>-1.887640449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-1.88636363636364">
                <text:p>-1.88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-1.88505747126437">
                <text:p>-1.88505747126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-1.88372093023256">
                <text:p>-1.8837209302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-1.88235294117647">
                <text:p>-1.8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-1.88095238095238">
                <text:p>-1.8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-1.87951807228916">
                <text:p>-1.8795180722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-1.87804878048781">
                <text:p>-1.8780487804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-1.87654320987654">
                <text:p>-1.87654320987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-1.875">
                <text:p>-1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-1.87341772151899">
                <text:p>-1.8734177215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1.87179487179487">
                <text:p>-1.87179487179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-1.87012987012987">
                <text:p>-1.87012987012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-1.86842105263158">
                <text:p>-1.8684210526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-1.86666666666667">
                <text:p>-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-1.86486486486487">
                <text:p>-1.8648648648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-1.86301369863014">
                <text:p>-1.86301369863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-1.86111111111111">
                <text:p>-1.86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-1.85915492957746">
                <text:p>-1.85915492957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-1.85714285714286">
                <text:p>-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-1.85507246376812">
                <text:p>-1.8550724637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-1.85294117647059">
                <text:p>-1.852941176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-1.85074626865672">
                <text:p>-1.85074626865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-1.84848484848485">
                <text:p>-1.84848484848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-1.84615384615385">
                <text:p>-1.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-1.84375">
                <text:p>-1.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-1.84126984126984">
                <text:p>-1.8412698412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-1.83870967741935">
                <text:p>-1.8387096774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-1.83606557377049">
                <text:p>-1.8360655737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-1.83333333333333">
                <text:p>-1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-1.83050847457627">
                <text:p>-1.8305084745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-1.82758620689655">
                <text:p>-1.8275862068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-1.82456140350877">
                <text:p>-1.8245614035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-1.82142857142857">
                <text:p>-1.82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-1.81818181818182">
                <text:p>-1.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-1.81481481481482">
                <text:p>-1.814814814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-1.81132075471698">
                <text:p>-1.8113207547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-1.80769230769231">
                <text:p>-1.8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-1.80392156862745">
                <text:p>-1.8039215686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-1.79591836734694">
                <text:p>-1.7959183673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-1.79166666666667">
                <text:p>-1.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-1.78723404255319">
                <text:p>-1.78723404255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-1.78260869565217">
                <text:p>-1.7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-1.77777777777778">
                <text:p>-1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-1.77272727272727">
                <text:p>-1.7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-1.76744186046512">
                <text:p>-1.76744186046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-1.76190476190476">
                <text:p>-1.761904761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-1.75609756097561">
                <text:p>-1.7560975609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-1.75">
                <text:p>-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-1.74358974358974">
                <text:p>-1.7435897435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-1.73684210526316">
                <text:p>-1.736842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-1.72972972972973">
                <text:p>-1.729729729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-1.72222222222222">
                <text:p>-1.7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-1.71428571428571">
                <text:p>-1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-1.70588235294118">
                <text:p>-1.70588235294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-1.6969696969697">
                <text:p>-1.6969696969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-1.6875">
                <text:p>-1.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-1.67741935483871">
                <text:p>-1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-1.6551724137931">
                <text:p>-1.6551724137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-1.64285714285714">
                <text:p>-1.6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-1.62962962962963">
                <text:p>-1.6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-1.61538461538462">
                <text:p>-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-1.58333333333333">
                <text:p>-1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-1.56521739130435">
                <text:p>-1.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-1.54545454545455">
                <text:p>-1.5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-1.52380952380952">
                <text:p>-1.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-1.47368421052632">
                <text:p>-1.473684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-1.44444444444445">
                <text:p>-1.444444444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-1.41176470588235">
                <text:p>-1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-1.375">
                <text:p>-1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-1.33333333333334">
                <text:p>-1.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-1.28571428571429">
                <text:p>-1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1.23076923076923">
                <text:p>-1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1.16666666666667">
                <text:p>-1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1.09090909090909">
                <text:p>-1.0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888888888888893">
                <text:p>-0.88888888888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750000000000005">
                <text:p>-0.750000000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571428571428578">
                <text:p>-0.571428571428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0.333333333333342">
                <text:p>-0.33333333333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0.0000000000000117683640610266">
                <text:p>-0.000000000000011768364061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499999999999982">
                <text:p>0.49999999999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1.3333333333333">
                <text:p>1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2.99999999999993">
                <text:p>2.99999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7.9999999999997">
                <text:p>7.9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5.33333333333333">
                <text:p>-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3.66666666666667">
                <text:p>-3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3.42857142857143">
                <text:p>-3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3.25">
                <text:p>-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3.11111111111111">
                <text:p>-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2.90909090909091">
                <text:p>-2.9090909090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2.83333333333333">
                <text:p>-2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2.76923076923077">
                <text:p>-2.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2.71428571428571">
                <text:p>-2.7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2.66666666666667">
                <text:p>-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2.625">
                <text:p>-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2.58823529411765">
                <text:p>-2.5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2.55555555555556">
                <text:p>-2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2.52631578947368">
                <text:p>-2.5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2.47619047619048">
                <text:p>-2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2.45454545454545">
                <text:p>-2.4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.43478260869565">
                <text:p>-2.43478260869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2.4">
                <text:p>-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.38461538461538">
                <text:p>-2.3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2.37037037037037">
                <text:p>-2.3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2.35714285714286">
                <text:p>-2.3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2.3448275862069">
                <text:p>-2.344827586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-2.32258064516129">
                <text:p>-2.3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-2.3125">
                <text:p>-2.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-2.3030303030303">
                <text:p>-2.3030303030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2.29411764705882">
                <text:p>-2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2.28571428571429">
                <text:p>-2.2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-2.27777777777778">
                <text:p>-2.2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-2.27027027027027">
                <text:p>-2.2702702702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-2.26315789473684">
                <text:p>-2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-2.25641025641026">
                <text:p>-2.2564102564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-2.25">
                <text:p>-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-2.24390243902439">
                <text:p>-2.2439024390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-2.23809523809524">
                <text:p>-2.2380952380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-2.23255813953488">
                <text:p>-2.2325581395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-2.22727272727273">
                <text:p>-2.2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-2.21739130434783">
                <text:p>-2.2173913043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-2.21276595744681">
                <text:p>-2.2127659574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-2.20408163265306">
                <text:p>-2.2040816326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-2.19607843137255">
                <text:p>-2.1960784313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-2.19230769230769">
                <text:p>-2.1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-2.18867924528302">
                <text:p>-2.1886792452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-2.18518518518519">
                <text:p>-2.1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-2.18181818181818">
                <text:p>-2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-2.17857142857143">
                <text:p>-2.17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-2.17543859649123">
                <text:p>-2.17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-2.17241379310345">
                <text:p>-2.1724137931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-2.16949152542373">
                <text:p>-2.169491525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-2.16666666666667">
                <text:p>-2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-2.16393442622951">
                <text:p>-2.163934426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-2.16129032258064">
                <text:p>-2.16129032258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-2.15873015873016">
                <text:p>-2.15873015873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-2.15625">
                <text:p>-2.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2.15384615384615">
                <text:p>-2.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-2.15151515151515">
                <text:p>-2.1515151515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-2.14925373134328">
                <text:p>-2.14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-2.14705882352941">
                <text:p>-2.1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-2.14492753623188">
                <text:p>-2.1449275362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-2.14285714285714">
                <text:p>-2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-2.14084507042253">
                <text:p>-2.140845070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-2.13888888888889">
                <text:p>-2.13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-2.13698630136986">
                <text:p>-2.1369863013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-2.13513513513513">
                <text:p>-2.1351351351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-2.13333333333333">
                <text:p>-2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-2.13157894736842">
                <text:p>-2.1315789473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2.12987012987013">
                <text:p>-2.1298701298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2.12820512820513">
                <text:p>-2.12820512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2.12658227848101">
                <text:p>-2.1265822784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2.125">
                <text:p>-2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2.12345679012346">
                <text:p>-2.1234567901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2.1219512195122">
                <text:p>-2.12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2.12048192771084">
                <text:p>-2.1204819277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2.11904761904762">
                <text:p>-2.1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2.11764705882353">
                <text:p>-2.11764705882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2.11627906976744">
                <text:p>-2.1162790697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2.11494252873563">
                <text:p>-2.11494252873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2.11363636363636">
                <text:p>-2.11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2.1123595505618">
                <text:p>-2.112359550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2.11111111111111">
                <text:p>-2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8cm"/>
      <style:text-properties fo:font-size="16pt" fo:font-weight="bold" style:font-size-asian="10pt" style:font-size-complex="10pt"/>
    </style:style>
    <style:style style:name="ch4" style:family="chart">
      <style:graphic-properties svg:stroke-width="0.05cm" svg:stroke-color="#2f4f4f"/>
    </style:style>
    <style:style style:name="ch5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8cm"/>
      <style:text-properties fo:font-size="16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92cm" svg:height="14.597cm" xlink:href=".." xlink:type="simple" chart:class="chart:scatter" chart:style-name="ch1">
        <chart:plot-area chart:style-name="ch2" table:cell-range-address="Données.AI50:Données.AJ70" chart:data-source-has-labels="row" svg:x="0.244cm" svg:y="0.255cm" svg:width="20.74cm" svg:height="14.016cm">
          <chartooo:coordinate-region svg:x="0.654cm" svg:y="0.56cm" svg:width="20.011cm" svg:height="13.40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AJ50:Données.AJ70" loext:label-string="&quot;Courbe&quot;" chart:class="chart:scatter">
            <chart:domain table:cell-range-address="Données.AI50:Données.AI70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I</text:p>
              </table:table-cell>
              <table:table-cell office:value-type="string">
                <text:p>Courb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AI50:Données.AI70</svg:desc>
                </draw:g>
              </table:table-cell>
              <table:table-cell office:value-type="float" office:value="-13.3333333333333">
                <text:p>-13.3333333333333</text:p>
                <draw:g>
                  <svg:desc>Données.AJ50:Données.AJ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10.3703703703704">
                <text:p>-10.3703703703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7.7037037037037">
                <text:p>-7.7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3.25925925925926">
                <text:p>-3.25925925925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.48148148148148">
                <text:p>-1.4814814814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.18518518518519">
                <text:p>1.18518518518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.07407407407407">
                <text:p>2.0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.96296296296296">
                <text:p>2.962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96296296296296">
                <text:p>2.96296296296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07407407407407">
                <text:p>2.074074074074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18518518518519">
                <text:p>1.18518518518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1.48148148148148">
                <text:p>-1.48148148148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3.25925925925926">
                <text:p>-3.259259259259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7.7037037037037">
                <text:p>-7.7037037037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0.3703703703704">
                <text:p>-10.37037037037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